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5" table:default-cell-style-name="Default"/>
        <table:table-row table:style-name="ro1">
          <table:table-cell table:style-name="Default" office:value-type="string" calcext:value-type="string">
            <text:p>Rack:Tube</text:p>
          </table:table-cell>
          <table:table-cell office:value-type="string" calcext:value-type="string">
            <text:p>Solution Label</text:p>
          </table:table-cell>
          <table:table-cell office:value-type="string" calcext:value-type="string">
            <text:p>Al Ax 396.152 nm ppm</text:p>
          </table:table-cell>
          <table:table-cell office:value-type="string" calcext:value-type="string">
            <text:p>Al R 396.152 nm ppm</text:p>
          </table:table-cell>
          <table:table-cell office:value-type="string" calcext:value-type="string">
            <text:p>Ba Ax 230.424 nm ppm</text:p>
          </table:table-cell>
          <table:table-cell office:value-type="string" calcext:value-type="string">
            <text:p>Ba Ax 233.527 nm ppm</text:p>
          </table:table-cell>
          <table:table-cell office:value-type="string" calcext:value-type="string">
            <text:p>Ba Ax 455.403 nm ppm</text:p>
          </table:table-cell>
          <table:table-cell office:value-type="string" calcext:value-type="string">
            <text:p>Ba Ax 493.408 nm ppm</text:p>
          </table:table-cell>
          <table:table-cell office:value-type="string" calcext:value-type="string">
            <text:p>Ba R 230.424 nm ppm</text:p>
          </table:table-cell>
          <table:table-cell office:value-type="string" calcext:value-type="string">
            <text:p>Ba R 233.527 nm ppm</text:p>
          </table:table-cell>
          <table:table-cell office:value-type="string" calcext:value-type="string">
            <text:p>Ba R 455.403 nm ppm</text:p>
          </table:table-cell>
          <table:table-cell office:value-type="string" calcext:value-type="string">
            <text:p>Ba R 493.408 nm ppm</text:p>
          </table:table-cell>
          <table:table-cell office:value-type="string" calcext:value-type="string">
            <text:p>Ca Ax 315.887 nm ppm</text:p>
          </table:table-cell>
          <table:table-cell office:value-type="string" calcext:value-type="string">
            <text:p>Ca Ax 317.933 nm ppm</text:p>
          </table:table-cell>
          <table:table-cell office:value-type="string" calcext:value-type="string">
            <text:p>Ca Ax 373.690 nm ppm</text:p>
          </table:table-cell>
          <table:table-cell office:value-type="string" calcext:value-type="string">
            <text:p>Ca Ax 393.366 nm ppm</text:p>
          </table:table-cell>
          <table:table-cell office:value-type="string" calcext:value-type="string">
            <text:p>Ca Ax 396.847 nm ppm</text:p>
          </table:table-cell>
          <table:table-cell office:value-type="string" calcext:value-type="string">
            <text:p>Ca Ax 422.673 nm ppm</text:p>
          </table:table-cell>
          <table:table-cell office:value-type="string" calcext:value-type="string">
            <text:p>Ca R 315.887 nm ppm</text:p>
          </table:table-cell>
          <table:table-cell office:value-type="string" calcext:value-type="string">
            <text:p>Ca R 317.933 nm ppm</text:p>
          </table:table-cell>
          <table:table-cell office:value-type="string" calcext:value-type="string">
            <text:p>Ca R 373.690 nm ppm</text:p>
          </table:table-cell>
          <table:table-cell office:value-type="string" calcext:value-type="string">
            <text:p>Ca R 393.366 nm ppm</text:p>
          </table:table-cell>
          <table:table-cell office:value-type="string" calcext:value-type="string">
            <text:p>Ca R 396.847 nm ppm</text:p>
          </table:table-cell>
          <table:table-cell office:value-type="string" calcext:value-type="string">
            <text:p>Ca R 422.673 nm ppm</text:p>
          </table:table-cell>
          <table:table-cell office:value-type="string" calcext:value-type="string">
            <text:p>Fe Ax 234.350 nm ppm</text:p>
          </table:table-cell>
          <table:table-cell office:value-type="string" calcext:value-type="string">
            <text:p>Fe Ax 238.204 nm ppm</text:p>
          </table:table-cell>
          <table:table-cell office:value-type="string" calcext:value-type="string">
            <text:p>Fe Ax 259.940 nm ppm</text:p>
          </table:table-cell>
          <table:table-cell office:value-type="string" calcext:value-type="string">
            <text:p>Fe R 234.350 nm ppm</text:p>
          </table:table-cell>
          <table:table-cell office:value-type="string" calcext:value-type="string">
            <text:p>Fe R 238.204 nm ppm</text:p>
          </table:table-cell>
          <table:table-cell office:value-type="string" calcext:value-type="string">
            <text:p>Fe R 259.940 nm ppm</text:p>
          </table:table-cell>
          <table:table-cell office:value-type="string" calcext:value-type="string">
            <text:p>K Ax 766.491 nm ppm</text:p>
          </table:table-cell>
          <table:table-cell office:value-type="string" calcext:value-type="string">
            <text:p>K Ax 769.897 nm ppm</text:p>
          </table:table-cell>
          <table:table-cell office:value-type="string" calcext:value-type="string">
            <text:p>K R 766.491 nm ppm</text:p>
          </table:table-cell>
          <table:table-cell office:value-type="string" calcext:value-type="string">
            <text:p>K R 769.897 nm ppm</text:p>
          </table:table-cell>
          <table:table-cell office:value-type="string" calcext:value-type="string">
            <text:p>Li Ax 670.783 nm ppm</text:p>
          </table:table-cell>
          <table:table-cell office:value-type="string" calcext:value-type="string">
            <text:p>Li R 670.783 nm ppm</text:p>
          </table:table-cell>
          <table:table-cell office:value-type="string" calcext:value-type="string">
            <text:p>Mg Ax 279.553 nm ppm</text:p>
          </table:table-cell>
          <table:table-cell office:value-type="string" calcext:value-type="string">
            <text:p>Mg Ax 280.270 nm ppm</text:p>
          </table:table-cell>
          <table:table-cell office:value-type="string" calcext:value-type="string">
            <text:p>Mg Ax 285.213 nm ppm</text:p>
          </table:table-cell>
          <table:table-cell office:value-type="string" calcext:value-type="string">
            <text:p>Mg R 279.553 nm ppm</text:p>
          </table:table-cell>
          <table:table-cell office:value-type="string" calcext:value-type="string">
            <text:p>Mg R 280.270 nm ppm</text:p>
          </table:table-cell>
          <table:table-cell office:value-type="string" calcext:value-type="string">
            <text:p>Mg R 285.213 nm ppm</text:p>
          </table:table-cell>
          <table:table-cell office:value-type="string" calcext:value-type="string">
            <text:p>Mn Ax 257.610 nm ppm</text:p>
          </table:table-cell>
          <table:table-cell office:value-type="string" calcext:value-type="string">
            <text:p>Mn Ax 259.372 nm ppm</text:p>
          </table:table-cell>
          <table:table-cell office:value-type="string" calcext:value-type="string">
            <text:p>Mn R 257.610 nm ppm</text:p>
          </table:table-cell>
          <table:table-cell office:value-type="string" calcext:value-type="string">
            <text:p>Mn R 259.372 nm ppm</text:p>
          </table:table-cell>
          <table:table-cell office:value-type="string" calcext:value-type="string">
            <text:p>Na Ax 568.821 nm ppm</text:p>
          </table:table-cell>
          <table:table-cell office:value-type="string" calcext:value-type="string">
            <text:p>Na Ax 588.995 nm ppm</text:p>
          </table:table-cell>
          <table:table-cell office:value-type="string" calcext:value-type="string">
            <text:p>Na Ax 589.592 nm ppm</text:p>
          </table:table-cell>
          <table:table-cell office:value-type="string" calcext:value-type="string">
            <text:p>Na R 568.821 nm ppm</text:p>
          </table:table-cell>
          <table:table-cell office:value-type="string" calcext:value-type="string">
            <text:p>Na R 588.995 nm ppm</text:p>
          </table:table-cell>
          <table:table-cell office:value-type="string" calcext:value-type="string">
            <text:p>Na R 589.592 nm ppm</text:p>
          </table:table-cell>
          <table:table-cell office:value-type="string" calcext:value-type="string">
            <text:p>S Ax 180.669 nm ppm</text:p>
          </table:table-cell>
          <table:table-cell office:value-type="string" calcext:value-type="string">
            <text:p>S Ax 181.972 nm ppm</text:p>
          </table:table-cell>
          <table:table-cell office:value-type="string" calcext:value-type="string">
            <text:p>S R 180.669 nm ppm</text:p>
          </table:table-cell>
          <table:table-cell office:value-type="string" calcext:value-type="string">
            <text:p>S R 181.972 nm ppm</text:p>
          </table:table-cell>
          <table:table-cell office:value-type="string" calcext:value-type="string">
            <text:p>Si Ax 251.432 nm ppm</text:p>
          </table:table-cell>
          <table:table-cell office:value-type="string" calcext:value-type="string">
            <text:p>Si Ax 251.611 nm ppm</text:p>
          </table:table-cell>
          <table:table-cell office:value-type="string" calcext:value-type="string">
            <text:p>Si Ax 288.158 nm ppm</text:p>
          </table:table-cell>
          <table:table-cell office:value-type="string" calcext:value-type="string">
            <text:p>Si R 251.432 nm ppm</text:p>
          </table:table-cell>
          <table:table-cell office:value-type="string" calcext:value-type="string">
            <text:p>Si R 251.611 nm ppm</text:p>
          </table:table-cell>
          <table:table-cell office:value-type="string" calcext:value-type="string">
            <text:p>Si R 288.158 nm ppm</text:p>
          </table:table-cell>
          <table:table-cell office:value-type="string" calcext:value-type="string">
            <text:p>Sr Ax 407.771 nm ppm</text:p>
          </table:table-cell>
          <table:table-cell office:value-type="string" calcext:value-type="string">
            <text:p>Sr Ax 421.552 nm ppm</text:p>
          </table:table-cell>
          <table:table-cell office:value-type="string" calcext:value-type="string">
            <text:p>Sr R 407.771 nm ppm</text:p>
          </table:table-cell>
          <table:table-cell office:value-type="string" calcext:value-type="string">
            <text:p>Sr R 421.552 nm ppm</text:p>
          </table:table-cell>
        </table:table-row>
        <table:table-row table:style-name="ro1">
          <table:table-cell office:value-type="time" office:time-value="PT01H01M00S" calcext:value-type="time">
            <text:p>01:01:00</text:p>
          </table:table-cell>
          <table:table-cell office:value-type="string" calcext:value-type="string">
            <text:p>Blank</text:p>
          </table:table-cell>
          <table:table-cell table:number-columns-repeated="3" office:value-type="string" calcext:value-type="string">
            <text:p>--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1H02M00S" calcext:value-type="time">
            <text:p>01:02:0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-</text:p>
          </table:table-cell>
          <table:table-cell table:number-columns-repeated="7" office:value-type="float" office:value="0.00021" calcext:value-type="float">
            <text:p>0.00021</text:p>
          </table:table-cell>
          <table:table-cell table:number-columns-repeated="12" office:value-type="float" office:value="0.10757" calcext:value-type="float">
            <text:p>0.10757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0.04327" calcext:value-type="float">
            <text:p>0.04327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.000216" calcext:value-type="float">
            <text:p>0.000216</text:p>
          </table:table-cell>
          <table:table-cell table:number-columns-repeated="6" office:value-type="float" office:value="0.04339" calcext:value-type="float">
            <text:p>0.04339</text:p>
          </table:table-cell>
          <table:table-cell office:value-type="float" office:value="0.00021" calcext:value-type="float">
            <text:p>0.00021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00021" calcext:value-type="float">
            <text:p>0.00021</text:p>
          </table:table-cell>
          <table:table-cell office:value-type="string" calcext:value-type="string">
            <text:p>--</text:p>
          </table:table-cell>
          <table:table-cell table:number-columns-repeated="5" office:value-type="float" office:value="0.08678" calcext:value-type="float">
            <text:p>0.08678</text:p>
          </table:table-cell>
          <table:table-cell table:number-columns-repeated="5" office:value-type="string" calcext:value-type="string">
            <text:p>--</text:p>
          </table:table-cell>
          <table:table-cell table:number-columns-repeated="2" office:value-type="float" office:value="0.08623" calcext:value-type="float">
            <text:p>0.08623</text:p>
          </table:table-cell>
          <table:table-cell table:number-columns-repeated="3" office:value-type="string" calcext:value-type="string">
            <text:p>--</text:p>
          </table:table-cell>
          <table:table-cell table:number-columns-repeated="4" office:value-type="float" office:value="0.00131" calcext:value-type="float">
            <text:p>0.00131</text:p>
          </table:table-cell>
        </table:table-row>
        <table:table-row table:style-name="ro1">
          <table:table-cell office:value-type="time" office:time-value="PT01H03M00S" calcext:value-type="time">
            <text:p>01:03:0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-</text:p>
          </table:table-cell>
          <table:table-cell table:number-columns-repeated="7" office:value-type="float" office:value="0.00051" calcext:value-type="float">
            <text:p>0.00051</text:p>
          </table:table-cell>
          <table:table-cell table:number-columns-repeated="12" office:value-type="float" office:value="0.26846" calcext:value-type="float">
            <text:p>0.26846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0.10798" calcext:value-type="float">
            <text:p>0.10798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.000539" calcext:value-type="float">
            <text:p>0.000539</text:p>
          </table:table-cell>
          <table:table-cell table:number-columns-repeated="6" office:value-type="float" office:value="0.10828" calcext:value-type="float">
            <text:p>0.10828</text:p>
          </table:table-cell>
          <table:table-cell office:value-type="float" office:value="0.00051" calcext:value-type="float">
            <text:p>0.00051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00051" calcext:value-type="float">
            <text:p>0.00051</text:p>
          </table:table-cell>
          <table:table-cell office:value-type="string" calcext:value-type="string">
            <text:p>--</text:p>
          </table:table-cell>
          <table:table-cell table:number-columns-repeated="5" office:value-type="float" office:value="0.21658" calcext:value-type="float">
            <text:p>0.21658</text:p>
          </table:table-cell>
          <table:table-cell table:number-columns-repeated="5" office:value-type="string" calcext:value-type="string">
            <text:p>--</text:p>
          </table:table-cell>
          <table:table-cell table:number-columns-repeated="2" office:value-type="float" office:value="0.2152" calcext:value-type="float">
            <text:p>0.2152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2152" calcext:value-type="float">
            <text:p>0.2152</text:p>
          </table:table-cell>
          <table:table-cell table:number-columns-repeated="4" office:value-type="float" office:value="0.00328" calcext:value-type="float">
            <text:p>0.00328</text:p>
          </table:table-cell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--</text:p>
          </table:table-cell>
          <table:table-cell table:number-columns-repeated="7" office:value-type="float" office:value="0.00096" calcext:value-type="float">
            <text:p>0.00096</text:p>
          </table:table-cell>
          <table:table-cell table:number-columns-repeated="12" office:value-type="float" office:value="0.50372" calcext:value-type="float">
            <text:p>0.50372</text:p>
          </table:table-cell>
          <table:table-cell table:number-columns-repeated="2" office:value-type="float" office:value="0.00093" calcext:value-type="float">
            <text:p>0.00093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.00093" calcext:value-type="float">
            <text:p>0.00093</text:p>
          </table:table-cell>
          <table:table-cell table:number-columns-repeated="2" office:value-type="float" office:value="0.20261" calcext:value-type="float">
            <text:p>0.2026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.00101" calcext:value-type="float">
            <text:p>0.00101</text:p>
          </table:table-cell>
          <table:table-cell table:number-columns-repeated="6" office:value-type="float" office:value="0.20317" calcext:value-type="float">
            <text:p>0.20317</text:p>
          </table:table-cell>
          <table:table-cell office:value-type="float" office:value="0.00096" calcext:value-type="float">
            <text:p>0.00096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00096" calcext:value-type="float">
            <text:p>0.00096</text:p>
          </table:table-cell>
          <table:table-cell table:number-columns-repeated="6" office:value-type="float" office:value="0.40637" calcext:value-type="float">
            <text:p>0.40637</text:p>
          </table:table-cell>
          <table:table-cell table:number-columns-repeated="4" office:value-type="string" calcext:value-type="string">
            <text:p>--</text:p>
          </table:table-cell>
          <table:table-cell table:number-columns-repeated="6" office:value-type="float" office:value="0.40379" calcext:value-type="float">
            <text:p>0.40379</text:p>
          </table:table-cell>
          <table:table-cell table:number-columns-repeated="4" office:value-type="float" office:value="0.00615" calcext:value-type="float">
            <text:p>0.00615</text:p>
          </table:table-cell>
        </table:table-row>
        <table:table-row table:style-name="ro1">
          <table:table-cell office:value-type="time" office:time-value="PT01H05M00S" calcext:value-type="time">
            <text:p>01:05:00</text:p>
          </table:table-cell>
          <table:table-cell office:value-type="string" calcext:value-type="string">
            <text:p>D</text:p>
          </table:table-cell>
          <table:table-cell office:value-type="float" office:value="0.00197" calcext:value-type="float">
            <text:p>0.00197</text:p>
          </table:table-cell>
          <table:table-cell table:number-columns-repeated="2" office:value-type="string" calcext:value-type="string">
            <text:p>--</text:p>
          </table:table-cell>
          <table:table-cell table:number-columns-repeated="7" office:value-type="float" office:value="0.00202" calcext:value-type="float">
            <text:p>0.00202</text:p>
          </table:table-cell>
          <table:table-cell table:number-columns-repeated="12" office:value-type="float" office:value="1.06094" calcext:value-type="float">
            <text:p>1.06094</text:p>
          </table:table-cell>
          <table:table-cell table:number-columns-repeated="2" office:value-type="float" office:value="0.00196" calcext:value-type="float">
            <text:p>0.00196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.00196" calcext:value-type="float">
            <text:p>0.00196</text:p>
          </table:table-cell>
          <table:table-cell table:number-columns-repeated="3" office:value-type="float" office:value="0.42674" calcext:value-type="float">
            <text:p>0.42674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002128" calcext:value-type="float">
            <text:p>0.002128</text:p>
          </table:table-cell>
          <table:table-cell table:number-columns-repeated="6" office:value-type="float" office:value="0.42792" calcext:value-type="float">
            <text:p>0.42792</text:p>
          </table:table-cell>
          <table:table-cell table:number-columns-repeated="4" office:value-type="float" office:value="0.00203" calcext:value-type="float">
            <text:p>0.00203</text:p>
          </table:table-cell>
          <table:table-cell table:number-columns-repeated="6" office:value-type="float" office:value="0.8559" calcext:value-type="float">
            <text:p>0.8559</text:p>
          </table:table-cell>
          <table:table-cell table:number-columns-repeated="4" office:value-type="float" office:value="0.21361" calcext:value-type="float">
            <text:p>0.21361</text:p>
          </table:table-cell>
          <table:table-cell table:number-columns-repeated="6" office:value-type="float" office:value="0.85046" calcext:value-type="float">
            <text:p>0.85046</text:p>
          </table:table-cell>
          <table:table-cell table:number-columns-repeated="4" office:value-type="float" office:value="0.01294" calcext:value-type="float">
            <text:p>0.01294</text:p>
          </table:table-cell>
        </table:table-row>
        <table:table-row table:style-name="ro1">
          <table:table-cell office:value-type="time" office:time-value="PT01H06M00S" calcext:value-type="time">
            <text:p>01:06:00</text:p>
          </table:table-cell>
          <table:table-cell office:value-type="string" calcext:value-type="string">
            <text:p>E</text:p>
          </table:table-cell>
          <table:table-cell office:value-type="float" office:value="0.00492" calcext:value-type="float">
            <text:p>0.00492</text:p>
          </table:table-cell>
          <table:table-cell office:value-type="string" calcext:value-type="string">
            <text:p>--</text:p>
          </table:table-cell>
          <table:table-cell table:number-columns-repeated="8" office:value-type="float" office:value="0.00505" calcext:value-type="float">
            <text:p>0.00505</text:p>
          </table:table-cell>
          <table:table-cell table:number-columns-repeated="12" office:value-type="float" office:value="2.64686" calcext:value-type="float">
            <text:p>2.64686</text:p>
          </table:table-cell>
          <table:table-cell table:number-columns-repeated="2" office:value-type="float" office:value="0.00489" calcext:value-type="float">
            <text:p>0.00489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.00489" calcext:value-type="float">
            <text:p>0.00489</text:p>
          </table:table-cell>
          <table:table-cell table:number-columns-repeated="4" office:value-type="float" office:value="1.06465" calcext:value-type="float">
            <text:p>1.06465</text:p>
          </table:table-cell>
          <table:table-cell table:number-columns-repeated="2" office:value-type="float" office:value="0.005309" calcext:value-type="float">
            <text:p>0.005309</text:p>
          </table:table-cell>
          <table:table-cell table:number-columns-repeated="6" office:value-type="float" office:value="1.06758" calcext:value-type="float">
            <text:p>1.06758</text:p>
          </table:table-cell>
          <table:table-cell table:number-columns-repeated="4" office:value-type="float" office:value="0.00506" calcext:value-type="float">
            <text:p>0.00506</text:p>
          </table:table-cell>
          <table:table-cell table:number-columns-repeated="6" office:value-type="float" office:value="2.13531" calcext:value-type="float">
            <text:p>2.13531</text:p>
          </table:table-cell>
          <table:table-cell table:number-columns-repeated="4" office:value-type="float" office:value="0.53293" calcext:value-type="float">
            <text:p>0.53293</text:p>
          </table:table-cell>
          <table:table-cell table:number-columns-repeated="6" office:value-type="float" office:value="2.12176" calcext:value-type="float">
            <text:p>2.12176</text:p>
          </table:table-cell>
          <table:table-cell table:number-columns-repeated="4" office:value-type="float" office:value="0.03229" calcext:value-type="float">
            <text:p>0.03229</text:p>
          </table:table-cell>
        </table:table-row>
        <table:table-row table:style-name="ro1">
          <table:table-cell office:value-type="time" office:time-value="PT01H07M00S" calcext:value-type="time">
            <text:p>01:07: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.00925" calcext:value-type="float">
            <text:p>0.00925</text:p>
          </table:table-cell>
          <table:table-cell table:number-columns-repeated="8" office:value-type="float" office:value="0.0095" calcext:value-type="float">
            <text:p>0.0095</text:p>
          </table:table-cell>
          <table:table-cell table:number-columns-repeated="12" office:value-type="float" office:value="4.97843" calcext:value-type="float">
            <text:p>4.97843</text:p>
          </table:table-cell>
          <table:table-cell table:number-columns-repeated="6" office:value-type="float" office:value="0.0092" calcext:value-type="float">
            <text:p>0.0092</text:p>
          </table:table-cell>
          <table:table-cell table:number-columns-repeated="4" office:value-type="float" office:value="2.00249" calcext:value-type="float">
            <text:p>2.00249</text:p>
          </table:table-cell>
          <table:table-cell table:number-columns-repeated="2" office:value-type="float" office:value="0.009986" calcext:value-type="float">
            <text:p>0.009986</text:p>
          </table:table-cell>
          <table:table-cell table:number-columns-repeated="6" office:value-type="float" office:value="2.008" calcext:value-type="float">
            <text:p>2.008</text:p>
          </table:table-cell>
          <table:table-cell table:number-columns-repeated="4" office:value-type="float" office:value="0.00951" calcext:value-type="float">
            <text:p>0.00951</text:p>
          </table:table-cell>
          <table:table-cell table:number-columns-repeated="6" office:value-type="float" office:value="4.01628" calcext:value-type="float">
            <text:p>4.01628</text:p>
          </table:table-cell>
          <table:table-cell table:number-columns-repeated="4" office:value-type="float" office:value="1.00237" calcext:value-type="float">
            <text:p>1.00237</text:p>
          </table:table-cell>
          <table:table-cell table:number-columns-repeated="6" office:value-type="float" office:value="3.9908" calcext:value-type="float">
            <text:p>3.9908</text:p>
          </table:table-cell>
          <table:table-cell table:number-columns-repeated="4" office:value-type="float" office:value="0.06074" calcext:value-type="float">
            <text:p>0.06074</text:p>
          </table:table-cell>
        </table:table-row>
        <table:table-row table:style-name="ro1">
          <table:table-cell office:value-type="time" office:time-value="PT01H08M00S" calcext:value-type="time">
            <text:p>01:08:0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.01944" calcext:value-type="float">
            <text:p>0.01944</text:p>
          </table:table-cell>
          <table:table-cell table:number-columns-repeated="8" office:value-type="float" office:value="0.01997" calcext:value-type="float">
            <text:p>0.01997</text:p>
          </table:table-cell>
          <table:table-cell table:number-columns-repeated="12" office:value-type="float" office:value="10.46783" calcext:value-type="float">
            <text:p>10.46783</text:p>
          </table:table-cell>
          <table:table-cell table:number-columns-repeated="6" office:value-type="float" office:value="0.01935" calcext:value-type="float">
            <text:p>0.01935</text:p>
          </table:table-cell>
          <table:table-cell table:number-columns-repeated="4" office:value-type="float" office:value="4.21051" calcext:value-type="float">
            <text:p>4.21051</text:p>
          </table:table-cell>
          <table:table-cell table:number-columns-repeated="2" office:value-type="float" office:value="0.020998" calcext:value-type="float">
            <text:p>0.020998</text:p>
          </table:table-cell>
          <table:table-cell table:number-columns-repeated="6" office:value-type="float" office:value="4.2221" calcext:value-type="float">
            <text:p>4.2221</text:p>
          </table:table-cell>
          <table:table-cell table:number-columns-repeated="4" office:value-type="float" office:value="0.02" calcext:value-type="float">
            <text:p>0.02</text:p>
          </table:table-cell>
          <table:table-cell table:number-columns-repeated="6" office:value-type="float" office:value="8.44477" calcext:value-type="float">
            <text:p>8.44477</text:p>
          </table:table-cell>
          <table:table-cell table:number-columns-repeated="4" office:value-type="float" office:value="2.10762" calcext:value-type="float">
            <text:p>2.10762</text:p>
          </table:table-cell>
          <table:table-cell table:number-columns-repeated="6" office:value-type="float" office:value="8.39119" calcext:value-type="float">
            <text:p>8.39119</text:p>
          </table:table-cell>
          <table:table-cell table:number-columns-repeated="4" office:value-type="float" office:value="0.1277" calcext:value-type="float">
            <text:p>0.1277</text:p>
          </table:table-cell>
        </table:table-row>
        <table:table-row table:style-name="ro1">
          <table:table-cell office:value-type="time" office:time-value="PT01H09M00S" calcext:value-type="time">
            <text:p>01:09:0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.0485" calcext:value-type="float">
            <text:p>0.0485</text:p>
          </table:table-cell>
          <table:table-cell table:number-columns-repeated="8" office:value-type="float" office:value="0.04983" calcext:value-type="float">
            <text:p>0.04983</text:p>
          </table:table-cell>
          <table:table-cell table:number-columns-repeated="4" office:value-type="float" office:value="26.1169" calcext:value-type="float">
            <text:p>26.1169</text:p>
          </table:table-cell>
          <table:table-cell office:value-type="string" calcext:value-type="string">
            <text:p>####</text:p>
          </table:table-cell>
          <table:table-cell table:number-columns-repeated="7" office:value-type="float" office:value="26.1169" calcext:value-type="float">
            <text:p>26.1169</text:p>
          </table:table-cell>
          <table:table-cell table:number-columns-repeated="6" office:value-type="float" office:value="0.04828" calcext:value-type="float">
            <text:p>0.04828</text:p>
          </table:table-cell>
          <table:table-cell table:number-columns-repeated="4" office:value-type="float" office:value="10.50508" calcext:value-type="float">
            <text:p>10.50508</text:p>
          </table:table-cell>
          <table:table-cell table:number-columns-repeated="2" office:value-type="float" office:value="0.052388" calcext:value-type="float">
            <text:p>0.052388</text:p>
          </table:table-cell>
          <table:table-cell table:number-columns-repeated="6" office:value-type="float" office:value="10.534" calcext:value-type="float">
            <text:p>10.534</text:p>
          </table:table-cell>
          <table:table-cell table:number-columns-repeated="4" office:value-type="float" office:value="0.04991" calcext:value-type="float">
            <text:p>0.04991</text:p>
          </table:table-cell>
          <table:table-cell table:number-columns-repeated="6" office:value-type="float" office:value="21.06943" calcext:value-type="float">
            <text:p>21.06943</text:p>
          </table:table-cell>
          <table:table-cell table:number-columns-repeated="4" office:value-type="float" office:value="5.25845" calcext:value-type="float">
            <text:p>5.25845</text:p>
          </table:table-cell>
          <table:table-cell table:number-columns-repeated="6" office:value-type="float" office:value="20.93575" calcext:value-type="float">
            <text:p>20.93575</text:p>
          </table:table-cell>
          <table:table-cell table:number-columns-repeated="4" office:value-type="float" office:value="0.31862" calcext:value-type="float">
            <text:p>0.31862</text:p>
          </table:table-cell>
        </table:table-row>
        <table:table-row table:style-name="ro1"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09107" calcext:value-type="float">
            <text:p>0.09107</text:p>
          </table:table-cell>
          <table:table-cell table:number-columns-repeated="8" office:value-type="float" office:value="0.09357" calcext:value-type="float">
            <text:p>0.09357</text:p>
          </table:table-cell>
          <table:table-cell table:number-columns-repeated="4" office:value-type="float" office:value="49.03875" calcext:value-type="float">
            <text:p>49.03875</text:p>
          </table:table-cell>
          <table:table-cell office:value-type="string" calcext:value-type="string">
            <text:p>####</text:p>
          </table:table-cell>
          <table:table-cell table:number-columns-repeated="7" office:value-type="float" office:value="49.03875" calcext:value-type="float">
            <text:p>49.03875</text:p>
          </table:table-cell>
          <table:table-cell table:number-columns-repeated="6" office:value-type="float" office:value="0.09065" calcext:value-type="float">
            <text:p>0.09065</text:p>
          </table:table-cell>
          <table:table-cell table:number-columns-repeated="4" office:value-type="float" office:value="19.72501" calcext:value-type="float">
            <text:p>19.72501</text:p>
          </table:table-cell>
          <table:table-cell table:number-columns-repeated="2" office:value-type="float" office:value="0.098367" calcext:value-type="float">
            <text:p>0.098367</text:p>
          </table:table-cell>
          <table:table-cell table:number-columns-repeated="6" office:value-type="float" office:value="19.77931" calcext:value-type="float">
            <text:p>19.77931</text:p>
          </table:table-cell>
          <table:table-cell table:number-columns-repeated="4" office:value-type="float" office:value="0.09371" calcext:value-type="float">
            <text:p>0.09371</text:p>
          </table:table-cell>
          <table:table-cell table:number-columns-repeated="6" office:value-type="float" office:value="39.5613" calcext:value-type="float">
            <text:p>39.5613</text:p>
          </table:table-cell>
          <table:table-cell table:number-columns-repeated="4" office:value-type="float" office:value="9.8736" calcext:value-type="float">
            <text:p>9.8736</text:p>
          </table:table-cell>
          <table:table-cell table:number-columns-repeated="6" office:value-type="float" office:value="39.3103" calcext:value-type="float">
            <text:p>39.3103</text:p>
          </table:table-cell>
          <table:table-cell table:number-columns-repeated="4" office:value-type="float" office:value="0.59826" calcext:value-type="float">
            <text:p>0.59826</text:p>
          </table:table-cell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office:value-type="string" calcext:value-type="string">
            <text:p>0.02152 Q</text:p>
          </table:table-cell>
          <table:table-cell office:value-type="string" calcext:value-type="string">
            <text:p>0.02321 S</text:p>
          </table:table-cell>
          <table:table-cell office:value-type="string" calcext:value-type="string">
            <text:p>0.02451 S</text:p>
          </table:table-cell>
          <table:table-cell office:value-type="float" office:value="0.02468" calcext:value-type="float">
            <text:p>0.02468</text:p>
          </table:table-cell>
          <table:table-cell office:value-type="float" office:value="0.02411" calcext:value-type="float">
            <text:p>0.02411</text:p>
          </table:table-cell>
          <table:table-cell office:value-type="float" office:value="0.02422" calcext:value-type="float">
            <text:p>0.02422</text:p>
          </table:table-cell>
          <table:table-cell office:value-type="string" calcext:value-type="string">
            <text:p>0.02559 S</text:p>
          </table:table-cell>
          <table:table-cell office:value-type="string" calcext:value-type="string">
            <text:p>Uncal</text:p>
          </table:table-cell>
          <table:table-cell office:value-type="float" office:value="0.02431" calcext:value-type="float">
            <text:p>0.02431</text:p>
          </table:table-cell>
          <table:table-cell office:value-type="float" office:value="0.02444" calcext:value-type="float">
            <text:p>0.02444</text:p>
          </table:table-cell>
          <table:table-cell office:value-type="float" office:value="1.0689" calcext:value-type="float">
            <text:p>1.0689</text:p>
          </table:table-cell>
          <table:table-cell office:value-type="float" office:value="1.09436" calcext:value-type="float">
            <text:p>1.09436</text:p>
          </table:table-cell>
          <table:table-cell office:value-type="string" calcext:value-type="string">
            <text:p>1.09640 S</text:p>
          </table:table-cell>
          <table:table-cell office:value-type="string" calcext:value-type="string">
            <text:p>1.08616 S</text:p>
          </table:table-cell>
          <table:table-cell office:value-type="float" office:value="1.09735" calcext:value-type="float">
            <text:p>1.09735</text:p>
          </table:table-cell>
          <table:table-cell office:value-type="float" office:value="1.07545" calcext:value-type="float">
            <text:p>1.07545</text:p>
          </table:table-cell>
          <table:table-cell office:value-type="string" calcext:value-type="string">
            <text:p>1.07947 S</text:p>
          </table:table-cell>
          <table:table-cell office:value-type="string" calcext:value-type="string">
            <text:p>1.08492 S</text:p>
          </table:table-cell>
          <table:table-cell office:value-type="string" calcext:value-type="string">
            <text:p>1.09040 S</text:p>
          </table:table-cell>
          <table:table-cell office:value-type="string" calcext:value-type="string">
            <text:p>1.11769 Q</text:p>
          </table:table-cell>
          <table:table-cell office:value-type="string" calcext:value-type="string">
            <text:p>1.11002 Q</text:p>
          </table:table-cell>
          <table:table-cell office:value-type="string" calcext:value-type="string">
            <text:p>1.08709 S</text:p>
          </table:table-cell>
          <table:table-cell office:value-type="string" calcext:value-type="string">
            <text:p>0.01014 S</text:p>
          </table:table-cell>
          <table:table-cell office:value-type="float" office:value="0.00969" calcext:value-type="float">
            <text:p>0.00969</text:p>
          </table:table-cell>
          <table:table-cell office:value-type="string" calcext:value-type="string">
            <text:p>0.00834 Q</text:p>
          </table:table-cell>
          <table:table-cell office:value-type="string" calcext:value-type="string">
            <text:p>0.00274 S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10673" calcext:value-type="float">
            <text:p>0.10673</text:p>
          </table:table-cell>
          <table:table-cell office:value-type="float" office:value="0.10577" calcext:value-type="float">
            <text:p>0.10577</text:p>
          </table:table-cell>
          <table:table-cell office:value-type="string" calcext:value-type="string">
            <text:p>0.23174 Q</text:p>
          </table:table-cell>
          <table:table-cell office:value-type="string" calcext:value-type="string">
            <text:p>0.09206 Su</text:p>
          </table:table-cell>
          <table:table-cell office:value-type="string" calcext:value-type="string">
            <text:p>0.000130 Su</text:p>
          </table:table-cell>
          <table:table-cell office:value-type="string" calcext:value-type="string">
            <text:p>Uncal</text:p>
          </table:table-cell>
          <table:table-cell office:value-type="float" office:value="0.21205" calcext:value-type="float">
            <text:p>0.21205</text:p>
          </table:table-cell>
          <table:table-cell office:value-type="float" office:value="0.21154" calcext:value-type="float">
            <text:p>0.21154</text:p>
          </table:table-cell>
          <table:table-cell office:value-type="float" office:value="0.21178" calcext:value-type="float">
            <text:p>0.21178</text:p>
          </table:table-cell>
          <table:table-cell office:value-type="float" office:value="0.21157" calcext:value-type="float">
            <text:p>0.21157</text:p>
          </table:table-cell>
          <table:table-cell office:value-type="float" office:value="0.21314" calcext:value-type="float">
            <text:p>0.21314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00483" calcext:value-type="float">
            <text:p>0.00483</text:p>
          </table:table-cell>
          <table:table-cell office:value-type="string" calcext:value-type="string">
            <text:p>0.00487 S</text:p>
          </table:table-cell>
          <table:table-cell office:value-type="string" calcext:value-type="string">
            <text:p>0.00403 Q</text:p>
          </table:table-cell>
          <table:table-cell office:value-type="string" calcext:value-type="string">
            <text:p>0.00456 Su</text:p>
          </table:table-cell>
          <table:table-cell office:value-type="string" calcext:value-type="string">
            <text:p>Uncal</text:p>
          </table:table-cell>
          <table:table-cell office:value-type="float" office:value="1.04622" calcext:value-type="float">
            <text:p>1.04622</text:p>
          </table:table-cell>
          <table:table-cell office:value-type="float" office:value="1.06641" calcext:value-type="float">
            <text:p>1.06641</text:p>
          </table:table-cell>
          <table:table-cell office:value-type="string" calcext:value-type="string">
            <text:p>Uncal</text:p>
          </table:table-cell>
          <table:table-cell office:value-type="float" office:value="1.05335" calcext:value-type="float">
            <text:p>1.05335</text:p>
          </table:table-cell>
          <table:table-cell office:value-type="string" calcext:value-type="string">
            <text:p>1.11530 Q</text:p>
          </table:table-cell>
          <table:table-cell office:value-type="string" calcext:value-type="string">
            <text:p>1.11424 S</text:p>
          </table:table-cell>
          <table:table-cell office:value-type="string" calcext:value-type="string">
            <text:p>1.12813 S</text:p>
          </table:table-cell>
          <table:table-cell office:value-type="string" calcext:value-type="string">
            <text:p>1.16627 S</text:p>
          </table:table-cell>
          <table:table-cell office:value-type="string" calcext:value-type="string">
            <text:p>1.13726 S</text:p>
          </table:table-cell>
          <table:table-cell office:value-type="float" office:value="0.54718" calcext:value-type="float">
            <text:p>0.54718</text:p>
          </table:table-cell>
          <table:table-cell office:value-type="float" office:value="0.55009" calcext:value-type="float">
            <text:p>0.55009</text:p>
          </table:table-cell>
          <table:table-cell office:value-type="string" calcext:value-type="string">
            <text:p>0.55973 Q</text:p>
          </table:table-cell>
          <table:table-cell office:value-type="float" office:value="0.50503" calcext:value-type="float">
            <text:p>0.50503</text:p>
          </table:table-cell>
          <table:table-cell office:value-type="float" office:value="0.52816" calcext:value-type="float">
            <text:p>0.52816</text:p>
          </table:table-cell>
          <table:table-cell office:value-type="float" office:value="0.55226" calcext:value-type="float">
            <text:p>0.55226</text:p>
          </table:table-cell>
          <table:table-cell office:value-type="float" office:value="0.02672" calcext:value-type="float">
            <text:p>0.02672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2698" calcext:value-type="float">
            <text:p>0.02698</text:p>
          </table:table-cell>
          <table:table-cell office:value-type="float" office:value="0.02681" calcext:value-type="float">
            <text:p>0.02681</text:p>
          </table:table-cell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office:value-type="string" calcext:value-type="string">
            <text:p>0.03021 Q</text:p>
          </table:table-cell>
          <table:table-cell office:value-type="string" calcext:value-type="string">
            <text:p>0.02980 S</text:p>
          </table:table-cell>
          <table:table-cell office:value-type="string" calcext:value-type="string">
            <text:p>0.01424 S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92" calcext:value-type="float">
            <text:p>0.01392</text:p>
          </table:table-cell>
          <table:table-cell office:value-type="string" calcext:value-type="string">
            <text:p>0.01570 S</text:p>
          </table:table-cell>
          <table:table-cell office:value-type="string" calcext:value-type="string">
            <text:p>Uncal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9.54513" calcext:value-type="float">
            <text:p>9.54513</text:p>
          </table:table-cell>
          <table:table-cell office:value-type="float" office:value="9.45452" calcext:value-type="float">
            <text:p>9.45452</text:p>
          </table:table-cell>
          <table:table-cell office:value-type="string" calcext:value-type="string">
            <text:p>9.41319 S</text:p>
          </table:table-cell>
          <table:table-cell office:value-type="string" calcext:value-type="string">
            <text:p>8.41821 So</text:p>
          </table:table-cell>
          <table:table-cell office:value-type="float" office:value="9.16737" calcext:value-type="float">
            <text:p>9.16737</text:p>
          </table:table-cell>
          <table:table-cell office:value-type="float" office:value="9.22993" calcext:value-type="float">
            <text:p>9.22993</text:p>
          </table:table-cell>
          <table:table-cell office:value-type="string" calcext:value-type="string">
            <text:p>9.45916 S</text:p>
          </table:table-cell>
          <table:table-cell office:value-type="string" calcext:value-type="string">
            <text:p>9.43381 S</text:p>
          </table:table-cell>
          <table:table-cell office:value-type="string" calcext:value-type="string">
            <text:p>9.36046 S</text:p>
          </table:table-cell>
          <table:table-cell office:value-type="float" office:value="9.39526" calcext:value-type="float">
            <text:p>9.39526</text:p>
          </table:table-cell>
          <table:table-cell office:value-type="float" office:value="9.31388" calcext:value-type="float">
            <text:p>9.31388</text:p>
          </table:table-cell>
          <table:table-cell office:value-type="string" calcext:value-type="string">
            <text:p>9.15279 S</text:p>
          </table:table-cell>
          <table:table-cell office:value-type="string" calcext:value-type="string">
            <text:p>0.07780 S</text:p>
          </table:table-cell>
          <table:table-cell office:value-type="float" office:value="0.07871" calcext:value-type="float">
            <text:p>0.07871</text:p>
          </table:table-cell>
          <table:table-cell office:value-type="float" office:value="0.08006" calcext:value-type="float">
            <text:p>0.08006</text:p>
          </table:table-cell>
          <table:table-cell office:value-type="string" calcext:value-type="string">
            <text:p>0.07759 S</text:p>
          </table:table-cell>
          <table:table-cell table:number-columns-repeated="2" office:value-type="string" calcext:value-type="string">
            <text:p>Uncal</text:p>
          </table:table-cell>
          <table:table-cell office:value-type="string" calcext:value-type="string">
            <text:p>0.72307 Q</text:p>
          </table:table-cell>
          <table:table-cell office:value-type="float" office:value="0.71171" calcext:value-type="float">
            <text:p>0.71171</text:p>
          </table:table-cell>
          <table:table-cell office:value-type="float" office:value="0.68684" calcext:value-type="float">
            <text:p>0.68684</text:p>
          </table:table-cell>
          <table:table-cell office:value-type="string" calcext:value-type="string">
            <text:p>0.81201 S</text:p>
          </table:table-cell>
          <table:table-cell office:value-type="string" calcext:value-type="string">
            <text:p>0.000703 S</text:p>
          </table:table-cell>
          <table:table-cell office:value-type="string" calcext:value-type="string">
            <text:p>Uncal</text:p>
          </table:table-cell>
          <table:table-cell office:value-type="float" office:value="2.30252" calcext:value-type="float">
            <text:p>2.30252</text:p>
          </table:table-cell>
          <table:table-cell office:value-type="float" office:value="2.30371" calcext:value-type="float">
            <text:p>2.30371</text:p>
          </table:table-cell>
          <table:table-cell office:value-type="float" office:value="2.34632" calcext:value-type="float">
            <text:p>2.34632</text:p>
          </table:table-cell>
          <table:table-cell office:value-type="float" office:value="2.33259" calcext:value-type="float">
            <text:p>2.33259</text:p>
          </table:table-cell>
          <table:table-cell office:value-type="float" office:value="2.34981" calcext:value-type="float">
            <text:p>2.34981</text:p>
          </table:table-cell>
          <table:table-cell office:value-type="float" office:value="2.30755" calcext:value-type="float">
            <text:p>2.30755</text:p>
          </table:table-cell>
          <table:table-cell office:value-type="float" office:value="0.0021" calcext:value-type="float">
            <text:p>0.0021</text:p>
          </table:table-cell>
          <table:table-cell office:value-type="string" calcext:value-type="string">
            <text:p>0.00211 S</text:p>
          </table:table-cell>
          <table:table-cell office:value-type="string" calcext:value-type="string">
            <text:p>0.00095 Qu</text:p>
          </table:table-cell>
          <table:table-cell office:value-type="string" calcext:value-type="string">
            <text:p>0.00165 Su</text:p>
          </table:table-cell>
          <table:table-cell office:value-type="string" calcext:value-type="string">
            <text:p>Uncal</text:p>
          </table:table-cell>
          <table:table-cell office:value-type="float" office:value="2.98291" calcext:value-type="float">
            <text:p>2.98291</text:p>
          </table:table-cell>
          <table:table-cell office:value-type="float" office:value="3.00447" calcext:value-type="float">
            <text:p>3.00447</text:p>
          </table:table-cell>
          <table:table-cell office:value-type="string" calcext:value-type="string">
            <text:p>Uncal</text:p>
          </table:table-cell>
          <table:table-cell office:value-type="float" office:value="2.87962" calcext:value-type="float">
            <text:p>2.87962</text:p>
          </table:table-cell>
          <table:table-cell office:value-type="float" office:value="2.92687" calcext:value-type="float">
            <text:p>2.92687</text:p>
          </table:table-cell>
          <table:table-cell office:value-type="string" calcext:value-type="string">
            <text:p>2.14361 S</text:p>
          </table:table-cell>
          <table:table-cell office:value-type="string" calcext:value-type="string">
            <text:p>2.14744 S</text:p>
          </table:table-cell>
          <table:table-cell office:value-type="string" calcext:value-type="string">
            <text:p>1.94154 S</text:p>
          </table:table-cell>
          <table:table-cell office:value-type="string" calcext:value-type="string">
            <text:p>1.96392 S</text:p>
          </table:table-cell>
          <table:table-cell office:value-type="string" calcext:value-type="string">
            <text:p>2.44791 S</text:p>
          </table:table-cell>
          <table:table-cell office:value-type="string" calcext:value-type="string">
            <text:p>2.43275 S</text:p>
          </table:table-cell>
          <table:table-cell office:value-type="string" calcext:value-type="string">
            <text:p>2.45722 S</text:p>
          </table:table-cell>
          <table:table-cell office:value-type="string" calcext:value-type="string">
            <text:p>2.46927 S</text:p>
          </table:table-cell>
          <table:table-cell office:value-type="string" calcext:value-type="string">
            <text:p>2.43584 S</text:p>
          </table:table-cell>
          <table:table-cell office:value-type="string" calcext:value-type="string">
            <text:p>2.46806 S</text:p>
          </table:table-cell>
          <table:table-cell office:value-type="float" office:value="0.04251" calcext:value-type="float">
            <text:p>0.04251</text:p>
          </table:table-cell>
          <table:table-cell office:value-type="float" office:value="0.04289" calcext:value-type="float">
            <text:p>0.04289</text:p>
          </table:table-cell>
          <table:table-cell office:value-type="float" office:value="0.04269" calcext:value-type="float">
            <text:p>0.04269</text:p>
          </table:table-cell>
          <table:table-cell office:value-type="float" office:value="0.04318" calcext:value-type="float">
            <text:p>0.04318</text:p>
          </table:table-cell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Cam-Tap-Water</text:p>
          </table:table-cell>
          <table:table-cell office:value-type="float" office:value="0.01059" calcext:value-type="float">
            <text:p>0.01059</text:p>
          </table:table-cell>
          <table:table-cell office:value-type="float" office:value="0.02695" calcext:value-type="float">
            <text:p>0.02695</text:p>
          </table:table-cell>
          <table:table-cell office:value-type="float" office:value="0.05591" calcext:value-type="float">
            <text:p>0.05591</text:p>
          </table:table-cell>
          <table:table-cell office:value-type="float" office:value="0.05492" calcext:value-type="float">
            <text:p>0.05492</text:p>
          </table:table-cell>
          <table:table-cell office:value-type="float" office:value="0.05384" calcext:value-type="float">
            <text:p>0.05384</text:p>
          </table:table-cell>
          <table:table-cell office:value-type="float" office:value="0.05348" calcext:value-type="float">
            <text:p>0.05348</text:p>
          </table:table-cell>
          <table:table-cell office:value-type="float" office:value="0.05861" calcext:value-type="float">
            <text:p>0.05861</text:p>
          </table:table-cell>
          <table:table-cell office:value-type="string" calcext:value-type="string">
            <text:p>Uncal</text:p>
          </table:table-cell>
          <table:table-cell office:value-type="float" office:value="0.05527" calcext:value-type="float">
            <text:p>0.05527</text:p>
          </table:table-cell>
          <table:table-cell office:value-type="float" office:value="0.05545" calcext:value-type="float">
            <text:p>0.05545</text:p>
          </table:table-cell>
          <table:table-cell office:value-type="string" calcext:value-type="string">
            <text:p>115.85084 o</text:p>
          </table:table-cell>
          <table:table-cell office:value-type="string" calcext:value-type="string">
            <text:p>115.66911 o</text:p>
          </table:table-cell>
          <table:table-cell office:value-type="string" calcext:value-type="string">
            <text:p>116.64155 o</text:p>
          </table:table-cell>
          <table:table-cell office:value-type="string" calcext:value-type="string">
            <text:p>38.40257 o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94.03258 o</text:p>
          </table:table-cell>
          <table:table-cell office:value-type="string" calcext:value-type="string">
            <text:p>112.96012 o</text:p>
          </table:table-cell>
          <table:table-cell office:value-type="string" calcext:value-type="string">
            <text:p>114.84079 o</text:p>
          </table:table-cell>
          <table:table-cell office:value-type="string" calcext:value-type="string">
            <text:p>112.91653 o</text:p>
          </table:table-cell>
          <table:table-cell office:value-type="string" calcext:value-type="string">
            <text:p>103.67995 o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110.51916 o</text:p>
          </table:table-cell>
          <table:table-cell office:value-type="string" calcext:value-type="string">
            <text:p>-0.00113 u</text:p>
          </table:table-cell>
          <table:table-cell office:value-type="string" calcext:value-type="string">
            <text:p>-0.00074 u</text:p>
          </table:table-cell>
          <table:table-cell office:value-type="string" calcext:value-type="string">
            <text:p>-0.00287 u</text:p>
          </table:table-cell>
          <table:table-cell office:value-type="string" calcext:value-type="string">
            <text:p>0.00014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77737" calcext:value-type="float">
            <text:p>2.77737</text:p>
          </table:table-cell>
          <table:table-cell office:value-type="float" office:value="2.64451" calcext:value-type="float">
            <text:p>2.64451</text:p>
          </table:table-cell>
          <table:table-cell office:value-type="float" office:value="2.22901" calcext:value-type="float">
            <text:p>2.22901</text:p>
          </table:table-cell>
          <table:table-cell office:value-type="float" office:value="2.47976" calcext:value-type="float">
            <text:p>2.47976</text:p>
          </table:table-cell>
          <table:table-cell office:value-type="float" office:value="0.01329" calcext:value-type="float">
            <text:p>0.01329</text:p>
          </table:table-cell>
          <table:table-cell office:value-type="string" calcext:value-type="string">
            <text:p>Uncal</text:p>
          </table:table-cell>
          <table:table-cell office:value-type="float" office:value="3.56776" calcext:value-type="float">
            <text:p>3.56776</text:p>
          </table:table-cell>
          <table:table-cell office:value-type="float" office:value="3.56261" calcext:value-type="float">
            <text:p>3.56261</text:p>
          </table:table-cell>
          <table:table-cell office:value-type="float" office:value="3.74952" calcext:value-type="float">
            <text:p>3.74952</text:p>
          </table:table-cell>
          <table:table-cell office:value-type="float" office:value="3.73631" calcext:value-type="float">
            <text:p>3.73631</text:p>
          </table:table-cell>
          <table:table-cell office:value-type="float" office:value="3.76842" calcext:value-type="float">
            <text:p>3.76842</text:p>
          </table:table-cell>
          <table:table-cell office:value-type="float" office:value="3.75793" calcext:value-type="float">
            <text:p>3.75793</text:p>
          </table:table-cell>
          <table:table-cell office:value-type="string" calcext:value-type="string">
            <text:p>0.00000 u</text:p>
          </table:table-cell>
          <table:table-cell office:value-type="string" calcext:value-type="string">
            <text:p>-0.00010 u</text:p>
          </table:table-cell>
          <table:table-cell office:value-type="string" calcext:value-type="string">
            <text:p>-0.00117 u</text:p>
          </table:table-cell>
          <table:table-cell office:value-type="string" calcext:value-type="string">
            <text:p>-0.00081 u</text:p>
          </table:table-cell>
          <table:table-cell office:value-type="string" calcext:value-type="string">
            <text:p>Uncal</text:p>
          </table:table-cell>
          <table:table-cell office:value-type="float" office:value="12.55013" calcext:value-type="float">
            <text:p>12.55013</text:p>
          </table:table-cell>
          <table:table-cell office:value-type="float" office:value="12.52327" calcext:value-type="float">
            <text:p>12.52327</text:p>
          </table:table-cell>
          <table:table-cell office:value-type="string" calcext:value-type="string">
            <text:p>Uncal</text:p>
          </table:table-cell>
          <table:table-cell office:value-type="float" office:value="11.02329" calcext:value-type="float">
            <text:p>11.02329</text:p>
          </table:table-cell>
          <table:table-cell office:value-type="float" office:value="10.99275" calcext:value-type="float">
            <text:p>10.99275</text:p>
          </table:table-cell>
          <table:table-cell office:value-type="string" calcext:value-type="string">
            <text:p>10.91204 o</text:p>
          </table:table-cell>
          <table:table-cell office:value-type="float" office:value="10.02541" calcext:value-type="float">
            <text:p>10.02541</text:p>
          </table:table-cell>
          <table:table-cell office:value-type="float" office:value="9.6296" calcext:value-type="float">
            <text:p>9.6296</text:p>
          </table:table-cell>
          <table:table-cell office:value-type="float" office:value="9.35089" calcext:value-type="float">
            <text:p>9.35089</text:p>
          </table:table-cell>
          <table:table-cell office:value-type="float" office:value="8.24368" calcext:value-type="float">
            <text:p>8.24368</text:p>
          </table:table-cell>
          <table:table-cell office:value-type="float" office:value="8.22864" calcext:value-type="float">
            <text:p>8.22864</text:p>
          </table:table-cell>
          <table:table-cell office:value-type="float" office:value="8.37908" calcext:value-type="float">
            <text:p>8.37908</text:p>
          </table:table-cell>
          <table:table-cell office:value-type="float" office:value="8.4375" calcext:value-type="float">
            <text:p>8.4375</text:p>
          </table:table-cell>
          <table:table-cell office:value-type="float" office:value="8.47997" calcext:value-type="float">
            <text:p>8.47997</text:p>
          </table:table-cell>
          <table:table-cell office:value-type="float" office:value="8.41748" calcext:value-type="float">
            <text:p>8.41748</text:p>
          </table:table-cell>
          <table:table-cell office:value-type="float" office:value="0.42311" calcext:value-type="float">
            <text:p>0.42311</text:p>
          </table:table-cell>
          <table:table-cell office:value-type="float" office:value="0.42714" calcext:value-type="float">
            <text:p>0.42714</text:p>
          </table:table-cell>
          <table:table-cell office:value-type="float" office:value="0.42022" calcext:value-type="float">
            <text:p>0.42022</text:p>
          </table:table-cell>
          <table:table-cell office:value-type="float" office:value="0.42529" calcext:value-type="float">
            <text:p>0.42529</text:p>
          </table:table-cell>
        </table:table-row>
        <table:table-row table:style-name="ro1"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KYW-01</text:p>
          </table:table-cell>
          <table:table-cell office:value-type="float" office:value="0.00363" calcext:value-type="float">
            <text:p>0.00363</text:p>
          </table:table-cell>
          <table:table-cell office:value-type="string" calcext:value-type="string">
            <text:p>0.00038 u</text:p>
          </table:table-cell>
          <table:table-cell office:value-type="string" calcext:value-type="string">
            <text:p>0.00133 u</text:p>
          </table:table-cell>
          <table:table-cell office:value-type="string" calcext:value-type="string">
            <text:p>0.00146 u</text:p>
          </table:table-cell>
          <table:table-cell office:value-type="string" calcext:value-type="string">
            <text:p>0.00181 u</text:p>
          </table:table-cell>
          <table:table-cell office:value-type="string" calcext:value-type="string">
            <text:p>0.00190 u</text:p>
          </table:table-cell>
          <table:table-cell office:value-type="string" calcext:value-type="string">
            <text:p>0.00077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156 u</text:p>
          </table:table-cell>
          <table:table-cell office:value-type="string" calcext:value-type="string">
            <text:p>0.00120 u</text:p>
          </table:table-cell>
          <table:table-cell office:value-type="float" office:value="1.92363" calcext:value-type="float">
            <text:p>1.92363</text:p>
          </table:table-cell>
          <table:table-cell office:value-type="float" office:value="1.94759" calcext:value-type="float">
            <text:p>1.94759</text:p>
          </table:table-cell>
          <table:table-cell office:value-type="float" office:value="1.92727" calcext:value-type="float">
            <text:p>1.92727</text:p>
          </table:table-cell>
          <table:table-cell office:value-type="float" office:value="1.87918" calcext:value-type="float">
            <text:p>1.87918</text:p>
          </table:table-cell>
          <table:table-cell office:value-type="float" office:value="1.902" calcext:value-type="float">
            <text:p>1.902</text:p>
          </table:table-cell>
          <table:table-cell office:value-type="float" office:value="1.9111" calcext:value-type="float">
            <text:p>1.9111</text:p>
          </table:table-cell>
          <table:table-cell office:value-type="float" office:value="1.87256" calcext:value-type="float">
            <text:p>1.87256</text:p>
          </table:table-cell>
          <table:table-cell office:value-type="float" office:value="1.88774" calcext:value-type="float">
            <text:p>1.88774</text:p>
          </table:table-cell>
          <table:table-cell office:value-type="float" office:value="1.8832" calcext:value-type="float">
            <text:p>1.8832</text:p>
          </table:table-cell>
          <table:table-cell office:value-type="float" office:value="1.89527" calcext:value-type="float">
            <text:p>1.89527</text:p>
          </table:table-cell>
          <table:table-cell office:value-type="float" office:value="1.86349" calcext:value-type="float">
            <text:p>1.86349</text:p>
          </table:table-cell>
          <table:table-cell office:value-type="float" office:value="1.85043" calcext:value-type="float">
            <text:p>1.85043</text:p>
          </table:table-cell>
          <table:table-cell office:value-type="string" calcext:value-type="string">
            <text:p>-0.00024 u</text:p>
          </table:table-cell>
          <table:table-cell office:value-type="string" calcext:value-type="string">
            <text:p>0.00075 u</text:p>
          </table:table-cell>
          <table:table-cell office:value-type="string" calcext:value-type="string">
            <text:p>-0.00129 u</text:p>
          </table:table-cell>
          <table:table-cell office:value-type="string" calcext:value-type="string">
            <text:p>-0.00791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68556" calcext:value-type="float">
            <text:p>0.68556</text:p>
          </table:table-cell>
          <table:table-cell office:value-type="float" office:value="0.67233" calcext:value-type="float">
            <text:p>0.67233</text:p>
          </table:table-cell>
          <table:table-cell office:value-type="float" office:value="0.69046" calcext:value-type="float">
            <text:p>0.69046</text:p>
          </table:table-cell>
          <table:table-cell office:value-type="float" office:value="1.05514" calcext:value-type="float">
            <text:p>1.05514</text:p>
          </table:table-cell>
          <table:table-cell office:value-type="string" calcext:value-type="string">
            <text:p>0.000004 u</text:p>
          </table:table-cell>
          <table:table-cell office:value-type="string" calcext:value-type="string">
            <text:p>Uncal</text:p>
          </table:table-cell>
          <table:table-cell office:value-type="float" office:value="0.25205" calcext:value-type="float">
            <text:p>0.25205</text:p>
          </table:table-cell>
          <table:table-cell office:value-type="float" office:value="0.25079" calcext:value-type="float">
            <text:p>0.25079</text:p>
          </table:table-cell>
          <table:table-cell office:value-type="float" office:value="0.25576" calcext:value-type="float">
            <text:p>0.25576</text:p>
          </table:table-cell>
          <table:table-cell office:value-type="float" office:value="0.25472" calcext:value-type="float">
            <text:p>0.25472</text:p>
          </table:table-cell>
          <table:table-cell office:value-type="float" office:value="0.25726" calcext:value-type="float">
            <text:p>0.25726</text:p>
          </table:table-cell>
          <table:table-cell office:value-type="float" office:value="0.25427" calcext:value-type="float">
            <text:p>0.25427</text:p>
          </table:table-cell>
          <table:table-cell office:value-type="string" calcext:value-type="string">
            <text:p>-0.00004 u</text:p>
          </table:table-cell>
          <table:table-cell office:value-type="string" calcext:value-type="string">
            <text:p>-0.00016 u</text:p>
          </table:table-cell>
          <table:table-cell office:value-type="string" calcext:value-type="string">
            <text:p>-0.00137 u</text:p>
          </table:table-cell>
          <table:table-cell office:value-type="string" calcext:value-type="string">
            <text:p>-0.00099 u</text:p>
          </table:table-cell>
          <table:table-cell office:value-type="string" calcext:value-type="string">
            <text:p>Uncal</text:p>
          </table:table-cell>
          <table:table-cell office:value-type="float" office:value="2.85045" calcext:value-type="float">
            <text:p>2.85045</text:p>
          </table:table-cell>
          <table:table-cell office:value-type="float" office:value="2.8639" calcext:value-type="float">
            <text:p>2.8639</text:p>
          </table:table-cell>
          <table:table-cell office:value-type="string" calcext:value-type="string">
            <text:p>Uncal</text:p>
          </table:table-cell>
          <table:table-cell office:value-type="float" office:value="2.85657" calcext:value-type="float">
            <text:p>2.85657</text:p>
          </table:table-cell>
          <table:table-cell office:value-type="float" office:value="2.89693" calcext:value-type="float">
            <text:p>2.89693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0.16515" calcext:value-type="float">
            <text:p>0.16515</text:p>
          </table:table-cell>
          <table:table-cell office:value-type="string" calcext:value-type="string">
            <text:p>0.20309 u</text:p>
          </table:table-cell>
          <table:table-cell office:value-type="float" office:value="0.17718" calcext:value-type="float">
            <text:p>0.17718</text:p>
          </table:table-cell>
          <table:table-cell office:value-type="float" office:value="7.31106" calcext:value-type="float">
            <text:p>7.31106</text:p>
          </table:table-cell>
          <table:table-cell office:value-type="float" office:value="7.29502" calcext:value-type="float">
            <text:p>7.29502</text:p>
          </table:table-cell>
          <table:table-cell office:value-type="float" office:value="7.40195" calcext:value-type="float">
            <text:p>7.40195</text:p>
          </table:table-cell>
          <table:table-cell office:value-type="float" office:value="7.2313" calcext:value-type="float">
            <text:p>7.2313</text:p>
          </table:table-cell>
          <table:table-cell office:value-type="float" office:value="7.36439" calcext:value-type="float">
            <text:p>7.36439</text:p>
          </table:table-cell>
          <table:table-cell office:value-type="float" office:value="7.32742" calcext:value-type="float">
            <text:p>7.32742</text:p>
          </table:table-cell>
          <table:table-cell office:value-type="float" office:value="0.02163" calcext:value-type="float">
            <text:p>0.02163</text:p>
          </table:table-cell>
          <table:table-cell office:value-type="float" office:value="0.02179" calcext:value-type="float">
            <text:p>0.02179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2186" calcext:value-type="float">
            <text:p>0.02186</text:p>
          </table:table-cell>
        </table:table-row>
        <table:table-row table:style-name="ro1"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KYW-02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734" calcext:value-type="float">
            <text:p>0.00734</text:p>
          </table:table-cell>
          <table:table-cell office:value-type="string" calcext:value-type="string">
            <text:p>0.00090 u</text:p>
          </table:table-cell>
          <table:table-cell office:value-type="string" calcext:value-type="string">
            <text:p>0.00112 u</text:p>
          </table:table-cell>
          <table:table-cell office:value-type="string" calcext:value-type="string">
            <text:p>0.00153 u</text:p>
          </table:table-cell>
          <table:table-cell office:value-type="string" calcext:value-type="string">
            <text:p>0.00163 u</text:p>
          </table:table-cell>
          <table:table-cell office:value-type="string" calcext:value-type="string">
            <text:p>0.00206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135 u</text:p>
          </table:table-cell>
          <table:table-cell office:value-type="string" calcext:value-type="string">
            <text:p>0.00091 u</text:p>
          </table:table-cell>
          <table:table-cell office:value-type="float" office:value="1.71423" calcext:value-type="float">
            <text:p>1.71423</text:p>
          </table:table-cell>
          <table:table-cell office:value-type="float" office:value="1.74031" calcext:value-type="float">
            <text:p>1.74031</text:p>
          </table:table-cell>
          <table:table-cell office:value-type="float" office:value="1.72147" calcext:value-type="float">
            <text:p>1.72147</text:p>
          </table:table-cell>
          <table:table-cell office:value-type="float" office:value="1.66832" calcext:value-type="float">
            <text:p>1.66832</text:p>
          </table:table-cell>
          <table:table-cell office:value-type="float" office:value="1.68755" calcext:value-type="float">
            <text:p>1.68755</text:p>
          </table:table-cell>
          <table:table-cell office:value-type="float" office:value="1.70736" calcext:value-type="float">
            <text:p>1.70736</text:p>
          </table:table-cell>
          <table:table-cell office:value-type="float" office:value="1.75834" calcext:value-type="float">
            <text:p>1.75834</text:p>
          </table:table-cell>
          <table:table-cell office:value-type="float" office:value="1.73204" calcext:value-type="float">
            <text:p>1.73204</text:p>
          </table:table-cell>
          <table:table-cell office:value-type="float" office:value="1.72987" calcext:value-type="float">
            <text:p>1.72987</text:p>
          </table:table-cell>
          <table:table-cell office:value-type="float" office:value="1.74616" calcext:value-type="float">
            <text:p>1.74616</text:p>
          </table:table-cell>
          <table:table-cell office:value-type="float" office:value="1.70101" calcext:value-type="float">
            <text:p>1.70101</text:p>
          </table:table-cell>
          <table:table-cell office:value-type="float" office:value="1.69583" calcext:value-type="float">
            <text:p>1.69583</text:p>
          </table:table-cell>
          <table:table-cell office:value-type="string" calcext:value-type="string">
            <text:p>0.00114 u</text:p>
          </table:table-cell>
          <table:table-cell office:value-type="string" calcext:value-type="string">
            <text:p>0.00066 u</text:p>
          </table:table-cell>
          <table:table-cell office:value-type="string" calcext:value-type="string">
            <text:p>-0.00054 u</text:p>
          </table:table-cell>
          <table:table-cell office:value-type="string" calcext:value-type="string">
            <text:p>-0.00141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65347" calcext:value-type="float">
            <text:p>0.65347</text:p>
          </table:table-cell>
          <table:table-cell office:value-type="float" office:value="0.64344" calcext:value-type="float">
            <text:p>0.64344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8346" calcext:value-type="float">
            <text:p>0.8346</text:p>
          </table:table-cell>
          <table:table-cell office:value-type="string" calcext:value-type="string">
            <text:p>0.000274 u</text:p>
          </table:table-cell>
          <table:table-cell office:value-type="string" calcext:value-type="string">
            <text:p>Uncal</text:p>
          </table:table-cell>
          <table:table-cell office:value-type="float" office:value="0.23211" calcext:value-type="float">
            <text:p>0.23211</text:p>
          </table:table-cell>
          <table:table-cell office:value-type="float" office:value="0.23104" calcext:value-type="float">
            <text:p>0.23104</text:p>
          </table:table-cell>
          <table:table-cell office:value-type="float" office:value="0.23548" calcext:value-type="float">
            <text:p>0.23548</text:p>
          </table:table-cell>
          <table:table-cell office:value-type="float" office:value="0.23447" calcext:value-type="float">
            <text:p>0.23447</text:p>
          </table:table-cell>
          <table:table-cell office:value-type="float" office:value="0.23547" calcext:value-type="float">
            <text:p>0.23547</text:p>
          </table:table-cell>
          <table:table-cell office:value-type="float" office:value="0.23267" calcext:value-type="float">
            <text:p>0.23267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1" calcext:value-type="float">
            <text:p>0.00021</text:p>
          </table:table-cell>
          <table:table-cell office:value-type="string" calcext:value-type="string">
            <text:p>-0.00099 u</text:p>
          </table:table-cell>
          <table:table-cell office:value-type="string" calcext:value-type="string">
            <text:p>-0.00066 u</text:p>
          </table:table-cell>
          <table:table-cell office:value-type="string" calcext:value-type="string">
            <text:p>Uncal</text:p>
          </table:table-cell>
          <table:table-cell office:value-type="float" office:value="2.7307" calcext:value-type="float">
            <text:p>2.7307</text:p>
          </table:table-cell>
          <table:table-cell office:value-type="float" office:value="2.74344" calcext:value-type="float">
            <text:p>2.74344</text:p>
          </table:table-cell>
          <table:table-cell office:value-type="string" calcext:value-type="string">
            <text:p>Uncal</text:p>
          </table:table-cell>
          <table:table-cell office:value-type="float" office:value="2.74314" calcext:value-type="float">
            <text:p>2.74314</text:p>
          </table:table-cell>
          <table:table-cell office:value-type="float" office:value="2.76842" calcext:value-type="float">
            <text:p>2.76842</text:p>
          </table:table-cell>
          <table:table-cell office:value-type="float" office:value="0.1886" calcext:value-type="float">
            <text:p>0.1886</text:p>
          </table:table-cell>
          <table:table-cell office:value-type="float" office:value="0.20762" calcext:value-type="float">
            <text:p>0.20762</text:p>
          </table:table-cell>
          <table:table-cell office:value-type="float" office:value="0.24598" calcext:value-type="float">
            <text:p>0.24598</text:p>
          </table:table-cell>
          <table:table-cell office:value-type="float" office:value="0.18979" calcext:value-type="float">
            <text:p>0.18979</text:p>
          </table:table-cell>
          <table:table-cell office:value-type="float" office:value="6.86574" calcext:value-type="float">
            <text:p>6.86574</text:p>
          </table:table-cell>
          <table:table-cell office:value-type="float" office:value="6.8209" calcext:value-type="float">
            <text:p>6.8209</text:p>
          </table:table-cell>
          <table:table-cell office:value-type="float" office:value="6.91482" calcext:value-type="float">
            <text:p>6.91482</text:p>
          </table:table-cell>
          <table:table-cell office:value-type="float" office:value="6.80181" calcext:value-type="float">
            <text:p>6.80181</text:p>
          </table:table-cell>
          <table:table-cell office:value-type="float" office:value="6.87549" calcext:value-type="float">
            <text:p>6.87549</text:p>
          </table:table-cell>
          <table:table-cell office:value-type="float" office:value="6.84203" calcext:value-type="float">
            <text:p>6.84203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0.01984" calcext:value-type="float">
            <text:p>0.01984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TH-01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697" calcext:value-type="float">
            <text:p>0.01697</text:p>
          </table:table-cell>
          <table:table-cell office:value-type="string" calcext:value-type="string">
            <text:p>0.00471 u</text:p>
          </table:table-cell>
          <table:table-cell office:value-type="string" calcext:value-type="string">
            <text:p>0.00483 u</text:p>
          </table:table-cell>
          <table:table-cell office:value-type="string" calcext:value-type="string">
            <text:p>0.00503 u</text:p>
          </table:table-cell>
          <table:table-cell office:value-type="float" office:value="0.00507" calcext:value-type="float">
            <text:p>0.00507</text:p>
          </table:table-cell>
          <table:table-cell office:value-type="string" calcext:value-type="string">
            <text:p>0.00332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495 u</text:p>
          </table:table-cell>
          <table:table-cell office:value-type="string" calcext:value-type="string">
            <text:p>0.00464 u</text:p>
          </table:table-cell>
          <table:table-cell office:value-type="float" office:value="1.05076" calcext:value-type="float">
            <text:p>1.05076</text:p>
          </table:table-cell>
          <table:table-cell office:value-type="float" office:value="1.07919" calcext:value-type="float">
            <text:p>1.07919</text:p>
          </table:table-cell>
          <table:table-cell office:value-type="float" office:value="1.07548" calcext:value-type="float">
            <text:p>1.07548</text:p>
          </table:table-cell>
          <table:table-cell office:value-type="float" office:value="1.04525" calcext:value-type="float">
            <text:p>1.04525</text:p>
          </table:table-cell>
          <table:table-cell office:value-type="float" office:value="1.05218" calcext:value-type="float">
            <text:p>1.05218</text:p>
          </table:table-cell>
          <table:table-cell office:value-type="float" office:value="1.05916" calcext:value-type="float">
            <text:p>1.05916</text:p>
          </table:table-cell>
          <table:table-cell office:value-type="float" office:value="1.07772" calcext:value-type="float">
            <text:p>1.07772</text:p>
          </table:table-cell>
          <table:table-cell office:value-type="float" office:value="1.07651" calcext:value-type="float">
            <text:p>1.07651</text:p>
          </table:table-cell>
          <table:table-cell office:value-type="float" office:value="1.08776" calcext:value-type="float">
            <text:p>1.08776</text:p>
          </table:table-cell>
          <table:table-cell office:value-type="float" office:value="1.07489" calcext:value-type="float">
            <text:p>1.07489</text:p>
          </table:table-cell>
          <table:table-cell office:value-type="float" office:value="1.06624" calcext:value-type="float">
            <text:p>1.06624</text:p>
          </table:table-cell>
          <table:table-cell office:value-type="float" office:value="1.05215" calcext:value-type="float">
            <text:p>1.05215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0807" calcext:value-type="float">
            <text:p>0.00807</text:p>
          </table:table-cell>
          <table:table-cell office:value-type="float" office:value="0.00656" calcext:value-type="float">
            <text:p>0.00656</text:p>
          </table:table-cell>
          <table:table-cell office:value-type="string" calcext:value-type="string">
            <text:p>0.00529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27903" calcext:value-type="float">
            <text:p>0.27903</text:p>
          </table:table-cell>
          <table:table-cell office:value-type="float" office:value="0.28744" calcext:value-type="float">
            <text:p>0.28744</text:p>
          </table:table-cell>
          <table:table-cell office:value-type="float" office:value="0.29726" calcext:value-type="float">
            <text:p>0.29726</text:p>
          </table:table-cell>
          <table:table-cell office:value-type="float" office:value="0.39193" calcext:value-type="float">
            <text:p>0.39193</text:p>
          </table:table-cell>
          <table:table-cell office:value-type="string" calcext:value-type="string">
            <text:p>0.000249 u</text:p>
          </table:table-cell>
          <table:table-cell office:value-type="string" calcext:value-type="string">
            <text:p>Uncal</text:p>
          </table:table-cell>
          <table:table-cell office:value-type="float" office:value="0.17205" calcext:value-type="float">
            <text:p>0.17205</text:p>
          </table:table-cell>
          <table:table-cell office:value-type="float" office:value="0.17121" calcext:value-type="float">
            <text:p>0.17121</text:p>
          </table:table-cell>
          <table:table-cell office:value-type="float" office:value="0.17452" calcext:value-type="float">
            <text:p>0.17452</text:p>
          </table:table-cell>
          <table:table-cell office:value-type="float" office:value="0.17288" calcext:value-type="float">
            <text:p>0.17288</text:p>
          </table:table-cell>
          <table:table-cell office:value-type="float" office:value="0.17324" calcext:value-type="float">
            <text:p>0.17324</text:p>
          </table:table-cell>
          <table:table-cell office:value-type="float" office:value="0.17282" calcext:value-type="float">
            <text:p>0.17282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68" calcext:value-type="float">
            <text:p>0.00168</text:p>
          </table:table-cell>
          <table:table-cell office:value-type="string" calcext:value-type="string">
            <text:p>0.00074 u</text:p>
          </table:table-cell>
          <table:table-cell office:value-type="string" calcext:value-type="string">
            <text:p>0.00146 u</text:p>
          </table:table-cell>
          <table:table-cell office:value-type="string" calcext:value-type="string">
            <text:p>Uncal</text:p>
          </table:table-cell>
          <table:table-cell office:value-type="float" office:value="1.75683" calcext:value-type="float">
            <text:p>1.75683</text:p>
          </table:table-cell>
          <table:table-cell office:value-type="float" office:value="1.77067" calcext:value-type="float">
            <text:p>1.77067</text:p>
          </table:table-cell>
          <table:table-cell office:value-type="string" calcext:value-type="string">
            <text:p>Uncal</text:p>
          </table:table-cell>
          <table:table-cell office:value-type="float" office:value="1.75642" calcext:value-type="float">
            <text:p>1.75642</text:p>
          </table:table-cell>
          <table:table-cell office:value-type="float" office:value="1.78844" calcext:value-type="float">
            <text:p>1.78844</text:p>
          </table:table-cell>
          <table:table-cell office:value-type="string" calcext:value-type="string">
            <text:p>0.05097 u</text:p>
          </table:table-cell>
          <table:table-cell office:value-type="string" calcext:value-type="string">
            <text:p>0.02949 u</text:p>
          </table:table-cell>
          <table:table-cell office:value-type="string" calcext:value-type="string">
            <text:p>0.08410 u</text:p>
          </table:table-cell>
          <table:table-cell office:value-type="string" calcext:value-type="string">
            <text:p>0.00866 u</text:p>
          </table:table-cell>
          <table:table-cell office:value-type="float" office:value="5.89413" calcext:value-type="float">
            <text:p>5.89413</text:p>
          </table:table-cell>
          <table:table-cell office:value-type="float" office:value="5.87495" calcext:value-type="float">
            <text:p>5.87495</text:p>
          </table:table-cell>
          <table:table-cell office:value-type="float" office:value="5.96344" calcext:value-type="float">
            <text:p>5.96344</text:p>
          </table:table-cell>
          <table:table-cell office:value-type="float" office:value="5.89307" calcext:value-type="float">
            <text:p>5.89307</text:p>
          </table:table-cell>
          <table:table-cell office:value-type="float" office:value="5.90442" calcext:value-type="float">
            <text:p>5.90442</text:p>
          </table:table-cell>
          <table:table-cell office:value-type="float" office:value="5.88536" calcext:value-type="float">
            <text:p>5.8853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549" calcext:value-type="float">
            <text:p>0.01549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549" calcext:value-type="float">
            <text:p>0.01549</text:p>
          </table:table-cell>
        </table:table-row>
        <table:table-row table:style-name="ro1"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TH-01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1426" calcext:value-type="float">
            <text:p>0.01426</text:p>
          </table:table-cell>
          <table:table-cell office:value-type="string" calcext:value-type="string">
            <text:p>0.00544 u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579" calcext:value-type="float">
            <text:p>0.00579</text:p>
          </table:table-cell>
          <table:table-cell office:value-type="string" calcext:value-type="string">
            <text:p>0.00525 u</text:p>
          </table:table-cell>
          <table:table-cell office:value-type="string" calcext:value-type="string">
            <text:p>Uncal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1.22455" calcext:value-type="float">
            <text:p>1.22455</text:p>
          </table:table-cell>
          <table:table-cell office:value-type="float" office:value="1.26279" calcext:value-type="float">
            <text:p>1.26279</text:p>
          </table:table-cell>
          <table:table-cell office:value-type="float" office:value="1.25201" calcext:value-type="float">
            <text:p>1.25201</text:p>
          </table:table-cell>
          <table:table-cell office:value-type="float" office:value="1.21138" calcext:value-type="float">
            <text:p>1.21138</text:p>
          </table:table-cell>
          <table:table-cell office:value-type="float" office:value="1.22089" calcext:value-type="float">
            <text:p>1.22089</text:p>
          </table:table-cell>
          <table:table-cell office:value-type="float" office:value="1.22862" calcext:value-type="float">
            <text:p>1.22862</text:p>
          </table:table-cell>
          <table:table-cell office:value-type="float" office:value="1.24967" calcext:value-type="float">
            <text:p>1.24967</text:p>
          </table:table-cell>
          <table:table-cell office:value-type="float" office:value="1.25511" calcext:value-type="float">
            <text:p>1.25511</text:p>
          </table:table-cell>
          <table:table-cell office:value-type="float" office:value="1.24661" calcext:value-type="float">
            <text:p>1.24661</text:p>
          </table:table-cell>
          <table:table-cell office:value-type="float" office:value="1.24968" calcext:value-type="float">
            <text:p>1.24968</text:p>
          </table:table-cell>
          <table:table-cell office:value-type="float" office:value="1.23871" calcext:value-type="float">
            <text:p>1.23871</text:p>
          </table:table-cell>
          <table:table-cell office:value-type="float" office:value="1.22348" calcext:value-type="float">
            <text:p>1.22348</text:p>
          </table:table-cell>
          <table:table-cell office:value-type="float" office:value="0.00408" calcext:value-type="float">
            <text:p>0.00408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0347" calcext:value-type="float">
            <text:p>0.00347</text:p>
          </table:table-cell>
          <table:table-cell office:value-type="string" calcext:value-type="string">
            <text:p>0.00016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735" calcext:value-type="float">
            <text:p>0.25735</text:p>
          </table:table-cell>
          <table:table-cell office:value-type="float" office:value="0.31468" calcext:value-type="float">
            <text:p>0.31468</text:p>
          </table:table-cell>
          <table:table-cell office:value-type="float" office:value="0.38198" calcext:value-type="float">
            <text:p>0.38198</text:p>
          </table:table-cell>
          <table:table-cell office:value-type="string" calcext:value-type="string">
            <text:p>0.000217 u</text:p>
          </table:table-cell>
          <table:table-cell office:value-type="string" calcext:value-type="string">
            <text:p>Uncal</text:p>
          </table:table-cell>
          <table:table-cell office:value-type="float" office:value="0.19531" calcext:value-type="float">
            <text:p>0.19531</text:p>
          </table:table-cell>
          <table:table-cell office:value-type="float" office:value="0.19434" calcext:value-type="float">
            <text:p>0.19434</text:p>
          </table:table-cell>
          <table:table-cell office:value-type="float" office:value="0.19771" calcext:value-type="float">
            <text:p>0.19771</text:p>
          </table:table-cell>
          <table:table-cell office:value-type="float" office:value="0.19627" calcext:value-type="float">
            <text:p>0.19627</text:p>
          </table:table-cell>
          <table:table-cell office:value-type="float" office:value="0.19759" calcext:value-type="float">
            <text:p>0.19759</text:p>
          </table:table-cell>
          <table:table-cell office:value-type="float" office:value="0.19646" calcext:value-type="float">
            <text:p>0.19646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316" calcext:value-type="float">
            <text:p>0.00316</text:p>
          </table:table-cell>
          <table:table-cell office:value-type="string" calcext:value-type="string">
            <text:p>0.00224 u</text:p>
          </table:table-cell>
          <table:table-cell office:value-type="string" calcext:value-type="string">
            <text:p>0.00304 u</text:p>
          </table:table-cell>
          <table:table-cell office:value-type="string" calcext:value-type="string">
            <text:p>Uncal</text:p>
          </table:table-cell>
          <table:table-cell office:value-type="float" office:value="1.85398" calcext:value-type="float">
            <text:p>1.85398</text:p>
          </table:table-cell>
          <table:table-cell office:value-type="float" office:value="1.86914" calcext:value-type="float">
            <text:p>1.86914</text:p>
          </table:table-cell>
          <table:table-cell office:value-type="string" calcext:value-type="string">
            <text:p>Uncal</text:p>
          </table:table-cell>
          <table:table-cell office:value-type="float" office:value="1.8523" calcext:value-type="float">
            <text:p>1.8523</text:p>
          </table:table-cell>
          <table:table-cell office:value-type="float" office:value="1.89064" calcext:value-type="float">
            <text:p>1.89064</text:p>
          </table:table-cell>
          <table:table-cell office:value-type="string" calcext:value-type="string">
            <text:p>0.09731 u</text:p>
          </table:table-cell>
          <table:table-cell office:value-type="string" calcext:value-type="string">
            <text:p>0.04057 u</text:p>
          </table:table-cell>
          <table:table-cell office:value-type="string" calcext:value-type="string">
            <text:p>0.07180 u</text:p>
          </table:table-cell>
          <table:table-cell office:value-type="string" calcext:value-type="string">
            <text:p>0.05365 u</text:p>
          </table:table-cell>
          <table:table-cell office:value-type="float" office:value="5.89121" calcext:value-type="float">
            <text:p>5.89121</text:p>
          </table:table-cell>
          <table:table-cell office:value-type="float" office:value="5.88122" calcext:value-type="float">
            <text:p>5.88122</text:p>
          </table:table-cell>
          <table:table-cell office:value-type="float" office:value="5.97986" calcext:value-type="float">
            <text:p>5.97986</text:p>
          </table:table-cell>
          <table:table-cell office:value-type="float" office:value="5.78243" calcext:value-type="float">
            <text:p>5.78243</text:p>
          </table:table-cell>
          <table:table-cell office:value-type="float" office:value="5.91577" calcext:value-type="float">
            <text:p>5.91577</text:p>
          </table:table-cell>
          <table:table-cell office:value-type="float" office:value="5.90381" calcext:value-type="float">
            <text:p>5.90381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1795" calcext:value-type="float">
            <text:p>0.01795</text:p>
          </table:table-cell>
        </table:table-row>
        <table:table-row table:style-name="ro1"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JK_12</text:p>
          </table:table-cell>
          <table:table-cell office:value-type="string" calcext:value-type="string">
            <text:p>0.11495 o</text:p>
          </table:table-cell>
          <table:table-cell office:value-type="string" calcext:value-type="string">
            <text:p>0.11589 o</text:p>
          </table:table-cell>
          <table:table-cell office:value-type="string" calcext:value-type="string">
            <text:p>0.00237 u</text:p>
          </table:table-cell>
          <table:table-cell office:value-type="string" calcext:value-type="string">
            <text:p>0.00245 u</text:p>
          </table:table-cell>
          <table:table-cell office:value-type="string" calcext:value-type="string">
            <text:p>0.00269 u</text:p>
          </table:table-cell>
          <table:table-cell office:value-type="string" calcext:value-type="string">
            <text:p>0.00274 u</text:p>
          </table:table-cell>
          <table:table-cell office:value-type="string" calcext:value-type="string">
            <text:p>0.00272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258 u</text:p>
          </table:table-cell>
          <table:table-cell office:value-type="string" calcext:value-type="string">
            <text:p>0.00222 u</text:p>
          </table:table-cell>
          <table:table-cell office:value-type="float" office:value="6.85505" calcext:value-type="float">
            <text:p>6.85505</text:p>
          </table:table-cell>
          <table:table-cell office:value-type="float" office:value="6.82553" calcext:value-type="float">
            <text:p>6.82553</text:p>
          </table:table-cell>
          <table:table-cell office:value-type="float" office:value="6.7916" calcext:value-type="float">
            <text:p>6.7916</text:p>
          </table:table-cell>
          <table:table-cell office:value-type="string" calcext:value-type="string">
            <text:p>6.29612 o</text:p>
          </table:table-cell>
          <table:table-cell office:value-type="float" office:value="6.681" calcext:value-type="float">
            <text:p>6.681</text:p>
          </table:table-cell>
          <table:table-cell office:value-type="float" office:value="6.68108" calcext:value-type="float">
            <text:p>6.68108</text:p>
          </table:table-cell>
          <table:table-cell office:value-type="float" office:value="6.85422" calcext:value-type="float">
            <text:p>6.85422</text:p>
          </table:table-cell>
          <table:table-cell office:value-type="float" office:value="6.85607" calcext:value-type="float">
            <text:p>6.85607</text:p>
          </table:table-cell>
          <table:table-cell office:value-type="float" office:value="6.84731" calcext:value-type="float">
            <text:p>6.84731</text:p>
          </table:table-cell>
          <table:table-cell office:value-type="float" office:value="6.85201" calcext:value-type="float">
            <text:p>6.85201</text:p>
          </table:table-cell>
          <table:table-cell office:value-type="float" office:value="6.77155" calcext:value-type="float">
            <text:p>6.77155</text:p>
          </table:table-cell>
          <table:table-cell office:value-type="float" office:value="6.71119" calcext:value-type="float">
            <text:p>6.71119</text:p>
          </table:table-cell>
          <table:table-cell office:value-type="string" calcext:value-type="string">
            <text:p>0.13614 o</text:p>
          </table:table-cell>
          <table:table-cell office:value-type="string" calcext:value-type="string">
            <text:p>0.13951 o</text:p>
          </table:table-cell>
          <table:table-cell office:value-type="string" calcext:value-type="string">
            <text:p>0.13884 o</text:p>
          </table:table-cell>
          <table:table-cell office:value-type="string" calcext:value-type="string">
            <text:p>0.13861 o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1.21073" calcext:value-type="float">
            <text:p>1.21073</text:p>
          </table:table-cell>
          <table:table-cell office:value-type="float" office:value="1.17138" calcext:value-type="float">
            <text:p>1.17138</text:p>
          </table:table-cell>
          <table:table-cell office:value-type="float" office:value="1.20675" calcext:value-type="float">
            <text:p>1.20675</text:p>
          </table:table-cell>
          <table:table-cell office:value-type="float" office:value="1.26374" calcext:value-type="float">
            <text:p>1.26374</text:p>
          </table:table-cell>
          <table:table-cell office:value-type="float" office:value="0.000502" calcext:value-type="float">
            <text:p>0.000502</text:p>
          </table:table-cell>
          <table:table-cell office:value-type="string" calcext:value-type="string">
            <text:p>Uncal</text:p>
          </table:table-cell>
          <table:table-cell office:value-type="float" office:value="0.81285" calcext:value-type="float">
            <text:p>0.81285</text:p>
          </table:table-cell>
          <table:table-cell office:value-type="float" office:value="0.81433" calcext:value-type="float">
            <text:p>0.81433</text:p>
          </table:table-cell>
          <table:table-cell office:value-type="float" office:value="0.82897" calcext:value-type="float">
            <text:p>0.82897</text:p>
          </table:table-cell>
          <table:table-cell office:value-type="float" office:value="0.83505" calcext:value-type="float">
            <text:p>0.83505</text:p>
          </table:table-cell>
          <table:table-cell office:value-type="float" office:value="0.83863" calcext:value-type="float">
            <text:p>0.83863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637" calcext:value-type="float">
            <text:p>0.00637</text:p>
          </table:table-cell>
          <table:table-cell office:value-type="string" calcext:value-type="string">
            <text:p>Uncal</text:p>
          </table:table-cell>
          <table:table-cell office:value-type="float" office:value="2.99235" calcext:value-type="float">
            <text:p>2.99235</text:p>
          </table:table-cell>
          <table:table-cell office:value-type="float" office:value="3.00823" calcext:value-type="float">
            <text:p>3.00823</text:p>
          </table:table-cell>
          <table:table-cell office:value-type="string" calcext:value-type="string">
            <text:p>Uncal</text:p>
          </table:table-cell>
          <table:table-cell office:value-type="float" office:value="2.93703" calcext:value-type="float">
            <text:p>2.93703</text:p>
          </table:table-cell>
          <table:table-cell office:value-type="float" office:value="3.0031" calcext:value-type="float">
            <text:p>3.0031</text:p>
          </table:table-cell>
          <table:table-cell office:value-type="float" office:value="2.25201" calcext:value-type="float">
            <text:p>2.25201</text:p>
          </table:table-cell>
          <table:table-cell office:value-type="float" office:value="2.26268" calcext:value-type="float">
            <text:p>2.26268</text:p>
          </table:table-cell>
          <table:table-cell office:value-type="float" office:value="2.07089" calcext:value-type="float">
            <text:p>2.07089</text:p>
          </table:table-cell>
          <table:table-cell office:value-type="float" office:value="2.10133" calcext:value-type="float">
            <text:p>2.10133</text:p>
          </table:table-cell>
          <table:table-cell office:value-type="float" office:value="6.31593" calcext:value-type="float">
            <text:p>6.31593</text:p>
          </table:table-cell>
          <table:table-cell office:value-type="float" office:value="6.29669" calcext:value-type="float">
            <text:p>6.29669</text:p>
          </table:table-cell>
          <table:table-cell office:value-type="float" office:value="6.40676" calcext:value-type="float">
            <text:p>6.40676</text:p>
          </table:table-cell>
          <table:table-cell office:value-type="float" office:value="6.35067" calcext:value-type="float">
            <text:p>6.35067</text:p>
          </table:table-cell>
          <table:table-cell office:value-type="float" office:value="6.3774" calcext:value-type="float">
            <text:p>6.3774</text:p>
          </table:table-cell>
          <table:table-cell office:value-type="float" office:value="6.38737" calcext:value-type="float">
            <text:p>6.38737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26" calcext:value-type="float">
            <text:p>0.01826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1847" calcext:value-type="float">
            <text:p>0.01847</text:p>
          </table:table-cell>
        </table:table-row>
        <table:table-row table:style-name="ro1"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BK_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81" calcext:value-type="float">
            <text:p>0.00581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08" calcext:value-type="float">
            <text:p>0.01808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928" calcext:value-type="float">
            <text:p>0.01928</text:p>
          </table:table-cell>
          <table:table-cell office:value-type="string" calcext:value-type="string">
            <text:p>Uncal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14.78653" calcext:value-type="float">
            <text:p>14.78653</text:p>
          </table:table-cell>
          <table:table-cell office:value-type="float" office:value="14.74007" calcext:value-type="float">
            <text:p>14.74007</text:p>
          </table:table-cell>
          <table:table-cell office:value-type="float" office:value="14.71641" calcext:value-type="float">
            <text:p>14.71641</text:p>
          </table:table-cell>
          <table:table-cell office:value-type="string" calcext:value-type="string">
            <text:p>12.21636 o</text:p>
          </table:table-cell>
          <table:table-cell office:value-type="float" office:value="14.19933" calcext:value-type="float">
            <text:p>14.19933</text:p>
          </table:table-cell>
          <table:table-cell office:value-type="float" office:value="14.46849" calcext:value-type="float">
            <text:p>14.46849</text:p>
          </table:table-cell>
          <table:table-cell office:value-type="float" office:value="14.74935" calcext:value-type="float">
            <text:p>14.74935</text:p>
          </table:table-cell>
          <table:table-cell office:value-type="float" office:value="14.80124" calcext:value-type="float">
            <text:p>14.80124</text:p>
          </table:table-cell>
          <table:table-cell office:value-type="float" office:value="14.73281" calcext:value-type="float">
            <text:p>14.73281</text:p>
          </table:table-cell>
          <table:table-cell office:value-type="float" office:value="14.76676" calcext:value-type="float">
            <text:p>14.76676</text:p>
          </table:table-cell>
          <table:table-cell office:value-type="float" office:value="14.30206" calcext:value-type="float">
            <text:p>14.30206</text:p>
          </table:table-cell>
          <table:table-cell office:value-type="float" office:value="14.39023" calcext:value-type="float">
            <text:p>14.39023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275" calcext:value-type="float">
            <text:p>0.00275</text:p>
          </table:table-cell>
          <table:table-cell office:value-type="string" calcext:value-type="string">
            <text:p>-0.00031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7566" calcext:value-type="float">
            <text:p>2.7566</text:p>
          </table:table-cell>
          <table:table-cell office:value-type="float" office:value="2.6241" calcext:value-type="float">
            <text:p>2.6241</text:p>
          </table:table-cell>
          <table:table-cell office:value-type="float" office:value="2.59941" calcext:value-type="float">
            <text:p>2.59941</text:p>
          </table:table-cell>
          <table:table-cell office:value-type="float" office:value="2.39009" calcext:value-type="float">
            <text:p>2.39009</text:p>
          </table:table-cell>
          <table:table-cell office:value-type="float" office:value="0.001639" calcext:value-type="float">
            <text:p>0.001639</text:p>
          </table:table-cell>
          <table:table-cell office:value-type="string" calcext:value-type="string">
            <text:p>Uncal</text:p>
          </table:table-cell>
          <table:table-cell office:value-type="float" office:value="2.5994" calcext:value-type="float">
            <text:p>2.5994</text:p>
          </table:table-cell>
          <table:table-cell office:value-type="float" office:value="2.59813" calcext:value-type="float">
            <text:p>2.59813</text:p>
          </table:table-cell>
          <table:table-cell office:value-type="float" office:value="2.67056" calcext:value-type="float">
            <text:p>2.67056</text:p>
          </table:table-cell>
          <table:table-cell office:value-type="float" office:value="2.66635" calcext:value-type="float">
            <text:p>2.66635</text:p>
          </table:table-cell>
          <table:table-cell office:value-type="float" office:value="2.67655" calcext:value-type="float">
            <text:p>2.67655</text:p>
          </table:table-cell>
          <table:table-cell office:value-type="float" office:value="2.64594" calcext:value-type="float">
            <text:p>2.64594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58" calcext:value-type="float">
            <text:p>0.00058</text:p>
          </table:table-cell>
          <table:table-cell office:value-type="string" calcext:value-type="string">
            <text:p>-0.00012 u</text:p>
          </table:table-cell>
          <table:table-cell office:value-type="string" calcext:value-type="string">
            <text:p>-0.00019 u</text:p>
          </table:table-cell>
          <table:table-cell office:value-type="string" calcext:value-type="string">
            <text:p>Uncal</text:p>
          </table:table-cell>
          <table:table-cell office:value-type="float" office:value="8.10765" calcext:value-type="float">
            <text:p>8.10765</text:p>
          </table:table-cell>
          <table:table-cell office:value-type="float" office:value="8.15006" calcext:value-type="float">
            <text:p>8.15006</text:p>
          </table:table-cell>
          <table:table-cell office:value-type="string" calcext:value-type="string">
            <text:p>Uncal</text:p>
          </table:table-cell>
          <table:table-cell office:value-type="float" office:value="7.9385" calcext:value-type="float">
            <text:p>7.9385</text:p>
          </table:table-cell>
          <table:table-cell office:value-type="float" office:value="7.96063" calcext:value-type="float">
            <text:p>7.96063</text:p>
          </table:table-cell>
          <table:table-cell office:value-type="float" office:value="1.29743" calcext:value-type="float">
            <text:p>1.29743</text:p>
          </table:table-cell>
          <table:table-cell office:value-type="float" office:value="1.1179" calcext:value-type="float">
            <text:p>1.1179</text:p>
          </table:table-cell>
          <table:table-cell office:value-type="float" office:value="1.09507" calcext:value-type="float">
            <text:p>1.09507</text:p>
          </table:table-cell>
          <table:table-cell office:value-type="float" office:value="1.02655" calcext:value-type="float">
            <text:p>1.02655</text:p>
          </table:table-cell>
          <table:table-cell office:value-type="float" office:value="12.48" calcext:value-type="float">
            <text:p>12.48</text:p>
          </table:table-cell>
          <table:table-cell office:value-type="float" office:value="12.437" calcext:value-type="float">
            <text:p>12.437</text:p>
          </table:table-cell>
          <table:table-cell office:value-type="float" office:value="12.74533" calcext:value-type="float">
            <text:p>12.74533</text:p>
          </table:table-cell>
          <table:table-cell office:value-type="float" office:value="12.38201" calcext:value-type="float">
            <text:p>12.38201</text:p>
          </table:table-cell>
          <table:table-cell office:value-type="float" office:value="12.47866" calcext:value-type="float">
            <text:p>12.47866</text:p>
          </table:table-cell>
          <table:table-cell office:value-type="float" office:value="12.45582" calcext:value-type="float">
            <text:p>12.45582</text:p>
          </table:table-cell>
          <table:table-cell office:value-type="float" office:value="0.04143" calcext:value-type="float">
            <text:p>0.0414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13" calcext:value-type="float">
            <text:p>0.04213</text:p>
          </table:table-cell>
          <table:table-cell office:value-type="float" office:value="0.04283" calcext:value-type="float">
            <text:p>0.04283</text:p>
          </table:table-cell>
        </table:table-row>
        <table:table-row table:style-name="ro1"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NEP-24-004</text:p>
          </table:table-cell>
          <table:table-cell office:value-type="string" calcext:value-type="string">
            <text:p>0.10081 o</text:p>
          </table:table-cell>
          <table:table-cell office:value-type="string" calcext:value-type="string">
            <text:p>0.09821 o</text:p>
          </table:table-cell>
          <table:table-cell office:value-type="string" calcext:value-type="string">
            <text:p>0.00483 u</text:p>
          </table:table-cell>
          <table:table-cell office:value-type="string" calcext:value-type="string">
            <text:p>0.00479 u</text:p>
          </table:table-cell>
          <table:table-cell office:value-type="string" calcext:value-type="string">
            <text:p>0.00496 u</text:p>
          </table:table-cell>
          <table:table-cell office:value-type="string" calcext:value-type="string">
            <text:p>0.00504 u</text:p>
          </table:table-cell>
          <table:table-cell office:value-type="string" calcext:value-type="string">
            <text:p>0.00545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485 u</text:p>
          </table:table-cell>
          <table:table-cell office:value-type="string" calcext:value-type="string">
            <text:p>0.00447 u</text:p>
          </table:table-cell>
          <table:table-cell office:value-type="float" office:value="4.81687" calcext:value-type="float">
            <text:p>4.81687</text:p>
          </table:table-cell>
          <table:table-cell office:value-type="float" office:value="4.83375" calcext:value-type="float">
            <text:p>4.83375</text:p>
          </table:table-cell>
          <table:table-cell office:value-type="float" office:value="4.77914" calcext:value-type="float">
            <text:p>4.77914</text:p>
          </table:table-cell>
          <table:table-cell office:value-type="float" office:value="4.54619" calcext:value-type="float">
            <text:p>4.54619</text:p>
          </table:table-cell>
          <table:table-cell office:value-type="float" office:value="4.66324" calcext:value-type="float">
            <text:p>4.66324</text:p>
          </table:table-cell>
          <table:table-cell office:value-type="float" office:value="4.66572" calcext:value-type="float">
            <text:p>4.66572</text:p>
          </table:table-cell>
          <table:table-cell office:value-type="float" office:value="4.80277" calcext:value-type="float">
            <text:p>4.80277</text:p>
          </table:table-cell>
          <table:table-cell office:value-type="float" office:value="4.77585" calcext:value-type="float">
            <text:p>4.77585</text:p>
          </table:table-cell>
          <table:table-cell office:value-type="float" office:value="4.77015" calcext:value-type="float">
            <text:p>4.77015</text:p>
          </table:table-cell>
          <table:table-cell office:value-type="float" office:value="4.79333" calcext:value-type="float">
            <text:p>4.79333</text:p>
          </table:table-cell>
          <table:table-cell office:value-type="float" office:value="4.74097" calcext:value-type="float">
            <text:p>4.74097</text:p>
          </table:table-cell>
          <table:table-cell office:value-type="float" office:value="4.65944" calcext:value-type="float">
            <text:p>4.65944</text:p>
          </table:table-cell>
          <table:table-cell office:value-type="string" calcext:value-type="string">
            <text:p>0.12198 o</text:p>
          </table:table-cell>
          <table:table-cell office:value-type="string" calcext:value-type="string">
            <text:p>0.12431 o</text:p>
          </table:table-cell>
          <table:table-cell office:value-type="string" calcext:value-type="string">
            <text:p>0.12555 o</text:p>
          </table:table-cell>
          <table:table-cell office:value-type="string" calcext:value-type="string">
            <text:p>0.12325 o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1.3074" calcext:value-type="float">
            <text:p>1.3074</text:p>
          </table:table-cell>
          <table:table-cell office:value-type="float" office:value="1.26279" calcext:value-type="float">
            <text:p>1.26279</text:p>
          </table:table-cell>
          <table:table-cell office:value-type="float" office:value="1.34648" calcext:value-type="float">
            <text:p>1.34648</text:p>
          </table:table-cell>
          <table:table-cell office:value-type="float" office:value="1.581" calcext:value-type="float">
            <text:p>1.581</text:p>
          </table:table-cell>
          <table:table-cell office:value-type="float" office:value="0.004979" calcext:value-type="float">
            <text:p>0.004979</text:p>
          </table:table-cell>
          <table:table-cell office:value-type="string" calcext:value-type="string">
            <text:p>Uncal</text:p>
          </table:table-cell>
          <table:table-cell office:value-type="float" office:value="0.33344" calcext:value-type="float">
            <text:p>0.33344</text:p>
          </table:table-cell>
          <table:table-cell office:value-type="float" office:value="0.33178" calcext:value-type="float">
            <text:p>0.33178</text:p>
          </table:table-cell>
          <table:table-cell office:value-type="float" office:value="0.33869" calcext:value-type="float">
            <text:p>0.33869</text:p>
          </table:table-cell>
          <table:table-cell office:value-type="float" office:value="0.33608" calcext:value-type="float">
            <text:p>0.33608</text:p>
          </table:table-cell>
          <table:table-cell office:value-type="float" office:value="0.33783" calcext:value-type="float">
            <text:p>0.33783</text:p>
          </table:table-cell>
          <table:table-cell office:value-type="float" office:value="0.33339" calcext:value-type="float">
            <text:p>0.33339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9" calcext:value-type="float">
            <text:p>0.0039</text:p>
          </table:table-cell>
          <table:table-cell office:value-type="string" calcext:value-type="string">
            <text:p>Uncal</text:p>
          </table:table-cell>
          <table:table-cell office:value-type="float" office:value="0.74523" calcext:value-type="float">
            <text:p>0.74523</text:p>
          </table:table-cell>
          <table:table-cell office:value-type="float" office:value="0.75465" calcext:value-type="float">
            <text:p>0.75465</text:p>
          </table:table-cell>
          <table:table-cell office:value-type="string" calcext:value-type="string">
            <text:p>Uncal</text:p>
          </table:table-cell>
          <table:table-cell office:value-type="float" office:value="0.70149" calcext:value-type="float">
            <text:p>0.70149</text:p>
          </table:table-cell>
          <table:table-cell office:value-type="float" office:value="0.73626" calcext:value-type="float">
            <text:p>0.73626</text:p>
          </table:table-cell>
          <table:table-cell office:value-type="float" office:value="0.49797" calcext:value-type="float">
            <text:p>0.49797</text:p>
          </table:table-cell>
          <table:table-cell office:value-type="float" office:value="0.42448" calcext:value-type="float">
            <text:p>0.42448</text:p>
          </table:table-cell>
          <table:table-cell office:value-type="float" office:value="0.42081" calcext:value-type="float">
            <text:p>0.42081</text:p>
          </table:table-cell>
          <table:table-cell office:value-type="float" office:value="0.38698" calcext:value-type="float">
            <text:p>0.38698</text:p>
          </table:table-cell>
          <table:table-cell office:value-type="float" office:value="0.84067" calcext:value-type="float">
            <text:p>0.84067</text:p>
          </table:table-cell>
          <table:table-cell office:value-type="float" office:value="0.84142" calcext:value-type="float">
            <text:p>0.84142</text:p>
          </table:table-cell>
          <table:table-cell office:value-type="float" office:value="0.86072" calcext:value-type="float">
            <text:p>0.86072</text:p>
          </table:table-cell>
          <table:table-cell office:value-type="float" office:value="0.82378" calcext:value-type="float">
            <text:p>0.82378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85356" calcext:value-type="float">
            <text:p>0.85356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1755" calcext:value-type="float">
            <text:p>0.01755</text:p>
          </table:table-cell>
        </table:table-row>
        <table:table-row table:style-name="ro1"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NEP-24-007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507" calcext:value-type="float">
            <text:p>0.00507</text:p>
          </table:table-cell>
          <table:table-cell office:value-type="string" calcext:value-type="string">
            <text:p>0.00011 u</text:p>
          </table:table-cell>
          <table:table-cell office:value-type="string" calcext:value-type="string">
            <text:p>0.00016 u</text:p>
          </table:table-cell>
          <table:table-cell office:value-type="string" calcext:value-type="string">
            <text:p>0.00056 u</text:p>
          </table:table-cell>
          <table:table-cell office:value-type="string" calcext:value-type="string">
            <text:p>0.00064 u</text:p>
          </table:table-cell>
          <table:table-cell office:value-type="string" calcext:value-type="string">
            <text:p>-0.00337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34 u</text:p>
          </table:table-cell>
          <table:table-cell office:value-type="string" calcext:value-type="string">
            <text:p>-0.00002 u</text:p>
          </table:table-cell>
          <table:table-cell office:value-type="float" office:value="0.27078" calcext:value-type="float">
            <text:p>0.27078</text:p>
          </table:table-cell>
          <table:table-cell office:value-type="float" office:value="0.27931" calcext:value-type="float">
            <text:p>0.27931</text:p>
          </table:table-cell>
          <table:table-cell office:value-type="float" office:value="0.28173" calcext:value-type="float">
            <text:p>0.28173</text:p>
          </table:table-cell>
          <table:table-cell office:value-type="float" office:value="0.27215" calcext:value-type="float">
            <text:p>0.27215</text:p>
          </table:table-cell>
          <table:table-cell office:value-type="float" office:value="0.27317" calcext:value-type="float">
            <text:p>0.27317</text:p>
          </table:table-cell>
          <table:table-cell office:value-type="float" office:value="0.27376" calcext:value-type="float">
            <text:p>0.27376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27346" calcext:value-type="float">
            <text:p>0.27346</text:p>
          </table:table-cell>
          <table:table-cell office:value-type="float" office:value="0.28251" calcext:value-type="float">
            <text:p>0.28251</text:p>
          </table:table-cell>
          <table:table-cell office:value-type="float" office:value="0.26725" calcext:value-type="float">
            <text:p>0.26725</text:p>
          </table:table-cell>
          <table:table-cell office:value-type="float" office:value="0.26362" calcext:value-type="float">
            <text:p>0.26362</text:p>
          </table:table-cell>
          <table:table-cell office:value-type="float" office:value="0.26262" calcext:value-type="float">
            <text:p>0.26262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494" calcext:value-type="float">
            <text:p>0.00494</text:p>
          </table:table-cell>
          <table:table-cell office:value-type="float" office:value="0.00367" calcext:value-type="float">
            <text:p>0.00367</text:p>
          </table:table-cell>
          <table:table-cell office:value-type="string" calcext:value-type="string">
            <text:p>-0.00259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38276" calcext:value-type="float">
            <text:p>0.38276</text:p>
          </table:table-cell>
          <table:table-cell office:value-type="float" office:value="0.39326" calcext:value-type="float">
            <text:p>0.39326</text:p>
          </table:table-cell>
          <table:table-cell office:value-type="float" office:value="0.44326" calcext:value-type="float">
            <text:p>0.44326</text:p>
          </table:table-cell>
          <table:table-cell office:value-type="float" office:value="0.48172" calcext:value-type="float">
            <text:p>0.48172</text:p>
          </table:table-cell>
          <table:table-cell office:value-type="string" calcext:value-type="string">
            <text:p>0.000154 u</text:p>
          </table:table-cell>
          <table:table-cell office:value-type="string" calcext:value-type="string">
            <text:p>Uncal</text:p>
          </table:table-cell>
          <table:table-cell office:value-type="float" office:value="0.05615" calcext:value-type="float">
            <text:p>0.05615</text:p>
          </table:table-cell>
          <table:table-cell office:value-type="float" office:value="0.05574" calcext:value-type="float">
            <text:p>0.05574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5579" calcext:value-type="float">
            <text:p>0.05579</text:p>
          </table:table-cell>
          <table:table-cell office:value-type="float" office:value="0.05653" calcext:value-type="float">
            <text:p>0.05653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94" calcext:value-type="float">
            <text:p>0.00094</text:p>
          </table:table-cell>
          <table:table-cell office:value-type="string" calcext:value-type="string">
            <text:p>-0.00004 u</text:p>
          </table:table-cell>
          <table:table-cell office:value-type="string" calcext:value-type="string">
            <text:p>0.00001 u</text:p>
          </table:table-cell>
          <table:table-cell office:value-type="string" calcext:value-type="string">
            <text:p>Uncal</text:p>
          </table:table-cell>
          <table:table-cell office:value-type="float" office:value="0.00902" calcext:value-type="float">
            <text:p>0.00902</text:p>
          </table:table-cell>
          <table:table-cell office:value-type="float" office:value="0.01057" calcext:value-type="float">
            <text:p>0.01057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641 u</text:p>
          </table:table-cell>
          <table:table-cell office:value-type="string" calcext:value-type="string">
            <text:p>-0.00208 u</text:p>
          </table:table-cell>
          <table:table-cell office:value-type="string" calcext:value-type="string">
            <text:p>0.06369 u</text:p>
          </table:table-cell>
          <table:table-cell office:value-type="float" office:value="0.04603" calcext:value-type="float">
            <text:p>0.04603</text:p>
          </table:table-cell>
          <table:table-cell office:value-type="string" calcext:value-type="string">
            <text:p>0.08433 u</text:p>
          </table:table-cell>
          <table:table-cell office:value-type="string" calcext:value-type="string">
            <text:p>0.05724 u</text:p>
          </table:table-cell>
          <table:table-cell office:value-type="string" calcext:value-type="string">
            <text:p>0.01070 u</text:p>
          </table:table-cell>
          <table:table-cell office:value-type="float" office:value="0.02038" calcext:value-type="float">
            <text:p>0.02038</text:p>
          </table:table-cell>
          <table:table-cell office:value-type="float" office:value="0.02661" calcext:value-type="float">
            <text:p>0.02661</text:p>
          </table:table-cell>
          <table:table-cell office:value-type="string" calcext:value-type="string">
            <text:p>0.01369 u</text:p>
          </table:table-cell>
          <table:table-cell office:value-type="string" calcext:value-type="string">
            <text:p>-0.01987 u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74" calcext:value-type="float">
            <text:p>0.00074</text:p>
          </table:table-cell>
        </table:table-row>
        <table:table-row table:style-name="ro1"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NEP24-024</text:p>
          </table:table-cell>
          <table:table-cell office:value-type="string" calcext:value-type="string">
            <text:p>0.00036 u</text:p>
          </table:table-cell>
          <table:table-cell office:value-type="string" calcext:value-type="string">
            <text:p>0.00035 u</text:p>
          </table:table-cell>
          <table:table-cell office:value-type="string" calcext:value-type="string">
            <text:p>0.00122 u</text:p>
          </table:table-cell>
          <table:table-cell office:value-type="string" calcext:value-type="string">
            <text:p>0.00116 u</text:p>
          </table:table-cell>
          <table:table-cell office:value-type="string" calcext:value-type="string">
            <text:p>0.00141 u</text:p>
          </table:table-cell>
          <table:table-cell office:value-type="string" calcext:value-type="string">
            <text:p>0.00149 u</text:p>
          </table:table-cell>
          <table:table-cell office:value-type="string" calcext:value-type="string">
            <text:p>0.00001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122 u</text:p>
          </table:table-cell>
          <table:table-cell office:value-type="string" calcext:value-type="string">
            <text:p>0.00088 u</text:p>
          </table:table-cell>
          <table:table-cell office:value-type="float" office:value="0.31658" calcext:value-type="float">
            <text:p>0.31658</text:p>
          </table:table-cell>
          <table:table-cell office:value-type="float" office:value="0.32908" calcext:value-type="float">
            <text:p>0.32908</text:p>
          </table:table-cell>
          <table:table-cell office:value-type="float" office:value="0.32601" calcext:value-type="float">
            <text:p>0.32601</text:p>
          </table:table-cell>
          <table:table-cell office:value-type="float" office:value="0.32101" calcext:value-type="float">
            <text:p>0.32101</text:p>
          </table:table-cell>
          <table:table-cell office:value-type="float" office:value="0.32244" calcext:value-type="float">
            <text:p>0.32244</text:p>
          </table:table-cell>
          <table:table-cell office:value-type="float" office:value="0.32195" calcext:value-type="float">
            <text:p>0.32195</text:p>
          </table:table-cell>
          <table:table-cell office:value-type="float" office:value="0.31653" calcext:value-type="float">
            <text:p>0.31653</text:p>
          </table:table-cell>
          <table:table-cell office:value-type="float" office:value="0.3234" calcext:value-type="float">
            <text:p>0.3234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32372" calcext:value-type="float">
            <text:p>0.32372</text:p>
          </table:table-cell>
          <table:table-cell office:value-type="float" office:value="0.31897" calcext:value-type="float">
            <text:p>0.31897</text:p>
          </table:table-cell>
          <table:table-cell office:value-type="float" office:value="0.31576" calcext:value-type="float">
            <text:p>0.31576</text:p>
          </table:table-cell>
          <table:table-cell office:value-type="string" calcext:value-type="string">
            <text:p>-0.00121 u</text:p>
          </table:table-cell>
          <table:table-cell office:value-type="string" calcext:value-type="string">
            <text:p>0.00032 u</text:p>
          </table:table-cell>
          <table:table-cell office:value-type="string" calcext:value-type="string">
            <text:p>-0.00094 u</text:p>
          </table:table-cell>
          <table:table-cell office:value-type="string" calcext:value-type="string">
            <text:p>-0.00201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15165" calcext:value-type="float">
            <text:p>0.15165</text:p>
          </table:table-cell>
          <table:table-cell office:value-type="float" office:value="0.19896" calcext:value-type="float">
            <text:p>0.19896</text:p>
          </table:table-cell>
          <table:table-cell office:value-type="string" calcext:value-type="string">
            <text:p>0.000152 u</text:p>
          </table:table-cell>
          <table:table-cell office:value-type="string" calcext:value-type="string">
            <text:p>Uncal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021" calcext:value-type="float">
            <text:p>0.00021</text:p>
          </table:table-cell>
          <table:table-cell office:value-type="string" calcext:value-type="string">
            <text:p>0.00003 u</text:p>
          </table:table-cell>
          <table:table-cell office:value-type="string" calcext:value-type="string">
            <text:p>-0.00096 u</text:p>
          </table:table-cell>
          <table:table-cell office:value-type="string" calcext:value-type="string">
            <text:p>-0.00089 u</text:p>
          </table:table-cell>
          <table:table-cell office:value-type="string" calcext:value-type="string">
            <text:p>Uncal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263" calcext:value-type="float">
            <text:p>0.0263</text:p>
          </table:table-cell>
          <table:table-cell office:value-type="string" calcext:value-type="string">
            <text:p>Uncal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1465" calcext:value-type="float">
            <text:p>0.01465</text:p>
          </table:table-cell>
          <table:table-cell office:value-type="string" calcext:value-type="string">
            <text:p>0.02260 u</text:p>
          </table:table-cell>
          <table:table-cell office:value-type="string" calcext:value-type="string">
            <text:p>0.02770 u</text:p>
          </table:table-cell>
          <table:table-cell office:value-type="string" calcext:value-type="string">
            <text:p>0.00778 u</text:p>
          </table:table-cell>
          <table:table-cell office:value-type="string" calcext:value-type="string">
            <text:p>-0.00962 u</text:p>
          </table:table-cell>
          <table:table-cell office:value-type="string" calcext:value-type="string">
            <text:p>0.00012 u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1627" calcext:value-type="float">
            <text:p>0.01627</text:p>
          </table:table-cell>
          <table:table-cell office:value-type="string" calcext:value-type="string">
            <text:p>0.00723 u</text:p>
          </table:table-cell>
          <table:table-cell office:value-type="string" calcext:value-type="string">
            <text:p>-0.05979 u</text:p>
          </table:table-cell>
          <table:table-cell office:value-type="string" calcext:value-type="string">
            <text:p>0.00523 u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time" office:time-value="PT02H02M00S" calcext:value-type="time">
            <text:p>02:02:00</text:p>
          </table:table-cell>
          <table:table-cell office:value-type="string" calcext:value-type="string">
            <text:p>NEP24-030</text:p>
          </table:table-cell>
          <table:table-cell office:value-type="float" office:value="0.00139" calcext:value-type="float">
            <text:p>0.00139</text:p>
          </table:table-cell>
          <table:table-cell office:value-type="string" calcext:value-type="string">
            <text:p>0.00318 u</text:p>
          </table:table-cell>
          <table:table-cell office:value-type="string" calcext:value-type="string">
            <text:p>0.00317 u</text:p>
          </table:table-cell>
          <table:table-cell office:value-type="string" calcext:value-type="string">
            <text:p>0.00300 u</text:p>
          </table:table-cell>
          <table:table-cell office:value-type="string" calcext:value-type="string">
            <text:p>0.00325 u</text:p>
          </table:table-cell>
          <table:table-cell office:value-type="string" calcext:value-type="string">
            <text:p>0.00331 u</text:p>
          </table:table-cell>
          <table:table-cell office:value-type="string" calcext:value-type="string">
            <text:p>0.00254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313 u</text:p>
          </table:table-cell>
          <table:table-cell office:value-type="string" calcext:value-type="string">
            <text:p>0.00263 u</text:p>
          </table:table-cell>
          <table:table-cell office:value-type="float" office:value="0.72097" calcext:value-type="float">
            <text:p>0.72097</text:p>
          </table:table-cell>
          <table:table-cell office:value-type="float" office:value="0.74881" calcext:value-type="float">
            <text:p>0.74881</text:p>
          </table:table-cell>
          <table:table-cell office:value-type="float" office:value="0.73793" calcext:value-type="float">
            <text:p>0.73793</text:p>
          </table:table-cell>
          <table:table-cell office:value-type="float" office:value="0.72363" calcext:value-type="float">
            <text:p>0.72363</text:p>
          </table:table-cell>
          <table:table-cell office:value-type="float" office:value="0.72638" calcext:value-type="float">
            <text:p>0.72638</text:p>
          </table:table-cell>
          <table:table-cell office:value-type="float" office:value="0.73264" calcext:value-type="float">
            <text:p>0.73264</text:p>
          </table:table-cell>
          <table:table-cell office:value-type="float" office:value="0.73564" calcext:value-type="float">
            <text:p>0.73564</text:p>
          </table:table-cell>
          <table:table-cell office:value-type="float" office:value="0.74486" calcext:value-type="float">
            <text:p>0.74486</text:p>
          </table:table-cell>
          <table:table-cell office:value-type="float" office:value="0.75125" calcext:value-type="float">
            <text:p>0.75125</text:p>
          </table:table-cell>
          <table:table-cell office:value-type="float" office:value="0.74865" calcext:value-type="float">
            <text:p>0.74865</text:p>
          </table:table-cell>
          <table:table-cell office:value-type="float" office:value="0.74008" calcext:value-type="float">
            <text:p>0.74008</text:p>
          </table:table-cell>
          <table:table-cell office:value-type="float" office:value="0.72799" calcext:value-type="float">
            <text:p>0.72799</text:p>
          </table:table-cell>
          <table:table-cell office:value-type="string" calcext:value-type="string">
            <text:p>-0.00135 u</text:p>
          </table:table-cell>
          <table:table-cell office:value-type="string" calcext:value-type="string">
            <text:p>0.00102 u</text:p>
          </table:table-cell>
          <table:table-cell office:value-type="string" calcext:value-type="string">
            <text:p>-0.00039 u</text:p>
          </table:table-cell>
          <table:table-cell office:value-type="string" calcext:value-type="string">
            <text:p>-0.00763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05442" calcext:value-type="float">
            <text:p>0.05442</text:p>
          </table:table-cell>
          <table:table-cell office:value-type="float" office:value="0.05666" calcext:value-type="float">
            <text:p>0.05666</text:p>
          </table:table-cell>
          <table:table-cell office:value-type="float" office:value="0.23184" calcext:value-type="float">
            <text:p>0.23184</text:p>
          </table:table-cell>
          <table:table-cell office:value-type="string" calcext:value-type="string">
            <text:p>0.35745 u</text:p>
          </table:table-cell>
          <table:table-cell office:value-type="string" calcext:value-type="string">
            <text:p>0.000049 u</text:p>
          </table:table-cell>
          <table:table-cell office:value-type="string" calcext:value-type="string">
            <text:p>Uncal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02341" calcext:value-type="float">
            <text:p>0.02341</text:p>
          </table:table-cell>
          <table:table-cell office:value-type="float" office:value="0.02399" calcext:value-type="float">
            <text:p>0.02399</text:p>
          </table:table-cell>
          <table:table-cell office:value-type="float" office:value="0.02242" calcext:value-type="float">
            <text:p>0.02242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2379" calcext:value-type="float">
            <text:p>0.02379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15" calcext:value-type="float">
            <text:p>0.00115</text:p>
          </table:table-cell>
          <table:table-cell office:value-type="string" calcext:value-type="string">
            <text:p>0.00039 u</text:p>
          </table:table-cell>
          <table:table-cell office:value-type="string" calcext:value-type="string">
            <text:p>0.00108 u</text:p>
          </table:table-cell>
          <table:table-cell office:value-type="string" calcext:value-type="string">
            <text:p>Uncal</text:p>
          </table:table-cell>
          <table:table-cell office:value-type="float" office:value="0.05716" calcext:value-type="float">
            <text:p>0.05716</text:p>
          </table:table-cell>
          <table:table-cell office:value-type="float" office:value="0.06028" calcext:value-type="float">
            <text:p>0.06028</text:p>
          </table:table-cell>
          <table:table-cell office:value-type="string" calcext:value-type="string">
            <text:p>Uncal</text:p>
          </table:table-cell>
          <table:table-cell office:value-type="float" office:value="0.04997" calcext:value-type="float">
            <text:p>0.04997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17388" calcext:value-type="float">
            <text:p>0.17388</text:p>
          </table:table-cell>
          <table:table-cell office:value-type="float" office:value="0.14133" calcext:value-type="float">
            <text:p>0.14133</text:p>
          </table:table-cell>
          <table:table-cell office:value-type="string" calcext:value-type="string">
            <text:p>0.14034 u</text:p>
          </table:table-cell>
          <table:table-cell office:value-type="string" calcext:value-type="string">
            <text:p>0.11176 u</text:p>
          </table:table-cell>
          <table:table-cell office:value-type="float" office:value="0.03028" calcext:value-type="float">
            <text:p>0.03028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03993" calcext:value-type="float">
            <text:p>0.03993</text:p>
          </table:table-cell>
          <table:table-cell office:value-type="string" calcext:value-type="string">
            <text:p>-0.01656 u</text:p>
          </table:table-cell>
          <table:table-cell office:value-type="string" calcext:value-type="string">
            <text:p>0.00362 u</text:p>
          </table:table-cell>
          <table:table-cell office:value-type="float" office:value="0.02495" calcext:value-type="float">
            <text:p>0.02495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office:value-type="float" office:value="0.02195" calcext:value-type="float">
            <text:p>0.02195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02508" calcext:value-type="float">
            <text:p>0.02508</text:p>
          </table:table-cell>
          <table:table-cell office:value-type="float" office:value="0.02472" calcext:value-type="float">
            <text:p>0.02472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0.02441" calcext:value-type="float">
            <text:p>0.02441</text:p>
          </table:table-cell>
          <table:table-cell office:value-type="float" office:value="0.02344" calcext:value-type="float">
            <text:p>0.02344</text:p>
          </table:table-cell>
          <table:table-cell office:value-type="string" calcext:value-type="string">
            <text:p>Uncal</text:p>
          </table:table-cell>
          <table:table-cell office:value-type="float" office:value="0.02459" calcext:value-type="float">
            <text:p>0.02459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1.05792" calcext:value-type="float">
            <text:p>1.05792</text:p>
          </table:table-cell>
          <table:table-cell office:value-type="float" office:value="1.09835" calcext:value-type="float">
            <text:p>1.09835</text:p>
          </table:table-cell>
          <table:table-cell office:value-type="float" office:value="1.10215" calcext:value-type="float">
            <text:p>1.10215</text:p>
          </table:table-cell>
          <table:table-cell office:value-type="float" office:value="1.0945" calcext:value-type="float">
            <text:p>1.0945</text:p>
          </table:table-cell>
          <table:table-cell office:value-type="float" office:value="1.10148" calcext:value-type="float">
            <text:p>1.10148</text:p>
          </table:table-cell>
          <table:table-cell office:value-type="float" office:value="1.07912" calcext:value-type="float">
            <text:p>1.07912</text:p>
          </table:table-cell>
          <table:table-cell office:value-type="float" office:value="1.07981" calcext:value-type="float">
            <text:p>1.07981</text:p>
          </table:table-cell>
          <table:table-cell office:value-type="float" office:value="1.08912" calcext:value-type="float">
            <text:p>1.08912</text:p>
          </table:table-cell>
          <table:table-cell office:value-type="float" office:value="1.10949" calcext:value-type="float">
            <text:p>1.10949</text:p>
          </table:table-cell>
          <table:table-cell office:value-type="float" office:value="1.12814" calcext:value-type="float">
            <text:p>1.12814</text:p>
          </table:table-cell>
          <table:table-cell office:value-type="float" office:value="1.11727" calcext:value-type="float">
            <text:p>1.11727</text:p>
          </table:table-cell>
          <table:table-cell office:value-type="float" office:value="1.09828" calcext:value-type="float">
            <text:p>1.09828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029" calcext:value-type="float">
            <text:p>0.01029</text:p>
          </table:table-cell>
          <table:table-cell office:value-type="string" calcext:value-type="string">
            <text:p>0.00616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10737" calcext:value-type="float">
            <text:p>0.10737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24812" calcext:value-type="float">
            <text:p>0.24812</text:p>
          </table:table-cell>
          <table:table-cell office:value-type="string" calcext:value-type="string">
            <text:p>0.19472 u</text:p>
          </table:table-cell>
          <table:table-cell office:value-type="string" calcext:value-type="string">
            <text:p>0.000197 u</text:p>
          </table:table-cell>
          <table:table-cell office:value-type="string" calcext:value-type="string">
            <text:p>Uncal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20843" calcext:value-type="float">
            <text:p>0.20843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21034" calcext:value-type="float">
            <text:p>0.21034</text:p>
          </table:table-cell>
          <table:table-cell office:value-type="float" office:value="0.21213" calcext:value-type="float">
            <text:p>0.21213</text:p>
          </table:table-cell>
          <table:table-cell office:value-type="float" office:value="0.211" calcext:value-type="float">
            <text:p>0.211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0.00397" calcext:value-type="float">
            <text:p>0.00397</text:p>
          </table:table-cell>
          <table:table-cell office:value-type="string" calcext:value-type="string">
            <text:p>0.00453 u</text:p>
          </table:table-cell>
          <table:table-cell office:value-type="string" calcext:value-type="string">
            <text:p>Uncal</text:p>
          </table:table-cell>
          <table:table-cell office:value-type="float" office:value="1.05149" calcext:value-type="float">
            <text:p>1.05149</text:p>
          </table:table-cell>
          <table:table-cell office:value-type="float" office:value="1.07303" calcext:value-type="float">
            <text:p>1.07303</text:p>
          </table:table-cell>
          <table:table-cell office:value-type="string" calcext:value-type="string">
            <text:p>Uncal</text:p>
          </table:table-cell>
          <table:table-cell office:value-type="float" office:value="1.06222" calcext:value-type="float">
            <text:p>1.06222</text:p>
          </table:table-cell>
          <table:table-cell office:value-type="float" office:value="1.12073" calcext:value-type="float">
            <text:p>1.12073</text:p>
          </table:table-cell>
          <table:table-cell office:value-type="float" office:value="1.16979" calcext:value-type="float">
            <text:p>1.16979</text:p>
          </table:table-cell>
          <table:table-cell office:value-type="float" office:value="1.18594" calcext:value-type="float">
            <text:p>1.18594</text:p>
          </table:table-cell>
          <table:table-cell office:value-type="float" office:value="1.2155" calcext:value-type="float">
            <text:p>1.2155</text:p>
          </table:table-cell>
          <table:table-cell office:value-type="float" office:value="1.16897" calcext:value-type="float">
            <text:p>1.16897</text:p>
          </table:table-cell>
          <table:table-cell office:value-type="float" office:value="0.52524" calcext:value-type="float">
            <text:p>0.52524</text:p>
          </table:table-cell>
          <table:table-cell office:value-type="float" office:value="0.53675" calcext:value-type="float">
            <text:p>0.53675</text:p>
          </table:table-cell>
          <table:table-cell office:value-type="float" office:value="0.55437" calcext:value-type="float">
            <text:p>0.55437</text:p>
          </table:table-cell>
          <table:table-cell office:value-type="float" office:value="0.51427" calcext:value-type="float">
            <text:p>0.51427</text:p>
          </table:table-cell>
          <table:table-cell office:value-type="float" office:value="0.52287" calcext:value-type="float">
            <text:p>0.52287</text:p>
          </table:table-cell>
          <table:table-cell office:value-type="float" office:value="0.55455" calcext:value-type="float">
            <text:p>0.55455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2701" calcext:value-type="float">
            <text:p>0.02701</text:p>
          </table:table-cell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0.03251" calcext:value-type="float">
            <text:p>0.0325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Uncal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9.54465" calcext:value-type="float">
            <text:p>9.54465</text:p>
          </table:table-cell>
          <table:table-cell office:value-type="float" office:value="9.53566" calcext:value-type="float">
            <text:p>9.53566</text:p>
          </table:table-cell>
          <table:table-cell office:value-type="float" office:value="9.50821" calcext:value-type="float">
            <text:p>9.50821</text:p>
          </table:table-cell>
          <table:table-cell office:value-type="string" calcext:value-type="string">
            <text:p>8.54588 o</text:p>
          </table:table-cell>
          <table:table-cell office:value-type="float" office:value="9.31074" calcext:value-type="float">
            <text:p>9.31074</text:p>
          </table:table-cell>
          <table:table-cell office:value-type="float" office:value="9.30391" calcext:value-type="float">
            <text:p>9.30391</text:p>
          </table:table-cell>
          <table:table-cell office:value-type="float" office:value="9.527" calcext:value-type="float">
            <text:p>9.527</text:p>
          </table:table-cell>
          <table:table-cell office:value-type="float" office:value="9.54563" calcext:value-type="float">
            <text:p>9.54563</text:p>
          </table:table-cell>
          <table:table-cell office:value-type="float" office:value="9.50141" calcext:value-type="float">
            <text:p>9.50141</text:p>
          </table:table-cell>
          <table:table-cell office:value-type="float" office:value="9.52913" calcext:value-type="float">
            <text:p>9.52913</text:p>
          </table:table-cell>
          <table:table-cell office:value-type="float" office:value="9.40186" calcext:value-type="float">
            <text:p>9.40186</text:p>
          </table:table-cell>
          <table:table-cell office:value-type="float" office:value="9.30446" calcext:value-type="float">
            <text:p>9.30446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07922" calcext:value-type="float">
            <text:p>0.07922</text:p>
          </table:table-cell>
          <table:table-cell office:value-type="float" office:value="0.07971" calcext:value-type="float">
            <text:p>0.07971</text:p>
          </table:table-cell>
          <table:table-cell office:value-type="float" office:value="0.07772" calcext:value-type="float">
            <text:p>0.07772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73167" calcext:value-type="float">
            <text:p>0.73167</text:p>
          </table:table-cell>
          <table:table-cell office:value-type="float" office:value="0.71439" calcext:value-type="float">
            <text:p>0.71439</text:p>
          </table:table-cell>
          <table:table-cell office:value-type="float" office:value="0.71917" calcext:value-type="float">
            <text:p>0.71917</text:p>
          </table:table-cell>
          <table:table-cell office:value-type="float" office:value="0.76007" calcext:value-type="float">
            <text:p>0.76007</text:p>
          </table:table-cell>
          <table:table-cell office:value-type="float" office:value="0.00068" calcext:value-type="float">
            <text:p>0.00068</text:p>
          </table:table-cell>
          <table:table-cell office:value-type="string" calcext:value-type="string">
            <text:p>Uncal</text:p>
          </table:table-cell>
          <table:table-cell office:value-type="float" office:value="2.29634" calcext:value-type="float">
            <text:p>2.29634</text:p>
          </table:table-cell>
          <table:table-cell office:value-type="float" office:value="2.29698" calcext:value-type="float">
            <text:p>2.29698</text:p>
          </table:table-cell>
          <table:table-cell office:value-type="float" office:value="2.346" calcext:value-type="float">
            <text:p>2.346</text:p>
          </table:table-cell>
          <table:table-cell office:value-type="float" office:value="2.33004" calcext:value-type="float">
            <text:p>2.33004</text:p>
          </table:table-cell>
          <table:table-cell office:value-type="float" office:value="2.35381" calcext:value-type="float">
            <text:p>2.35381</text:p>
          </table:table-cell>
          <table:table-cell office:value-type="float" office:value="2.31992" calcext:value-type="float">
            <text:p>2.31992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21" calcext:value-type="float">
            <text:p>0.0021</text:p>
          </table:table-cell>
          <table:table-cell office:value-type="string" calcext:value-type="string">
            <text:p>0.00106 u</text:p>
          </table:table-cell>
          <table:table-cell office:value-type="string" calcext:value-type="string">
            <text:p>0.00193 u</text:p>
          </table:table-cell>
          <table:table-cell office:value-type="string" calcext:value-type="string">
            <text:p>Uncal</text:p>
          </table:table-cell>
          <table:table-cell office:value-type="float" office:value="3.00186" calcext:value-type="float">
            <text:p>3.00186</text:p>
          </table:table-cell>
          <table:table-cell office:value-type="float" office:value="3.0245" calcext:value-type="float">
            <text:p>3.0245</text:p>
          </table:table-cell>
          <table:table-cell office:value-type="string" calcext:value-type="string">
            <text:p>Uncal</text:p>
          </table:table-cell>
          <table:table-cell office:value-type="float" office:value="2.88803" calcext:value-type="float">
            <text:p>2.88803</text:p>
          </table:table-cell>
          <table:table-cell office:value-type="float" office:value="2.96655" calcext:value-type="float">
            <text:p>2.96655</text:p>
          </table:table-cell>
          <table:table-cell office:value-type="float" office:value="2.30488" calcext:value-type="float">
            <text:p>2.30488</text:p>
          </table:table-cell>
          <table:table-cell office:value-type="float" office:value="2.21086" calcext:value-type="float">
            <text:p>2.21086</text:p>
          </table:table-cell>
          <table:table-cell office:value-type="float" office:value="2.01533" calcext:value-type="float">
            <text:p>2.01533</text:p>
          </table:table-cell>
          <table:table-cell office:value-type="float" office:value="2.05319" calcext:value-type="float">
            <text:p>2.05319</text:p>
          </table:table-cell>
          <table:table-cell office:value-type="float" office:value="2.45225" calcext:value-type="float">
            <text:p>2.45225</text:p>
          </table:table-cell>
          <table:table-cell office:value-type="float" office:value="2.42883" calcext:value-type="float">
            <text:p>2.42883</text:p>
          </table:table-cell>
          <table:table-cell office:value-type="float" office:value="2.48201" calcext:value-type="float">
            <text:p>2.48201</text:p>
          </table:table-cell>
          <table:table-cell office:value-type="float" office:value="2.4806" calcext:value-type="float">
            <text:p>2.4806</text:p>
          </table:table-cell>
          <table:table-cell office:value-type="float" office:value="2.46401" calcext:value-type="float">
            <text:p>2.46401</text:p>
          </table:table-cell>
          <table:table-cell office:value-type="float" office:value="2.50078" calcext:value-type="float">
            <text:p>2.50078</text:p>
          </table:table-cell>
          <table:table-cell office:value-type="float" office:value="0.04289" calcext:value-type="float">
            <text:p>0.04289</text:p>
          </table:table-cell>
          <table:table-cell office:value-type="float" office:value="0.04327" calcext:value-type="float">
            <text:p>0.04327</text:p>
          </table:table-cell>
          <table:table-cell office:value-type="float" office:value="0.04337" calcext:value-type="float">
            <text:p>0.04337</text:p>
          </table:table-cell>
          <table:table-cell office:value-type="float" office:value="0.04376" calcext:value-type="float">
            <text:p>0.04376</text:p>
          </table:table-cell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Cam-Tap-Water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02285" calcext:value-type="float">
            <text:p>0.02285</text:p>
          </table:table-cell>
          <table:table-cell office:value-type="float" office:value="0.05624" calcext:value-type="float">
            <text:p>0.05624</text:p>
          </table:table-cell>
          <table:table-cell office:value-type="float" office:value="0.05563" calcext:value-type="float">
            <text:p>0.05563</text:p>
          </table:table-cell>
          <table:table-cell office:value-type="float" office:value="0.05531" calcext:value-type="float">
            <text:p>0.05531</text:p>
          </table:table-cell>
          <table:table-cell office:value-type="float" office:value="0.05468" calcext:value-type="float">
            <text:p>0.05468</text:p>
          </table:table-cell>
          <table:table-cell office:value-type="float" office:value="0.05782" calcext:value-type="float">
            <text:p>0.05782</text:p>
          </table:table-cell>
          <table:table-cell office:value-type="string" calcext:value-type="string">
            <text:p>Uncal</text:p>
          </table:table-cell>
          <table:table-cell office:value-type="float" office:value="0.05621" calcext:value-type="float">
            <text:p>0.05621</text:p>
          </table:table-cell>
          <table:table-cell office:value-type="float" office:value="0.05634" calcext:value-type="float">
            <text:p>0.05634</text:p>
          </table:table-cell>
          <table:table-cell office:value-type="string" calcext:value-type="string">
            <text:p>117.29264 o</text:p>
          </table:table-cell>
          <table:table-cell office:value-type="string" calcext:value-type="string">
            <text:p>118.33786 o</text:p>
          </table:table-cell>
          <table:table-cell office:value-type="string" calcext:value-type="string">
            <text:p>119.40051 o</text:p>
          </table:table-cell>
          <table:table-cell office:value-type="string" calcext:value-type="string">
            <text:p>38.86614 o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95.30552 o</text:p>
          </table:table-cell>
          <table:table-cell office:value-type="string" calcext:value-type="string">
            <text:p>113.99362 o</text:p>
          </table:table-cell>
          <table:table-cell office:value-type="string" calcext:value-type="string">
            <text:p>116.41278 o</text:p>
          </table:table-cell>
          <table:table-cell office:value-type="string" calcext:value-type="string">
            <text:p>114.82227 o</text:p>
          </table:table-cell>
          <table:table-cell office:value-type="string" calcext:value-type="string">
            <text:p>105.07727 o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112.51712 o</text:p>
          </table:table-cell>
          <table:table-cell office:value-type="string" calcext:value-type="string">
            <text:p>-0.00178 u</text:p>
          </table:table-cell>
          <table:table-cell office:value-type="string" calcext:value-type="string">
            <text:p>-0.00048 u</text:p>
          </table:table-cell>
          <table:table-cell office:value-type="string" calcext:value-type="string">
            <text:p>-0.00205 u</text:p>
          </table:table-cell>
          <table:table-cell office:value-type="string" calcext:value-type="string">
            <text:p>-0.00418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86572" calcext:value-type="float">
            <text:p>2.86572</text:p>
          </table:table-cell>
          <table:table-cell office:value-type="float" office:value="2.72126" calcext:value-type="float">
            <text:p>2.72126</text:p>
          </table:table-cell>
          <table:table-cell office:value-type="float" office:value="2.28444" calcext:value-type="float">
            <text:p>2.28444</text:p>
          </table:table-cell>
          <table:table-cell office:value-type="float" office:value="2.23763" calcext:value-type="float">
            <text:p>2.23763</text:p>
          </table:table-cell>
          <table:table-cell office:value-type="float" office:value="0.013687" calcext:value-type="float">
            <text:p>0.013687</text:p>
          </table:table-cell>
          <table:table-cell office:value-type="string" calcext:value-type="string">
            <text:p>Uncal</text:p>
          </table:table-cell>
          <table:table-cell office:value-type="float" office:value="3.6011" calcext:value-type="float">
            <text:p>3.6011</text:p>
          </table:table-cell>
          <table:table-cell office:value-type="float" office:value="3.59646" calcext:value-type="float">
            <text:p>3.59646</text:p>
          </table:table-cell>
          <table:table-cell office:value-type="float" office:value="3.8016" calcext:value-type="float">
            <text:p>3.8016</text:p>
          </table:table-cell>
          <table:table-cell office:value-type="float" office:value="3.76256" calcext:value-type="float">
            <text:p>3.76256</text:p>
          </table:table-cell>
          <table:table-cell office:value-type="float" office:value="3.79617" calcext:value-type="float">
            <text:p>3.79617</text:p>
          </table:table-cell>
          <table:table-cell office:value-type="float" office:value="3.80192" calcext:value-type="float">
            <text:p>3.80192</text:p>
          </table:table-cell>
          <table:table-cell office:value-type="string" calcext:value-type="string">
            <text:p>-0.00001 u</text:p>
          </table:table-cell>
          <table:table-cell office:value-type="string" calcext:value-type="string">
            <text:p>-0.00004 u</text:p>
          </table:table-cell>
          <table:table-cell office:value-type="string" calcext:value-type="string">
            <text:p>-0.00115 u</text:p>
          </table:table-cell>
          <table:table-cell office:value-type="string" calcext:value-type="string">
            <text:p>-0.00095 u</text:p>
          </table:table-cell>
          <table:table-cell office:value-type="string" calcext:value-type="string">
            <text:p>Uncal</text:p>
          </table:table-cell>
          <table:table-cell office:value-type="float" office:value="12.83564" calcext:value-type="float">
            <text:p>12.83564</text:p>
          </table:table-cell>
          <table:table-cell office:value-type="float" office:value="12.77652" calcext:value-type="float">
            <text:p>12.77652</text:p>
          </table:table-cell>
          <table:table-cell office:value-type="string" calcext:value-type="string">
            <text:p>Uncal</text:p>
          </table:table-cell>
          <table:table-cell office:value-type="float" office:value="11.18646" calcext:value-type="float">
            <text:p>11.18646</text:p>
          </table:table-cell>
          <table:table-cell office:value-type="float" office:value="11.21737" calcext:value-type="float">
            <text:p>11.21737</text:p>
          </table:table-cell>
          <table:table-cell office:value-type="string" calcext:value-type="string">
            <text:p>11.43211 o</text:p>
          </table:table-cell>
          <table:table-cell office:value-type="float" office:value="10.37728" calcext:value-type="float">
            <text:p>10.37728</text:p>
          </table:table-cell>
          <table:table-cell office:value-type="float" office:value="9.89271" calcext:value-type="float">
            <text:p>9.89271</text:p>
          </table:table-cell>
          <table:table-cell office:value-type="float" office:value="9.63036" calcext:value-type="float">
            <text:p>9.63036</text:p>
          </table:table-cell>
          <table:table-cell office:value-type="float" office:value="8.37867" calcext:value-type="float">
            <text:p>8.37867</text:p>
          </table:table-cell>
          <table:table-cell office:value-type="float" office:value="8.32699" calcext:value-type="float">
            <text:p>8.32699</text:p>
          </table:table-cell>
          <table:table-cell office:value-type="float" office:value="8.55909" calcext:value-type="float">
            <text:p>8.55909</text:p>
          </table:table-cell>
          <table:table-cell office:value-type="float" office:value="8.43108" calcext:value-type="float">
            <text:p>8.43108</text:p>
          </table:table-cell>
          <table:table-cell office:value-type="float" office:value="8.50267" calcext:value-type="float">
            <text:p>8.50267</text:p>
          </table:table-cell>
          <table:table-cell office:value-type="float" office:value="8.55471" calcext:value-type="float">
            <text:p>8.55471</text:p>
          </table:table-cell>
          <table:table-cell office:value-type="float" office:value="0.43284" calcext:value-type="float">
            <text:p>0.43284</text:p>
          </table:table-cell>
          <table:table-cell office:value-type="float" office:value="0.43644" calcext:value-type="float">
            <text:p>0.43644</text:p>
          </table:table-cell>
          <table:table-cell office:value-type="float" office:value="0.4276" calcext:value-type="float">
            <text:p>0.4276</text:p>
          </table:table-cell>
          <table:table-cell office:value-type="float" office:value="0.43256" calcext:value-type="float">
            <text:p>0.43256</text:p>
          </table:table-cell>
        </table:table-row>
        <table:table-row table:style-name="ro1"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NEP24-031</text:p>
          </table:table-cell>
          <table:table-cell office:value-type="float" office:value="0.00303" calcext:value-type="float">
            <text:p>0.00303</text:p>
          </table:table-cell>
          <table:table-cell office:value-type="string" calcext:value-type="string">
            <text:p>0.00495 u</text:p>
          </table:table-cell>
          <table:table-cell office:value-type="string" calcext:value-type="string">
            <text:p>0.00076 u</text:p>
          </table:table-cell>
          <table:table-cell office:value-type="string" calcext:value-type="string">
            <text:p>0.00052 u</text:p>
          </table:table-cell>
          <table:table-cell office:value-type="string" calcext:value-type="string">
            <text:p>0.00098 u</text:p>
          </table:table-cell>
          <table:table-cell office:value-type="string" calcext:value-type="string">
            <text:p>0.00105 u</text:p>
          </table:table-cell>
          <table:table-cell office:value-type="string" calcext:value-type="string">
            <text:p>-0.00374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75 u</text:p>
          </table:table-cell>
          <table:table-cell office:value-type="string" calcext:value-type="string">
            <text:p>0.00034 u</text:p>
          </table:table-cell>
          <table:table-cell office:value-type="float" office:value="0.51267" calcext:value-type="float">
            <text:p>0.51267</text:p>
          </table:table-cell>
          <table:table-cell office:value-type="float" office:value="0.53455" calcext:value-type="float">
            <text:p>0.53455</text:p>
          </table:table-cell>
          <table:table-cell office:value-type="float" office:value="0.53616" calcext:value-type="float">
            <text:p>0.53616</text:p>
          </table:table-cell>
          <table:table-cell office:value-type="float" office:value="0.52514" calcext:value-type="float">
            <text:p>0.52514</text:p>
          </table:table-cell>
          <table:table-cell office:value-type="float" office:value="0.52583" calcext:value-type="float">
            <text:p>0.52583</text:p>
          </table:table-cell>
          <table:table-cell office:value-type="float" office:value="0.52304" calcext:value-type="float">
            <text:p>0.52304</text:p>
          </table:table-cell>
          <table:table-cell office:value-type="float" office:value="0.53865" calcext:value-type="float">
            <text:p>0.53865</text:p>
          </table:table-cell>
          <table:table-cell office:value-type="float" office:value="0.51595" calcext:value-type="float">
            <text:p>0.51595</text:p>
          </table:table-cell>
          <table:table-cell office:value-type="float" office:value="0.52303" calcext:value-type="float">
            <text:p>0.52303</text:p>
          </table:table-cell>
          <table:table-cell office:value-type="float" office:value="0.51429" calcext:value-type="float">
            <text:p>0.51429</text:p>
          </table:table-cell>
          <table:table-cell office:value-type="float" office:value="0.50788" calcext:value-type="float">
            <text:p>0.50788</text:p>
          </table:table-cell>
          <table:table-cell office:value-type="float" office:value="0.49938" calcext:value-type="float">
            <text:p>0.49938</text:p>
          </table:table-cell>
          <table:table-cell office:value-type="string" calcext:value-type="string">
            <text:p>-0.00007 u</text:p>
          </table:table-cell>
          <table:table-cell office:value-type="string" calcext:value-type="string">
            <text:p>0.00064 u</text:p>
          </table:table-cell>
          <table:table-cell office:value-type="string" calcext:value-type="string">
            <text:p>-0.00123 u</text:p>
          </table:table-cell>
          <table:table-cell office:value-type="string" calcext:value-type="string">
            <text:p>-0.00303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04314" calcext:value-type="float">
            <text:p>0.04314</text:p>
          </table:table-cell>
          <table:table-cell office:value-type="float" office:value="0.04484" calcext:value-type="float">
            <text:p>0.04484</text:p>
          </table:table-cell>
          <table:table-cell office:value-type="float" office:value="0.23725" calcext:value-type="float">
            <text:p>0.23725</text:p>
          </table:table-cell>
          <table:table-cell office:value-type="string" calcext:value-type="string">
            <text:p>-0.00938 u</text:p>
          </table:table-cell>
          <table:table-cell office:value-type="string" calcext:value-type="string">
            <text:p>0.000029 u</text:p>
          </table:table-cell>
          <table:table-cell office:value-type="string" calcext:value-type="string">
            <text:p>Uncal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29" calcext:value-type="float">
            <text:p>0.00029</text:p>
          </table:table-cell>
          <table:table-cell office:value-type="string" calcext:value-type="string">
            <text:p>-0.00066 u</text:p>
          </table:table-cell>
          <table:table-cell office:value-type="string" calcext:value-type="string">
            <text:p>0.00008 u</text:p>
          </table:table-cell>
          <table:table-cell office:value-type="string" calcext:value-type="string">
            <text:p>Uncal</text:p>
          </table:table-cell>
          <table:table-cell office:value-type="float" office:value="0.03726" calcext:value-type="float">
            <text:p>0.03726</text:p>
          </table:table-cell>
          <table:table-cell office:value-type="float" office:value="0.03947" calcext:value-type="float">
            <text:p>0.03947</text:p>
          </table:table-cell>
          <table:table-cell office:value-type="string" calcext:value-type="string">
            <text:p>Uncal</text:p>
          </table:table-cell>
          <table:table-cell office:value-type="float" office:value="0.02331" calcext:value-type="float">
            <text:p>0.02331</text:p>
          </table:table-cell>
          <table:table-cell office:value-type="float" office:value="0.02429" calcext:value-type="float">
            <text:p>0.02429</text:p>
          </table:table-cell>
          <table:table-cell office:value-type="string" calcext:value-type="string">
            <text:p>0.10769 u</text:p>
          </table:table-cell>
          <table:table-cell office:value-type="float" office:value="0.07596" calcext:value-type="float">
            <text:p>0.07596</text:p>
          </table:table-cell>
          <table:table-cell office:value-type="string" calcext:value-type="string">
            <text:p>0.15140 u</text:p>
          </table:table-cell>
          <table:table-cell office:value-type="string" calcext:value-type="string">
            <text:p>0.07851 u</text:p>
          </table:table-cell>
          <table:table-cell office:value-type="string" calcext:value-type="string">
            <text:p>0.01369 u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2149" calcext:value-type="float">
            <text:p>0.02149</text:p>
          </table:table-cell>
          <table:table-cell office:value-type="string" calcext:value-type="string">
            <text:p>-0.02904 u</text:p>
          </table:table-cell>
          <table:table-cell office:value-type="string" calcext:value-type="string">
            <text:p>-0.03431 u</text:p>
          </table:table-cell>
          <table:table-cell office:value-type="string" calcext:value-type="string">
            <text:p>0.01226 u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74" calcext:value-type="float">
            <text:p>0.00074</text:p>
          </table:table-cell>
        </table:table-row>
        <table:table-row table:style-name="ro1"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NEP24-029</text:p>
          </table:table-cell>
          <table:table-cell office:value-type="float" office:value="0.00207" calcext:value-type="float">
            <text:p>0.00207</text:p>
          </table:table-cell>
          <table:table-cell office:value-type="string" calcext:value-type="string">
            <text:p>0.00457 u</text:p>
          </table:table-cell>
          <table:table-cell office:value-type="string" calcext:value-type="string">
            <text:p>0.00102 u</text:p>
          </table:table-cell>
          <table:table-cell office:value-type="string" calcext:value-type="string">
            <text:p>0.00104 u</text:p>
          </table:table-cell>
          <table:table-cell office:value-type="string" calcext:value-type="string">
            <text:p>0.00148 u</text:p>
          </table:table-cell>
          <table:table-cell office:value-type="string" calcext:value-type="string">
            <text:p>0.00155 u</text:p>
          </table:table-cell>
          <table:table-cell office:value-type="string" calcext:value-type="string">
            <text:p>-0.00017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124 u</text:p>
          </table:table-cell>
          <table:table-cell office:value-type="string" calcext:value-type="string">
            <text:p>0.00100 u</text:p>
          </table:table-cell>
          <table:table-cell office:value-type="float" office:value="0.37537" calcext:value-type="float">
            <text:p>0.37537</text:p>
          </table:table-cell>
          <table:table-cell office:value-type="float" office:value="0.39336" calcext:value-type="float">
            <text:p>0.39336</text:p>
          </table:table-cell>
          <table:table-cell office:value-type="float" office:value="0.39143" calcext:value-type="float">
            <text:p>0.39143</text:p>
          </table:table-cell>
          <table:table-cell office:value-type="float" office:value="0.38386" calcext:value-type="float">
            <text:p>0.38386</text:p>
          </table:table-cell>
          <table:table-cell office:value-type="float" office:value="0.38299" calcext:value-type="float">
            <text:p>0.38299</text:p>
          </table:table-cell>
          <table:table-cell office:value-type="float" office:value="0.38324" calcext:value-type="float">
            <text:p>0.3832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38456" calcext:value-type="float">
            <text:p>0.38456</text:p>
          </table:table-cell>
          <table:table-cell office:value-type="float" office:value="0.37875" calcext:value-type="float">
            <text:p>0.37875</text:p>
          </table:table-cell>
          <table:table-cell office:value-type="float" office:value="0.37623" calcext:value-type="float">
            <text:p>0.37623</text:p>
          </table:table-cell>
          <table:table-cell office:value-type="string" calcext:value-type="string">
            <text:p>-0.00044 u</text:p>
          </table:table-cell>
          <table:table-cell office:value-type="string" calcext:value-type="string">
            <text:p>0.00111 u</text:p>
          </table:table-cell>
          <table:table-cell office:value-type="string" calcext:value-type="string">
            <text:p>-0.00007 u</text:p>
          </table:table-cell>
          <table:table-cell office:value-type="string" calcext:value-type="string">
            <text:p>-0.00789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03851" calcext:value-type="float">
            <text:p>0.03851</text:p>
          </table:table-cell>
          <table:table-cell office:value-type="float" office:value="0.03624" calcext:value-type="float">
            <text:p>0.03624</text:p>
          </table:table-cell>
          <table:table-cell office:value-type="float" office:value="0.16346" calcext:value-type="float">
            <text:p>0.16346</text:p>
          </table:table-cell>
          <table:table-cell office:value-type="string" calcext:value-type="string">
            <text:p>0.02914 u</text:p>
          </table:table-cell>
          <table:table-cell office:value-type="string" calcext:value-type="string">
            <text:p>0.000135 u</text:p>
          </table:table-cell>
          <table:table-cell office:value-type="string" calcext:value-type="string">
            <text:p>Uncal</text:p>
          </table:table-cell>
          <table:table-cell office:value-type="float" office:value="0.02309" calcext:value-type="float">
            <text:p>0.02309</text:p>
          </table:table-cell>
          <table:table-cell office:value-type="float" office:value="0.02281" calcext:value-type="float">
            <text:p>0.02281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2239" calcext:value-type="float">
            <text:p>0.02239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71" calcext:value-type="float">
            <text:p>0.00071</text:p>
          </table:table-cell>
          <table:table-cell office:value-type="string" calcext:value-type="string">
            <text:p>-0.00037 u</text:p>
          </table:table-cell>
          <table:table-cell office:value-type="string" calcext:value-type="string">
            <text:p>0.00001 u</text:p>
          </table:table-cell>
          <table:table-cell office:value-type="string" calcext:value-type="string">
            <text:p>Uncal</text:p>
          </table:table-cell>
          <table:table-cell office:value-type="float" office:value="0.04791" calcext:value-type="float">
            <text:p>0.04791</text:p>
          </table:table-cell>
          <table:table-cell office:value-type="float" office:value="0.05101" calcext:value-type="float">
            <text:p>0.05101</text:p>
          </table:table-cell>
          <table:table-cell office:value-type="string" calcext:value-type="string">
            <text:p>Uncal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894" calcext:value-type="float">
            <text:p>0.03894</text:p>
          </table:table-cell>
          <table:table-cell office:value-type="float" office:value="0.21294" calcext:value-type="float">
            <text:p>0.21294</text:p>
          </table:table-cell>
          <table:table-cell office:value-type="float" office:value="0.16971" calcext:value-type="float">
            <text:p>0.16971</text:p>
          </table:table-cell>
          <table:table-cell office:value-type="string" calcext:value-type="string">
            <text:p>0.14289 u</text:p>
          </table:table-cell>
          <table:table-cell office:value-type="float" office:value="0.17094" calcext:value-type="float">
            <text:p>0.17094</text:p>
          </table:table-cell>
          <table:table-cell office:value-type="string" calcext:value-type="string">
            <text:p>0.01908 u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-0.02009 u</text:p>
          </table:table-cell>
          <table:table-cell office:value-type="string" calcext:value-type="string">
            <text:p>-0.02890 u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NEP24-032</text:p>
          </table:table-cell>
          <table:table-cell office:value-type="string" calcext:value-type="string">
            <text:p>0.00105 u</text:p>
          </table:table-cell>
          <table:table-cell office:value-type="string" calcext:value-type="string">
            <text:p>0.00676 u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0.00937" calcext:value-type="float">
            <text:p>0.00937</text:p>
          </table:table-cell>
          <table:table-cell office:value-type="float" office:value="0.00935" calcext:value-type="float">
            <text:p>0.00935</text:p>
          </table:table-cell>
          <table:table-cell office:value-type="string" calcext:value-type="string">
            <text:p>0.00712 u</text:p>
          </table:table-cell>
          <table:table-cell office:value-type="string" calcext:value-type="string">
            <text:p>Uncal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56604" calcext:value-type="float">
            <text:p>0.56604</text:p>
          </table:table-cell>
          <table:table-cell office:value-type="float" office:value="0.59324" calcext:value-type="float">
            <text:p>0.59324</text:p>
          </table:table-cell>
          <table:table-cell office:value-type="float" office:value="0.59669" calcext:value-type="float">
            <text:p>0.59669</text:p>
          </table:table-cell>
          <table:table-cell office:value-type="float" office:value="0.58313" calcext:value-type="float">
            <text:p>0.58313</text:p>
          </table:table-cell>
          <table:table-cell office:value-type="float" office:value="0.57705" calcext:value-type="float">
            <text:p>0.57705</text:p>
          </table:table-cell>
          <table:table-cell office:value-type="float" office:value="0.57846" calcext:value-type="float">
            <text:p>0.57846</text:p>
          </table:table-cell>
          <table:table-cell office:value-type="float" office:value="0.58451" calcext:value-type="float">
            <text:p>0.58451</text:p>
          </table:table-cell>
          <table:table-cell office:value-type="float" office:value="0.58489" calcext:value-type="float">
            <text:p>0.58489</text:p>
          </table:table-cell>
          <table:table-cell office:value-type="float" office:value="0.57428" calcext:value-type="float">
            <text:p>0.57428</text:p>
          </table:table-cell>
          <table:table-cell office:value-type="float" office:value="0.58558" calcext:value-type="float">
            <text:p>0.58558</text:p>
          </table:table-cell>
          <table:table-cell office:value-type="float" office:value="0.57768" calcext:value-type="float">
            <text:p>0.57768</text:p>
          </table:table-cell>
          <table:table-cell office:value-type="float" office:value="0.56923" calcext:value-type="float">
            <text:p>0.56923</text:p>
          </table:table-cell>
          <table:table-cell office:value-type="string" calcext:value-type="string">
            <text:p>-0.00090 u</text:p>
          </table:table-cell>
          <table:table-cell office:value-type="string" calcext:value-type="string">
            <text:p>-0.00038 u</text:p>
          </table:table-cell>
          <table:table-cell office:value-type="string" calcext:value-type="string">
            <text:p>-0.00180 u</text:p>
          </table:table-cell>
          <table:table-cell office:value-type="string" calcext:value-type="string">
            <text:p>-0.00341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02512" calcext:value-type="float">
            <text:p>0.02512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21261" calcext:value-type="float">
            <text:p>0.21261</text:p>
          </table:table-cell>
          <table:table-cell office:value-type="string" calcext:value-type="string">
            <text:p>-0.15009 u</text:p>
          </table:table-cell>
          <table:table-cell office:value-type="string" calcext:value-type="string">
            <text:p>0.000195 u</text:p>
          </table:table-cell>
          <table:table-cell office:value-type="string" calcext:value-type="string">
            <text:p>Uncal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02187" calcext:value-type="float">
            <text:p>0.02187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2106" calcext:value-type="float">
            <text:p>0.02106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-0.00048 u</text:p>
          </table:table-cell>
          <table:table-cell office:value-type="string" calcext:value-type="string">
            <text:p>-0.00021 u</text:p>
          </table:table-cell>
          <table:table-cell office:value-type="string" calcext:value-type="string">
            <text:p>Uncal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2677" calcext:value-type="float">
            <text:p>0.02677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617 u</text:p>
          </table:table-cell>
          <table:table-cell office:value-type="float" office:value="0.01737" calcext:value-type="float">
            <text:p>0.01737</text:p>
          </table:table-cell>
          <table:table-cell office:value-type="string" calcext:value-type="string">
            <text:p>0.09510 u</text:p>
          </table:table-cell>
          <table:table-cell office:value-type="float" office:value="0.0823" calcext:value-type="float">
            <text:p>0.0823</text:p>
          </table:table-cell>
          <table:table-cell office:value-type="string" calcext:value-type="string">
            <text:p>0.07398 u</text:p>
          </table:table-cell>
          <table:table-cell office:value-type="string" calcext:value-type="string">
            <text:p>0.09101 u</text:p>
          </table:table-cell>
          <table:table-cell office:value-type="string" calcext:value-type="string">
            <text:p>0.02290 u</text:p>
          </table:table-cell>
          <table:table-cell office:value-type="float" office:value="0.02354" calcext:value-type="float">
            <text:p>0.02354</text:p>
          </table:table-cell>
          <table:table-cell office:value-type="float" office:value="0.02822" calcext:value-type="float">
            <text:p>0.02822</text:p>
          </table:table-cell>
          <table:table-cell office:value-type="string" calcext:value-type="string">
            <text:p>0.01074 u</text:p>
          </table:table-cell>
          <table:table-cell office:value-type="string" calcext:value-type="string">
            <text:p>-0.01024 u</text:p>
          </table:table-cell>
          <table:table-cell office:value-type="string" calcext:value-type="string">
            <text:p>0.01475 u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91" calcext:value-type="float">
            <text:p>0.00091</text:p>
          </table:table-cell>
        </table:table-row>
        <table:table-row table:style-name="ro1"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NEP24-035</text:p>
          </table:table-cell>
          <table:table-cell office:value-type="float" office:value="0.00392" calcext:value-type="float">
            <text:p>0.00392</text:p>
          </table:table-cell>
          <table:table-cell office:value-type="string" calcext:value-type="string">
            <text:p>0.00700 u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00871" calcext:value-type="float">
            <text:p>0.00871</text:p>
          </table:table-cell>
          <table:table-cell office:value-type="string" calcext:value-type="string">
            <text:p>Uncal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1.3406" calcext:value-type="float">
            <text:p>1.3406</text:p>
          </table:table-cell>
          <table:table-cell office:value-type="float" office:value="1.37965" calcext:value-type="float">
            <text:p>1.37965</text:p>
          </table:table-cell>
          <table:table-cell office:value-type="float" office:value="1.3715" calcext:value-type="float">
            <text:p>1.3715</text:p>
          </table:table-cell>
          <table:table-cell office:value-type="float" office:value="1.32977" calcext:value-type="float">
            <text:p>1.32977</text:p>
          </table:table-cell>
          <table:table-cell office:value-type="float" office:value="1.34027" calcext:value-type="float">
            <text:p>1.34027</text:p>
          </table:table-cell>
          <table:table-cell office:value-type="float" office:value="1.32536" calcext:value-type="float">
            <text:p>1.32536</text:p>
          </table:table-cell>
          <table:table-cell office:value-type="float" office:value="1.36365" calcext:value-type="float">
            <text:p>1.36365</text:p>
          </table:table-cell>
          <table:table-cell office:value-type="float" office:value="1.37425" calcext:value-type="float">
            <text:p>1.37425</text:p>
          </table:table-cell>
          <table:table-cell office:value-type="float" office:value="1.38372" calcext:value-type="float">
            <text:p>1.38372</text:p>
          </table:table-cell>
          <table:table-cell office:value-type="float" office:value="1.38769" calcext:value-type="float">
            <text:p>1.38769</text:p>
          </table:table-cell>
          <table:table-cell office:value-type="float" office:value="1.36394" calcext:value-type="float">
            <text:p>1.36394</text:p>
          </table:table-cell>
          <table:table-cell office:value-type="float" office:value="1.33798" calcext:value-type="float">
            <text:p>1.33798</text:p>
          </table:table-cell>
          <table:table-cell office:value-type="string" calcext:value-type="string">
            <text:p>-0.00085 u</text:p>
          </table:table-cell>
          <table:table-cell office:value-type="string" calcext:value-type="string">
            <text:p>0.00041 u</text:p>
          </table:table-cell>
          <table:table-cell office:value-type="string" calcext:value-type="string">
            <text:p>-0.00114 u</text:p>
          </table:table-cell>
          <table:table-cell office:value-type="string" calcext:value-type="string">
            <text:p>-0.00965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6059" calcext:value-type="float">
            <text:p>0.06059</text:p>
          </table:table-cell>
          <table:table-cell office:value-type="float" office:value="0.21171" calcext:value-type="float">
            <text:p>0.21171</text:p>
          </table:table-cell>
          <table:table-cell office:value-type="string" calcext:value-type="string">
            <text:p>0.07152 u</text:p>
          </table:table-cell>
          <table:table-cell office:value-type="string" calcext:value-type="string">
            <text:p>0.000225 u</text:p>
          </table:table-cell>
          <table:table-cell office:value-type="string" calcext:value-type="string">
            <text:p>Uncal</text:p>
          </table:table-cell>
          <table:table-cell office:value-type="float" office:value="0.07086" calcext:value-type="float">
            <text:p>0.07086</text:p>
          </table:table-cell>
          <table:table-cell office:value-type="float" office:value="0.07043" calcext:value-type="float">
            <text:p>0.07043</text:p>
          </table:table-cell>
          <table:table-cell office:value-type="float" office:value="0.07147" calcext:value-type="float">
            <text:p>0.07147</text:p>
          </table:table-cell>
          <table:table-cell office:value-type="float" office:value="0.07051" calcext:value-type="float">
            <text:p>0.07051</text:p>
          </table:table-cell>
          <table:table-cell office:value-type="float" office:value="0.07136" calcext:value-type="float">
            <text:p>0.07136</text:p>
          </table:table-cell>
          <table:table-cell office:value-type="float" office:value="0.07121" calcext:value-type="float">
            <text:p>0.07121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42" calcext:value-type="float">
            <text:p>0.00142</text:p>
          </table:table-cell>
          <table:table-cell office:value-type="string" calcext:value-type="string">
            <text:p>0.00044 u</text:p>
          </table:table-cell>
          <table:table-cell office:value-type="string" calcext:value-type="string">
            <text:p>0.00095 u</text:p>
          </table:table-cell>
          <table:table-cell office:value-type="string" calcext:value-type="string">
            <text:p>Uncal</text:p>
          </table:table-cell>
          <table:table-cell office:value-type="float" office:value="0.10729" calcext:value-type="float">
            <text:p>0.10729</text:p>
          </table:table-cell>
          <table:table-cell office:value-type="float" office:value="0.11528" calcext:value-type="float">
            <text:p>0.11528</text:p>
          </table:table-cell>
          <table:table-cell office:value-type="string" calcext:value-type="string">
            <text:p>Uncal</text:p>
          </table:table-cell>
          <table:table-cell office:value-type="float" office:value="0.09953" calcext:value-type="float">
            <text:p>0.09953</text:p>
          </table:table-cell>
          <table:table-cell office:value-type="float" office:value="0.10437" calcext:value-type="float">
            <text:p>0.10437</text:p>
          </table:table-cell>
          <table:table-cell office:value-type="float" office:value="0.23014" calcext:value-type="float">
            <text:p>0.23014</text:p>
          </table:table-cell>
          <table:table-cell office:value-type="float" office:value="0.21054" calcext:value-type="float">
            <text:p>0.21054</text:p>
          </table:table-cell>
          <table:table-cell office:value-type="string" calcext:value-type="string">
            <text:p>0.22465 u</text:p>
          </table:table-cell>
          <table:table-cell office:value-type="float" office:value="0.20815" calcext:value-type="float">
            <text:p>0.20815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4835" calcext:value-type="float">
            <text:p>0.04835</text:p>
          </table:table-cell>
          <table:table-cell office:value-type="float" office:value="0.06097" calcext:value-type="float">
            <text:p>0.06097</text:p>
          </table:table-cell>
          <table:table-cell office:value-type="string" calcext:value-type="string">
            <text:p>0.00818 u</text:p>
          </table:table-cell>
          <table:table-cell office:value-type="string" calcext:value-type="string">
            <text:p>0.02389 u</text:p>
          </table:table-cell>
          <table:table-cell office:value-type="float" office:value="0.04673" calcext:value-type="float">
            <text:p>0.04673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214" calcext:value-type="float">
            <text:p>0.00214</text:p>
          </table:table-cell>
        </table:table-row>
        <table:table-row table:style-name="ro1"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NEP24-036</text:p>
          </table:table-cell>
          <table:table-cell office:value-type="float" office:value="0.00186" calcext:value-type="float">
            <text:p>0.00186</text:p>
          </table:table-cell>
          <table:table-cell office:value-type="string" calcext:value-type="string">
            <text:p>0.00488 u</text:p>
          </table:table-cell>
          <table:table-cell office:value-type="string" calcext:value-type="string">
            <text:p>0.00186 u</text:p>
          </table:table-cell>
          <table:table-cell office:value-type="string" calcext:value-type="string">
            <text:p>0.00160 u</text:p>
          </table:table-cell>
          <table:table-cell office:value-type="string" calcext:value-type="string">
            <text:p>0.00196 u</text:p>
          </table:table-cell>
          <table:table-cell office:value-type="string" calcext:value-type="string">
            <text:p>0.00203 u</text:p>
          </table:table-cell>
          <table:table-cell office:value-type="string" calcext:value-type="string">
            <text:p>-0.00109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173 u</text:p>
          </table:table-cell>
          <table:table-cell office:value-type="string" calcext:value-type="string">
            <text:p>0.00137 u</text:p>
          </table:table-cell>
          <table:table-cell office:value-type="float" office:value="0.41315" calcext:value-type="float">
            <text:p>0.41315</text:p>
          </table:table-cell>
          <table:table-cell office:value-type="float" office:value="0.42791" calcext:value-type="float">
            <text:p>0.42791</text:p>
          </table:table-cell>
          <table:table-cell office:value-type="float" office:value="0.42867" calcext:value-type="float">
            <text:p>0.42867</text:p>
          </table:table-cell>
          <table:table-cell office:value-type="float" office:value="0.41996" calcext:value-type="float">
            <text:p>0.41996</text:p>
          </table:table-cell>
          <table:table-cell office:value-type="float" office:value="0.4164" calcext:value-type="float">
            <text:p>0.4164</text:p>
          </table:table-cell>
          <table:table-cell office:value-type="float" office:value="0.41718" calcext:value-type="float">
            <text:p>0.41718</text:p>
          </table:table-cell>
          <table:table-cell office:value-type="float" office:value="0.41834" calcext:value-type="float">
            <text:p>0.41834</text:p>
          </table:table-cell>
          <table:table-cell office:value-type="float" office:value="0.41995" calcext:value-type="float">
            <text:p>0.41995</text:p>
          </table:table-cell>
          <table:table-cell office:value-type="float" office:value="0.42492" calcext:value-type="float">
            <text:p>0.42492</text:p>
          </table:table-cell>
          <table:table-cell office:value-type="float" office:value="0.42176" calcext:value-type="float">
            <text:p>0.42176</text:p>
          </table:table-cell>
          <table:table-cell office:value-type="float" office:value="0.41562" calcext:value-type="float">
            <text:p>0.41562</text:p>
          </table:table-cell>
          <table:table-cell office:value-type="float" office:value="0.41393" calcext:value-type="float">
            <text:p>0.41393</text:p>
          </table:table-cell>
          <table:table-cell office:value-type="string" calcext:value-type="string">
            <text:p>0.00023 u</text:p>
          </table:table-cell>
          <table:table-cell office:value-type="string" calcext:value-type="string">
            <text:p>0.00136 u</text:p>
          </table:table-cell>
          <table:table-cell office:value-type="string" calcext:value-type="string">
            <text:p>0.00001 u</text:p>
          </table:table-cell>
          <table:table-cell office:value-type="string" calcext:value-type="string">
            <text:p>-0.00528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05098" calcext:value-type="float">
            <text:p>0.05098</text:p>
          </table:table-cell>
          <table:table-cell office:value-type="float" office:value="0.05486" calcext:value-type="float">
            <text:p>0.05486</text:p>
          </table:table-cell>
          <table:table-cell office:value-type="float" office:value="0.19393" calcext:value-type="float">
            <text:p>0.19393</text:p>
          </table:table-cell>
          <table:table-cell office:value-type="string" calcext:value-type="string">
            <text:p>0.01242 u</text:p>
          </table:table-cell>
          <table:table-cell office:value-type="string" calcext:value-type="string">
            <text:p>0.000193 u</text:p>
          </table:table-cell>
          <table:table-cell office:value-type="string" calcext:value-type="string">
            <text:p>Uncal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732" calcext:value-type="float">
            <text:p>0.01732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72" calcext:value-type="float">
            <text:p>0.00072</text:p>
          </table:table-cell>
          <table:table-cell office:value-type="string" calcext:value-type="string">
            <text:p>-0.00025 u</text:p>
          </table:table-cell>
          <table:table-cell office:value-type="string" calcext:value-type="string">
            <text:p>0.00011 u</text:p>
          </table:table-cell>
          <table:table-cell office:value-type="string" calcext:value-type="string">
            <text:p>Uncal</text:p>
          </table:table-cell>
          <table:table-cell office:value-type="float" office:value="0.04346" calcext:value-type="float">
            <text:p>0.04346</text:p>
          </table:table-cell>
          <table:table-cell office:value-type="float" office:value="0.04582" calcext:value-type="float">
            <text:p>0.04582</text:p>
          </table:table-cell>
          <table:table-cell office:value-type="string" calcext:value-type="string">
            <text:p>Uncal</text:p>
          </table:table-cell>
          <table:table-cell office:value-type="float" office:value="0.04605" calcext:value-type="float">
            <text:p>0.04605</text:p>
          </table:table-cell>
          <table:table-cell office:value-type="float" office:value="0.02891" calcext:value-type="float">
            <text:p>0.02891</text:p>
          </table:table-cell>
          <table:table-cell office:value-type="float" office:value="0.25986" calcext:value-type="float">
            <text:p>0.25986</text:p>
          </table:table-cell>
          <table:table-cell office:value-type="float" office:value="0.22234" calcext:value-type="float">
            <text:p>0.22234</text:p>
          </table:table-cell>
          <table:table-cell office:value-type="float" office:value="0.22992" calcext:value-type="float">
            <text:p>0.22992</text:p>
          </table:table-cell>
          <table:table-cell office:value-type="float" office:value="0.23053" calcext:value-type="float">
            <text:p>0.23053</text:p>
          </table:table-cell>
          <table:table-cell office:value-type="string" calcext:value-type="string">
            <text:p>0.01829 u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3067" calcext:value-type="float">
            <text:p>0.03067</text:p>
          </table:table-cell>
          <table:table-cell office:value-type="string" calcext:value-type="string">
            <text:p>-0.00893 u</text:p>
          </table:table-cell>
          <table:table-cell office:value-type="string" calcext:value-type="string">
            <text:p>-0.02237 u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time" office:time-value="PT02H08M00S" calcext:value-type="time">
            <text:p>02:08:00</text:p>
          </table:table-cell>
          <table:table-cell office:value-type="string" calcext:value-type="string">
            <text:p>NEP24-037</text:p>
          </table:table-cell>
          <table:table-cell office:value-type="float" office:value="0.00281" calcext:value-type="float">
            <text:p>0.00281</text:p>
          </table:table-cell>
          <table:table-cell office:value-type="string" calcext:value-type="string">
            <text:p>0.00719 u</text:p>
          </table:table-cell>
          <table:table-cell office:value-type="string" calcext:value-type="string">
            <text:p>0.00296 u</text:p>
          </table:table-cell>
          <table:table-cell office:value-type="string" calcext:value-type="string">
            <text:p>0.00311 u</text:p>
          </table:table-cell>
          <table:table-cell office:value-type="string" calcext:value-type="string">
            <text:p>0.00339 u</text:p>
          </table:table-cell>
          <table:table-cell office:value-type="string" calcext:value-type="string">
            <text:p>0.00343 u</text:p>
          </table:table-cell>
          <table:table-cell office:value-type="string" calcext:value-type="string">
            <text:p>0.00305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316 u</text:p>
          </table:table-cell>
          <table:table-cell office:value-type="string" calcext:value-type="string">
            <text:p>0.00289 u</text:p>
          </table:table-cell>
          <table:table-cell office:value-type="float" office:value="0.46002" calcext:value-type="float">
            <text:p>0.46002</text:p>
          </table:table-cell>
          <table:table-cell office:value-type="float" office:value="0.48028" calcext:value-type="float">
            <text:p>0.48028</text:p>
          </table:table-cell>
          <table:table-cell office:value-type="float" office:value="0.47857" calcext:value-type="float">
            <text:p>0.47857</text:p>
          </table:table-cell>
          <table:table-cell office:value-type="float" office:value="0.47027" calcext:value-type="float">
            <text:p>0.47027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46986" calcext:value-type="float">
            <text:p>0.46986</text:p>
          </table:table-cell>
          <table:table-cell office:value-type="float" office:value="0.46612" calcext:value-type="float">
            <text:p>0.46612</text:p>
          </table:table-cell>
          <table:table-cell office:value-type="float" office:value="0.47718" calcext:value-type="float">
            <text:p>0.47718</text:p>
          </table:table-cell>
          <table:table-cell office:value-type="float" office:value="0.4807" calcext:value-type="float">
            <text:p>0.4807</text:p>
          </table:table-cell>
          <table:table-cell office:value-type="float" office:value="0.47329" calcext:value-type="float">
            <text:p>0.47329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46169" calcext:value-type="float">
            <text:p>0.46169</text:p>
          </table:table-cell>
          <table:table-cell office:value-type="string" calcext:value-type="string">
            <text:p>0.00060 u</text:p>
          </table:table-cell>
          <table:table-cell office:value-type="float" office:value="0.00204" calcext:value-type="float">
            <text:p>0.00204</text:p>
          </table:table-cell>
          <table:table-cell office:value-type="string" calcext:value-type="string">
            <text:p>0.00099 u</text:p>
          </table:table-cell>
          <table:table-cell office:value-type="string" calcext:value-type="string">
            <text:p>-0.00360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38987" calcext:value-type="float">
            <text:p>0.38987</text:p>
          </table:table-cell>
          <table:table-cell office:value-type="float" office:value="0.39889" calcext:value-type="float">
            <text:p>0.39889</text:p>
          </table:table-cell>
          <table:table-cell office:value-type="float" office:value="0.41089" calcext:value-type="float">
            <text:p>0.41089</text:p>
          </table:table-cell>
          <table:table-cell office:value-type="float" office:value="0.39856" calcext:value-type="float">
            <text:p>0.39856</text:p>
          </table:table-cell>
          <table:table-cell office:value-type="string" calcext:value-type="string">
            <text:p>0.000174 u</text:p>
          </table:table-cell>
          <table:table-cell office:value-type="string" calcext:value-type="string">
            <text:p>Uncal</text:p>
          </table:table-cell>
          <table:table-cell office:value-type="float" office:value="0.09563" calcext:value-type="float">
            <text:p>0.09563</text:p>
          </table:table-cell>
          <table:table-cell office:value-type="float" office:value="0.09513" calcext:value-type="float">
            <text:p>0.09513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09592" calcext:value-type="float">
            <text:p>0.09592</text:p>
          </table:table-cell>
          <table:table-cell office:value-type="float" office:value="0.09602" calcext:value-type="float">
            <text:p>0.09602</text:p>
          </table:table-cell>
          <table:table-cell office:value-type="float" office:value="0.09562" calcext:value-type="float">
            <text:p>0.0956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358" calcext:value-type="float">
            <text:p>0.00358</text:p>
          </table:table-cell>
          <table:table-cell office:value-type="string" calcext:value-type="string">
            <text:p>0.00273 u</text:p>
          </table:table-cell>
          <table:table-cell office:value-type="string" calcext:value-type="string">
            <text:p>0.00301 u</text:p>
          </table:table-cell>
          <table:table-cell office:value-type="string" calcext:value-type="string">
            <text:p>Uncal</text:p>
          </table:table-cell>
          <table:table-cell office:value-type="float" office:value="0.02391" calcext:value-type="float">
            <text:p>0.02391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1375 u</text:p>
          </table:table-cell>
          <table:table-cell office:value-type="string" calcext:value-type="string">
            <text:p>0.00804 u</text:p>
          </table:table-cell>
          <table:table-cell office:value-type="float" office:value="0.21196" calcext:value-type="float">
            <text:p>0.21196</text:p>
          </table:table-cell>
          <table:table-cell office:value-type="float" office:value="0.18672" calcext:value-type="float">
            <text:p>0.18672</text:p>
          </table:table-cell>
          <table:table-cell office:value-type="float" office:value="0.17249" calcext:value-type="float">
            <text:p>0.17249</text:p>
          </table:table-cell>
          <table:table-cell office:value-type="float" office:value="0.17747" calcext:value-type="float">
            <text:p>0.17747</text:p>
          </table:table-cell>
          <table:table-cell office:value-type="string" calcext:value-type="string">
            <text:p>0.02463 u</text:p>
          </table:table-cell>
          <table:table-cell office:value-type="float" office:value="0.03638" calcext:value-type="float">
            <text:p>0.03638</text:p>
          </table:table-cell>
          <table:table-cell office:value-type="float" office:value="0.04255" calcext:value-type="float">
            <text:p>0.04255</text:p>
          </table:table-cell>
          <table:table-cell office:value-type="string" calcext:value-type="string">
            <text:p>-0.06393 u</text:p>
          </table:table-cell>
          <table:table-cell office:value-type="string" calcext:value-type="string">
            <text:p>-0.00486 u</text:p>
          </table:table-cell>
          <table:table-cell office:value-type="float" office:value="0.03081" calcext:value-type="float">
            <text:p>0.0308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92" calcext:value-type="float">
            <text:p>0.00092</text:p>
          </table:table-cell>
        </table:table-row>
        <table:table-row table:style-name="ro1"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NEP24-039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00834" calcext:value-type="float">
            <text:p>0.00834</text:p>
          </table:table-cell>
          <table:table-cell office:value-type="string" calcext:value-type="string">
            <text:p>0.00524 u</text:p>
          </table:table-cell>
          <table:table-cell office:value-type="string" calcext:value-type="string">
            <text:p>0.00519 u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537" calcext:value-type="float">
            <text:p>0.00537</text:p>
          </table:table-cell>
          <table:table-cell office:value-type="string" calcext:value-type="string">
            <text:p>0.00360 u</text:p>
          </table:table-cell>
          <table:table-cell office:value-type="string" calcext:value-type="string">
            <text:p>Uncal</text:p>
          </table:table-cell>
          <table:table-cell office:value-type="float" office:value="0.00522" calcext:value-type="float">
            <text:p>0.00522</text:p>
          </table:table-cell>
          <table:table-cell office:value-type="string" calcext:value-type="string">
            <text:p>0.00490 u</text:p>
          </table:table-cell>
          <table:table-cell office:value-type="float" office:value="4.38104" calcext:value-type="float">
            <text:p>4.38104</text:p>
          </table:table-cell>
          <table:table-cell office:value-type="float" office:value="4.43153" calcext:value-type="float">
            <text:p>4.43153</text:p>
          </table:table-cell>
          <table:table-cell office:value-type="float" office:value="4.39119" calcext:value-type="float">
            <text:p>4.39119</text:p>
          </table:table-cell>
          <table:table-cell office:value-type="float" office:value="4.21192" calcext:value-type="float">
            <text:p>4.21192</text:p>
          </table:table-cell>
          <table:table-cell office:value-type="float" office:value="4.29292" calcext:value-type="float">
            <text:p>4.29292</text:p>
          </table:table-cell>
          <table:table-cell office:value-type="float" office:value="4.28595" calcext:value-type="float">
            <text:p>4.28595</text:p>
          </table:table-cell>
          <table:table-cell office:value-type="float" office:value="4.403" calcext:value-type="float">
            <text:p>4.403</text:p>
          </table:table-cell>
          <table:table-cell office:value-type="float" office:value="4.40198" calcext:value-type="float">
            <text:p>4.40198</text:p>
          </table:table-cell>
          <table:table-cell office:value-type="float" office:value="4.40467" calcext:value-type="float">
            <text:p>4.40467</text:p>
          </table:table-cell>
          <table:table-cell office:value-type="float" office:value="4.38189" calcext:value-type="float">
            <text:p>4.38189</text:p>
          </table:table-cell>
          <table:table-cell office:value-type="float" office:value="4.3183" calcext:value-type="float">
            <text:p>4.3183</text:p>
          </table:table-cell>
          <table:table-cell office:value-type="float" office:value="4.29853" calcext:value-type="float">
            <text:p>4.29853</text:p>
          </table:table-cell>
          <table:table-cell office:value-type="string" calcext:value-type="string">
            <text:p>0.00066 u</text:p>
          </table:table-cell>
          <table:table-cell office:value-type="string" calcext:value-type="string">
            <text:p>0.00204 u</text:p>
          </table:table-cell>
          <table:table-cell office:value-type="string" calcext:value-type="string">
            <text:p>0.00019 u</text:p>
          </table:table-cell>
          <table:table-cell office:value-type="string" calcext:value-type="string">
            <text:p>-0.00529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60026" calcext:value-type="float">
            <text:p>0.60026</text:p>
          </table:table-cell>
          <table:table-cell office:value-type="float" office:value="0.58691" calcext:value-type="float">
            <text:p>0.58691</text:p>
          </table:table-cell>
          <table:table-cell office:value-type="float" office:value="0.64494" calcext:value-type="float">
            <text:p>0.64494</text:p>
          </table:table-cell>
          <table:table-cell office:value-type="float" office:value="0.54256" calcext:value-type="float">
            <text:p>0.54256</text:p>
          </table:table-cell>
          <table:table-cell office:value-type="float" office:value="0.00124" calcext:value-type="float">
            <text:p>0.00124</text:p>
          </table:table-cell>
          <table:table-cell office:value-type="string" calcext:value-type="string">
            <text:p>Uncal</text:p>
          </table:table-cell>
          <table:table-cell office:value-type="float" office:value="0.54926" calcext:value-type="float">
            <text:p>0.54926</text:p>
          </table:table-cell>
          <table:table-cell office:value-type="float" office:value="0.54945" calcext:value-type="float">
            <text:p>0.54945</text:p>
          </table:table-cell>
          <table:table-cell office:value-type="float" office:value="0.55977" calcext:value-type="float">
            <text:p>0.55977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56321" calcext:value-type="float">
            <text:p>0.56321</text:p>
          </table:table-cell>
          <table:table-cell office:value-type="float" office:value="0.55742" calcext:value-type="float">
            <text:p>0.55742</text:p>
          </table:table-cell>
          <table:table-cell office:value-type="float" office:value="0.02529" calcext:value-type="float">
            <text:p>0.02529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2585" calcext:value-type="float">
            <text:p>0.02585</text:p>
          </table:table-cell>
          <table:table-cell office:value-type="string" calcext:value-type="string">
            <text:p>Uncal</text:p>
          </table:table-cell>
          <table:table-cell office:value-type="float" office:value="2.12163" calcext:value-type="float">
            <text:p>2.12163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Uncal</text:p>
          </table:table-cell>
          <table:table-cell office:value-type="float" office:value="2.09198" calcext:value-type="float">
            <text:p>2.09198</text:p>
          </table:table-cell>
          <table:table-cell office:value-type="float" office:value="2.12817" calcext:value-type="float">
            <text:p>2.12817</text:p>
          </table:table-cell>
          <table:table-cell office:value-type="float" office:value="0.37595" calcext:value-type="float">
            <text:p>0.37595</text:p>
          </table:table-cell>
          <table:table-cell office:value-type="float" office:value="0.31622" calcext:value-type="float">
            <text:p>0.31622</text:p>
          </table:table-cell>
          <table:table-cell office:value-type="float" office:value="0.34754" calcext:value-type="float">
            <text:p>0.34754</text:p>
          </table:table-cell>
          <table:table-cell office:value-type="float" office:value="0.31275" calcext:value-type="float">
            <text:p>0.31275</text:p>
          </table:table-cell>
          <table:table-cell office:value-type="float" office:value="4.57469" calcext:value-type="float">
            <text:p>4.57469</text:p>
          </table:table-cell>
          <table:table-cell office:value-type="float" office:value="4.55613" calcext:value-type="float">
            <text:p>4.55613</text:p>
          </table:table-cell>
          <table:table-cell office:value-type="float" office:value="4.68269" calcext:value-type="float">
            <text:p>4.68269</text:p>
          </table:table-cell>
          <table:table-cell office:value-type="float" office:value="4.57966" calcext:value-type="float">
            <text:p>4.57966</text:p>
          </table:table-cell>
          <table:table-cell office:value-type="float" office:value="4.60576" calcext:value-type="float">
            <text:p>4.60576</text:p>
          </table:table-cell>
          <table:table-cell office:value-type="float" office:value="4.68151" calcext:value-type="float">
            <text:p>4.6815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0.01138" calcext:value-type="float">
            <text:p>0.01138</text:p>
          </table:table-cell>
        </table:table-row>
        <table:table-row table:style-name="ro1">
          <table:table-cell office:value-type="time" office:time-value="PT02H10M00S" calcext:value-type="time">
            <text:p>02:10:00</text:p>
          </table:table-cell>
          <table:table-cell office:value-type="string" calcext:value-type="string">
            <text:p>NEP24-043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0.00281 u</text:p>
          </table:table-cell>
          <table:table-cell office:value-type="string" calcext:value-type="string">
            <text:p>0.00298 u</text:p>
          </table:table-cell>
          <table:table-cell office:value-type="string" calcext:value-type="string">
            <text:p>0.00295 u</text:p>
          </table:table-cell>
          <table:table-cell office:value-type="string" calcext:value-type="string">
            <text:p>0.00337 u</text:p>
          </table:table-cell>
          <table:table-cell office:value-type="string" calcext:value-type="string">
            <text:p>0.00341 u</text:p>
          </table:table-cell>
          <table:table-cell office:value-type="string" calcext:value-type="string">
            <text:p>0.00262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319 u</text:p>
          </table:table-cell>
          <table:table-cell office:value-type="string" calcext:value-type="string">
            <text:p>0.00290 u</text:p>
          </table:table-cell>
          <table:table-cell office:value-type="float" office:value="0.65574" calcext:value-type="float">
            <text:p>0.65574</text:p>
          </table:table-cell>
          <table:table-cell office:value-type="float" office:value="0.68656" calcext:value-type="float">
            <text:p>0.68656</text:p>
          </table:table-cell>
          <table:table-cell office:value-type="float" office:value="0.68424" calcext:value-type="float">
            <text:p>0.68424</text:p>
          </table:table-cell>
          <table:table-cell office:value-type="float" office:value="0.66785" calcext:value-type="float">
            <text:p>0.66785</text:p>
          </table:table-cell>
          <table:table-cell office:value-type="float" office:value="0.67271" calcext:value-type="float">
            <text:p>0.67271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68" calcext:value-type="float">
            <text:p>0.68</text:p>
          </table:table-cell>
          <table:table-cell office:value-type="float" office:value="0.68478" calcext:value-type="float">
            <text:p>0.68478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67827" calcext:value-type="float">
            <text:p>0.67827</text:p>
          </table:table-cell>
          <table:table-cell office:value-type="float" office:value="0.66869" calcext:value-type="float">
            <text:p>0.66869</text:p>
          </table:table-cell>
          <table:table-cell office:value-type="float" office:value="0.65973" calcext:value-type="float">
            <text:p>0.65973</text:p>
          </table:table-cell>
          <table:table-cell office:value-type="string" calcext:value-type="string">
            <text:p>0.00001 u</text:p>
          </table:table-cell>
          <table:table-cell office:value-type="string" calcext:value-type="string">
            <text:p>0.00085 u</text:p>
          </table:table-cell>
          <table:table-cell office:value-type="string" calcext:value-type="string">
            <text:p>-0.00068 u</text:p>
          </table:table-cell>
          <table:table-cell office:value-type="string" calcext:value-type="string">
            <text:p>-0.00780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17736" calcext:value-type="float">
            <text:p>0.17736</text:p>
          </table:table-cell>
          <table:table-cell office:value-type="float" office:value="0.18573" calcext:value-type="float">
            <text:p>0.18573</text:p>
          </table:table-cell>
          <table:table-cell office:value-type="float" office:value="0.28625" calcext:value-type="float">
            <text:p>0.28625</text:p>
          </table:table-cell>
          <table:table-cell office:value-type="string" calcext:value-type="string">
            <text:p>0.12252 u</text:p>
          </table:table-cell>
          <table:table-cell office:value-type="string" calcext:value-type="string">
            <text:p>0.000090 u</text:p>
          </table:table-cell>
          <table:table-cell office:value-type="string" calcext:value-type="string">
            <text:p>Uncal</text:p>
          </table:table-cell>
          <table:table-cell office:value-type="float" office:value="0.03033" calcext:value-type="float">
            <text:p>0.03033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0.03024" calcext:value-type="float">
            <text:p>0.03024</text:p>
          </table:table-cell>
          <table:table-cell office:value-type="float" office:value="0.02907" calcext:value-type="float">
            <text:p>0.02907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03063" calcext:value-type="float">
            <text:p>0.03063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31" calcext:value-type="float">
            <text:p>0.00131</text:p>
          </table:table-cell>
          <table:table-cell office:value-type="string" calcext:value-type="string">
            <text:p>0.00025 u</text:p>
          </table:table-cell>
          <table:table-cell office:value-type="string" calcext:value-type="string">
            <text:p>0.00115 u</text:p>
          </table:table-cell>
          <table:table-cell office:value-type="string" calcext:value-type="string">
            <text:p>Uncal</text:p>
          </table:table-cell>
          <table:table-cell office:value-type="float" office:value="0.11631" calcext:value-type="float">
            <text:p>0.11631</text:p>
          </table:table-cell>
          <table:table-cell office:value-type="float" office:value="0.11937" calcext:value-type="float">
            <text:p>0.11937</text:p>
          </table:table-cell>
          <table:table-cell office:value-type="string" calcext:value-type="string">
            <text:p>Uncal</text:p>
          </table:table-cell>
          <table:table-cell office:value-type="float" office:value="0.10857" calcext:value-type="float">
            <text:p>0.10857</text:p>
          </table:table-cell>
          <table:table-cell office:value-type="float" office:value="0.10474" calcext:value-type="float">
            <text:p>0.10474</text:p>
          </table:table-cell>
          <table:table-cell office:value-type="float" office:value="0.38825" calcext:value-type="float">
            <text:p>0.38825</text:p>
          </table:table-cell>
          <table:table-cell office:value-type="float" office:value="0.34507" calcext:value-type="float">
            <text:p>0.34507</text:p>
          </table:table-cell>
          <table:table-cell office:value-type="float" office:value="0.35375" calcext:value-type="float">
            <text:p>0.35375</text:p>
          </table:table-cell>
          <table:table-cell office:value-type="float" office:value="0.31709" calcext:value-type="float">
            <text:p>0.31709</text:p>
          </table:table-cell>
          <table:table-cell office:value-type="string" calcext:value-type="string">
            <text:p>0.00034 u</text:p>
          </table:table-cell>
          <table:table-cell office:value-type="float" office:value="0.01926" calcext:value-type="float">
            <text:p>0.01926</text:p>
          </table:table-cell>
          <table:table-cell office:value-type="float" office:value="0.02855" calcext:value-type="float">
            <text:p>0.02855</text:p>
          </table:table-cell>
          <table:table-cell office:value-type="string" calcext:value-type="string">
            <text:p>-0.02005 u</text:p>
          </table:table-cell>
          <table:table-cell office:value-type="string" calcext:value-type="string">
            <text:p>-0.03049 u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06" calcext:value-type="float">
            <text:p>0.00106</text:p>
          </table:table-cell>
        </table:table-row>
        <table:table-row table:style-name="ro1">
          <table:table-cell office:value-type="time" office:time-value="PT02H11M00S" calcext:value-type="time">
            <text:p>02:11:00</text:p>
          </table:table-cell>
          <table:table-cell office:value-type="string" calcext:value-type="string">
            <text:p>NEP24-044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614" calcext:value-type="float">
            <text:p>0.00614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645" calcext:value-type="float">
            <text:p>0.00645</text:p>
          </table:table-cell>
          <table:table-cell office:value-type="string" calcext:value-type="string">
            <text:p>0.00561 u</text:p>
          </table:table-cell>
          <table:table-cell office:value-type="string" calcext:value-type="string">
            <text:p>Uncal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46695" calcext:value-type="float">
            <text:p>0.46695</text:p>
          </table:table-cell>
          <table:table-cell office:value-type="float" office:value="0.48505" calcext:value-type="float">
            <text:p>0.48505</text:p>
          </table:table-cell>
          <table:table-cell office:value-type="float" office:value="0.48417" calcext:value-type="float">
            <text:p>0.48417</text:p>
          </table:table-cell>
          <table:table-cell office:value-type="float" office:value="0.47751" calcext:value-type="float">
            <text:p>0.47751</text:p>
          </table:table-cell>
          <table:table-cell office:value-type="float" office:value="0.47648" calcext:value-type="float">
            <text:p>0.47648</text:p>
          </table:table-cell>
          <table:table-cell office:value-type="float" office:value="0.47428" calcext:value-type="float">
            <text:p>0.47428</text:p>
          </table:table-cell>
          <table:table-cell office:value-type="float" office:value="0.48282" calcext:value-type="float">
            <text:p>0.48282</text:p>
          </table:table-cell>
          <table:table-cell office:value-type="float" office:value="0.48375" calcext:value-type="float">
            <text:p>0.48375</text:p>
          </table:table-cell>
          <table:table-cell office:value-type="float" office:value="0.49315" calcext:value-type="float">
            <text:p>0.49315</text:p>
          </table:table-cell>
          <table:table-cell office:value-type="float" office:value="0.48077" calcext:value-type="float">
            <text:p>0.48077</text:p>
          </table:table-cell>
          <table:table-cell office:value-type="float" office:value="0.47277" calcext:value-type="float">
            <text:p>0.47277</text:p>
          </table:table-cell>
          <table:table-cell office:value-type="float" office:value="0.46697" calcext:value-type="float">
            <text:p>0.46697</text:p>
          </table:table-cell>
          <table:table-cell office:value-type="string" calcext:value-type="string">
            <text:p>0.00161 u</text:p>
          </table:table-cell>
          <table:table-cell office:value-type="float" office:value="0.00245" calcext:value-type="float">
            <text:p>0.00245</text:p>
          </table:table-cell>
          <table:table-cell office:value-type="string" calcext:value-type="string">
            <text:p>0.00136 u</text:p>
          </table:table-cell>
          <table:table-cell office:value-type="string" calcext:value-type="string">
            <text:p>-0.00340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10658" calcext:value-type="float">
            <text:p>0.10658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24093" calcext:value-type="float">
            <text:p>0.24093</text:p>
          </table:table-cell>
          <table:table-cell office:value-type="string" calcext:value-type="string">
            <text:p>0.02055 u</text:p>
          </table:table-cell>
          <table:table-cell office:value-type="string" calcext:value-type="string">
            <text:p>0.000219 u</text:p>
          </table:table-cell>
          <table:table-cell office:value-type="string" calcext:value-type="string">
            <text:p>Uncal</text:p>
          </table:table-cell>
          <table:table-cell office:value-type="float" office:value="0.02863" calcext:value-type="float">
            <text:p>0.02863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2849" calcext:value-type="float">
            <text:p>0.02849</text:p>
          </table:table-cell>
          <table:table-cell office:value-type="float" office:value="0.02753" calcext:value-type="float">
            <text:p>0.02753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31" calcext:value-type="float">
            <text:p>0.00131</text:p>
          </table:table-cell>
          <table:table-cell office:value-type="string" calcext:value-type="string">
            <text:p>0.00029 u</text:p>
          </table:table-cell>
          <table:table-cell office:value-type="string" calcext:value-type="string">
            <text:p>0.00086 u</text:p>
          </table:table-cell>
          <table:table-cell office:value-type="string" calcext:value-type="string">
            <text:p>Uncal</text:p>
          </table:table-cell>
          <table:table-cell office:value-type="float" office:value="0.15327" calcext:value-type="float">
            <text:p>0.15327</text:p>
          </table:table-cell>
          <table:table-cell office:value-type="float" office:value="0.15866" calcext:value-type="float">
            <text:p>0.15866</text:p>
          </table:table-cell>
          <table:table-cell office:value-type="string" calcext:value-type="string">
            <text:p>Uncal</text:p>
          </table:table-cell>
          <table:table-cell office:value-type="float" office:value="0.13262" calcext:value-type="float">
            <text:p>0.13262</text:p>
          </table:table-cell>
          <table:table-cell office:value-type="float" office:value="0.14902" calcext:value-type="float">
            <text:p>0.14902</text:p>
          </table:table-cell>
          <table:table-cell office:value-type="float" office:value="0.44013" calcext:value-type="float">
            <text:p>0.44013</text:p>
          </table:table-cell>
          <table:table-cell office:value-type="float" office:value="0.44666" calcext:value-type="float">
            <text:p>0.44666</text:p>
          </table:table-cell>
          <table:table-cell office:value-type="float" office:value="0.42688" calcext:value-type="float">
            <text:p>0.42688</text:p>
          </table:table-cell>
          <table:table-cell office:value-type="float" office:value="0.40702" calcext:value-type="float">
            <text:p>0.40702</text:p>
          </table:table-cell>
          <table:table-cell office:value-type="string" calcext:value-type="string">
            <text:p>0.01590 u</text:p>
          </table:table-cell>
          <table:table-cell office:value-type="float" office:value="0.02363" calcext:value-type="float">
            <text:p>0.02363</text:p>
          </table:table-cell>
          <table:table-cell office:value-type="float" office:value="0.03059" calcext:value-type="float">
            <text:p>0.03059</text:p>
          </table:table-cell>
          <table:table-cell office:value-type="string" calcext:value-type="string">
            <text:p>-0.02476 u</text:p>
          </table:table-cell>
          <table:table-cell office:value-type="string" calcext:value-type="string">
            <text:p>-0.02603 u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office:value-type="float" office:value="0.02237" calcext:value-type="float">
            <text:p>0.02237</text:p>
          </table:table-cell>
          <table:table-cell office:value-type="float" office:value="0.02713" calcext:value-type="float">
            <text:p>0.02713</text:p>
          </table:table-cell>
          <table:table-cell office:value-type="float" office:value="0.02508" calcext:value-type="float">
            <text:p>0.02508</text:p>
          </table:table-cell>
          <table:table-cell office:value-type="float" office:value="0.02491" calcext:value-type="float">
            <text:p>0.02491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02445" calcext:value-type="float">
            <text:p>0.02445</text:p>
          </table:table-cell>
          <table:table-cell office:value-type="string" calcext:value-type="string">
            <text:p>Uncal</text:p>
          </table:table-cell>
          <table:table-cell office:value-type="float" office:value="0.02472" calcext:value-type="float">
            <text:p>0.02472</text:p>
          </table:table-cell>
          <table:table-cell office:value-type="float" office:value="0.02468" calcext:value-type="float">
            <text:p>0.02468</text:p>
          </table:table-cell>
          <table:table-cell office:value-type="float" office:value="1.06648" calcext:value-type="float">
            <text:p>1.06648</text:p>
          </table:table-cell>
          <table:table-cell office:value-type="float" office:value="1.10802" calcext:value-type="float">
            <text:p>1.10802</text:p>
          </table:table-cell>
          <table:table-cell office:value-type="float" office:value="1.10854" calcext:value-type="float">
            <text:p>1.10854</text:p>
          </table:table-cell>
          <table:table-cell office:value-type="float" office:value="1.10392" calcext:value-type="float">
            <text:p>1.10392</text:p>
          </table:table-cell>
          <table:table-cell office:value-type="float" office:value="1.11028" calcext:value-type="float">
            <text:p>1.11028</text:p>
          </table:table-cell>
          <table:table-cell office:value-type="float" office:value="1.08656" calcext:value-type="float">
            <text:p>1.08656</text:p>
          </table:table-cell>
          <table:table-cell office:value-type="float" office:value="1.09713" calcext:value-type="float">
            <text:p>1.09713</text:p>
          </table:table-cell>
          <table:table-cell office:value-type="float" office:value="1.10392" calcext:value-type="float">
            <text:p>1.10392</text:p>
          </table:table-cell>
          <table:table-cell office:value-type="float" office:value="1.11229" calcext:value-type="float">
            <text:p>1.11229</text:p>
          </table:table-cell>
          <table:table-cell office:value-type="float" office:value="1.13546" calcext:value-type="float">
            <text:p>1.13546</text:p>
          </table:table-cell>
          <table:table-cell office:value-type="float" office:value="1.11978" calcext:value-type="float">
            <text:p>1.11978</text:p>
          </table:table-cell>
          <table:table-cell office:value-type="float" office:value="1.10092" calcext:value-type="float">
            <text:p>1.10092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0.00457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0969" calcext:value-type="float">
            <text:p>0.10969</text:p>
          </table:table-cell>
          <table:table-cell office:value-type="float" office:value="0.24079" calcext:value-type="float">
            <text:p>0.24079</text:p>
          </table:table-cell>
          <table:table-cell office:value-type="string" calcext:value-type="string">
            <text:p>-0.06637 u</text:p>
          </table:table-cell>
          <table:table-cell office:value-type="string" calcext:value-type="string">
            <text:p>0.000127 u</text:p>
          </table:table-cell>
          <table:table-cell office:value-type="string" calcext:value-type="string">
            <text:p>Uncal</text:p>
          </table:table-cell>
          <table:table-cell office:value-type="float" office:value="0.21005" calcext:value-type="float">
            <text:p>0.21005</text:p>
          </table:table-cell>
          <table:table-cell office:value-type="float" office:value="0.20856" calcext:value-type="float">
            <text:p>0.20856</text:p>
          </table:table-cell>
          <table:table-cell office:value-type="float" office:value="0.20926" calcext:value-type="float">
            <text:p>0.20926</text:p>
          </table:table-cell>
          <table:table-cell office:value-type="float" office:value="0.21136" calcext:value-type="float">
            <text:p>0.21136</text:p>
          </table:table-cell>
          <table:table-cell office:value-type="float" office:value="0.21279" calcext:value-type="float">
            <text:p>0.21279</text:p>
          </table:table-cell>
          <table:table-cell office:value-type="float" office:value="0.21215" calcext:value-type="float">
            <text:p>0.21215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0461" calcext:value-type="float">
            <text:p>0.00461</text:p>
          </table:table-cell>
          <table:table-cell office:value-type="string" calcext:value-type="string">
            <text:p>Uncal</text:p>
          </table:table-cell>
          <table:table-cell office:value-type="float" office:value="1.05398" calcext:value-type="float">
            <text:p>1.05398</text:p>
          </table:table-cell>
          <table:table-cell office:value-type="float" office:value="1.07675" calcext:value-type="float">
            <text:p>1.07675</text:p>
          </table:table-cell>
          <table:table-cell office:value-type="string" calcext:value-type="string">
            <text:p>Uncal</text:p>
          </table:table-cell>
          <table:table-cell office:value-type="float" office:value="1.06222" calcext:value-type="float">
            <text:p>1.06222</text:p>
          </table:table-cell>
          <table:table-cell office:value-type="float" office:value="1.11392" calcext:value-type="float">
            <text:p>1.11392</text:p>
          </table:table-cell>
          <table:table-cell office:value-type="float" office:value="1.19177" calcext:value-type="float">
            <text:p>1.19177</text:p>
          </table:table-cell>
          <table:table-cell office:value-type="float" office:value="1.21292" calcext:value-type="float">
            <text:p>1.21292</text:p>
          </table:table-cell>
          <table:table-cell office:value-type="float" office:value="1.14865" calcext:value-type="float">
            <text:p>1.14865</text:p>
          </table:table-cell>
          <table:table-cell office:value-type="float" office:value="1.17186" calcext:value-type="float">
            <text:p>1.17186</text:p>
          </table:table-cell>
          <table:table-cell office:value-type="float" office:value="0.52769" calcext:value-type="float">
            <text:p>0.52769</text:p>
          </table:table-cell>
          <table:table-cell office:value-type="float" office:value="0.53616" calcext:value-type="float">
            <text:p>0.53616</text:p>
          </table:table-cell>
          <table:table-cell office:value-type="float" office:value="0.55571" calcext:value-type="float">
            <text:p>0.55571</text:p>
          </table:table-cell>
          <table:table-cell office:value-type="float" office:value="0.47821" calcext:value-type="float">
            <text:p>0.47821</text:p>
          </table:table-cell>
          <table:table-cell office:value-type="float" office:value="0.51019" calcext:value-type="float">
            <text:p>0.51019</text:p>
          </table:table-cell>
          <table:table-cell office:value-type="float" office:value="0.55143" calcext:value-type="float">
            <text:p>0.55143</text:p>
          </table:table-cell>
          <table:table-cell office:value-type="float" office:value="0.02706" calcext:value-type="float">
            <text:p>0.02706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02716" calcext:value-type="float">
            <text:p>0.02716</text:p>
          </table:table-cell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office:value-type="float" office:value="0.03046" calcext:value-type="float">
            <text:p>0.03046</text:p>
          </table:table-cell>
          <table:table-cell office:value-type="float" office:value="0.03277" calcext:value-type="float">
            <text:p>0.03277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421" calcext:value-type="float">
            <text:p>0.01421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1163" calcext:value-type="float">
            <text:p>0.01163</text:p>
          </table:table-cell>
          <table:table-cell office:value-type="string" calcext:value-type="string">
            <text:p>Uncal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9.57497" calcext:value-type="float">
            <text:p>9.57497</text:p>
          </table:table-cell>
          <table:table-cell office:value-type="float" office:value="9.59414" calcext:value-type="float">
            <text:p>9.59414</text:p>
          </table:table-cell>
          <table:table-cell office:value-type="float" office:value="9.57835" calcext:value-type="float">
            <text:p>9.57835</text:p>
          </table:table-cell>
          <table:table-cell office:value-type="string" calcext:value-type="string">
            <text:p>8.59303 o</text:p>
          </table:table-cell>
          <table:table-cell office:value-type="float" office:value="9.33869" calcext:value-type="float">
            <text:p>9.33869</text:p>
          </table:table-cell>
          <table:table-cell office:value-type="float" office:value="9.35892" calcext:value-type="float">
            <text:p>9.35892</text:p>
          </table:table-cell>
          <table:table-cell office:value-type="float" office:value="9.53928" calcext:value-type="float">
            <text:p>9.53928</text:p>
          </table:table-cell>
          <table:table-cell office:value-type="float" office:value="9.59618" calcext:value-type="float">
            <text:p>9.59618</text:p>
          </table:table-cell>
          <table:table-cell office:value-type="float" office:value="9.56106" calcext:value-type="float">
            <text:p>9.56106</text:p>
          </table:table-cell>
          <table:table-cell office:value-type="float" office:value="9.56892" calcext:value-type="float">
            <text:p>9.56892</text:p>
          </table:table-cell>
          <table:table-cell office:value-type="float" office:value="9.42735" calcext:value-type="float">
            <text:p>9.42735</text:p>
          </table:table-cell>
          <table:table-cell office:value-type="float" office:value="9.28936" calcext:value-type="float">
            <text:p>9.28936</text:p>
          </table:table-cell>
          <table:table-cell office:value-type="float" office:value="0.07732" calcext:value-type="float">
            <text:p>0.07732</text:p>
          </table:table-cell>
          <table:table-cell office:value-type="float" office:value="0.07959" calcext:value-type="float">
            <text:p>0.07959</text:p>
          </table:table-cell>
          <table:table-cell office:value-type="float" office:value="0.07953" calcext:value-type="float">
            <text:p>0.07953</text:p>
          </table:table-cell>
          <table:table-cell office:value-type="float" office:value="0.0792" calcext:value-type="float">
            <text:p>0.0792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73634" calcext:value-type="float">
            <text:p>0.73634</text:p>
          </table:table-cell>
          <table:table-cell office:value-type="float" office:value="0.72143" calcext:value-type="float">
            <text:p>0.72143</text:p>
          </table:table-cell>
          <table:table-cell office:value-type="float" office:value="0.70724" calcext:value-type="float">
            <text:p>0.70724</text:p>
          </table:table-cell>
          <table:table-cell office:value-type="float" office:value="0.71537" calcext:value-type="float">
            <text:p>0.71537</text:p>
          </table:table-cell>
          <table:table-cell office:value-type="float" office:value="0.000689" calcext:value-type="float">
            <text:p>0.000689</text:p>
          </table:table-cell>
          <table:table-cell office:value-type="string" calcext:value-type="string">
            <text:p>Uncal</text:p>
          </table:table-cell>
          <table:table-cell office:value-type="float" office:value="2.29896" calcext:value-type="float">
            <text:p>2.29896</text:p>
          </table:table-cell>
          <table:table-cell office:value-type="float" office:value="2.29575" calcext:value-type="float">
            <text:p>2.29575</text:p>
          </table:table-cell>
          <table:table-cell office:value-type="float" office:value="2.34751" calcext:value-type="float">
            <text:p>2.34751</text:p>
          </table:table-cell>
          <table:table-cell office:value-type="float" office:value="2.3412" calcext:value-type="float">
            <text:p>2.3412</text:p>
          </table:table-cell>
          <table:table-cell office:value-type="float" office:value="2.35495" calcext:value-type="float">
            <text:p>2.35495</text:p>
          </table:table-cell>
          <table:table-cell office:value-type="float" office:value="2.31702" calcext:value-type="float">
            <text:p>2.31702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211" calcext:value-type="float">
            <text:p>0.00211</text:p>
          </table:table-cell>
          <table:table-cell office:value-type="string" calcext:value-type="string">
            <text:p>0.00119 u</text:p>
          </table:table-cell>
          <table:table-cell office:value-type="string" calcext:value-type="string">
            <text:p>0.00168 u</text:p>
          </table:table-cell>
          <table:table-cell office:value-type="string" calcext:value-type="string">
            <text:p>Uncal</text:p>
          </table:table-cell>
          <table:table-cell office:value-type="float" office:value="3.01361" calcext:value-type="float">
            <text:p>3.01361</text:p>
          </table:table-cell>
          <table:table-cell office:value-type="float" office:value="3.03883" calcext:value-type="float">
            <text:p>3.03883</text:p>
          </table:table-cell>
          <table:table-cell office:value-type="string" calcext:value-type="string">
            <text:p>Uncal</text:p>
          </table:table-cell>
          <table:table-cell office:value-type="float" office:value="2.90432" calcext:value-type="float">
            <text:p>2.90432</text:p>
          </table:table-cell>
          <table:table-cell office:value-type="float" office:value="2.96092" calcext:value-type="float">
            <text:p>2.96092</text:p>
          </table:table-cell>
          <table:table-cell office:value-type="float" office:value="2.3675" calcext:value-type="float">
            <text:p>2.3675</text:p>
          </table:table-cell>
          <table:table-cell office:value-type="float" office:value="2.25907" calcext:value-type="float">
            <text:p>2.25907</text:p>
          </table:table-cell>
          <table:table-cell office:value-type="float" office:value="2.03401" calcext:value-type="float">
            <text:p>2.03401</text:p>
          </table:table-cell>
          <table:table-cell office:value-type="float" office:value="2.06411" calcext:value-type="float">
            <text:p>2.06411</text:p>
          </table:table-cell>
          <table:table-cell office:value-type="float" office:value="2.42942" calcext:value-type="float">
            <text:p>2.42942</text:p>
          </table:table-cell>
          <table:table-cell office:value-type="float" office:value="2.41893" calcext:value-type="float">
            <text:p>2.41893</text:p>
          </table:table-cell>
          <table:table-cell office:value-type="float" office:value="2.49237" calcext:value-type="float">
            <text:p>2.49237</text:p>
          </table:table-cell>
          <table:table-cell office:value-type="float" office:value="2.37187" calcext:value-type="float">
            <text:p>2.37187</text:p>
          </table:table-cell>
          <table:table-cell office:value-type="float" office:value="2.43231" calcext:value-type="float">
            <text:p>2.43231</text:p>
          </table:table-cell>
          <table:table-cell office:value-type="float" office:value="2.49854" calcext:value-type="float">
            <text:p>2.49854</text:p>
          </table:table-cell>
          <table:table-cell office:value-type="float" office:value="0.04311" calcext:value-type="float">
            <text:p>0.04311</text:p>
          </table:table-cell>
          <table:table-cell office:value-type="float" office:value="0.04351" calcext:value-type="float">
            <text:p>0.04351</text:p>
          </table:table-cell>
          <table:table-cell office:value-type="float" office:value="0.04346" calcext:value-type="float">
            <text:p>0.04346</text:p>
          </table:table-cell>
          <table:table-cell office:value-type="float" office:value="0.04384" calcext:value-type="float">
            <text:p>0.04384</text:p>
          </table:table-cell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Cam-Tap-Water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02097" calcext:value-type="float">
            <text:p>0.02097</text:p>
          </table:table-cell>
          <table:table-cell office:value-type="float" office:value="0.05671" calcext:value-type="float">
            <text:p>0.05671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5526" calcext:value-type="float">
            <text:p>0.05526</text:p>
          </table:table-cell>
          <table:table-cell office:value-type="float" office:value="0.05446" calcext:value-type="float">
            <text:p>0.05446</text:p>
          </table:table-cell>
          <table:table-cell office:value-type="float" office:value="0.05824" calcext:value-type="float">
            <text:p>0.05824</text:p>
          </table:table-cell>
          <table:table-cell office:value-type="string" calcext:value-type="string">
            <text:p>Uncal</text:p>
          </table:table-cell>
          <table:table-cell office:value-type="float" office:value="0.05596" calcext:value-type="float">
            <text:p>0.05596</text:p>
          </table:table-cell>
          <table:table-cell office:value-type="float" office:value="0.05623" calcext:value-type="float">
            <text:p>0.05623</text:p>
          </table:table-cell>
          <table:table-cell office:value-type="string" calcext:value-type="string">
            <text:p>117.00361 o</text:p>
          </table:table-cell>
          <table:table-cell office:value-type="string" calcext:value-type="string">
            <text:p>118.28254 o</text:p>
          </table:table-cell>
          <table:table-cell office:value-type="string" calcext:value-type="string">
            <text:p>119.73115 o</text:p>
          </table:table-cell>
          <table:table-cell office:value-type="string" calcext:value-type="string">
            <text:p>38.89883 o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95.34519 o</text:p>
          </table:table-cell>
          <table:table-cell office:value-type="string" calcext:value-type="string">
            <text:p>113.75183 o</text:p>
          </table:table-cell>
          <table:table-cell office:value-type="string" calcext:value-type="string">
            <text:p>116.88188 o</text:p>
          </table:table-cell>
          <table:table-cell office:value-type="string" calcext:value-type="string">
            <text:p>115.19461 o</text:p>
          </table:table-cell>
          <table:table-cell office:value-type="string" calcext:value-type="string">
            <text:p>104.64789 o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111.99716 o</text:p>
          </table:table-cell>
          <table:table-cell office:value-type="string" calcext:value-type="string">
            <text:p>-0.00096 u</text:p>
          </table:table-cell>
          <table:table-cell office:value-type="string" calcext:value-type="string">
            <text:p>-0.00038 u</text:p>
          </table:table-cell>
          <table:table-cell office:value-type="string" calcext:value-type="string">
            <text:p>-0.00230 u</text:p>
          </table:table-cell>
          <table:table-cell office:value-type="string" calcext:value-type="string">
            <text:p>-0.00781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86405" calcext:value-type="float">
            <text:p>2.86405</text:p>
          </table:table-cell>
          <table:table-cell office:value-type="float" office:value="2.71796" calcext:value-type="float">
            <text:p>2.71796</text:p>
          </table:table-cell>
          <table:table-cell office:value-type="float" office:value="2.29649" calcext:value-type="float">
            <text:p>2.29649</text:p>
          </table:table-cell>
          <table:table-cell office:value-type="float" office:value="2.13899" calcext:value-type="float">
            <text:p>2.13899</text:p>
          </table:table-cell>
          <table:table-cell office:value-type="float" office:value="0.013661" calcext:value-type="float">
            <text:p>0.013661</text:p>
          </table:table-cell>
          <table:table-cell office:value-type="string" calcext:value-type="string">
            <text:p>Uncal</text:p>
          </table:table-cell>
          <table:table-cell office:value-type="float" office:value="3.59009" calcext:value-type="float">
            <text:p>3.59009</text:p>
          </table:table-cell>
          <table:table-cell office:value-type="float" office:value="3.58023" calcext:value-type="float">
            <text:p>3.58023</text:p>
          </table:table-cell>
          <table:table-cell office:value-type="float" office:value="3.78394" calcext:value-type="float">
            <text:p>3.78394</text:p>
          </table:table-cell>
          <table:table-cell office:value-type="float" office:value="3.74214" calcext:value-type="float">
            <text:p>3.74214</text:p>
          </table:table-cell>
          <table:table-cell office:value-type="float" office:value="3.77263" calcext:value-type="float">
            <text:p>3.77263</text:p>
          </table:table-cell>
          <table:table-cell office:value-type="float" office:value="3.7804" calcext:value-type="float">
            <text:p>3.7804</text:p>
          </table:table-cell>
          <table:table-cell office:value-type="string" calcext:value-type="string">
            <text:p>0.00007 u</text:p>
          </table:table-cell>
          <table:table-cell office:value-type="string" calcext:value-type="string">
            <text:p>-0.00008 u</text:p>
          </table:table-cell>
          <table:table-cell office:value-type="string" calcext:value-type="string">
            <text:p>-0.00099 u</text:p>
          </table:table-cell>
          <table:table-cell office:value-type="string" calcext:value-type="string">
            <text:p>-0.00086 u</text:p>
          </table:table-cell>
          <table:table-cell office:value-type="string" calcext:value-type="string">
            <text:p>Uncal</text:p>
          </table:table-cell>
          <table:table-cell office:value-type="float" office:value="12.81501" calcext:value-type="float">
            <text:p>12.81501</text:p>
          </table:table-cell>
          <table:table-cell office:value-type="float" office:value="12.76019" calcext:value-type="float">
            <text:p>12.76019</text:p>
          </table:table-cell>
          <table:table-cell office:value-type="string" calcext:value-type="string">
            <text:p>Uncal</text:p>
          </table:table-cell>
          <table:table-cell office:value-type="float" office:value="11.14005" calcext:value-type="float">
            <text:p>11.14005</text:p>
          </table:table-cell>
          <table:table-cell office:value-type="float" office:value="11.17997" calcext:value-type="float">
            <text:p>11.17997</text:p>
          </table:table-cell>
          <table:table-cell office:value-type="string" calcext:value-type="string">
            <text:p>11.67717 o</text:p>
          </table:table-cell>
          <table:table-cell office:value-type="float" office:value="10.50202" calcext:value-type="float">
            <text:p>10.50202</text:p>
          </table:table-cell>
          <table:table-cell office:value-type="float" office:value="9.9711" calcext:value-type="float">
            <text:p>9.9711</text:p>
          </table:table-cell>
          <table:table-cell office:value-type="float" office:value="9.7392" calcext:value-type="float">
            <text:p>9.7392</text:p>
          </table:table-cell>
          <table:table-cell office:value-type="float" office:value="8.35087" calcext:value-type="float">
            <text:p>8.35087</text:p>
          </table:table-cell>
          <table:table-cell office:value-type="float" office:value="8.2797" calcext:value-type="float">
            <text:p>8.2797</text:p>
          </table:table-cell>
          <table:table-cell office:value-type="float" office:value="8.56911" calcext:value-type="float">
            <text:p>8.56911</text:p>
          </table:table-cell>
          <table:table-cell office:value-type="float" office:value="8.36997" calcext:value-type="float">
            <text:p>8.36997</text:p>
          </table:table-cell>
          <table:table-cell office:value-type="float" office:value="8.41582" calcext:value-type="float">
            <text:p>8.41582</text:p>
          </table:table-cell>
          <table:table-cell office:value-type="float" office:value="8.56682" calcext:value-type="float">
            <text:p>8.56682</text:p>
          </table:table-cell>
          <table:table-cell office:value-type="float" office:value="0.43398" calcext:value-type="float">
            <text:p>0.43398</text:p>
          </table:table-cell>
          <table:table-cell office:value-type="float" office:value="0.43596" calcext:value-type="float">
            <text:p>0.43596</text:p>
          </table:table-cell>
          <table:table-cell office:value-type="float" office:value="0.42709" calcext:value-type="float">
            <text:p>0.42709</text:p>
          </table:table-cell>
          <table:table-cell office:value-type="float" office:value="0.43184" calcext:value-type="float">
            <text:p>0.43184</text:p>
          </table:table-cell>
        </table:table-row>
        <table:table-row table:style-name="ro1">
          <table:table-cell office:value-type="time" office:time-value="PT02H12M00S" calcext:value-type="time">
            <text:p>02:12:00</text:p>
          </table:table-cell>
          <table:table-cell office:value-type="string" calcext:value-type="string">
            <text:p>NEP24-045</text:p>
          </table:table-cell>
          <table:table-cell office:value-type="float" office:value="0.00521" calcext:value-type="float">
            <text:p>0.00521</text:p>
          </table:table-cell>
          <table:table-cell office:value-type="string" calcext:value-type="string">
            <text:p>0.00183 u</text:p>
          </table:table-cell>
          <table:table-cell office:value-type="string" calcext:value-type="string">
            <text:p>0.00108 u</text:p>
          </table:table-cell>
          <table:table-cell office:value-type="string" calcext:value-type="string">
            <text:p>0.00133 u</text:p>
          </table:table-cell>
          <table:table-cell office:value-type="string" calcext:value-type="string">
            <text:p>0.00164 u</text:p>
          </table:table-cell>
          <table:table-cell office:value-type="string" calcext:value-type="string">
            <text:p>0.00167 u</text:p>
          </table:table-cell>
          <table:table-cell office:value-type="string" calcext:value-type="string">
            <text:p>-0.00026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126 u</text:p>
          </table:table-cell>
          <table:table-cell office:value-type="string" calcext:value-type="string">
            <text:p>0.00089 u</text:p>
          </table:table-cell>
          <table:table-cell office:value-type="float" office:value="0.36506" calcext:value-type="float">
            <text:p>0.36506</text:p>
          </table:table-cell>
          <table:table-cell office:value-type="float" office:value="0.38286" calcext:value-type="float">
            <text:p>0.38286</text:p>
          </table:table-cell>
          <table:table-cell office:value-type="float" office:value="0.38176" calcext:value-type="float">
            <text:p>0.38176</text:p>
          </table:table-cell>
          <table:table-cell office:value-type="float" office:value="0.38334" calcext:value-type="float">
            <text:p>0.38334</text:p>
          </table:table-cell>
          <table:table-cell office:value-type="float" office:value="0.39407" calcext:value-type="float">
            <text:p>0.39407</text:p>
          </table:table-cell>
          <table:table-cell office:value-type="float" office:value="0.36935" calcext:value-type="float">
            <text:p>0.36935</text:p>
          </table:table-cell>
          <table:table-cell office:value-type="float" office:value="0.18466" calcext:value-type="float">
            <text:p>0.18466</text:p>
          </table:table-cell>
          <table:table-cell office:value-type="float" office:value="0.16636" calcext:value-type="float">
            <text:p>0.16636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16232" calcext:value-type="float">
            <text:p>0.16232</text:p>
          </table:table-cell>
          <table:table-cell office:value-type="float" office:value="0.15829" calcext:value-type="float">
            <text:p>0.15829</text:p>
          </table:table-cell>
          <table:table-cell office:value-type="float" office:value="0.15915" calcext:value-type="float">
            <text:p>0.15915</text:p>
          </table:table-cell>
          <table:table-cell office:value-type="string" calcext:value-type="string">
            <text:p>-0.00001 u</text:p>
          </table:table-cell>
          <table:table-cell office:value-type="string" calcext:value-type="string">
            <text:p>0.00127 u</text:p>
          </table:table-cell>
          <table:table-cell office:value-type="string" calcext:value-type="string">
            <text:p>-0.00010 u</text:p>
          </table:table-cell>
          <table:table-cell office:value-type="string" calcext:value-type="string">
            <text:p>-0.00196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04608" calcext:value-type="float">
            <text:p>0.04608</text:p>
          </table:table-cell>
          <table:table-cell office:value-type="float" office:value="0.04795" calcext:value-type="float">
            <text:p>0.04795</text:p>
          </table:table-cell>
          <table:table-cell office:value-type="float" office:value="0.18365" calcext:value-type="float">
            <text:p>0.18365</text:p>
          </table:table-cell>
          <table:table-cell office:value-type="string" calcext:value-type="string">
            <text:p>0.02020 u</text:p>
          </table:table-cell>
          <table:table-cell office:value-type="string" calcext:value-type="string">
            <text:p>0.000184 u</text:p>
          </table:table-cell>
          <table:table-cell office:value-type="string" calcext:value-type="string">
            <text:p>Uncal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1225" calcext:value-type="float">
            <text:p>0.01225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-0.00055 u</text:p>
          </table:table-cell>
          <table:table-cell office:value-type="string" calcext:value-type="string">
            <text:p>0.00039 u</text:p>
          </table:table-cell>
          <table:table-cell office:value-type="string" calcext:value-type="string">
            <text:p>Uncal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6254" calcext:value-type="float">
            <text:p>0.06254</text:p>
          </table:table-cell>
          <table:table-cell office:value-type="string" calcext:value-type="string">
            <text:p>Uncal</text:p>
          </table:table-cell>
          <table:table-cell office:value-type="float" office:value="0.05088" calcext:value-type="float">
            <text:p>0.05088</text:p>
          </table:table-cell>
          <table:table-cell office:value-type="float" office:value="0.04468" calcext:value-type="float">
            <text:p>0.04468</text:p>
          </table:table-cell>
          <table:table-cell office:value-type="float" office:value="0.30842" calcext:value-type="float">
            <text:p>0.30842</text:p>
          </table:table-cell>
          <table:table-cell office:value-type="float" office:value="0.26121" calcext:value-type="float">
            <text:p>0.26121</text:p>
          </table:table-cell>
          <table:table-cell office:value-type="string" calcext:value-type="string">
            <text:p>0.25785 u</text:p>
          </table:table-cell>
          <table:table-cell office:value-type="float" office:value="0.25931" calcext:value-type="float">
            <text:p>0.25931</text:p>
          </table:table-cell>
          <table:table-cell office:value-type="string" calcext:value-type="string">
            <text:p>0.00537 u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02082" calcext:value-type="float">
            <text:p>0.02082</text:p>
          </table:table-cell>
          <table:table-cell office:value-type="string" calcext:value-type="string">
            <text:p>-0.01390 u</text:p>
          </table:table-cell>
          <table:table-cell office:value-type="string" calcext:value-type="string">
            <text:p>-0.01503 u</text:p>
          </table:table-cell>
          <table:table-cell office:value-type="string" calcext:value-type="string">
            <text:p>0.00870 u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time" office:time-value="PT02H13M00S" calcext:value-type="time">
            <text:p>02:13:00</text:p>
          </table:table-cell>
          <table:table-cell office:value-type="string" calcext:value-type="string">
            <text:p>NEP24-046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1277" calcext:value-type="float">
            <text:p>0.01277</text:p>
          </table:table-cell>
          <table:table-cell office:value-type="string" calcext:value-type="string">
            <text:p>0.00542 u</text:p>
          </table:table-cell>
          <table:table-cell office:value-type="string" calcext:value-type="string">
            <text:p>0.00535 u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67" calcext:value-type="float">
            <text:p>0.00567</text:p>
          </table:table-cell>
          <table:table-cell office:value-type="string" calcext:value-type="string">
            <text:p>0.00613 u</text:p>
          </table:table-cell>
          <table:table-cell office:value-type="string" calcext:value-type="string">
            <text:p>Uncal</text:p>
          </table:table-cell>
          <table:table-cell office:value-type="float" office:value="0.00555" calcext:value-type="float">
            <text:p>0.00555</text:p>
          </table:table-cell>
          <table:table-cell office:value-type="string" calcext:value-type="string">
            <text:p>0.00518 u</text:p>
          </table:table-cell>
          <table:table-cell office:value-type="float" office:value="1.04046" calcext:value-type="float">
            <text:p>1.04046</text:p>
          </table:table-cell>
          <table:table-cell office:value-type="float" office:value="1.0792" calcext:value-type="float">
            <text:p>1.0792</text:p>
          </table:table-cell>
          <table:table-cell office:value-type="float" office:value="1.06844" calcext:value-type="float">
            <text:p>1.06844</text:p>
          </table:table-cell>
          <table:table-cell office:value-type="float" office:value="1.04726" calcext:value-type="float">
            <text:p>1.04726</text:p>
          </table:table-cell>
          <table:table-cell office:value-type="float" office:value="1.0524" calcext:value-type="float">
            <text:p>1.0524</text:p>
          </table:table-cell>
          <table:table-cell office:value-type="float" office:value="1.04306" calcext:value-type="float">
            <text:p>1.04306</text:p>
          </table:table-cell>
          <table:table-cell office:value-type="float" office:value="1.0786" calcext:value-type="float">
            <text:p>1.0786</text:p>
          </table:table-cell>
          <table:table-cell office:value-type="float" office:value="1.07666" calcext:value-type="float">
            <text:p>1.07666</text:p>
          </table:table-cell>
          <table:table-cell office:value-type="float" office:value="1.09254" calcext:value-type="float">
            <text:p>1.09254</text:p>
          </table:table-cell>
          <table:table-cell office:value-type="float" office:value="1.08204" calcext:value-type="float">
            <text:p>1.08204</text:p>
          </table:table-cell>
          <table:table-cell office:value-type="float" office:value="1.06649" calcext:value-type="float">
            <text:p>1.06649</text:p>
          </table:table-cell>
          <table:table-cell office:value-type="float" office:value="1.04235" calcext:value-type="float">
            <text:p>1.04235</text:p>
          </table:table-cell>
          <table:table-cell office:value-type="string" calcext:value-type="string">
            <text:p>-0.00003 u</text:p>
          </table:table-cell>
          <table:table-cell office:value-type="string" calcext:value-type="string">
            <text:p>0.00100 u</text:p>
          </table:table-cell>
          <table:table-cell office:value-type="string" calcext:value-type="string">
            <text:p>-0.00010 u</text:p>
          </table:table-cell>
          <table:table-cell office:value-type="string" calcext:value-type="string">
            <text:p>-0.00664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06991" calcext:value-type="float">
            <text:p>0.06991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10502" calcext:value-type="float">
            <text:p>0.10502</text:p>
          </table:table-cell>
          <table:table-cell office:value-type="string" calcext:value-type="string">
            <text:p>-0.02127 u</text:p>
          </table:table-cell>
          <table:table-cell office:value-type="string" calcext:value-type="string">
            <text:p>0.000191 u</text:p>
          </table:table-cell>
          <table:table-cell office:value-type="string" calcext:value-type="string">
            <text:p>Uncal</text:p>
          </table:table-cell>
          <table:table-cell office:value-type="float" office:value="0.05198" calcext:value-type="float">
            <text:p>0.05198</text:p>
          </table:table-cell>
          <table:table-cell office:value-type="float" office:value="0.05123" calcext:value-type="float">
            <text:p>0.05123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5129" calcext:value-type="float">
            <text:p>0.05129</text:p>
          </table:table-cell>
          <table:table-cell office:value-type="float" office:value="0.05161" calcext:value-type="float">
            <text:p>0.05161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43" calcext:value-type="float">
            <text:p>0.00143</text:p>
          </table:table-cell>
          <table:table-cell office:value-type="string" calcext:value-type="string">
            <text:p>0.00040 u</text:p>
          </table:table-cell>
          <table:table-cell office:value-type="string" calcext:value-type="string">
            <text:p>0.00070 u</text:p>
          </table:table-cell>
          <table:table-cell office:value-type="string" calcext:value-type="string">
            <text:p>Uncal</text:p>
          </table:table-cell>
          <table:table-cell office:value-type="float" office:value="0.11546" calcext:value-type="float">
            <text:p>0.11546</text:p>
          </table:table-cell>
          <table:table-cell office:value-type="float" office:value="0.11875" calcext:value-type="float">
            <text:p>0.11875</text:p>
          </table:table-cell>
          <table:table-cell office:value-type="string" calcext:value-type="string">
            <text:p>Uncal</text:p>
          </table:table-cell>
          <table:table-cell office:value-type="float" office:value="0.11275" calcext:value-type="float">
            <text:p>0.11275</text:p>
          </table:table-cell>
          <table:table-cell office:value-type="float" office:value="0.10379" calcext:value-type="float">
            <text:p>0.10379</text:p>
          </table:table-cell>
          <table:table-cell office:value-type="float" office:value="0.44654" calcext:value-type="float">
            <text:p>0.44654</text:p>
          </table:table-cell>
          <table:table-cell office:value-type="float" office:value="0.42894" calcext:value-type="float">
            <text:p>0.42894</text:p>
          </table:table-cell>
          <table:table-cell office:value-type="float" office:value="0.39767" calcext:value-type="float">
            <text:p>0.39767</text:p>
          </table:table-cell>
          <table:table-cell office:value-type="float" office:value="0.35271" calcext:value-type="float">
            <text:p>0.35271</text:p>
          </table:table-cell>
          <table:table-cell office:value-type="float" office:value="0.03585" calcext:value-type="float">
            <text:p>0.03585</text:p>
          </table:table-cell>
          <table:table-cell office:value-type="float" office:value="0.04627" calcext:value-type="float">
            <text:p>0.04627</text:p>
          </table:table-cell>
          <table:table-cell office:value-type="float" office:value="0.05407" calcext:value-type="float">
            <text:p>0.05407</text:p>
          </table:table-cell>
          <table:table-cell office:value-type="string" calcext:value-type="string">
            <text:p>0.00322 u</text:p>
          </table:table-cell>
          <table:table-cell office:value-type="string" calcext:value-type="string">
            <text:p>0.01400 u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63" calcext:value-type="float">
            <text:p>0.00163</text:p>
          </table:table-cell>
        </table:table-row>
        <table:table-row table:style-name="ro1">
          <table:table-cell office:value-type="time" office:time-value="PT02H14M00S" calcext:value-type="time">
            <text:p>02:14:00</text:p>
          </table:table-cell>
          <table:table-cell office:value-type="string" calcext:value-type="string">
            <text:p>NEP24-047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1043" calcext:value-type="float">
            <text:p>0.01043</text:p>
          </table:table-cell>
          <table:table-cell office:value-type="string" calcext:value-type="string">
            <text:p>0.00095 u</text:p>
          </table:table-cell>
          <table:table-cell office:value-type="string" calcext:value-type="string">
            <text:p>0.00083 u</text:p>
          </table:table-cell>
          <table:table-cell office:value-type="string" calcext:value-type="string">
            <text:p>0.00131 u</text:p>
          </table:table-cell>
          <table:table-cell office:value-type="string" calcext:value-type="string">
            <text:p>0.00138 u</text:p>
          </table:table-cell>
          <table:table-cell office:value-type="string" calcext:value-type="string">
            <text:p>0.00010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111 u</text:p>
          </table:table-cell>
          <table:table-cell office:value-type="string" calcext:value-type="string">
            <text:p>0.00080 u</text:p>
          </table:table-cell>
          <table:table-cell office:value-type="float" office:value="0.39646" calcext:value-type="float">
            <text:p>0.39646</text:p>
          </table:table-cell>
          <table:table-cell office:value-type="float" office:value="0.41579" calcext:value-type="float">
            <text:p>0.41579</text:p>
          </table:table-cell>
          <table:table-cell office:value-type="float" office:value="0.41614" calcext:value-type="float">
            <text:p>0.41614</text:p>
          </table:table-cell>
          <table:table-cell office:value-type="float" office:value="0.40696" calcext:value-type="float">
            <text:p>0.40696</text:p>
          </table:table-cell>
          <table:table-cell office:value-type="float" office:value="0.40514" calcext:value-type="float">
            <text:p>0.40514</text:p>
          </table:table-cell>
          <table:table-cell office:value-type="float" office:value="0.40501" calcext:value-type="float">
            <text:p>0.40501</text:p>
          </table:table-cell>
          <table:table-cell office:value-type="float" office:value="0.39959" calcext:value-type="float">
            <text:p>0.39959</text:p>
          </table:table-cell>
          <table:table-cell office:value-type="float" office:value="0.40941" calcext:value-type="float">
            <text:p>0.40941</text:p>
          </table:table-cell>
          <table:table-cell office:value-type="float" office:value="0.40635" calcext:value-type="float">
            <text:p>0.40635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40154" calcext:value-type="float">
            <text:p>0.40154</text:p>
          </table:table-cell>
          <table:table-cell office:value-type="float" office:value="0.3979" calcext:value-type="float">
            <text:p>0.3979</text:p>
          </table:table-cell>
          <table:table-cell office:value-type="string" calcext:value-type="string">
            <text:p>-0.00015 u</text:p>
          </table:table-cell>
          <table:table-cell office:value-type="string" calcext:value-type="string">
            <text:p>0.00081 u</text:p>
          </table:table-cell>
          <table:table-cell office:value-type="string" calcext:value-type="string">
            <text:p>-0.00015 u</text:p>
          </table:table-cell>
          <table:table-cell office:value-type="string" calcext:value-type="string">
            <text:p>-0.00447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18535" calcext:value-type="float">
            <text:p>0.18535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29892" calcext:value-type="float">
            <text:p>0.29892</text:p>
          </table:table-cell>
          <table:table-cell office:value-type="string" calcext:value-type="string">
            <text:p>0.00968 u</text:p>
          </table:table-cell>
          <table:table-cell office:value-type="float" office:value="0.000344" calcext:value-type="float">
            <text:p>0.000344</text:p>
          </table:table-cell>
          <table:table-cell office:value-type="string" calcext:value-type="string">
            <text:p>Uncal</text:p>
          </table:table-cell>
          <table:table-cell office:value-type="float" office:value="0.02316" calcext:value-type="float">
            <text:p>0.02316</text:p>
          </table:table-cell>
          <table:table-cell office:value-type="float" office:value="0.02279" calcext:value-type="float">
            <text:p>0.02279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2257" calcext:value-type="float">
            <text:p>0.02257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6" calcext:value-type="float">
            <text:p>0.00076</text:p>
          </table:table-cell>
          <table:table-cell office:value-type="string" calcext:value-type="string">
            <text:p>-0.00025 u</text:p>
          </table:table-cell>
          <table:table-cell office:value-type="string" calcext:value-type="string">
            <text:p>0.00007 u</text:p>
          </table:table-cell>
          <table:table-cell office:value-type="string" calcext:value-type="string">
            <text:p>Uncal</text:p>
          </table:table-cell>
          <table:table-cell office:value-type="float" office:value="0.08326" calcext:value-type="float">
            <text:p>0.08326</text:p>
          </table:table-cell>
          <table:table-cell office:value-type="float" office:value="0.08337" calcext:value-type="float">
            <text:p>0.08337</text:p>
          </table:table-cell>
          <table:table-cell office:value-type="string" calcext:value-type="string">
            <text:p>Uncal</text:p>
          </table:table-cell>
          <table:table-cell office:value-type="float" office:value="0.07765" calcext:value-type="float">
            <text:p>0.07765</text:p>
          </table:table-cell>
          <table:table-cell office:value-type="float" office:value="0.06451" calcext:value-type="float">
            <text:p>0.06451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2194" calcext:value-type="float">
            <text:p>0.2194</text:p>
          </table:table-cell>
          <table:table-cell office:value-type="float" office:value="0.20828" calcext:value-type="float">
            <text:p>0.20828</text:p>
          </table:table-cell>
          <table:table-cell office:value-type="string" calcext:value-type="string">
            <text:p>0.01430 u</text:p>
          </table:table-cell>
          <table:table-cell office:value-type="float" office:value="0.02729" calcext:value-type="float">
            <text:p>0.02729</text:p>
          </table:table-cell>
          <table:table-cell office:value-type="float" office:value="0.03174" calcext:value-type="float">
            <text:p>0.03174</text:p>
          </table:table-cell>
          <table:table-cell office:value-type="string" calcext:value-type="string">
            <text:p>-0.00353 u</text:p>
          </table:table-cell>
          <table:table-cell office:value-type="string" calcext:value-type="string">
            <text:p>-0.00926 u</text:p>
          </table:table-cell>
          <table:table-cell office:value-type="float" office:value="0.02111" calcext:value-type="float">
            <text:p>0.0211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NEP24-048</text:p>
          </table:table-cell>
          <table:table-cell office:value-type="float" office:value="0.00206" calcext:value-type="float">
            <text:p>0.00206</text:p>
          </table:table-cell>
          <table:table-cell office:value-type="string" calcext:value-type="string">
            <text:p>0.00455 u</text:p>
          </table:table-cell>
          <table:table-cell office:value-type="string" calcext:value-type="string">
            <text:p>0.00031 u</text:p>
          </table:table-cell>
          <table:table-cell office:value-type="string" calcext:value-type="string">
            <text:p>0.00007 u</text:p>
          </table:table-cell>
          <table:table-cell office:value-type="string" calcext:value-type="string">
            <text:p>0.00053 u</text:p>
          </table:table-cell>
          <table:table-cell office:value-type="string" calcext:value-type="string">
            <text:p>0.00062 u</text:p>
          </table:table-cell>
          <table:table-cell office:value-type="string" calcext:value-type="string">
            <text:p>-0.00212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30 u</text:p>
          </table:table-cell>
          <table:table-cell office:value-type="string" calcext:value-type="string">
            <text:p>-0.00002 u</text:p>
          </table:table-cell>
          <table:table-cell office:value-type="float" office:value="0.24963" calcext:value-type="float">
            <text:p>0.24963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26499" calcext:value-type="float">
            <text:p>0.26499</text:p>
          </table:table-cell>
          <table:table-cell office:value-type="float" office:value="0.25677" calcext:value-type="float">
            <text:p>0.25677</text:p>
          </table:table-cell>
          <table:table-cell office:value-type="float" office:value="0.25668" calcext:value-type="float">
            <text:p>0.25668</text:p>
          </table:table-cell>
          <table:table-cell office:value-type="float" office:value="0.25779" calcext:value-type="float">
            <text:p>0.25779</text:p>
          </table:table-cell>
          <table:table-cell office:value-type="float" office:value="0.26843" calcext:value-type="float">
            <text:p>0.26843</text:p>
          </table:table-cell>
          <table:table-cell office:value-type="float" office:value="0.25728" calcext:value-type="float">
            <text:p>0.25728</text:p>
          </table:table-cell>
          <table:table-cell office:value-type="float" office:value="0.26352" calcext:value-type="float">
            <text:p>0.26352</text:p>
          </table:table-cell>
          <table:table-cell office:value-type="float" office:value="0.25448" calcext:value-type="float">
            <text:p>0.25448</text:p>
          </table:table-cell>
          <table:table-cell office:value-type="float" office:value="0.25009" calcext:value-type="float">
            <text:p>0.25009</text:p>
          </table:table-cell>
          <table:table-cell office:value-type="float" office:value="0.24857" calcext:value-type="float">
            <text:p>0.24857</text:p>
          </table:table-cell>
          <table:table-cell office:value-type="string" calcext:value-type="string">
            <text:p>0.00025 u</text:p>
          </table:table-cell>
          <table:table-cell office:value-type="string" calcext:value-type="string">
            <text:p>0.00111 u</text:p>
          </table:table-cell>
          <table:table-cell office:value-type="string" calcext:value-type="string">
            <text:p>-0.00074 u</text:p>
          </table:table-cell>
          <table:table-cell office:value-type="string" calcext:value-type="string">
            <text:p>0.00113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20849" calcext:value-type="float">
            <text:p>0.20849</text:p>
          </table:table-cell>
          <table:table-cell office:value-type="float" office:value="0.21699" calcext:value-type="float">
            <text:p>0.21699</text:p>
          </table:table-cell>
          <table:table-cell office:value-type="float" office:value="0.29232" calcext:value-type="float">
            <text:p>0.29232</text:p>
          </table:table-cell>
          <table:table-cell office:value-type="string" calcext:value-type="string">
            <text:p>0.29771 u</text:p>
          </table:table-cell>
          <table:table-cell office:value-type="string" calcext:value-type="string">
            <text:p>0.000268 u</text:p>
          </table:table-cell>
          <table:table-cell office:value-type="string" calcext:value-type="string">
            <text:p>Uncal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5" calcext:value-type="float">
            <text:p>0.00035</text:p>
          </table:table-cell>
          <table:table-cell office:value-type="string" calcext:value-type="string">
            <text:p>-0.00066 u</text:p>
          </table:table-cell>
          <table:table-cell office:value-type="string" calcext:value-type="string">
            <text:p>-0.00021 u</text:p>
          </table:table-cell>
          <table:table-cell office:value-type="string" calcext:value-type="string">
            <text:p>Uncal</text:p>
          </table:table-cell>
          <table:table-cell office:value-type="float" office:value="0.13186" calcext:value-type="float">
            <text:p>0.13186</text:p>
          </table:table-cell>
          <table:table-cell office:value-type="float" office:value="0.13405" calcext:value-type="float">
            <text:p>0.13405</text:p>
          </table:table-cell>
          <table:table-cell office:value-type="string" calcext:value-type="string">
            <text:p>Uncal</text:p>
          </table:table-cell>
          <table:table-cell office:value-type="float" office:value="0.11986" calcext:value-type="float">
            <text:p>0.11986</text:p>
          </table:table-cell>
          <table:table-cell office:value-type="float" office:value="0.11409" calcext:value-type="float">
            <text:p>0.11409</text:p>
          </table:table-cell>
          <table:table-cell office:value-type="string" calcext:value-type="string">
            <text:p>0.12294 u</text:p>
          </table:table-cell>
          <table:table-cell office:value-type="float" office:value="0.11378" calcext:value-type="float">
            <text:p>0.11378</text:p>
          </table:table-cell>
          <table:table-cell office:value-type="float" office:value="0.1939" calcext:value-type="float">
            <text:p>0.1939</text:p>
          </table:table-cell>
          <table:table-cell office:value-type="string" calcext:value-type="string">
            <text:p>0.11796 u</text:p>
          </table:table-cell>
          <table:table-cell office:value-type="string" calcext:value-type="string">
            <text:p>0.00418 u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0.02255" calcext:value-type="float">
            <text:p>0.02255</text:p>
          </table:table-cell>
          <table:table-cell office:value-type="string" calcext:value-type="string">
            <text:p>-0.05206 u</text:p>
          </table:table-cell>
          <table:table-cell office:value-type="string" calcext:value-type="string">
            <text:p>-0.02076 u</text:p>
          </table:table-cell>
          <table:table-cell office:value-type="string" calcext:value-type="string">
            <text:p>0.00814 u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86" calcext:value-type="float">
            <text:p>0.00086</text:p>
          </table:table-cell>
        </table:table-row>
        <table:table-row table:style-name="ro1">
          <table:table-cell office:value-type="time" office:time-value="PT02H16M00S" calcext:value-type="time">
            <text:p>02:16:00</text:p>
          </table:table-cell>
          <table:table-cell office:value-type="string" calcext:value-type="string">
            <text:p>NEP24-053</text:p>
          </table:table-cell>
          <table:table-cell office:value-type="string" calcext:value-type="string">
            <text:p>0.00108 u</text:p>
          </table:table-cell>
          <table:table-cell office:value-type="float" office:value="0.00698" calcext:value-type="float">
            <text:p>0.00698</text:p>
          </table:table-cell>
          <table:table-cell office:value-type="string" calcext:value-type="string">
            <text:p>0.00162 u</text:p>
          </table:table-cell>
          <table:table-cell office:value-type="string" calcext:value-type="string">
            <text:p>0.00183 u</text:p>
          </table:table-cell>
          <table:table-cell office:value-type="string" calcext:value-type="string">
            <text:p>0.00223 u</text:p>
          </table:table-cell>
          <table:table-cell office:value-type="string" calcext:value-type="string">
            <text:p>0.00231 u</text:p>
          </table:table-cell>
          <table:table-cell office:value-type="string" calcext:value-type="string">
            <text:p>0.00125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206 u</text:p>
          </table:table-cell>
          <table:table-cell office:value-type="string" calcext:value-type="string">
            <text:p>0.00162 u</text:p>
          </table:table-cell>
          <table:table-cell office:value-type="float" office:value="0.39849" calcext:value-type="float">
            <text:p>0.39849</text:p>
          </table:table-cell>
          <table:table-cell office:value-type="float" office:value="0.41686" calcext:value-type="float">
            <text:p>0.41686</text:p>
          </table:table-cell>
          <table:table-cell office:value-type="float" office:value="0.41869" calcext:value-type="float">
            <text:p>0.41869</text:p>
          </table:table-cell>
          <table:table-cell office:value-type="float" office:value="0.40985" calcext:value-type="float">
            <text:p>0.40985</text:p>
          </table:table-cell>
          <table:table-cell office:value-type="float" office:value="0.40496" calcext:value-type="float">
            <text:p>0.40496</text:p>
          </table:table-cell>
          <table:table-cell office:value-type="float" office:value="0.40676" calcext:value-type="float">
            <text:p>0.40676</text:p>
          </table:table-cell>
          <table:table-cell office:value-type="float" office:value="0.41487" calcext:value-type="float">
            <text:p>0.41487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0605" calcext:value-type="float">
            <text:p>0.40605</text:p>
          </table:table-cell>
          <table:table-cell office:value-type="float" office:value="0.41241" calcext:value-type="float">
            <text:p>0.41241</text:p>
          </table:table-cell>
          <table:table-cell office:value-type="float" office:value="0.40533" calcext:value-type="float">
            <text:p>0.40533</text:p>
          </table:table-cell>
          <table:table-cell office:value-type="float" office:value="0.40272" calcext:value-type="float">
            <text:p>0.40272</text:p>
          </table:table-cell>
          <table:table-cell office:value-type="string" calcext:value-type="string">
            <text:p>-0.00040 u</text:p>
          </table:table-cell>
          <table:table-cell office:value-type="string" calcext:value-type="string">
            <text:p>0.00052 u</text:p>
          </table:table-cell>
          <table:table-cell office:value-type="string" calcext:value-type="string">
            <text:p>-0.00083 u</text:p>
          </table:table-cell>
          <table:table-cell office:value-type="string" calcext:value-type="string">
            <text:p>-0.00726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09582" calcext:value-type="float">
            <text:p>0.09582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24585" calcext:value-type="float">
            <text:p>0.24585</text:p>
          </table:table-cell>
          <table:table-cell office:value-type="string" calcext:value-type="string">
            <text:p>0.06363 u</text:p>
          </table:table-cell>
          <table:table-cell office:value-type="string" calcext:value-type="string">
            <text:p>0.000224 u</text:p>
          </table:table-cell>
          <table:table-cell office:value-type="string" calcext:value-type="string">
            <text:p>Uncal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53" calcext:value-type="float">
            <text:p>0.00053</text:p>
          </table:table-cell>
          <table:table-cell office:value-type="string" calcext:value-type="string">
            <text:p>-0.00068 u</text:p>
          </table:table-cell>
          <table:table-cell office:value-type="string" calcext:value-type="string">
            <text:p>-0.00007 u</text:p>
          </table:table-cell>
          <table:table-cell office:value-type="string" calcext:value-type="string">
            <text:p>Uncal</text:p>
          </table:table-cell>
          <table:table-cell office:value-type="float" office:value="0.08135" calcext:value-type="float">
            <text:p>0.08135</text:p>
          </table:table-cell>
          <table:table-cell office:value-type="float" office:value="0.08323" calcext:value-type="float">
            <text:p>0.08323</text:p>
          </table:table-cell>
          <table:table-cell office:value-type="string" calcext:value-type="string">
            <text:p>Uncal</text:p>
          </table:table-cell>
          <table:table-cell office:value-type="float" office:value="0.06655" calcext:value-type="float">
            <text:p>0.06655</text:p>
          </table:table-cell>
          <table:table-cell office:value-type="float" office:value="0.06184" calcext:value-type="float">
            <text:p>0.06184</text:p>
          </table:table-cell>
          <table:table-cell office:value-type="string" calcext:value-type="string">
            <text:p>0.12654 u</text:p>
          </table:table-cell>
          <table:table-cell office:value-type="float" office:value="0.09749" calcext:value-type="float">
            <text:p>0.09749</text:p>
          </table:table-cell>
          <table:table-cell office:value-type="string" calcext:value-type="string">
            <text:p>0.06167 u</text:p>
          </table:table-cell>
          <table:table-cell office:value-type="string" calcext:value-type="string">
            <text:p>0.11881 u</text:p>
          </table:table-cell>
          <table:table-cell office:value-type="string" calcext:value-type="string">
            <text:p>0.01111 u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0.02356" calcext:value-type="float">
            <text:p>0.02356</text:p>
          </table:table-cell>
          <table:table-cell office:value-type="string" calcext:value-type="string">
            <text:p>-0.02696 u</text:p>
          </table:table-cell>
          <table:table-cell office:value-type="string" calcext:value-type="string">
            <text:p>-0.03418 u</text:p>
          </table:table-cell>
          <table:table-cell office:value-type="string" calcext:value-type="string">
            <text:p>0.00897 u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time" office:time-value="PT02H17M00S" calcext:value-type="time">
            <text:p>02:17:00</text:p>
          </table:table-cell>
          <table:table-cell office:value-type="string" calcext:value-type="string">
            <text:p>NEP24-054</text:p>
          </table:table-cell>
          <table:table-cell office:value-type="float" office:value="0.00832" calcext:value-type="float">
            <text:p>0.00832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0.00619" calcext:value-type="float">
            <text:p>0.00619</text:p>
          </table:table-cell>
          <table:table-cell office:value-type="float" office:value="0.00617" calcext:value-type="float">
            <text:p>0.00617</text:p>
          </table:table-cell>
          <table:table-cell table:number-columns-repeated="2" office:value-type="float" office:value="0.0064" calcext:value-type="float">
            <text:p>0.0064</text:p>
          </table:table-cell>
          <table:table-cell office:value-type="string" calcext:value-type="string">
            <text:p>0.00577 u</text:p>
          </table:table-cell>
          <table:table-cell office:value-type="string" calcext:value-type="string">
            <text:p>Uncal</text:p>
          </table:table-cell>
          <table:table-cell office:value-type="float" office:value="0.00633" calcext:value-type="float">
            <text:p>0.00633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1.54555" calcext:value-type="float">
            <text:p>1.54555</text:p>
          </table:table-cell>
          <table:table-cell office:value-type="float" office:value="1.59373" calcext:value-type="float">
            <text:p>1.59373</text:p>
          </table:table-cell>
          <table:table-cell office:value-type="float" office:value="1.57888" calcext:value-type="float">
            <text:p>1.57888</text:p>
          </table:table-cell>
          <table:table-cell office:value-type="float" office:value="1.53312" calcext:value-type="float">
            <text:p>1.53312</text:p>
          </table:table-cell>
          <table:table-cell office:value-type="float" office:value="1.54778" calcext:value-type="float">
            <text:p>1.54778</text:p>
          </table:table-cell>
          <table:table-cell office:value-type="float" office:value="1.53351" calcext:value-type="float">
            <text:p>1.53351</text:p>
          </table:table-cell>
          <table:table-cell office:value-type="float" office:value="1.55652" calcext:value-type="float">
            <text:p>1.55652</text:p>
          </table:table-cell>
          <table:table-cell office:value-type="float" office:value="1.58196" calcext:value-type="float">
            <text:p>1.58196</text:p>
          </table:table-cell>
          <table:table-cell office:value-type="float" office:value="1.57826" calcext:value-type="float">
            <text:p>1.57826</text:p>
          </table:table-cell>
          <table:table-cell office:value-type="float" office:value="1.58574" calcext:value-type="float">
            <text:p>1.58574</text:p>
          </table:table-cell>
          <table:table-cell office:value-type="float" office:value="1.54313" calcext:value-type="float">
            <text:p>1.54313</text:p>
          </table:table-cell>
          <table:table-cell office:value-type="float" office:value="1.54027" calcext:value-type="float">
            <text:p>1.54027</text:p>
          </table:table-cell>
          <table:table-cell office:value-type="string" calcext:value-type="string">
            <text:p>0.00115 u</text:p>
          </table:table-cell>
          <table:table-cell office:value-type="float" office:value="0.00245" calcext:value-type="float">
            <text:p>0.00245</text:p>
          </table:table-cell>
          <table:table-cell office:value-type="string" calcext:value-type="string">
            <text:p>0.00054 u</text:p>
          </table:table-cell>
          <table:table-cell office:value-type="string" calcext:value-type="string">
            <text:p>-0.00115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08725" calcext:value-type="float">
            <text:p>0.08725</text:p>
          </table:table-cell>
          <table:table-cell office:value-type="float" office:value="0.07946" calcext:value-type="float">
            <text:p>0.07946</text:p>
          </table:table-cell>
          <table:table-cell office:value-type="float" office:value="0.22302" calcext:value-type="float">
            <text:p>0.22302</text:p>
          </table:table-cell>
          <table:table-cell office:value-type="string" calcext:value-type="string">
            <text:p>0.05354 u</text:p>
          </table:table-cell>
          <table:table-cell office:value-type="string" calcext:value-type="string">
            <text:p>0.000178 u</text:p>
          </table:table-cell>
          <table:table-cell office:value-type="string" calcext:value-type="string">
            <text:p>Uncal</text:p>
          </table:table-cell>
          <table:table-cell office:value-type="float" office:value="0.05716" calcext:value-type="float">
            <text:p>0.05716</text:p>
          </table:table-cell>
          <table:table-cell office:value-type="float" office:value="0.05684" calcext:value-type="float">
            <text:p>0.05684</text:p>
          </table:table-cell>
          <table:table-cell office:value-type="float" office:value="0.05779" calcext:value-type="float">
            <text:p>0.05779</text:p>
          </table:table-cell>
          <table:table-cell office:value-type="float" office:value="0.05644" calcext:value-type="float">
            <text:p>0.05644</text:p>
          </table:table-cell>
          <table:table-cell office:value-type="float" office:value="0.05692" calcext:value-type="float">
            <text:p>0.05692</text:p>
          </table:table-cell>
          <table:table-cell office:value-type="float" office:value="0.05732" calcext:value-type="float">
            <text:p>0.05732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0.00076 u</text:p>
          </table:table-cell>
          <table:table-cell office:value-type="string" calcext:value-type="string">
            <text:p>0.00144 u</text:p>
          </table:table-cell>
          <table:table-cell office:value-type="string" calcext:value-type="string">
            <text:p>Uncal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13901" calcext:value-type="float">
            <text:p>0.13901</text:p>
          </table:table-cell>
          <table:table-cell office:value-type="string" calcext:value-type="string">
            <text:p>Uncal</text:p>
          </table:table-cell>
          <table:table-cell office:value-type="float" office:value="0.11445" calcext:value-type="float">
            <text:p>0.11445</text:p>
          </table:table-cell>
          <table:table-cell office:value-type="float" office:value="0.12174" calcext:value-type="float">
            <text:p>0.12174</text:p>
          </table:table-cell>
          <table:table-cell office:value-type="float" office:value="0.623" calcext:value-type="float">
            <text:p>0.623</text:p>
          </table:table-cell>
          <table:table-cell office:value-type="float" office:value="0.55988" calcext:value-type="float">
            <text:p>0.55988</text:p>
          </table:table-cell>
          <table:table-cell office:value-type="float" office:value="0.57455" calcext:value-type="float">
            <text:p>0.57455</text:p>
          </table:table-cell>
          <table:table-cell office:value-type="float" office:value="0.54914" calcext:value-type="float">
            <text:p>0.54914</text:p>
          </table:table-cell>
          <table:table-cell office:value-type="float" office:value="0.07022" calcext:value-type="float">
            <text:p>0.07022</text:p>
          </table:table-cell>
          <table:table-cell office:value-type="float" office:value="0.08422" calcext:value-type="float">
            <text:p>0.08422</text:p>
          </table:table-cell>
          <table:table-cell office:value-type="float" office:value="0.0936" calcext:value-type="float">
            <text:p>0.0936</text:p>
          </table:table-cell>
          <table:table-cell office:value-type="string" calcext:value-type="string">
            <text:p>0.05680 u</text:p>
          </table:table-cell>
          <table:table-cell office:value-type="float" office:value="0.03727" calcext:value-type="float">
            <text:p>0.03727</text:p>
          </table:table-cell>
          <table:table-cell office:value-type="float" office:value="0.08044" calcext:value-type="float">
            <text:p>0.08044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216" calcext:value-type="float">
            <text:p>0.00216</text:p>
          </table:table-cell>
        </table:table-row>
        <table:table-row table:style-name="ro1">
          <table:table-cell office:value-type="time" office:time-value="PT02H18M00S" calcext:value-type="time">
            <text:p>02:18:00</text:p>
          </table:table-cell>
          <table:table-cell office:value-type="string" calcext:value-type="string">
            <text:p>NEP24-05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678" calcext:value-type="float">
            <text:p>0.00678</text:p>
          </table:table-cell>
          <table:table-cell office:value-type="string" calcext:value-type="string">
            <text:p>0.00466 u</text:p>
          </table:table-cell>
          <table:table-cell office:value-type="string" calcext:value-type="string">
            <text:p>Uncal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.98436" calcext:value-type="float">
            <text:p>0.98436</text:p>
          </table:table-cell>
          <table:table-cell office:value-type="float" office:value="1.02469" calcext:value-type="float">
            <text:p>1.02469</text:p>
          </table:table-cell>
          <table:table-cell office:value-type="float" office:value="1.02051" calcext:value-type="float">
            <text:p>1.02051</text:p>
          </table:table-cell>
          <table:table-cell office:value-type="float" office:value="0.99453" calcext:value-type="float">
            <text:p>0.99453</text:p>
          </table:table-cell>
          <table:table-cell office:value-type="float" office:value="0.99793" calcext:value-type="float">
            <text:p>0.99793</text:p>
          </table:table-cell>
          <table:table-cell office:value-type="float" office:value="0.99041" calcext:value-type="float">
            <text:p>0.99041</text:p>
          </table:table-cell>
          <table:table-cell office:value-type="float" office:value="1.0107" calcext:value-type="float">
            <text:p>1.0107</text:p>
          </table:table-cell>
          <table:table-cell office:value-type="float" office:value="1.01839" calcext:value-type="float">
            <text:p>1.01839</text:p>
          </table:table-cell>
          <table:table-cell office:value-type="float" office:value="1.02177" calcext:value-type="float">
            <text:p>1.02177</text:p>
          </table:table-cell>
          <table:table-cell office:value-type="float" office:value="1.01419" calcext:value-type="float">
            <text:p>1.01419</text:p>
          </table:table-cell>
          <table:table-cell office:value-type="float" office:value="0.99818" calcext:value-type="float">
            <text:p>0.99818</text:p>
          </table:table-cell>
          <table:table-cell office:value-type="float" office:value="0.98777" calcext:value-type="float">
            <text:p>0.98777</text:p>
          </table:table-cell>
          <table:table-cell office:value-type="string" calcext:value-type="string">
            <text:p>0.00178 u</text:p>
          </table:table-cell>
          <table:table-cell office:value-type="float" office:value="0.00236" calcext:value-type="float">
            <text:p>0.00236</text:p>
          </table:table-cell>
          <table:table-cell office:value-type="string" calcext:value-type="string">
            <text:p>0.00075 u</text:p>
          </table:table-cell>
          <table:table-cell office:value-type="string" calcext:value-type="string">
            <text:p>0.00029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28773" calcext:value-type="float">
            <text:p>0.28773</text:p>
          </table:table-cell>
          <table:table-cell office:value-type="float" office:value="0.29679" calcext:value-type="float">
            <text:p>0.29679</text:p>
          </table:table-cell>
          <table:table-cell office:value-type="float" office:value="0.34964" calcext:value-type="float">
            <text:p>0.34964</text:p>
          </table:table-cell>
          <table:table-cell office:value-type="string" calcext:value-type="string">
            <text:p>0.14827 u</text:p>
          </table:table-cell>
          <table:table-cell office:value-type="float" office:value="0.000437" calcext:value-type="float">
            <text:p>0.000437</text:p>
          </table:table-cell>
          <table:table-cell office:value-type="string" calcext:value-type="string">
            <text:p>Uncal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776" calcext:value-type="float">
            <text:p>0.02776</text:p>
          </table:table-cell>
          <table:table-cell office:value-type="float" office:value="0.02797" calcext:value-type="float">
            <text:p>0.02797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0.02735" calcext:value-type="float">
            <text:p>0.02735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00021 u</text:p>
          </table:table-cell>
          <table:table-cell office:value-type="string" calcext:value-type="string">
            <text:p>0.00049 u</text:p>
          </table:table-cell>
          <table:table-cell office:value-type="string" calcext:value-type="string">
            <text:p>Uncal</text:p>
          </table:table-cell>
          <table:table-cell office:value-type="float" office:value="0.12228" calcext:value-type="float">
            <text:p>0.12228</text:p>
          </table:table-cell>
          <table:table-cell office:value-type="float" office:value="0.12694" calcext:value-type="float">
            <text:p>0.12694</text:p>
          </table:table-cell>
          <table:table-cell office:value-type="string" calcext:value-type="string">
            <text:p>Uncal</text:p>
          </table:table-cell>
          <table:table-cell office:value-type="float" office:value="0.11619" calcext:value-type="float">
            <text:p>0.11619</text:p>
          </table:table-cell>
          <table:table-cell office:value-type="float" office:value="0.10731" calcext:value-type="float">
            <text:p>0.10731</text:p>
          </table:table-cell>
          <table:table-cell office:value-type="float" office:value="0.33224" calcext:value-type="float">
            <text:p>0.33224</text:p>
          </table:table-cell>
          <table:table-cell office:value-type="float" office:value="0.32479" calcext:value-type="float">
            <text:p>0.32479</text:p>
          </table:table-cell>
          <table:table-cell office:value-type="float" office:value="0.31422" calcext:value-type="float">
            <text:p>0.31422</text:p>
          </table:table-cell>
          <table:table-cell office:value-type="float" office:value="0.30137" calcext:value-type="float">
            <text:p>0.30137</text:p>
          </table:table-cell>
          <table:table-cell office:value-type="float" office:value="0.05366" calcext:value-type="float">
            <text:p>0.05366</text:p>
          </table:table-cell>
          <table:table-cell office:value-type="float" office:value="0.04933" calcext:value-type="float">
            <text:p>0.04933</text:p>
          </table:table-cell>
          <table:table-cell office:value-type="float" office:value="0.05746" calcext:value-type="float">
            <text:p>0.05746</text:p>
          </table:table-cell>
          <table:table-cell office:value-type="string" calcext:value-type="string">
            <text:p>0.04232 u</text:p>
          </table:table-cell>
          <table:table-cell office:value-type="string" calcext:value-type="string">
            <text:p>0.00179 u</text:p>
          </table:table-cell>
          <table:table-cell office:value-type="float" office:value="0.04022" calcext:value-type="float">
            <text:p>0.04022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41" calcext:value-type="float">
            <text:p>0.00141</text:p>
          </table:table-cell>
        </table:table-row>
        <table:table-row table:style-name="ro1"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NEP24-056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616" calcext:value-type="float">
            <text:p>0.00616</text:p>
          </table:table-cell>
          <table:table-cell office:value-type="string" calcext:value-type="string">
            <text:p>-0.00036 u</text:p>
          </table:table-cell>
          <table:table-cell office:value-type="string" calcext:value-type="string">
            <text:p>-0.00024 u</text:p>
          </table:table-cell>
          <table:table-cell office:value-type="string" calcext:value-type="string">
            <text:p>0.00021 u</text:p>
          </table:table-cell>
          <table:table-cell office:value-type="string" calcext:value-type="string">
            <text:p>0.00030 u</text:p>
          </table:table-cell>
          <table:table-cell office:value-type="string" calcext:value-type="string">
            <text:p>-0.00126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-0.00002 u</text:p>
          </table:table-cell>
          <table:table-cell office:value-type="string" calcext:value-type="string">
            <text:p>-0.00032 u</text:p>
          </table:table-cell>
          <table:table-cell office:value-type="float" office:value="0.22355" calcext:value-type="float">
            <text:p>0.22355</text:p>
          </table:table-cell>
          <table:table-cell office:value-type="float" office:value="0.23159" calcext:value-type="float">
            <text:p>0.23159</text:p>
          </table:table-cell>
          <table:table-cell office:value-type="float" office:value="0.23367" calcext:value-type="float">
            <text:p>0.23367</text:p>
          </table:table-cell>
          <table:table-cell office:value-type="float" office:value="0.22731" calcext:value-type="float">
            <text:p>0.22731</text:p>
          </table:table-cell>
          <table:table-cell office:value-type="float" office:value="0.22747" calcext:value-type="float">
            <text:p>0.22747</text:p>
          </table:table-cell>
          <table:table-cell office:value-type="float" office:value="0.22775" calcext:value-type="float">
            <text:p>0.22775</text:p>
          </table:table-cell>
          <table:table-cell office:value-type="float" office:value="0.21125" calcext:value-type="float">
            <text:p>0.21125</text:p>
          </table:table-cell>
          <table:table-cell office:value-type="float" office:value="0.22477" calcext:value-type="float">
            <text:p>0.22477</text:p>
          </table:table-cell>
          <table:table-cell office:value-type="float" office:value="0.23489" calcext:value-type="float">
            <text:p>0.23489</text:p>
          </table:table-cell>
          <table:table-cell office:value-type="float" office:value="0.22568" calcext:value-type="float">
            <text:p>0.22568</text:p>
          </table:table-cell>
          <table:table-cell office:value-type="float" office:value="0.22143" calcext:value-type="float">
            <text:p>0.22143</text:p>
          </table:table-cell>
          <table:table-cell office:value-type="float" office:value="0.22348" calcext:value-type="float">
            <text:p>0.22348</text:p>
          </table:table-cell>
          <table:table-cell office:value-type="string" calcext:value-type="string">
            <text:p>-0.00100 u</text:p>
          </table:table-cell>
          <table:table-cell office:value-type="string" calcext:value-type="string">
            <text:p>0.00028 u</text:p>
          </table:table-cell>
          <table:table-cell office:value-type="string" calcext:value-type="string">
            <text:p>-0.00144 u</text:p>
          </table:table-cell>
          <table:table-cell office:value-type="string" calcext:value-type="string">
            <text:p>0.00018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07752" calcext:value-type="float">
            <text:p>0.07752</text:p>
          </table:table-cell>
          <table:table-cell office:value-type="float" office:value="0.08184" calcext:value-type="float">
            <text:p>0.08184</text:p>
          </table:table-cell>
          <table:table-cell office:value-type="float" office:value="0.24341" calcext:value-type="float">
            <text:p>0.24341</text:p>
          </table:table-cell>
          <table:table-cell office:value-type="string" calcext:value-type="string">
            <text:p>-0.07644 u</text:p>
          </table:table-cell>
          <table:table-cell office:value-type="string" calcext:value-type="string">
            <text:p>0.000219 u</text:p>
          </table:table-cell>
          <table:table-cell office:value-type="string" calcext:value-type="string">
            <text:p>Uncal</text:p>
          </table:table-cell>
          <table:table-cell office:value-type="float" office:value="0.00812" calcext:value-type="float">
            <text:p>0.00812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33" calcext:value-type="float">
            <text:p>0.00033</text:p>
          </table:table-cell>
          <table:table-cell office:value-type="string" calcext:value-type="string">
            <text:p>-0.00095 u</text:p>
          </table:table-cell>
          <table:table-cell office:value-type="string" calcext:value-type="string">
            <text:p>-0.00062 u</text:p>
          </table:table-cell>
          <table:table-cell office:value-type="string" calcext:value-type="string">
            <text:p>Uncal</text:p>
          </table:table-cell>
          <table:table-cell office:value-type="float" office:value="0.04703" calcext:value-type="float">
            <text:p>0.04703</text:p>
          </table:table-cell>
          <table:table-cell office:value-type="float" office:value="0.04783" calcext:value-type="float">
            <text:p>0.04783</text:p>
          </table:table-cell>
          <table:table-cell office:value-type="string" calcext:value-type="string">
            <text:p>Uncal</text:p>
          </table:table-cell>
          <table:table-cell office:value-type="float" office:value="0.04281" calcext:value-type="float">
            <text:p>0.04281</text:p>
          </table:table-cell>
          <table:table-cell office:value-type="float" office:value="0.02925" calcext:value-type="float">
            <text:p>0.02925</text:p>
          </table:table-cell>
          <table:table-cell office:value-type="string" calcext:value-type="string">
            <text:p>0.09118 u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0.13076 u</text:p>
          </table:table-cell>
          <table:table-cell office:value-type="string" calcext:value-type="string">
            <text:p>0.04668 u</text:p>
          </table:table-cell>
          <table:table-cell office:value-type="string" calcext:value-type="string">
            <text:p>0.01548 u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2215" calcext:value-type="float">
            <text:p>0.02215</text:p>
          </table:table-cell>
          <table:table-cell office:value-type="string" calcext:value-type="string">
            <text:p>-0.03254 u</text:p>
          </table:table-cell>
          <table:table-cell office:value-type="string" calcext:value-type="string">
            <text:p>-0.01233 u</text:p>
          </table:table-cell>
          <table:table-cell office:value-type="string" calcext:value-type="string">
            <text:p>0.00607 u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42" calcext:value-type="float">
            <text:p>0.00042</text:p>
          </table:table-cell>
          <table:table-cell table:number-columns-repeated="2" office:value-type="float" office:value="0.00036" calcext:value-type="float">
            <text:p>0.00036</text:p>
          </table:table-cell>
        </table:table-row>
        <table:table-row table:style-name="ro1">
          <table:table-cell office:value-type="time" office:time-value="PT02H20M00S" calcext:value-type="time">
            <text:p>02:20:00</text:p>
          </table:table-cell>
          <table:table-cell office:value-type="string" calcext:value-type="string">
            <text:p>NEP24-057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654" calcext:value-type="float">
            <text:p>0.00654</text:p>
          </table:table-cell>
          <table:table-cell office:value-type="string" calcext:value-type="string">
            <text:p>0.00147 u</text:p>
          </table:table-cell>
          <table:table-cell office:value-type="string" calcext:value-type="string">
            <text:p>0.00189 u</text:p>
          </table:table-cell>
          <table:table-cell office:value-type="string" calcext:value-type="string">
            <text:p>0.00228 u</text:p>
          </table:table-cell>
          <table:table-cell office:value-type="string" calcext:value-type="string">
            <text:p>0.00234 u</text:p>
          </table:table-cell>
          <table:table-cell office:value-type="string" calcext:value-type="string">
            <text:p>-0.00059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210 u</text:p>
          </table:table-cell>
          <table:table-cell office:value-type="string" calcext:value-type="string">
            <text:p>0.00176 u</text:p>
          </table:table-cell>
          <table:table-cell office:value-type="float" office:value="1.07609" calcext:value-type="float">
            <text:p>1.07609</text:p>
          </table:table-cell>
          <table:table-cell office:value-type="float" office:value="1.11893" calcext:value-type="float">
            <text:p>1.11893</text:p>
          </table:table-cell>
          <table:table-cell office:value-type="float" office:value="1.11277" calcext:value-type="float">
            <text:p>1.11277</text:p>
          </table:table-cell>
          <table:table-cell office:value-type="float" office:value="1.08974" calcext:value-type="float">
            <text:p>1.08974</text:p>
          </table:table-cell>
          <table:table-cell office:value-type="float" office:value="1.09476" calcext:value-type="float">
            <text:p>1.09476</text:p>
          </table:table-cell>
          <table:table-cell office:value-type="float" office:value="1.08168" calcext:value-type="float">
            <text:p>1.08168</text:p>
          </table:table-cell>
          <table:table-cell office:value-type="float" office:value="1.089" calcext:value-type="float">
            <text:p>1.089</text:p>
          </table:table-cell>
          <table:table-cell office:value-type="float" office:value="1.11083" calcext:value-type="float">
            <text:p>1.11083</text:p>
          </table:table-cell>
          <table:table-cell office:value-type="float" office:value="1.12871" calcext:value-type="float">
            <text:p>1.12871</text:p>
          </table:table-cell>
          <table:table-cell office:value-type="float" office:value="1.11676" calcext:value-type="float">
            <text:p>1.11676</text:p>
          </table:table-cell>
          <table:table-cell office:value-type="float" office:value="1.09975" calcext:value-type="float">
            <text:p>1.09975</text:p>
          </table:table-cell>
          <table:table-cell office:value-type="float" office:value="1.07799" calcext:value-type="float">
            <text:p>1.07799</text:p>
          </table:table-cell>
          <table:table-cell office:value-type="string" calcext:value-type="string">
            <text:p>-0.00203 u</text:p>
          </table:table-cell>
          <table:table-cell office:value-type="string" calcext:value-type="string">
            <text:p>0.00048 u</text:p>
          </table:table-cell>
          <table:table-cell office:value-type="string" calcext:value-type="string">
            <text:p>-0.00130 u</text:p>
          </table:table-cell>
          <table:table-cell office:value-type="string" calcext:value-type="string">
            <text:p>-0.00263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04972" calcext:value-type="float">
            <text:p>0.04972</text:p>
          </table:table-cell>
          <table:table-cell office:value-type="float" office:value="0.03031" calcext:value-type="float">
            <text:p>0.03031</text:p>
          </table:table-cell>
          <table:table-cell office:value-type="float" office:value="0.23682" calcext:value-type="float">
            <text:p>0.23682</text:p>
          </table:table-cell>
          <table:table-cell office:value-type="string" calcext:value-type="string">
            <text:p>0.06446 u</text:p>
          </table:table-cell>
          <table:table-cell office:value-type="string" calcext:value-type="string">
            <text:p>0.000129 u</text:p>
          </table:table-cell>
          <table:table-cell office:value-type="string" calcext:value-type="string">
            <text:p>Uncal</text:p>
          </table:table-cell>
          <table:table-cell office:value-type="float" office:value="0.04112" calcext:value-type="float">
            <text:p>0.04112</text:p>
          </table:table-cell>
          <table:table-cell office:value-type="float" office:value="0.04058" calcext:value-type="float">
            <text:p>0.04058</text:p>
          </table:table-cell>
          <table:table-cell office:value-type="float" office:value="0.04133" calcext:value-type="float">
            <text:p>0.04133</text:p>
          </table:table-cell>
          <table:table-cell office:value-type="float" office:value="0.04023" calcext:value-type="float">
            <text:p>0.04023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19" calcext:value-type="float">
            <text:p>0.00119</text:p>
          </table:table-cell>
          <table:table-cell office:value-type="string" calcext:value-type="string">
            <text:p>0.00029 u</text:p>
          </table:table-cell>
          <table:table-cell office:value-type="string" calcext:value-type="string">
            <text:p>0.00080 u</text:p>
          </table:table-cell>
          <table:table-cell office:value-type="string" calcext:value-type="string">
            <text:p>Uncal</text:p>
          </table:table-cell>
          <table:table-cell office:value-type="float" office:value="0.07234" calcext:value-type="float">
            <text:p>0.07234</text:p>
          </table:table-cell>
          <table:table-cell office:value-type="float" office:value="0.07362" calcext:value-type="float">
            <text:p>0.07362</text:p>
          </table:table-cell>
          <table:table-cell office:value-type="string" calcext:value-type="string">
            <text:p>Uncal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5801" calcext:value-type="float">
            <text:p>0.05801</text:p>
          </table:table-cell>
          <table:table-cell office:value-type="float" office:value="0.33751" calcext:value-type="float">
            <text:p>0.33751</text:p>
          </table:table-cell>
          <table:table-cell office:value-type="float" office:value="0.30826" calcext:value-type="float">
            <text:p>0.30826</text:p>
          </table:table-cell>
          <table:table-cell office:value-type="float" office:value="0.29684" calcext:value-type="float">
            <text:p>0.29684</text:p>
          </table:table-cell>
          <table:table-cell office:value-type="float" office:value="0.28934" calcext:value-type="float">
            <text:p>0.28934</text:p>
          </table:table-cell>
          <table:table-cell office:value-type="float" office:value="0.03569" calcext:value-type="float">
            <text:p>0.03569</text:p>
          </table:table-cell>
          <table:table-cell office:value-type="float" office:value="0.04347" calcext:value-type="float">
            <text:p>0.04347</text:p>
          </table:table-cell>
          <table:table-cell office:value-type="float" office:value="0.05041" calcext:value-type="float">
            <text:p>0.05041</text:p>
          </table:table-cell>
          <table:table-cell office:value-type="string" calcext:value-type="string">
            <text:p>-0.00196 u</text:p>
          </table:table-cell>
          <table:table-cell office:value-type="string" calcext:value-type="string">
            <text:p>0.00655 u</text:p>
          </table:table-cell>
          <table:table-cell office:value-type="float" office:value="0.03901" calcext:value-type="float">
            <text:p>0.03901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29" calcext:value-type="float">
            <text:p>0.00129</text:p>
          </table:table-cell>
        </table:table-row>
        <table:table-row table:style-name="ro1">
          <table:table-cell office:value-type="time" office:time-value="PT01H01M00S" calcext:value-type="time">
            <text:p>01:01:00</text:p>
          </table:table-cell>
          <table:table-cell office:value-type="string" calcext:value-type="string">
            <text:p>NEP24-058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0.00297 u</text:p>
          </table:table-cell>
          <table:table-cell office:value-type="string" calcext:value-type="string">
            <text:p>0.00251 u</text:p>
          </table:table-cell>
          <table:table-cell office:value-type="string" calcext:value-type="string">
            <text:p>0.00298 u</text:p>
          </table:table-cell>
          <table:table-cell office:value-type="string" calcext:value-type="string">
            <text:p>0.00302 u</text:p>
          </table:table-cell>
          <table:table-cell office:value-type="string" calcext:value-type="string">
            <text:p>0.00243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291 u</text:p>
          </table:table-cell>
          <table:table-cell office:value-type="string" calcext:value-type="string">
            <text:p>0.00245 u</text:p>
          </table:table-cell>
          <table:table-cell office:value-type="float" office:value="0.53856" calcext:value-type="float">
            <text:p>0.53856</text:p>
          </table:table-cell>
          <table:table-cell office:value-type="float" office:value="0.56318" calcext:value-type="float">
            <text:p>0.56318</text:p>
          </table:table-cell>
          <table:table-cell office:value-type="float" office:value="0.56459" calcext:value-type="float">
            <text:p>0.56459</text:p>
          </table:table-cell>
          <table:table-cell office:value-type="float" office:value="0.55664" calcext:value-type="float">
            <text:p>0.55664</text:p>
          </table:table-cell>
          <table:table-cell office:value-type="float" office:value="0.54397" calcext:value-type="float">
            <text:p>0.54397</text:p>
          </table:table-cell>
          <table:table-cell office:value-type="float" office:value="0.54837" calcext:value-type="float">
            <text:p>0.54837</text:p>
          </table:table-cell>
          <table:table-cell office:value-type="float" office:value="0.54903" calcext:value-type="float">
            <text:p>0.54903</text:p>
          </table:table-cell>
          <table:table-cell office:value-type="float" office:value="0.55777" calcext:value-type="float">
            <text:p>0.55777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55937" calcext:value-type="float">
            <text:p>0.55937</text:p>
          </table:table-cell>
          <table:table-cell office:value-type="float" office:value="0.55033" calcext:value-type="float">
            <text:p>0.55033</text:p>
          </table:table-cell>
          <table:table-cell office:value-type="float" office:value="0.54267" calcext:value-type="float">
            <text:p>0.54267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98" calcext:value-type="float">
            <text:p>0.00498</text:p>
          </table:table-cell>
          <table:table-cell office:value-type="string" calcext:value-type="string">
            <text:p>-0.00152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05248" calcext:value-type="float">
            <text:p>0.05248</text:p>
          </table:table-cell>
          <table:table-cell office:value-type="float" office:value="0.05428" calcext:value-type="float">
            <text:p>0.05428</text:p>
          </table:table-cell>
          <table:table-cell office:value-type="float" office:value="0.17578" calcext:value-type="float">
            <text:p>0.17578</text:p>
          </table:table-cell>
          <table:table-cell office:value-type="string" calcext:value-type="string">
            <text:p>-0.20148 u</text:p>
          </table:table-cell>
          <table:table-cell office:value-type="string" calcext:value-type="string">
            <text:p>0.000233 u</text:p>
          </table:table-cell>
          <table:table-cell office:value-type="string" calcext:value-type="string">
            <text:p>Uncal</text:p>
          </table:table-cell>
          <table:table-cell office:value-type="float" office:value="0.04396" calcext:value-type="float">
            <text:p>0.04396</text:p>
          </table:table-cell>
          <table:table-cell office:value-type="float" office:value="0.04349" calcext:value-type="float">
            <text:p>0.04349</text:p>
          </table:table-cell>
          <table:table-cell office:value-type="float" office:value="0.04415" calcext:value-type="float">
            <text:p>0.04415</text:p>
          </table:table-cell>
          <table:table-cell office:value-type="float" office:value="0.04316" calcext:value-type="float">
            <text:p>0.04316</text:p>
          </table:table-cell>
          <table:table-cell office:value-type="float" office:value="0.04314" calcext:value-type="float">
            <text:p>0.04314</text:p>
          </table:table-cell>
          <table:table-cell office:value-type="float" office:value="0.04446" calcext:value-type="float">
            <text:p>0.04446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204" calcext:value-type="float">
            <text:p>0.00204</text:p>
          </table:table-cell>
          <table:table-cell office:value-type="string" calcext:value-type="string">
            <text:p>0.00132 u</text:p>
          </table:table-cell>
          <table:table-cell office:value-type="string" calcext:value-type="string">
            <text:p>0.00152 u</text:p>
          </table:table-cell>
          <table:table-cell office:value-type="string" calcext:value-type="string">
            <text:p>Uncal</text:p>
          </table:table-cell>
          <table:table-cell office:value-type="float" office:value="0.07041" calcext:value-type="float">
            <text:p>0.07041</text:p>
          </table:table-cell>
          <table:table-cell office:value-type="float" office:value="0.07433" calcext:value-type="float">
            <text:p>0.07433</text:p>
          </table:table-cell>
          <table:table-cell office:value-type="string" calcext:value-type="string">
            <text:p>Uncal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33428" calcext:value-type="float">
            <text:p>0.33428</text:p>
          </table:table-cell>
          <table:table-cell office:value-type="float" office:value="0.28971" calcext:value-type="float">
            <text:p>0.28971</text:p>
          </table:table-cell>
          <table:table-cell office:value-type="float" office:value="0.29164" calcext:value-type="float">
            <text:p>0.29164</text:p>
          </table:table-cell>
          <table:table-cell office:value-type="float" office:value="0.26462" calcext:value-type="float">
            <text:p>0.26462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7535" calcext:value-type="float">
            <text:p>0.07535</text:p>
          </table:table-cell>
          <table:table-cell office:value-type="float" office:value="0.08593" calcext:value-type="float">
            <text:p>0.08593</text:p>
          </table:table-cell>
          <table:table-cell office:value-type="string" calcext:value-type="string">
            <text:p>0.02808 u</text:p>
          </table:table-cell>
          <table:table-cell office:value-type="float" office:value="0.03665" calcext:value-type="float">
            <text:p>0.03665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76" calcext:value-type="float">
            <text:p>0.00076</text:p>
          </table:table-cell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office:value-type="float" office:value="0.02042" calcext:value-type="float">
            <text:p>0.02042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2284" calcext:value-type="float">
            <text:p>0.02284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2266" calcext:value-type="float">
            <text:p>0.02266</text:p>
          </table:table-cell>
          <table:table-cell office:value-type="float" office:value="0.02257" calcext:value-type="float">
            <text:p>0.02257</text:p>
          </table:table-cell>
          <table:table-cell office:value-type="float" office:value="0.02213" calcext:value-type="float">
            <text:p>0.02213</text:p>
          </table:table-cell>
          <table:table-cell office:value-type="string" calcext:value-type="string">
            <text:p>Uncal</text:p>
          </table:table-cell>
          <table:table-cell office:value-type="float" office:value="0.02279" calcext:value-type="float">
            <text:p>0.02279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0.96309" calcext:value-type="float">
            <text:p>0.96309</text:p>
          </table:table-cell>
          <table:table-cell office:value-type="float" office:value="1.02021" calcext:value-type="float">
            <text:p>1.02021</text:p>
          </table:table-cell>
          <table:table-cell office:value-type="float" office:value="1.02497" calcext:value-type="float">
            <text:p>1.02497</text:p>
          </table:table-cell>
          <table:table-cell office:value-type="float" office:value="1.02042" calcext:value-type="float">
            <text:p>1.02042</text:p>
          </table:table-cell>
          <table:table-cell office:value-type="float" office:value="1.02471" calcext:value-type="float">
            <text:p>1.02471</text:p>
          </table:table-cell>
          <table:table-cell office:value-type="float" office:value="1.00101" calcext:value-type="float">
            <text:p>1.00101</text:p>
          </table:table-cell>
          <table:table-cell office:value-type="float" office:value="1.00212" calcext:value-type="float">
            <text:p>1.00212</text:p>
          </table:table-cell>
          <table:table-cell office:value-type="float" office:value="1.01883" calcext:value-type="float">
            <text:p>1.01883</text:p>
          </table:table-cell>
          <table:table-cell office:value-type="float" office:value="1.02382" calcext:value-type="float">
            <text:p>1.02382</text:p>
          </table:table-cell>
          <table:table-cell office:value-type="float" office:value="1.04587" calcext:value-type="float">
            <text:p>1.04587</text:p>
          </table:table-cell>
          <table:table-cell office:value-type="float" office:value="1.03093" calcext:value-type="float">
            <text:p>1.03093</text:p>
          </table:table-cell>
          <table:table-cell office:value-type="float" office:value="1.01352" calcext:value-type="float">
            <text:p>1.01352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0.00905" calcext:value-type="float">
            <text:p>0.00905</text:p>
          </table:table-cell>
          <table:table-cell office:value-type="float" office:value="0.00795" calcext:value-type="float">
            <text:p>0.00795</text:p>
          </table:table-cell>
          <table:table-cell office:value-type="string" calcext:value-type="string">
            <text:p>0.00688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2538" calcext:value-type="float">
            <text:p>0.2538</text:p>
          </table:table-cell>
          <table:table-cell office:value-type="string" calcext:value-type="string">
            <text:p>-0.20471 u</text:p>
          </table:table-cell>
          <table:table-cell office:value-type="string" calcext:value-type="string">
            <text:p>0.000081 u</text:p>
          </table:table-cell>
          <table:table-cell office:value-type="string" calcext:value-type="string">
            <text:p>Uncal</text:p>
          </table:table-cell>
          <table:table-cell office:value-type="float" office:value="0.19248" calcext:value-type="float">
            <text:p>0.19248</text:p>
          </table:table-cell>
          <table:table-cell office:value-type="float" office:value="0.19132" calcext:value-type="float">
            <text:p>0.19132</text:p>
          </table:table-cell>
          <table:table-cell office:value-type="float" office:value="0.19184" calcext:value-type="float">
            <text:p>0.19184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19447" calcext:value-type="float">
            <text:p>0.19447</text:p>
          </table:table-cell>
          <table:table-cell office:value-type="float" office:value="0.19386" calcext:value-type="float">
            <text:p>0.19386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374" calcext:value-type="float">
            <text:p>0.00374</text:p>
          </table:table-cell>
          <table:table-cell office:value-type="string" calcext:value-type="string">
            <text:p>Uncal</text:p>
          </table:table-cell>
          <table:table-cell office:value-type="float" office:value="0.96697" calcext:value-type="float">
            <text:p>0.96697</text:p>
          </table:table-cell>
          <table:table-cell office:value-type="float" office:value="0.98847" calcext:value-type="float">
            <text:p>0.98847</text:p>
          </table:table-cell>
          <table:table-cell office:value-type="string" calcext:value-type="string">
            <text:p>Uncal</text:p>
          </table:table-cell>
          <table:table-cell office:value-type="float" office:value="0.96257" calcext:value-type="float">
            <text:p>0.96257</text:p>
          </table:table-cell>
          <table:table-cell office:value-type="float" office:value="1.02391" calcext:value-type="float">
            <text:p>1.02391</text:p>
          </table:table-cell>
          <table:table-cell office:value-type="float" office:value="1.16379" calcext:value-type="float">
            <text:p>1.16379</text:p>
          </table:table-cell>
          <table:table-cell office:value-type="float" office:value="1.13724" calcext:value-type="float">
            <text:p>1.13724</text:p>
          </table:table-cell>
          <table:table-cell office:value-type="float" office:value="1.14513" calcext:value-type="float">
            <text:p>1.14513</text:p>
          </table:table-cell>
          <table:table-cell office:value-type="float" office:value="1.10322" calcext:value-type="float">
            <text:p>1.10322</text:p>
          </table:table-cell>
          <table:table-cell office:value-type="float" office:value="0.49685" calcext:value-type="float">
            <text:p>0.49685</text:p>
          </table:table-cell>
          <table:table-cell office:value-type="float" office:value="0.48985" calcext:value-type="float">
            <text:p>0.48985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46771" calcext:value-type="float">
            <text:p>0.46771</text:p>
          </table:table-cell>
          <table:table-cell office:value-type="float" office:value="0.48179" calcext:value-type="float">
            <text:p>0.48179</text:p>
          </table:table-cell>
          <table:table-cell office:value-type="float" office:value="0.51386" calcext:value-type="float">
            <text:p>0.51386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2493" calcext:value-type="float">
            <text:p>0.02493</text:p>
          </table:table-cell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office:value-type="float" office:value="0.03026" calcext:value-type="float">
            <text:p>0.03026</text:p>
          </table:table-cell>
          <table:table-cell office:value-type="float" office:value="0.03421" calcext:value-type="float">
            <text:p>0.03421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13" calcext:value-type="float">
            <text:p>0.01413</text:p>
          </table:table-cell>
          <table:table-cell office:value-type="float" office:value="0.01527" calcext:value-type="float">
            <text:p>0.01527</text:p>
          </table:table-cell>
          <table:table-cell office:value-type="string" calcext:value-type="string">
            <text:p>Uncal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9.61294" calcext:value-type="float">
            <text:p>9.61294</text:p>
          </table:table-cell>
          <table:table-cell office:value-type="float" office:value="9.6721" calcext:value-type="float">
            <text:p>9.6721</text:p>
          </table:table-cell>
          <table:table-cell office:value-type="float" office:value="9.65575" calcext:value-type="float">
            <text:p>9.65575</text:p>
          </table:table-cell>
          <table:table-cell office:value-type="string" calcext:value-type="string">
            <text:p>8.62998 o</text:p>
          </table:table-cell>
          <table:table-cell office:value-type="float" office:value="9.4051" calcext:value-type="float">
            <text:p>9.4051</text:p>
          </table:table-cell>
          <table:table-cell office:value-type="float" office:value="9.38664" calcext:value-type="float">
            <text:p>9.38664</text:p>
          </table:table-cell>
          <table:table-cell office:value-type="float" office:value="9.55232" calcext:value-type="float">
            <text:p>9.55232</text:p>
          </table:table-cell>
          <table:table-cell office:value-type="float" office:value="9.64995" calcext:value-type="float">
            <text:p>9.64995</text:p>
          </table:table-cell>
          <table:table-cell office:value-type="float" office:value="9.61869" calcext:value-type="float">
            <text:p>9.61869</text:p>
          </table:table-cell>
          <table:table-cell office:value-type="float" office:value="9.53951" calcext:value-type="float">
            <text:p>9.53951</text:p>
          </table:table-cell>
          <table:table-cell office:value-type="float" office:value="9.37555" calcext:value-type="float">
            <text:p>9.37555</text:p>
          </table:table-cell>
          <table:table-cell office:value-type="float" office:value="9.3416" calcext:value-type="float">
            <text:p>9.3416</text:p>
          </table:table-cell>
          <table:table-cell office:value-type="float" office:value="0.07836" calcext:value-type="float">
            <text:p>0.07836</text:p>
          </table:table-cell>
          <table:table-cell office:value-type="float" office:value="0.07928" calcext:value-type="float">
            <text:p>0.07928</text:p>
          </table:table-cell>
          <table:table-cell office:value-type="float" office:value="0.07973" calcext:value-type="float">
            <text:p>0.07973</text:p>
          </table:table-cell>
          <table:table-cell office:value-type="float" office:value="0.08168" calcext:value-type="float">
            <text:p>0.08168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74091" calcext:value-type="float">
            <text:p>0.74091</text:p>
          </table:table-cell>
          <table:table-cell office:value-type="float" office:value="0.72247" calcext:value-type="float">
            <text:p>0.72247</text:p>
          </table:table-cell>
          <table:table-cell office:value-type="float" office:value="0.72899" calcext:value-type="float">
            <text:p>0.72899</text:p>
          </table:table-cell>
          <table:table-cell office:value-type="float" office:value="0.56886" calcext:value-type="float">
            <text:p>0.56886</text:p>
          </table:table-cell>
          <table:table-cell office:value-type="float" office:value="0.000727" calcext:value-type="float">
            <text:p>0.000727</text:p>
          </table:table-cell>
          <table:table-cell office:value-type="string" calcext:value-type="string">
            <text:p>Uncal</text:p>
          </table:table-cell>
          <table:table-cell office:value-type="float" office:value="2.30587" calcext:value-type="float">
            <text:p>2.30587</text:p>
          </table:table-cell>
          <table:table-cell office:value-type="float" office:value="2.3006" calcext:value-type="float">
            <text:p>2.3006</text:p>
          </table:table-cell>
          <table:table-cell office:value-type="float" office:value="2.35365" calcext:value-type="float">
            <text:p>2.35365</text:p>
          </table:table-cell>
          <table:table-cell office:value-type="float" office:value="2.33806" calcext:value-type="float">
            <text:p>2.33806</text:p>
          </table:table-cell>
          <table:table-cell office:value-type="float" office:value="2.35119" calcext:value-type="float">
            <text:p>2.35119</text:p>
          </table:table-cell>
          <table:table-cell office:value-type="float" office:value="2.32021" calcext:value-type="float">
            <text:p>2.3202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11" calcext:value-type="float">
            <text:p>0.00211</text:p>
          </table:table-cell>
          <table:table-cell office:value-type="string" calcext:value-type="string">
            <text:p>0.00120 u</text:p>
          </table:table-cell>
          <table:table-cell office:value-type="string" calcext:value-type="string">
            <text:p>0.00158 u</text:p>
          </table:table-cell>
          <table:table-cell office:value-type="string" calcext:value-type="string">
            <text:p>Uncal</text:p>
          </table:table-cell>
          <table:table-cell office:value-type="float" office:value="3.02502" calcext:value-type="float">
            <text:p>3.02502</text:p>
          </table:table-cell>
          <table:table-cell office:value-type="float" office:value="3.05088" calcext:value-type="float">
            <text:p>3.05088</text:p>
          </table:table-cell>
          <table:table-cell office:value-type="string" calcext:value-type="string">
            <text:p>Uncal</text:p>
          </table:table-cell>
          <table:table-cell office:value-type="float" office:value="2.88736" calcext:value-type="float">
            <text:p>2.88736</text:p>
          </table:table-cell>
          <table:table-cell office:value-type="float" office:value="2.96854" calcext:value-type="float">
            <text:p>2.96854</text:p>
          </table:table-cell>
          <table:table-cell office:value-type="float" office:value="2.36534" calcext:value-type="float">
            <text:p>2.36534</text:p>
          </table:table-cell>
          <table:table-cell office:value-type="float" office:value="2.26844" calcext:value-type="float">
            <text:p>2.26844</text:p>
          </table:table-cell>
          <table:table-cell office:value-type="float" office:value="2.06879" calcext:value-type="float">
            <text:p>2.06879</text:p>
          </table:table-cell>
          <table:table-cell office:value-type="float" office:value="2.08108" calcext:value-type="float">
            <text:p>2.08108</text:p>
          </table:table-cell>
          <table:table-cell office:value-type="float" office:value="2.43839" calcext:value-type="float">
            <text:p>2.43839</text:p>
          </table:table-cell>
          <table:table-cell office:value-type="float" office:value="2.42696" calcext:value-type="float">
            <text:p>2.42696</text:p>
          </table:table-cell>
          <table:table-cell office:value-type="float" office:value="2.50701" calcext:value-type="float">
            <text:p>2.50701</text:p>
          </table:table-cell>
          <table:table-cell office:value-type="float" office:value="2.43652" calcext:value-type="float">
            <text:p>2.43652</text:p>
          </table:table-cell>
          <table:table-cell office:value-type="float" office:value="2.44301" calcext:value-type="float">
            <text:p>2.44301</text:p>
          </table:table-cell>
          <table:table-cell office:value-type="float" office:value="2.52571" calcext:value-type="float">
            <text:p>2.52571</text:p>
          </table:table-cell>
          <table:table-cell office:value-type="float" office:value="0.04339" calcext:value-type="float">
            <text:p>0.04339</text:p>
          </table:table-cell>
          <table:table-cell office:value-type="float" office:value="0.04373" calcext:value-type="float">
            <text:p>0.04373</text:p>
          </table:table-cell>
          <table:table-cell office:value-type="float" office:value="0.04368" calcext:value-type="float">
            <text:p>0.04368</text:p>
          </table:table-cell>
          <table:table-cell office:value-type="float" office:value="0.04416" calcext:value-type="float">
            <text:p>0.04416</text:p>
          </table:table-cell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Cam-Tap-Water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2592" calcext:value-type="float">
            <text:p>0.02592</text:p>
          </table:table-cell>
          <table:table-cell office:value-type="float" office:value="0.05666" calcext:value-type="float">
            <text:p>0.05666</text:p>
          </table:table-cell>
          <table:table-cell office:value-type="float" office:value="0.05567" calcext:value-type="float">
            <text:p>0.05567</text:p>
          </table:table-cell>
          <table:table-cell office:value-type="float" office:value="0.05542" calcext:value-type="float">
            <text:p>0.05542</text:p>
          </table:table-cell>
          <table:table-cell office:value-type="float" office:value="0.05457" calcext:value-type="float">
            <text:p>0.05457</text:p>
          </table:table-cell>
          <table:table-cell office:value-type="float" office:value="0.05938" calcext:value-type="float">
            <text:p>0.05938</text:p>
          </table:table-cell>
          <table:table-cell office:value-type="string" calcext:value-type="string">
            <text:p>Uncal</text:p>
          </table:table-cell>
          <table:table-cell office:value-type="float" office:value="0.05619" calcext:value-type="float">
            <text:p>0.05619</text:p>
          </table:table-cell>
          <table:table-cell office:value-type="float" office:value="0.05649" calcext:value-type="float">
            <text:p>0.05649</text:p>
          </table:table-cell>
          <table:table-cell office:value-type="string" calcext:value-type="string">
            <text:p>117.27572 o</text:p>
          </table:table-cell>
          <table:table-cell office:value-type="string" calcext:value-type="string">
            <text:p>118.82477 o</text:p>
          </table:table-cell>
          <table:table-cell office:value-type="string" calcext:value-type="string">
            <text:p>120.28824 o</text:p>
          </table:table-cell>
          <table:table-cell office:value-type="string" calcext:value-type="string">
            <text:p>38.89835 o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95.16081 o</text:p>
          </table:table-cell>
          <table:table-cell office:value-type="string" calcext:value-type="string">
            <text:p>114.56680 o</text:p>
          </table:table-cell>
          <table:table-cell office:value-type="string" calcext:value-type="string">
            <text:p>117.83695 o</text:p>
          </table:table-cell>
          <table:table-cell office:value-type="string" calcext:value-type="string">
            <text:p>116.20486 o</text:p>
          </table:table-cell>
          <table:table-cell office:value-type="string" calcext:value-type="string">
            <text:p>105.43765 o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112.68160 o</text:p>
          </table:table-cell>
          <table:table-cell office:value-type="string" calcext:value-type="string">
            <text:p>0.00036 u</text:p>
          </table:table-cell>
          <table:table-cell office:value-type="string" calcext:value-type="string">
            <text:p>-0.00092 u</text:p>
          </table:table-cell>
          <table:table-cell office:value-type="string" calcext:value-type="string">
            <text:p>-0.00246 u</text:p>
          </table:table-cell>
          <table:table-cell office:value-type="string" calcext:value-type="string">
            <text:p>-0.00838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8683" calcext:value-type="float">
            <text:p>2.8683</text:p>
          </table:table-cell>
          <table:table-cell office:value-type="float" office:value="2.71909" calcext:value-type="float">
            <text:p>2.71909</text:p>
          </table:table-cell>
          <table:table-cell office:value-type="float" office:value="2.31738" calcext:value-type="float">
            <text:p>2.31738</text:p>
          </table:table-cell>
          <table:table-cell office:value-type="float" office:value="1.98592" calcext:value-type="float">
            <text:p>1.98592</text:p>
          </table:table-cell>
          <table:table-cell office:value-type="float" office:value="0.013706" calcext:value-type="float">
            <text:p>0.013706</text:p>
          </table:table-cell>
          <table:table-cell office:value-type="string" calcext:value-type="string">
            <text:p>Uncal</text:p>
          </table:table-cell>
          <table:table-cell office:value-type="float" office:value="3.59617" calcext:value-type="float">
            <text:p>3.59617</text:p>
          </table:table-cell>
          <table:table-cell office:value-type="float" office:value="3.58238" calcext:value-type="float">
            <text:p>3.58238</text:p>
          </table:table-cell>
          <table:table-cell office:value-type="float" office:value="3.78491" calcext:value-type="float">
            <text:p>3.78491</text:p>
          </table:table-cell>
          <table:table-cell office:value-type="float" office:value="3.75574" calcext:value-type="float">
            <text:p>3.75574</text:p>
          </table:table-cell>
          <table:table-cell office:value-type="float" office:value="3.79202" calcext:value-type="float">
            <text:p>3.79202</text:p>
          </table:table-cell>
          <table:table-cell office:value-type="float" office:value="3.79562" calcext:value-type="float">
            <text:p>3.79562</text:p>
          </table:table-cell>
          <table:table-cell office:value-type="string" calcext:value-type="string">
            <text:p>-0.00002 u</text:p>
          </table:table-cell>
          <table:table-cell office:value-type="string" calcext:value-type="string">
            <text:p>-0.00010 u</text:p>
          </table:table-cell>
          <table:table-cell office:value-type="string" calcext:value-type="string">
            <text:p>-0.00121 u</text:p>
          </table:table-cell>
          <table:table-cell office:value-type="string" calcext:value-type="string">
            <text:p>-0.00105 u</text:p>
          </table:table-cell>
          <table:table-cell office:value-type="string" calcext:value-type="string">
            <text:p>Uncal</text:p>
          </table:table-cell>
          <table:table-cell office:value-type="float" office:value="12.8403" calcext:value-type="float">
            <text:p>12.8403</text:p>
          </table:table-cell>
          <table:table-cell office:value-type="float" office:value="12.77821" calcext:value-type="float">
            <text:p>12.77821</text:p>
          </table:table-cell>
          <table:table-cell office:value-type="string" calcext:value-type="string">
            <text:p>Uncal</text:p>
          </table:table-cell>
          <table:table-cell office:value-type="float" office:value="11.19885" calcext:value-type="float">
            <text:p>11.19885</text:p>
          </table:table-cell>
          <table:table-cell office:value-type="float" office:value="11.24526" calcext:value-type="float">
            <text:p>11.24526</text:p>
          </table:table-cell>
          <table:table-cell office:value-type="string" calcext:value-type="string">
            <text:p>11.82514 o</text:p>
          </table:table-cell>
          <table:table-cell office:value-type="float" office:value="10.58461" calcext:value-type="float">
            <text:p>10.58461</text:p>
          </table:table-cell>
          <table:table-cell office:value-type="float" office:value="10.03689" calcext:value-type="float">
            <text:p>10.03689</text:p>
          </table:table-cell>
          <table:table-cell office:value-type="float" office:value="9.75242" calcext:value-type="float">
            <text:p>9.75242</text:p>
          </table:table-cell>
          <table:table-cell office:value-type="float" office:value="8.3652" calcext:value-type="float">
            <text:p>8.3652</text:p>
          </table:table-cell>
          <table:table-cell office:value-type="float" office:value="8.28311" calcext:value-type="float">
            <text:p>8.28311</text:p>
          </table:table-cell>
          <table:table-cell office:value-type="float" office:value="8.60695" calcext:value-type="float">
            <text:p>8.60695</text:p>
          </table:table-cell>
          <table:table-cell office:value-type="float" office:value="8.43951" calcext:value-type="float">
            <text:p>8.43951</text:p>
          </table:table-cell>
          <table:table-cell office:value-type="float" office:value="8.49319" calcext:value-type="float">
            <text:p>8.49319</text:p>
          </table:table-cell>
          <table:table-cell office:value-type="float" office:value="8.60939" calcext:value-type="float">
            <text:p>8.60939</text:p>
          </table:table-cell>
          <table:table-cell office:value-type="float" office:value="0.43406" calcext:value-type="float">
            <text:p>0.43406</text:p>
          </table:table-cell>
          <table:table-cell office:value-type="float" office:value="0.43818" calcext:value-type="float">
            <text:p>0.43818</text:p>
          </table:table-cell>
          <table:table-cell office:value-type="float" office:value="0.43013" calcext:value-type="float">
            <text:p>0.43013</text:p>
          </table:table-cell>
          <table:table-cell office:value-type="float" office:value="0.43469" calcext:value-type="float">
            <text:p>0.43469</text:p>
          </table:table-cell>
        </table:table-row>
        <table:table-row table:style-name="ro1">
          <table:table-cell office:value-type="time" office:time-value="PT01H02M00S" calcext:value-type="time">
            <text:p>01:02:00</text:p>
          </table:table-cell>
          <table:table-cell office:value-type="string" calcext:value-type="string">
            <text:p>NEP24-059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0969" calcext:value-type="float">
            <text:p>0.00969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0974" calcext:value-type="float">
            <text:p>0.00974</text:p>
          </table:table-cell>
          <table:table-cell office:value-type="string" calcext:value-type="string">
            <text:p>0.00868 u</text:p>
          </table:table-cell>
          <table:table-cell office:value-type="string" calcext:value-type="string">
            <text:p>Uncal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00928" calcext:value-type="float">
            <text:p>0.00928</text:p>
          </table:table-cell>
          <table:table-cell office:value-type="float" office:value="2.13054" calcext:value-type="float">
            <text:p>2.13054</text:p>
          </table:table-cell>
          <table:table-cell office:value-type="float" office:value="2.17497" calcext:value-type="float">
            <text:p>2.17497</text:p>
          </table:table-cell>
          <table:table-cell office:value-type="float" office:value="2.15977" calcext:value-type="float">
            <text:p>2.15977</text:p>
          </table:table-cell>
          <table:table-cell office:value-type="float" office:value="2.11096" calcext:value-type="float">
            <text:p>2.11096</text:p>
          </table:table-cell>
          <table:table-cell office:value-type="float" office:value="2.14541" calcext:value-type="float">
            <text:p>2.14541</text:p>
          </table:table-cell>
          <table:table-cell office:value-type="float" office:value="2.08745" calcext:value-type="float">
            <text:p>2.08745</text:p>
          </table:table-cell>
          <table:table-cell office:value-type="float" office:value="1.94362" calcext:value-type="float">
            <text:p>1.94362</text:p>
          </table:table-cell>
          <table:table-cell office:value-type="float" office:value="1.94942" calcext:value-type="float">
            <text:p>1.94942</text:p>
          </table:table-cell>
          <table:table-cell office:value-type="float" office:value="1.95649" calcext:value-type="float">
            <text:p>1.95649</text:p>
          </table:table-cell>
          <table:table-cell office:value-type="float" office:value="1.976" calcext:value-type="float">
            <text:p>1.976</text:p>
          </table:table-cell>
          <table:table-cell office:value-type="float" office:value="1.91188" calcext:value-type="float">
            <text:p>1.91188</text:p>
          </table:table-cell>
          <table:table-cell office:value-type="float" office:value="1.90209" calcext:value-type="float">
            <text:p>1.90209</text:p>
          </table:table-cell>
          <table:table-cell office:value-type="string" calcext:value-type="string">
            <text:p>0.00181 u</text:p>
          </table:table-cell>
          <table:table-cell office:value-type="float" office:value="0.00232" calcext:value-type="float">
            <text:p>0.00232</text:p>
          </table:table-cell>
          <table:table-cell office:value-type="string" calcext:value-type="string">
            <text:p>0.00059 u</text:p>
          </table:table-cell>
          <table:table-cell office:value-type="string" calcext:value-type="string">
            <text:p>-0.00591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28915" calcext:value-type="float">
            <text:p>0.28915</text:p>
          </table:table-cell>
          <table:table-cell office:value-type="float" office:value="0.298" calcext:value-type="float">
            <text:p>0.298</text:p>
          </table:table-cell>
          <table:table-cell office:value-type="float" office:value="0.35344" calcext:value-type="float">
            <text:p>0.35344</text:p>
          </table:table-cell>
          <table:table-cell office:value-type="string" calcext:value-type="string">
            <text:p>0.11992 u</text:p>
          </table:table-cell>
          <table:table-cell office:value-type="string" calcext:value-type="string">
            <text:p>0.000170 u</text:p>
          </table:table-cell>
          <table:table-cell office:value-type="string" calcext:value-type="string">
            <text:p>Uncal</text:p>
          </table:table-cell>
          <table:table-cell office:value-type="float" office:value="0.13552" calcext:value-type="float">
            <text:p>0.13552</text:p>
          </table:table-cell>
          <table:table-cell office:value-type="float" office:value="0.13453" calcext:value-type="float">
            <text:p>0.13453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13555" calcext:value-type="float">
            <text:p>0.13555</text:p>
          </table:table-cell>
          <table:table-cell office:value-type="float" office:value="0.13354" calcext:value-type="float">
            <text:p>0.13354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258" calcext:value-type="float">
            <text:p>0.00258</text:p>
          </table:table-cell>
          <table:table-cell office:value-type="string" calcext:value-type="string">
            <text:p>0.00159 u</text:p>
          </table:table-cell>
          <table:table-cell office:value-type="string" calcext:value-type="string">
            <text:p>0.00228 u</text:p>
          </table:table-cell>
          <table:table-cell office:value-type="string" calcext:value-type="string">
            <text:p>Uncal</text:p>
          </table:table-cell>
          <table:table-cell office:value-type="float" office:value="0.07749" calcext:value-type="float">
            <text:p>0.07749</text:p>
          </table:table-cell>
          <table:table-cell office:value-type="float" office:value="0.0813" calcext:value-type="float">
            <text:p>0.0813</text:p>
          </table:table-cell>
          <table:table-cell office:value-type="string" calcext:value-type="string">
            <text:p>Uncal</text:p>
          </table:table-cell>
          <table:table-cell office:value-type="float" office:value="0.06136" calcext:value-type="float">
            <text:p>0.06136</text:p>
          </table:table-cell>
          <table:table-cell office:value-type="float" office:value="0.06634" calcext:value-type="float">
            <text:p>0.06634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50808" calcext:value-type="float">
            <text:p>0.50808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46761" calcext:value-type="float">
            <text:p>0.46761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6961" calcext:value-type="float">
            <text:p>0.06961</text:p>
          </table:table-cell>
          <table:table-cell office:value-type="float" office:value="0.0753" calcext:value-type="float">
            <text:p>0.0753</text:p>
          </table:table-cell>
          <table:table-cell office:value-type="string" calcext:value-type="string">
            <text:p>0.03731 u</text:p>
          </table:table-cell>
          <table:table-cell office:value-type="string" calcext:value-type="string">
            <text:p>0.02537 u</text:p>
          </table:table-cell>
          <table:table-cell office:value-type="float" office:value="0.05496" calcext:value-type="float">
            <text:p>0.05496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319" calcext:value-type="float">
            <text:p>0.00319</text:p>
          </table:table-cell>
        </table:table-row>
        <table:table-row table:style-name="ro1">
          <table:table-cell office:value-type="time" office:time-value="PT01H03M00S" calcext:value-type="time">
            <text:p>01:03:00</text:p>
          </table:table-cell>
          <table:table-cell office:value-type="string" calcext:value-type="string">
            <text:p>MKRIV-1</text:p>
          </table:table-cell>
          <table:table-cell office:value-type="float" office:value="0.00966" calcext:value-type="float">
            <text:p>0.00966</text:p>
          </table:table-cell>
          <table:table-cell office:value-type="float" office:value="0.01235" calcext:value-type="float">
            <text:p>0.01235</text:p>
          </table:table-cell>
          <table:table-cell table:number-columns-repeated="2" office:value-type="string" calcext:value-type="string">
            <text:p>0.00505 u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528" calcext:value-type="float">
            <text:p>0.00528</text:p>
          </table:table-cell>
          <table:table-cell office:value-type="string" calcext:value-type="string">
            <text:p>0.00378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523 u</text:p>
          </table:table-cell>
          <table:table-cell office:value-type="string" calcext:value-type="string">
            <text:p>0.00484 u</text:p>
          </table:table-cell>
          <table:table-cell office:value-type="float" office:value="3.73955" calcext:value-type="float">
            <text:p>3.73955</text:p>
          </table:table-cell>
          <table:table-cell office:value-type="float" office:value="3.80083" calcext:value-type="float">
            <text:p>3.80083</text:p>
          </table:table-cell>
          <table:table-cell office:value-type="float" office:value="3.77222" calcext:value-type="float">
            <text:p>3.77222</text:p>
          </table:table-cell>
          <table:table-cell office:value-type="float" office:value="3.60449" calcext:value-type="float">
            <text:p>3.60449</text:p>
          </table:table-cell>
          <table:table-cell office:value-type="float" office:value="3.60242" calcext:value-type="float">
            <text:p>3.60242</text:p>
          </table:table-cell>
          <table:table-cell office:value-type="float" office:value="3.74104" calcext:value-type="float">
            <text:p>3.74104</text:p>
          </table:table-cell>
          <table:table-cell office:value-type="float" office:value="3.75127" calcext:value-type="float">
            <text:p>3.75127</text:p>
          </table:table-cell>
          <table:table-cell office:value-type="float" office:value="3.79535" calcext:value-type="float">
            <text:p>3.79535</text:p>
          </table:table-cell>
          <table:table-cell office:value-type="float" office:value="3.78546" calcext:value-type="float">
            <text:p>3.78546</text:p>
          </table:table-cell>
          <table:table-cell office:value-type="float" office:value="3.77716" calcext:value-type="float">
            <text:p>3.77716</text:p>
          </table:table-cell>
          <table:table-cell office:value-type="float" office:value="3.71116" calcext:value-type="float">
            <text:p>3.71116</text:p>
          </table:table-cell>
          <table:table-cell office:value-type="float" office:value="3.67757" calcext:value-type="float">
            <text:p>3.67757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2478" calcext:value-type="float">
            <text:p>0.02478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1.34962" calcext:value-type="float">
            <text:p>1.34962</text:p>
          </table:table-cell>
          <table:table-cell office:value-type="float" office:value="1.2992" calcext:value-type="float">
            <text:p>1.2992</text:p>
          </table:table-cell>
          <table:table-cell office:value-type="float" office:value="1.31664" calcext:value-type="float">
            <text:p>1.31664</text:p>
          </table:table-cell>
          <table:table-cell office:value-type="float" office:value="1.11806" calcext:value-type="float">
            <text:p>1.11806</text:p>
          </table:table-cell>
          <table:table-cell office:value-type="float" office:value="0.000371" calcext:value-type="float">
            <text:p>0.000371</text:p>
          </table:table-cell>
          <table:table-cell office:value-type="string" calcext:value-type="string">
            <text:p>Uncal</text:p>
          </table:table-cell>
          <table:table-cell office:value-type="float" office:value="0.58292" calcext:value-type="float">
            <text:p>0.5829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9086" calcext:value-type="float">
            <text:p>0.59086</text:p>
          </table:table-cell>
          <table:table-cell office:value-type="float" office:value="0.59421" calcext:value-type="float">
            <text:p>0.59421</text:p>
          </table:table-cell>
          <table:table-cell office:value-type="float" office:value="0.59516" calcext:value-type="float">
            <text:p>0.59516</text:p>
          </table:table-cell>
          <table:table-cell office:value-type="float" office:value="0.59024" calcext:value-type="float">
            <text:p>0.59024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.01314" calcext:value-type="float">
            <text:p>0.01314</text:p>
          </table:table-cell>
          <table:table-cell office:value-type="string" calcext:value-type="string">
            <text:p>Uncal</text:p>
          </table:table-cell>
          <table:table-cell office:value-type="float" office:value="5.22392" calcext:value-type="float">
            <text:p>5.22392</text:p>
          </table:table-cell>
          <table:table-cell office:value-type="float" office:value="5.30617" calcext:value-type="float">
            <text:p>5.30617</text:p>
          </table:table-cell>
          <table:table-cell office:value-type="string" calcext:value-type="string">
            <text:p>Uncal</text:p>
          </table:table-cell>
          <table:table-cell office:value-type="float" office:value="5.25072" calcext:value-type="float">
            <text:p>5.25072</text:p>
          </table:table-cell>
          <table:table-cell office:value-type="float" office:value="5.26611" calcext:value-type="float">
            <text:p>5.26611</text:p>
          </table:table-cell>
          <table:table-cell office:value-type="float" office:value="0.4284" calcext:value-type="float">
            <text:p>0.4284</text:p>
          </table:table-cell>
          <table:table-cell office:value-type="float" office:value="0.38876" calcext:value-type="float">
            <text:p>0.38876</text:p>
          </table:table-cell>
          <table:table-cell office:value-type="float" office:value="0.37671" calcext:value-type="float">
            <text:p>0.37671</text:p>
          </table:table-cell>
          <table:table-cell office:value-type="float" office:value="0.38695" calcext:value-type="float">
            <text:p>0.38695</text:p>
          </table:table-cell>
          <table:table-cell office:value-type="float" office:value="9.47118" calcext:value-type="float">
            <text:p>9.47118</text:p>
          </table:table-cell>
          <table:table-cell office:value-type="float" office:value="9.43821" calcext:value-type="float">
            <text:p>9.43821</text:p>
          </table:table-cell>
          <table:table-cell office:value-type="float" office:value="9.81552" calcext:value-type="float">
            <text:p>9.81552</text:p>
          </table:table-cell>
          <table:table-cell office:value-type="float" office:value="9.38586" calcext:value-type="float">
            <text:p>9.38586</text:p>
          </table:table-cell>
          <table:table-cell office:value-type="float" office:value="9.51119" calcext:value-type="float">
            <text:p>9.51119</text:p>
          </table:table-cell>
          <table:table-cell office:value-type="float" office:value="9.66002" calcext:value-type="float">
            <text:p>9.66002</text:p>
          </table:table-cell>
          <table:table-cell office:value-type="float" office:value="0.03872" calcext:value-type="float">
            <text:p>0.03872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931" calcext:value-type="float">
            <text:p>0.03931</text:p>
          </table:table-cell>
          <table:table-cell office:value-type="float" office:value="0.03915" calcext:value-type="float">
            <text:p>0.03915</text:p>
          </table:table-cell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MKS-1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0.01317" calcext:value-type="float">
            <text:p>0.01317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0.01229" calcext:value-type="float">
            <text:p>0.01229</text:p>
          </table:table-cell>
          <table:table-cell office:value-type="string" calcext:value-type="string">
            <text:p>Uncal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1306" calcext:value-type="float">
            <text:p>0.01306</text:p>
          </table:table-cell>
          <table:table-cell office:value-type="float" office:value="6.23028" calcext:value-type="float">
            <text:p>6.23028</text:p>
          </table:table-cell>
          <table:table-cell office:value-type="float" office:value="6.33581" calcext:value-type="float">
            <text:p>6.33581</text:p>
          </table:table-cell>
          <table:table-cell office:value-type="float" office:value="6.29014" calcext:value-type="float">
            <text:p>6.29014</text:p>
          </table:table-cell>
          <table:table-cell office:value-type="float" office:value="5.87208" calcext:value-type="float">
            <text:p>5.87208</text:p>
          </table:table-cell>
          <table:table-cell office:value-type="float" office:value="6.12117" calcext:value-type="float">
            <text:p>6.12117</text:p>
          </table:table-cell>
          <table:table-cell office:value-type="float" office:value="6.26563" calcext:value-type="float">
            <text:p>6.26563</text:p>
          </table:table-cell>
          <table:table-cell office:value-type="float" office:value="6.23273" calcext:value-type="float">
            <text:p>6.23273</text:p>
          </table:table-cell>
          <table:table-cell office:value-type="float" office:value="6.3247" calcext:value-type="float">
            <text:p>6.3247</text:p>
          </table:table-cell>
          <table:table-cell office:value-type="float" office:value="6.30261" calcext:value-type="float">
            <text:p>6.30261</text:p>
          </table:table-cell>
          <table:table-cell office:value-type="float" office:value="6.29588" calcext:value-type="float">
            <text:p>6.29588</text:p>
          </table:table-cell>
          <table:table-cell office:value-type="float" office:value="6.18731" calcext:value-type="float">
            <text:p>6.18731</text:p>
          </table:table-cell>
          <table:table-cell office:value-type="float" office:value="6.11684" calcext:value-type="float">
            <text:p>6.11684</text:p>
          </table:table-cell>
          <table:table-cell office:value-type="string" calcext:value-type="string">
            <text:p>0.00091 u</text:p>
          </table:table-cell>
          <table:table-cell office:value-type="float" office:value="0.00228" calcext:value-type="float">
            <text:p>0.00228</text:p>
          </table:table-cell>
          <table:table-cell office:value-type="string" calcext:value-type="string">
            <text:p>0.00055 u</text:p>
          </table:table-cell>
          <table:table-cell office:value-type="string" calcext:value-type="string">
            <text:p>-0.00226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1.39107" calcext:value-type="float">
            <text:p>1.39107</text:p>
          </table:table-cell>
          <table:table-cell office:value-type="float" office:value="1.33477" calcext:value-type="float">
            <text:p>1.33477</text:p>
          </table:table-cell>
          <table:table-cell office:value-type="float" office:value="1.30982" calcext:value-type="float">
            <text:p>1.30982</text:p>
          </table:table-cell>
          <table:table-cell office:value-type="float" office:value="1.20731" calcext:value-type="float">
            <text:p>1.20731</text:p>
          </table:table-cell>
          <table:table-cell office:value-type="float" office:value="0.002927" calcext:value-type="float">
            <text:p>0.002927</text:p>
          </table:table-cell>
          <table:table-cell office:value-type="string" calcext:value-type="string">
            <text:p>Uncal</text:p>
          </table:table-cell>
          <table:table-cell office:value-type="float" office:value="0.91916" calcext:value-type="float">
            <text:p>0.91916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93755" calcext:value-type="float">
            <text:p>0.93755</text:p>
          </table:table-cell>
          <table:table-cell office:value-type="float" office:value="0.94268" calcext:value-type="float">
            <text:p>0.94268</text:p>
          </table:table-cell>
          <table:table-cell office:value-type="float" office:value="0.94333" calcext:value-type="float">
            <text:p>0.94333</text:p>
          </table:table-cell>
          <table:table-cell office:value-type="float" office:value="0.93267" calcext:value-type="float">
            <text:p>0.93267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0.00829" calcext:value-type="float">
            <text:p>0.00829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Uncal</text:p>
          </table:table-cell>
          <table:table-cell office:value-type="float" office:value="7.94602" calcext:value-type="float">
            <text:p>7.94602</text:p>
          </table:table-cell>
          <table:table-cell office:value-type="float" office:value="7.96457" calcext:value-type="float">
            <text:p>7.96457</text:p>
          </table:table-cell>
          <table:table-cell office:value-type="string" calcext:value-type="string">
            <text:p>Uncal</text:p>
          </table:table-cell>
          <table:table-cell office:value-type="float" office:value="7.94759" calcext:value-type="float">
            <text:p>7.94759</text:p>
          </table:table-cell>
          <table:table-cell office:value-type="float" office:value="7.96489" calcext:value-type="float">
            <text:p>7.96489</text:p>
          </table:table-cell>
          <table:table-cell office:value-type="string" calcext:value-type="string">
            <text:p>0.08319 u</text:p>
          </table:table-cell>
          <table:table-cell office:value-type="string" calcext:value-type="string">
            <text:p>-0.04158 u</text:p>
          </table:table-cell>
          <table:table-cell office:value-type="string" calcext:value-type="string">
            <text:p>0.02427 u</text:p>
          </table:table-cell>
          <table:table-cell office:value-type="string" calcext:value-type="string">
            <text:p>-0.00123 u</text:p>
          </table:table-cell>
          <table:table-cell office:value-type="float" office:value="18.30767" calcext:value-type="float">
            <text:p>18.30767</text:p>
          </table:table-cell>
          <table:table-cell office:value-type="float" office:value="18.23725" calcext:value-type="float">
            <text:p>18.23725</text:p>
          </table:table-cell>
          <table:table-cell office:value-type="float" office:value="18.93819" calcext:value-type="float">
            <text:p>18.93819</text:p>
          </table:table-cell>
          <table:table-cell office:value-type="float" office:value="17.84455" calcext:value-type="float">
            <text:p>17.84455</text:p>
          </table:table-cell>
          <table:table-cell office:value-type="float" office:value="17.97797" calcext:value-type="float">
            <text:p>17.97797</text:p>
          </table:table-cell>
          <table:table-cell office:value-type="float" office:value="18.25519" calcext:value-type="float">
            <text:p>18.25519</text:p>
          </table:table-cell>
          <table:table-cell office:value-type="float" office:value="0.06366" calcext:value-type="float">
            <text:p>0.06366</text:p>
          </table:table-cell>
          <table:table-cell office:value-type="float" office:value="0.06359" calcext:value-type="float">
            <text:p>0.06359</text:p>
          </table:table-cell>
          <table:table-cell office:value-type="float" office:value="0.06395" calcext:value-type="float">
            <text:p>0.06395</text:p>
          </table:table-cell>
          <table:table-cell office:value-type="float" office:value="0.06408" calcext:value-type="float">
            <text:p>0.06408</text:p>
          </table:table-cell>
        </table:table-row>
        <table:table-row table:style-name="ro1">
          <table:table-cell office:value-type="time" office:time-value="PT01H05M00S" calcext:value-type="time">
            <text:p>01:05:00</text:p>
          </table:table-cell>
          <table:table-cell office:value-type="string" calcext:value-type="string">
            <text:p>MKS-4</text:p>
          </table:table-cell>
          <table:table-cell office:value-type="string" calcext:value-type="string">
            <text:p>0.00049 u</text:p>
          </table:table-cell>
          <table:table-cell office:value-type="float" office:value="0.00578" calcext:value-type="float">
            <text:p>0.00578</text:p>
          </table:table-cell>
          <table:table-cell office:value-type="string" calcext:value-type="string">
            <text:p>0.00082 u</text:p>
          </table:table-cell>
          <table:table-cell office:value-type="string" calcext:value-type="string">
            <text:p>0.00068 u</text:p>
          </table:table-cell>
          <table:table-cell office:value-type="string" calcext:value-type="string">
            <text:p>0.00129 u</text:p>
          </table:table-cell>
          <table:table-cell office:value-type="string" calcext:value-type="string">
            <text:p>0.00135 u</text:p>
          </table:table-cell>
          <table:table-cell office:value-type="string" calcext:value-type="string">
            <text:p>0.00089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104 u</text:p>
          </table:table-cell>
          <table:table-cell office:value-type="string" calcext:value-type="string">
            <text:p>0.00076 u</text:p>
          </table:table-cell>
          <table:table-cell office:value-type="float" office:value="1.82746" calcext:value-type="float">
            <text:p>1.82746</text:p>
          </table:table-cell>
          <table:table-cell office:value-type="float" office:value="1.87587" calcext:value-type="float">
            <text:p>1.87587</text:p>
          </table:table-cell>
          <table:table-cell office:value-type="float" office:value="1.86556" calcext:value-type="float">
            <text:p>1.86556</text:p>
          </table:table-cell>
          <table:table-cell office:value-type="float" office:value="1.81508" calcext:value-type="float">
            <text:p>1.81508</text:p>
          </table:table-cell>
          <table:table-cell office:value-type="float" office:value="1.8302" calcext:value-type="float">
            <text:p>1.8302</text:p>
          </table:table-cell>
          <table:table-cell office:value-type="float" office:value="1.81982" calcext:value-type="float">
            <text:p>1.81982</text:p>
          </table:table-cell>
          <table:table-cell office:value-type="float" office:value="1.84574" calcext:value-type="float">
            <text:p>1.84574</text:p>
          </table:table-cell>
          <table:table-cell office:value-type="float" office:value="1.87097" calcext:value-type="float">
            <text:p>1.87097</text:p>
          </table:table-cell>
          <table:table-cell office:value-type="float" office:value="1.87346" calcext:value-type="float">
            <text:p>1.87346</text:p>
          </table:table-cell>
          <table:table-cell office:value-type="float" office:value="1.88319" calcext:value-type="float">
            <text:p>1.88319</text:p>
          </table:table-cell>
          <table:table-cell office:value-type="float" office:value="1.84787" calcext:value-type="float">
            <text:p>1.84787</text:p>
          </table:table-cell>
          <table:table-cell office:value-type="float" office:value="1.81798" calcext:value-type="float">
            <text:p>1.81798</text:p>
          </table:table-cell>
          <table:table-cell office:value-type="string" calcext:value-type="string">
            <text:p>-0.00051 u</text:p>
          </table:table-cell>
          <table:table-cell office:value-type="string" calcext:value-type="string">
            <text:p>-0.00050 u</text:p>
          </table:table-cell>
          <table:table-cell office:value-type="string" calcext:value-type="string">
            <text:p>-0.00206 u</text:p>
          </table:table-cell>
          <table:table-cell office:value-type="string" calcext:value-type="string">
            <text:p>-0.00414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50962" calcext:value-type="float">
            <text:p>0.50962</text:p>
          </table:table-cell>
          <table:table-cell office:value-type="float" office:value="0.51377" calcext:value-type="float">
            <text:p>0.51377</text:p>
          </table:table-cell>
          <table:table-cell office:value-type="float" office:value="0.5099" calcext:value-type="float">
            <text:p>0.5099</text:p>
          </table:table-cell>
          <table:table-cell office:value-type="float" office:value="0.27349" calcext:value-type="float">
            <text:p>0.27349</text:p>
          </table:table-cell>
          <table:table-cell office:value-type="float" office:value="0.000406" calcext:value-type="float">
            <text:p>0.000406</text:p>
          </table:table-cell>
          <table:table-cell office:value-type="string" calcext:value-type="string">
            <text:p>Uncal</text:p>
          </table:table-cell>
          <table:table-cell office:value-type="float" office:value="0.27302" calcext:value-type="float">
            <text:p>0.27302</text:p>
          </table:table-cell>
          <table:table-cell office:value-type="float" office:value="0.27126" calcext:value-type="float">
            <text:p>0.27126</text:p>
          </table:table-cell>
          <table:table-cell office:value-type="float" office:value="0.27675" calcext:value-type="float">
            <text:p>0.27675</text:p>
          </table:table-cell>
          <table:table-cell office:value-type="float" office:value="0.27607" calcext:value-type="float">
            <text:p>0.27607</text:p>
          </table:table-cell>
          <table:table-cell office:value-type="float" office:value="0.27699" calcext:value-type="float">
            <text:p>0.27699</text:p>
          </table:table-cell>
          <table:table-cell office:value-type="float" office:value="0.27564" calcext:value-type="float">
            <text:p>0.27564</text:p>
          </table:table-cell>
          <table:table-cell office:value-type="string" calcext:value-type="string">
            <text:p>-0.00007 u</text:p>
          </table:table-cell>
          <table:table-cell office:value-type="string" calcext:value-type="string">
            <text:p>0.00000 u</text:p>
          </table:table-cell>
          <table:table-cell office:value-type="string" calcext:value-type="string">
            <text:p>-0.00107 u</text:p>
          </table:table-cell>
          <table:table-cell office:value-type="string" calcext:value-type="string">
            <text:p>-0.00080 u</text:p>
          </table:table-cell>
          <table:table-cell office:value-type="string" calcext:value-type="string">
            <text:p>Uncal</text:p>
          </table:table-cell>
          <table:table-cell office:value-type="float" office:value="2.24311" calcext:value-type="float">
            <text:p>2.24311</text:p>
          </table:table-cell>
          <table:table-cell office:value-type="float" office:value="2.25586" calcext:value-type="float">
            <text:p>2.25586</text:p>
          </table:table-cell>
          <table:table-cell office:value-type="string" calcext:value-type="string">
            <text:p>Uncal</text:p>
          </table:table-cell>
          <table:table-cell office:value-type="float" office:value="2.24105" calcext:value-type="float">
            <text:p>2.24105</text:p>
          </table:table-cell>
          <table:table-cell office:value-type="float" office:value="2.25815" calcext:value-type="float">
            <text:p>2.25815</text:p>
          </table:table-cell>
          <table:table-cell office:value-type="string" calcext:value-type="string">
            <text:p>0.20424 u</text:p>
          </table:table-cell>
          <table:table-cell office:value-type="float" office:value="0.15585" calcext:value-type="float">
            <text:p>0.15585</text:p>
          </table:table-cell>
          <table:table-cell office:value-type="string" calcext:value-type="string">
            <text:p>0.11597 u</text:p>
          </table:table-cell>
          <table:table-cell office:value-type="string" calcext:value-type="string">
            <text:p>0.15050 u</text:p>
          </table:table-cell>
          <table:table-cell office:value-type="float" office:value="7.42068" calcext:value-type="float">
            <text:p>7.42068</text:p>
          </table:table-cell>
          <table:table-cell office:value-type="float" office:value="7.34675" calcext:value-type="float">
            <text:p>7.34675</text:p>
          </table:table-cell>
          <table:table-cell office:value-type="float" office:value="7.63874" calcext:value-type="float">
            <text:p>7.63874</text:p>
          </table:table-cell>
          <table:table-cell office:value-type="float" office:value="7.39192" calcext:value-type="float">
            <text:p>7.39192</text:p>
          </table:table-cell>
          <table:table-cell office:value-type="float" office:value="7.42344" calcext:value-type="float">
            <text:p>7.42344</text:p>
          </table:table-cell>
          <table:table-cell office:value-type="float" office:value="7.53142" calcext:value-type="float">
            <text:p>7.5314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62" calcext:value-type="float">
            <text:p>0.01862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1861" calcext:value-type="float">
            <text:p>0.01861</text:p>
          </table:table-cell>
        </table:table-row>
        <table:table-row table:style-name="ro1">
          <table:table-cell office:value-type="time" office:time-value="PT01H06M00S" calcext:value-type="time">
            <text:p>01:06:00</text:p>
          </table:table-cell>
          <table:table-cell office:value-type="string" calcext:value-type="string">
            <text:p>MKS-5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694" calcext:value-type="float">
            <text:p>0.00694</text:p>
          </table:table-cell>
          <table:table-cell office:value-type="string" calcext:value-type="string">
            <text:p>0.00460 u</text:p>
          </table:table-cell>
          <table:table-cell office:value-type="string" calcext:value-type="string">
            <text:p>Uncal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1.58282" calcext:value-type="float">
            <text:p>1.58282</text:p>
          </table:table-cell>
          <table:table-cell office:value-type="float" office:value="1.63374" calcext:value-type="float">
            <text:p>1.63374</text:p>
          </table:table-cell>
          <table:table-cell office:value-type="float" office:value="1.62689" calcext:value-type="float">
            <text:p>1.62689</text:p>
          </table:table-cell>
          <table:table-cell office:value-type="float" office:value="1.58695" calcext:value-type="float">
            <text:p>1.58695</text:p>
          </table:table-cell>
          <table:table-cell office:value-type="float" office:value="1.59695" calcext:value-type="float">
            <text:p>1.59695</text:p>
          </table:table-cell>
          <table:table-cell office:value-type="float" office:value="1.59714" calcext:value-type="float">
            <text:p>1.59714</text:p>
          </table:table-cell>
          <table:table-cell office:value-type="float" office:value="1.6266" calcext:value-type="float">
            <text:p>1.6266</text:p>
          </table:table-cell>
          <table:table-cell office:value-type="float" office:value="1.63206" calcext:value-type="float">
            <text:p>1.63206</text:p>
          </table:table-cell>
          <table:table-cell office:value-type="float" office:value="1.63167" calcext:value-type="float">
            <text:p>1.63167</text:p>
          </table:table-cell>
          <table:table-cell office:value-type="float" office:value="1.64763" calcext:value-type="float">
            <text:p>1.64763</text:p>
          </table:table-cell>
          <table:table-cell office:value-type="float" office:value="1.60088" calcext:value-type="float">
            <text:p>1.60088</text:p>
          </table:table-cell>
          <table:table-cell office:value-type="float" office:value="1.58955" calcext:value-type="float">
            <text:p>1.58955</text:p>
          </table:table-cell>
          <table:table-cell office:value-type="string" calcext:value-type="string">
            <text:p>-0.00045 u</text:p>
          </table:table-cell>
          <table:table-cell office:value-type="string" calcext:value-type="string">
            <text:p>0.00113 u</text:p>
          </table:table-cell>
          <table:table-cell office:value-type="string" calcext:value-type="string">
            <text:p>-0.00038 u</text:p>
          </table:table-cell>
          <table:table-cell office:value-type="string" calcext:value-type="string">
            <text:p>-0.00332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47504" calcext:value-type="float">
            <text:p>0.47504</text:p>
          </table:table-cell>
          <table:table-cell office:value-type="float" office:value="0.47939" calcext:value-type="float">
            <text:p>0.47939</text:p>
          </table:table-cell>
          <table:table-cell office:value-type="float" office:value="0.50434" calcext:value-type="float">
            <text:p>0.50434</text:p>
          </table:table-cell>
          <table:table-cell office:value-type="float" office:value="0.27862" calcext:value-type="float">
            <text:p>0.27862</text:p>
          </table:table-cell>
          <table:table-cell office:value-type="string" calcext:value-type="string">
            <text:p>0.000209 u</text:p>
          </table:table-cell>
          <table:table-cell office:value-type="string" calcext:value-type="string">
            <text:p>Uncal</text:p>
          </table:table-cell>
          <table:table-cell office:value-type="float" office:value="0.26705" calcext:value-type="float">
            <text:p>0.26705</text:p>
          </table:table-cell>
          <table:table-cell office:value-type="float" office:value="0.26516" calcext:value-type="float">
            <text:p>0.26516</text:p>
          </table:table-cell>
          <table:table-cell office:value-type="float" office:value="0.27092" calcext:value-type="float">
            <text:p>0.27092</text:p>
          </table:table-cell>
          <table:table-cell office:value-type="float" office:value="0.27089" calcext:value-type="float">
            <text:p>0.27089</text:p>
          </table:table-cell>
          <table:table-cell office:value-type="float" office:value="0.27199" calcext:value-type="float">
            <text:p>0.27199</text:p>
          </table:table-cell>
          <table:table-cell office:value-type="float" office:value="0.27041" calcext:value-type="float">
            <text:p>0.27041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91" calcext:value-type="float">
            <text:p>0.00091</text:p>
          </table:table-cell>
          <table:table-cell office:value-type="string" calcext:value-type="string">
            <text:p>-0.00012 u</text:p>
          </table:table-cell>
          <table:table-cell office:value-type="string" calcext:value-type="string">
            <text:p>0.00057 u</text:p>
          </table:table-cell>
          <table:table-cell office:value-type="string" calcext:value-type="string">
            <text:p>Uncal</text:p>
          </table:table-cell>
          <table:table-cell office:value-type="float" office:value="2.26674" calcext:value-type="float">
            <text:p>2.26674</text:p>
          </table:table-cell>
          <table:table-cell office:value-type="float" office:value="2.28451" calcext:value-type="float">
            <text:p>2.28451</text:p>
          </table:table-cell>
          <table:table-cell office:value-type="string" calcext:value-type="string">
            <text:p>Uncal</text:p>
          </table:table-cell>
          <table:table-cell office:value-type="float" office:value="2.27088" calcext:value-type="float">
            <text:p>2.27088</text:p>
          </table:table-cell>
          <table:table-cell office:value-type="float" office:value="2.30988" calcext:value-type="float">
            <text:p>2.30988</text:p>
          </table:table-cell>
          <table:table-cell office:value-type="string" calcext:value-type="string">
            <text:p>0.06298 u</text:p>
          </table:table-cell>
          <table:table-cell office:value-type="string" calcext:value-type="string">
            <text:p>-0.01721 u</text:p>
          </table:table-cell>
          <table:table-cell office:value-type="string" calcext:value-type="string">
            <text:p>0.03595 u</text:p>
          </table:table-cell>
          <table:table-cell office:value-type="string" calcext:value-type="string">
            <text:p>-0.01627 u</text:p>
          </table:table-cell>
          <table:table-cell office:value-type="float" office:value="6.51831" calcext:value-type="float">
            <text:p>6.51831</text:p>
          </table:table-cell>
          <table:table-cell office:value-type="float" office:value="6.49646" calcext:value-type="float">
            <text:p>6.49646</text:p>
          </table:table-cell>
          <table:table-cell office:value-type="float" office:value="6.73828" calcext:value-type="float">
            <text:p>6.73828</text:p>
          </table:table-cell>
          <table:table-cell office:value-type="float" office:value="6.57416" calcext:value-type="float">
            <text:p>6.57416</text:p>
          </table:table-cell>
          <table:table-cell office:value-type="float" office:value="6.56287" calcext:value-type="float">
            <text:p>6.56287</text:p>
          </table:table-cell>
          <table:table-cell office:value-type="float" office:value="6.69522" calcext:value-type="float">
            <text:p>6.69522</text:p>
          </table:table-cell>
          <table:table-cell office:value-type="float" office:value="0.02407" calcext:value-type="float">
            <text:p>0.02407</text:p>
          </table:table-cell>
          <table:table-cell office:value-type="float" office:value="0.02413" calcext:value-type="float">
            <text:p>0.02413</text:p>
          </table:table-cell>
          <table:table-cell office:value-type="float" office:value="0.02444" calcext:value-type="float">
            <text:p>0.02444</text:p>
          </table:table-cell>
          <table:table-cell office:value-type="float" office:value="0.02418" calcext:value-type="float">
            <text:p>0.02418</text:p>
          </table:table-cell>
        </table:table-row>
        <table:table-row table:style-name="ro1">
          <table:table-cell office:value-type="time" office:time-value="PT01H07M00S" calcext:value-type="time">
            <text:p>01:07:00</text:p>
          </table:table-cell>
          <table:table-cell office:value-type="string" calcext:value-type="string">
            <text:p>MKS-6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872" calcext:value-type="float">
            <text:p>0.00872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64" calcext:value-type="float">
            <text:p>0.00864</text:p>
          </table:table-cell>
          <table:table-cell office:value-type="string" calcext:value-type="string">
            <text:p>0.00756 u</text:p>
          </table:table-cell>
          <table:table-cell office:value-type="string" calcext:value-type="string">
            <text:p>Uncal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1.29573" calcext:value-type="float">
            <text:p>1.29573</text:p>
          </table:table-cell>
          <table:table-cell office:value-type="float" office:value="1.34455" calcext:value-type="float">
            <text:p>1.34455</text:p>
          </table:table-cell>
          <table:table-cell office:value-type="float" office:value="1.33556" calcext:value-type="float">
            <text:p>1.33556</text:p>
          </table:table-cell>
          <table:table-cell office:value-type="float" office:value="1.2938" calcext:value-type="float">
            <text:p>1.2938</text:p>
          </table:table-cell>
          <table:table-cell office:value-type="float" office:value="1.30235" calcext:value-type="float">
            <text:p>1.30235</text:p>
          </table:table-cell>
          <table:table-cell office:value-type="float" office:value="1.30854" calcext:value-type="float">
            <text:p>1.30854</text:p>
          </table:table-cell>
          <table:table-cell office:value-type="float" office:value="1.33623" calcext:value-type="float">
            <text:p>1.33623</text:p>
          </table:table-cell>
          <table:table-cell office:value-type="float" office:value="1.33785" calcext:value-type="float">
            <text:p>1.33785</text:p>
          </table:table-cell>
          <table:table-cell office:value-type="float" office:value="1.33787" calcext:value-type="float">
            <text:p>1.33787</text:p>
          </table:table-cell>
          <table:table-cell office:value-type="float" office:value="1.33566" calcext:value-type="float">
            <text:p>1.33566</text:p>
          </table:table-cell>
          <table:table-cell office:value-type="float" office:value="1.31529" calcext:value-type="float">
            <text:p>1.31529</text:p>
          </table:table-cell>
          <table:table-cell office:value-type="float" office:value="1.29269" calcext:value-type="float">
            <text:p>1.29269</text:p>
          </table:table-cell>
          <table:table-cell office:value-type="string" calcext:value-type="string">
            <text:p>-0.00075 u</text:p>
          </table:table-cell>
          <table:table-cell office:value-type="string" calcext:value-type="string">
            <text:p>-0.00022 u</text:p>
          </table:table-cell>
          <table:table-cell office:value-type="string" calcext:value-type="string">
            <text:p>-0.00113 u</text:p>
          </table:table-cell>
          <table:table-cell office:value-type="string" calcext:value-type="string">
            <text:p>-0.01307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41158" calcext:value-type="float">
            <text:p>0.41158</text:p>
          </table:table-cell>
          <table:table-cell office:value-type="float" office:value="0.42013" calcext:value-type="float">
            <text:p>0.42013</text:p>
          </table:table-cell>
          <table:table-cell office:value-type="float" office:value="0.45817" calcext:value-type="float">
            <text:p>0.45817</text:p>
          </table:table-cell>
          <table:table-cell office:value-type="float" office:value="0.34249" calcext:value-type="float">
            <text:p>0.34249</text:p>
          </table:table-cell>
          <table:table-cell office:value-type="string" calcext:value-type="string">
            <text:p>0.000269 u</text:p>
          </table:table-cell>
          <table:table-cell office:value-type="string" calcext:value-type="string">
            <text:p>Uncal</text:p>
          </table:table-cell>
          <table:table-cell office:value-type="float" office:value="0.21403" calcext:value-type="float">
            <text:p>0.21403</text:p>
          </table:table-cell>
          <table:table-cell office:value-type="float" office:value="0.21264" calcext:value-type="float">
            <text:p>0.21264</text:p>
          </table:table-cell>
          <table:table-cell office:value-type="float" office:value="0.21636" calcext:value-type="float">
            <text:p>0.21636</text:p>
          </table:table-cell>
          <table:table-cell office:value-type="float" office:value="0.21495" calcext:value-type="float">
            <text:p>0.21495</text:p>
          </table:table-cell>
          <table:table-cell office:value-type="float" office:value="0.21556" calcext:value-type="float">
            <text:p>0.21556</text:p>
          </table:table-cell>
          <table:table-cell office:value-type="float" office:value="0.21416" calcext:value-type="float">
            <text:p>0.21416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7" calcext:value-type="float">
            <text:p>0.00117</text:p>
          </table:table-cell>
          <table:table-cell office:value-type="string" calcext:value-type="string">
            <text:p>0.00005 u</text:p>
          </table:table-cell>
          <table:table-cell office:value-type="string" calcext:value-type="string">
            <text:p>0.00061 u</text:p>
          </table:table-cell>
          <table:table-cell office:value-type="string" calcext:value-type="string">
            <text:p>Uncal</text:p>
          </table:table-cell>
          <table:table-cell office:value-type="float" office:value="1.60697" calcext:value-type="float">
            <text:p>1.60697</text:p>
          </table:table-cell>
          <table:table-cell office:value-type="float" office:value="1.62915" calcext:value-type="float">
            <text:p>1.62915</text:p>
          </table:table-cell>
          <table:table-cell office:value-type="string" calcext:value-type="string">
            <text:p>Uncal</text:p>
          </table:table-cell>
          <table:table-cell office:value-type="float" office:value="1.57715" calcext:value-type="float">
            <text:p>1.57715</text:p>
          </table:table-cell>
          <table:table-cell office:value-type="float" office:value="1.62067" calcext:value-type="float">
            <text:p>1.62067</text:p>
          </table:table-cell>
          <table:table-cell office:value-type="string" calcext:value-type="string">
            <text:p>0.07612 u</text:p>
          </table:table-cell>
          <table:table-cell office:value-type="float" office:value="0.07088" calcext:value-type="float">
            <text:p>0.07088</text:p>
          </table:table-cell>
          <table:table-cell office:value-type="string" calcext:value-type="string">
            <text:p>0.11657 u</text:p>
          </table:table-cell>
          <table:table-cell office:value-type="string" calcext:value-type="string">
            <text:p>0.03018 u</text:p>
          </table:table-cell>
          <table:table-cell office:value-type="float" office:value="5.27709" calcext:value-type="float">
            <text:p>5.27709</text:p>
          </table:table-cell>
          <table:table-cell office:value-type="float" office:value="5.24756" calcext:value-type="float">
            <text:p>5.24756</text:p>
          </table:table-cell>
          <table:table-cell office:value-type="float" office:value="5.42133" calcext:value-type="float">
            <text:p>5.42133</text:p>
          </table:table-cell>
          <table:table-cell office:value-type="float" office:value="5.2452" calcext:value-type="float">
            <text:p>5.2452</text:p>
          </table:table-cell>
          <table:table-cell office:value-type="float" office:value="5.26702" calcext:value-type="float">
            <text:p>5.26702</text:p>
          </table:table-cell>
          <table:table-cell office:value-type="float" office:value="5.36414" calcext:value-type="float">
            <text:p>5.3641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2002" calcext:value-type="float">
            <text:p>0.02002</text:p>
          </table:table-cell>
          <table:table-cell office:value-type="float" office:value="0.01981" calcext:value-type="float">
            <text:p>0.01981</text:p>
          </table:table-cell>
        </table:table-row>
        <table:table-row table:style-name="ro1">
          <table:table-cell office:value-type="time" office:time-value="PT01H08M00S" calcext:value-type="time">
            <text:p>01:08:00</text:p>
          </table:table-cell>
          <table:table-cell office:value-type="string" calcext:value-type="string">
            <text:p>MKS-7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3332" calcext:value-type="float">
            <text:p>0.03332</text:p>
          </table:table-cell>
          <table:table-cell office:value-type="string" calcext:value-type="string">
            <text:p>0.00437 u</text:p>
          </table:table-cell>
          <table:table-cell office:value-type="string" calcext:value-type="string">
            <text:p>0.00443 u</text:p>
          </table:table-cell>
          <table:table-cell office:value-type="string" calcext:value-type="string">
            <text:p>0.00469 u</text:p>
          </table:table-cell>
          <table:table-cell office:value-type="string" calcext:value-type="string">
            <text:p>0.00471 u</text:p>
          </table:table-cell>
          <table:table-cell office:value-type="string" calcext:value-type="string">
            <text:p>0.00474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450 u</text:p>
          </table:table-cell>
          <table:table-cell office:value-type="string" calcext:value-type="string">
            <text:p>0.00429 u</text:p>
          </table:table-cell>
          <table:table-cell office:value-type="float" office:value="2.98145" calcext:value-type="float">
            <text:p>2.98145</text:p>
          </table:table-cell>
          <table:table-cell office:value-type="float" office:value="3.03932" calcext:value-type="float">
            <text:p>3.03932</text:p>
          </table:table-cell>
          <table:table-cell office:value-type="float" office:value="3.02225" calcext:value-type="float">
            <text:p>3.02225</text:p>
          </table:table-cell>
          <table:table-cell office:value-type="float" office:value="2.917" calcext:value-type="float">
            <text:p>2.917</text:p>
          </table:table-cell>
          <table:table-cell office:value-type="float" office:value="2.95999" calcext:value-type="float">
            <text:p>2.95999</text:p>
          </table:table-cell>
          <table:table-cell office:value-type="float" office:value="2.96464" calcext:value-type="float">
            <text:p>2.96464</text:p>
          </table:table-cell>
          <table:table-cell office:value-type="float" office:value="3.02307" calcext:value-type="float">
            <text:p>3.02307</text:p>
          </table:table-cell>
          <table:table-cell office:value-type="float" office:value="3.02561" calcext:value-type="float">
            <text:p>3.02561</text:p>
          </table:table-cell>
          <table:table-cell office:value-type="float" office:value="3.03387" calcext:value-type="float">
            <text:p>3.03387</text:p>
          </table:table-cell>
          <table:table-cell office:value-type="float" office:value="3.0362" calcext:value-type="float">
            <text:p>3.0362</text:p>
          </table:table-cell>
          <table:table-cell office:value-type="float" office:value="2.97729" calcext:value-type="float">
            <text:p>2.97729</text:p>
          </table:table-cell>
          <table:table-cell office:value-type="float" office:value="2.93212" calcext:value-type="float">
            <text:p>2.93212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1692" calcext:value-type="float">
            <text:p>0.01692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9668" calcext:value-type="float">
            <text:p>0.9668</text:p>
          </table:table-cell>
          <table:table-cell office:value-type="float" office:value="0.93569" calcext:value-type="float">
            <text:p>0.93569</text:p>
          </table:table-cell>
          <table:table-cell office:value-type="float" office:value="0.95824" calcext:value-type="float">
            <text:p>0.95824</text:p>
          </table:table-cell>
          <table:table-cell office:value-type="float" office:value="0.85876" calcext:value-type="float">
            <text:p>0.85876</text:p>
          </table:table-cell>
          <table:table-cell office:value-type="float" office:value="0.000464" calcext:value-type="float">
            <text:p>0.000464</text:p>
          </table:table-cell>
          <table:table-cell office:value-type="string" calcext:value-type="string">
            <text:p>Uncal</text:p>
          </table:table-cell>
          <table:table-cell office:value-type="float" office:value="0.4777" calcext:value-type="float">
            <text:p>0.4777</text:p>
          </table:table-cell>
          <table:table-cell office:value-type="float" office:value="0.47647" calcext:value-type="float">
            <text:p>0.47647</text:p>
          </table:table-cell>
          <table:table-cell office:value-type="float" office:value="0.48556" calcext:value-type="float">
            <text:p>0.48556</text:p>
          </table:table-cell>
          <table:table-cell office:value-type="float" office:value="0.48552" calcext:value-type="float">
            <text:p>0.48552</text:p>
          </table:table-cell>
          <table:table-cell office:value-type="float" office:value="0.4865" calcext:value-type="float">
            <text:p>0.4865</text:p>
          </table:table-cell>
          <table:table-cell office:value-type="float" office:value="0.48102" calcext:value-type="float">
            <text:p>0.48102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0.00333 u</text:p>
          </table:table-cell>
          <table:table-cell office:value-type="float" office:value="0.00404" calcext:value-type="float">
            <text:p>0.00404</text:p>
          </table:table-cell>
          <table:table-cell office:value-type="string" calcext:value-type="string">
            <text:p>Uncal</text:p>
          </table:table-cell>
          <table:table-cell office:value-type="float" office:value="3.13139" calcext:value-type="float">
            <text:p>3.13139</text:p>
          </table:table-cell>
          <table:table-cell office:value-type="float" office:value="3.1838" calcext:value-type="float">
            <text:p>3.1838</text:p>
          </table:table-cell>
          <table:table-cell office:value-type="string" calcext:value-type="string">
            <text:p>Uncal</text:p>
          </table:table-cell>
          <table:table-cell office:value-type="float" office:value="3.10638" calcext:value-type="float">
            <text:p>3.10638</text:p>
          </table:table-cell>
          <table:table-cell office:value-type="float" office:value="3.17551" calcext:value-type="float">
            <text:p>3.17551</text:p>
          </table:table-cell>
          <table:table-cell office:value-type="string" calcext:value-type="string">
            <text:p>0.03551 u</text:p>
          </table:table-cell>
          <table:table-cell office:value-type="string" calcext:value-type="string">
            <text:p>-0.02620 u</text:p>
          </table:table-cell>
          <table:table-cell office:value-type="string" calcext:value-type="string">
            <text:p>0.04538 u</text:p>
          </table:table-cell>
          <table:table-cell office:value-type="string" calcext:value-type="string">
            <text:p>0.00811 u</text:p>
          </table:table-cell>
          <table:table-cell office:value-type="float" office:value="7.69017" calcext:value-type="float">
            <text:p>7.69017</text:p>
          </table:table-cell>
          <table:table-cell office:value-type="float" office:value="7.66022" calcext:value-type="float">
            <text:p>7.66022</text:p>
          </table:table-cell>
          <table:table-cell office:value-type="float" office:value="7.93785" calcext:value-type="float">
            <text:p>7.93785</text:p>
          </table:table-cell>
          <table:table-cell office:value-type="float" office:value="7.58965" calcext:value-type="float">
            <text:p>7.58965</text:p>
          </table:table-cell>
          <table:table-cell office:value-type="float" office:value="7.64309" calcext:value-type="float">
            <text:p>7.64309</text:p>
          </table:table-cell>
          <table:table-cell office:value-type="float" office:value="7.81196" calcext:value-type="float">
            <text:p>7.81196</text:p>
          </table:table-cell>
          <table:table-cell office:value-type="float" office:value="0.03632" calcext:value-type="float">
            <text:p>0.03632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0.03662" calcext:value-type="float">
            <text:p>0.03662</text:p>
          </table:table-cell>
          <table:table-cell office:value-type="float" office:value="0.03636" calcext:value-type="float">
            <text:p>0.03636</text:p>
          </table:table-cell>
        </table:table-row>
        <table:table-row table:style-name="ro1">
          <table:table-cell office:value-type="time" office:time-value="PT01H09M00S" calcext:value-type="time">
            <text:p>01:09:00</text:p>
          </table:table-cell>
          <table:table-cell office:value-type="string" calcext:value-type="string">
            <text:p>MKS-8</text:p>
          </table:table-cell>
          <table:table-cell office:value-type="string" calcext:value-type="string">
            <text:p>0.00091 u</text:p>
          </table:table-cell>
          <table:table-cell office:value-type="string" calcext:value-type="string">
            <text:p>0.00608 u</text:p>
          </table:table-cell>
          <table:table-cell office:value-type="string" calcext:value-type="string">
            <text:p>0.00264 u</text:p>
          </table:table-cell>
          <table:table-cell office:value-type="string" calcext:value-type="string">
            <text:p>0.00235 u</text:p>
          </table:table-cell>
          <table:table-cell office:value-type="string" calcext:value-type="string">
            <text:p>0.00271 u</text:p>
          </table:table-cell>
          <table:table-cell office:value-type="string" calcext:value-type="string">
            <text:p>0.00276 u</text:p>
          </table:table-cell>
          <table:table-cell office:value-type="string" calcext:value-type="string">
            <text:p>0.00015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246 u</text:p>
          </table:table-cell>
          <table:table-cell office:value-type="string" calcext:value-type="string">
            <text:p>0.00228 u</text:p>
          </table:table-cell>
          <table:table-cell office:value-type="float" office:value="3.92305" calcext:value-type="float">
            <text:p>3.92305</text:p>
          </table:table-cell>
          <table:table-cell office:value-type="float" office:value="3.98123" calcext:value-type="float">
            <text:p>3.98123</text:p>
          </table:table-cell>
          <table:table-cell office:value-type="float" office:value="3.95181" calcext:value-type="float">
            <text:p>3.95181</text:p>
          </table:table-cell>
          <table:table-cell office:value-type="float" office:value="3.79606" calcext:value-type="float">
            <text:p>3.79606</text:p>
          </table:table-cell>
          <table:table-cell office:value-type="float" office:value="3.85452" calcext:value-type="float">
            <text:p>3.85452</text:p>
          </table:table-cell>
          <table:table-cell office:value-type="float" office:value="3.90565" calcext:value-type="float">
            <text:p>3.90565</text:p>
          </table:table-cell>
          <table:table-cell office:value-type="float" office:value="3.93706" calcext:value-type="float">
            <text:p>3.93706</text:p>
          </table:table-cell>
          <table:table-cell office:value-type="float" office:value="3.96311" calcext:value-type="float">
            <text:p>3.96311</text:p>
          </table:table-cell>
          <table:table-cell office:value-type="float" office:value="3.97236" calcext:value-type="float">
            <text:p>3.97236</text:p>
          </table:table-cell>
          <table:table-cell office:value-type="float" office:value="3.97621" calcext:value-type="float">
            <text:p>3.97621</text:p>
          </table:table-cell>
          <table:table-cell office:value-type="float" office:value="3.90392" calcext:value-type="float">
            <text:p>3.90392</text:p>
          </table:table-cell>
          <table:table-cell office:value-type="float" office:value="3.87027" calcext:value-type="float">
            <text:p>3.87027</text:p>
          </table:table-cell>
          <table:table-cell office:value-type="string" calcext:value-type="string">
            <text:p>-0.00129 u</text:p>
          </table:table-cell>
          <table:table-cell office:value-type="string" calcext:value-type="string">
            <text:p>0.00012 u</text:p>
          </table:table-cell>
          <table:table-cell office:value-type="string" calcext:value-type="string">
            <text:p>-0.00176 u</text:p>
          </table:table-cell>
          <table:table-cell office:value-type="string" calcext:value-type="string">
            <text:p>-0.00777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1.00828" calcext:value-type="float">
            <text:p>1.00828</text:p>
          </table:table-cell>
          <table:table-cell office:value-type="float" office:value="0.97651" calcext:value-type="float">
            <text:p>0.97651</text:p>
          </table:table-cell>
          <table:table-cell office:value-type="float" office:value="1.03979" calcext:value-type="float">
            <text:p>1.03979</text:p>
          </table:table-cell>
          <table:table-cell office:value-type="float" office:value="0.90865" calcext:value-type="float">
            <text:p>0.90865</text:p>
          </table:table-cell>
          <table:table-cell office:value-type="float" office:value="0.000921" calcext:value-type="float">
            <text:p>0.000921</text:p>
          </table:table-cell>
          <table:table-cell office:value-type="string" calcext:value-type="string">
            <text:p>Uncal</text:p>
          </table:table-cell>
          <table:table-cell office:value-type="float" office:value="0.33309" calcext:value-type="float">
            <text:p>0.33309</text:p>
          </table:table-cell>
          <table:table-cell office:value-type="float" office:value="0.33008" calcext:value-type="float">
            <text:p>0.33008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33789" calcext:value-type="float">
            <text:p>0.33789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33744" calcext:value-type="float">
            <text:p>0.33744</text:p>
          </table:table-cell>
          <table:table-cell office:value-type="string" calcext:value-type="string">
            <text:p>0.00007 u</text:p>
          </table:table-cell>
          <table:table-cell office:value-type="string" calcext:value-type="string">
            <text:p>0.00001 u</text:p>
          </table:table-cell>
          <table:table-cell office:value-type="string" calcext:value-type="string">
            <text:p>-0.00109 u</text:p>
          </table:table-cell>
          <table:table-cell office:value-type="string" calcext:value-type="string">
            <text:p>-0.00062 u</text:p>
          </table:table-cell>
          <table:table-cell office:value-type="string" calcext:value-type="string">
            <text:p>Uncal</text:p>
          </table:table-cell>
          <table:table-cell office:value-type="float" office:value="4.42799" calcext:value-type="float">
            <text:p>4.42799</text:p>
          </table:table-cell>
          <table:table-cell office:value-type="float" office:value="4.50218" calcext:value-type="float">
            <text:p>4.50218</text:p>
          </table:table-cell>
          <table:table-cell office:value-type="string" calcext:value-type="string">
            <text:p>Uncal</text:p>
          </table:table-cell>
          <table:table-cell office:value-type="float" office:value="4.44749" calcext:value-type="float">
            <text:p>4.44749</text:p>
          </table:table-cell>
          <table:table-cell office:value-type="float" office:value="4.46791" calcext:value-type="float">
            <text:p>4.46791</text:p>
          </table:table-cell>
          <table:table-cell office:value-type="string" calcext:value-type="string">
            <text:p>0.14248 u</text:p>
          </table:table-cell>
          <table:table-cell office:value-type="float" office:value="0.04142" calcext:value-type="float">
            <text:p>0.04142</text:p>
          </table:table-cell>
          <table:table-cell office:value-type="string" calcext:value-type="string">
            <text:p>0.01249 u</text:p>
          </table:table-cell>
          <table:table-cell office:value-type="string" calcext:value-type="string">
            <text:p>0.06314 u</text:p>
          </table:table-cell>
          <table:table-cell office:value-type="float" office:value="9.65765" calcext:value-type="float">
            <text:p>9.65765</text:p>
          </table:table-cell>
          <table:table-cell office:value-type="float" office:value="9.63832" calcext:value-type="float">
            <text:p>9.63832</text:p>
          </table:table-cell>
          <table:table-cell office:value-type="float" office:value="10.0305" calcext:value-type="float">
            <text:p>10.0305</text:p>
          </table:table-cell>
          <table:table-cell office:value-type="float" office:value="9.60915" calcext:value-type="float">
            <text:p>9.60915</text:p>
          </table:table-cell>
          <table:table-cell office:value-type="float" office:value="9.67418" calcext:value-type="float">
            <text:p>9.67418</text:p>
          </table:table-cell>
          <table:table-cell office:value-type="float" office:value="9.84958" calcext:value-type="float">
            <text:p>9.84958</text:p>
          </table:table-cell>
          <table:table-cell office:value-type="float" office:value="0.03587" calcext:value-type="float">
            <text:p>0.03587</text:p>
          </table:table-cell>
          <table:table-cell office:value-type="float" office:value="0.03588" calcext:value-type="float">
            <text:p>0.03588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616" calcext:value-type="float">
            <text:p>0.03616</text:p>
          </table:table-cell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-10%</text:p>
          </table:table-cell>
          <table:table-cell office:value-type="float" office:value="0.01769" calcext:value-type="float">
            <text:p>0.01769</text:p>
          </table:table-cell>
          <table:table-cell office:value-type="float" office:value="0.02461" calcext:value-type="float">
            <text:p>0.02461</text:p>
          </table:table-cell>
          <table:table-cell office:value-type="string" calcext:value-type="string">
            <text:p>0.01978 u</text:p>
          </table:table-cell>
          <table:table-cell office:value-type="string" calcext:value-type="string">
            <text:p>0.01986 u</text:p>
          </table:table-cell>
          <table:table-cell office:value-type="string" calcext:value-type="string">
            <text:p>0.01965 u</text:p>
          </table:table-cell>
          <table:table-cell office:value-type="string" calcext:value-type="string">
            <text:p>0.01959 u</text:p>
          </table:table-cell>
          <table:table-cell office:value-type="float" office:value="0.02326" calcext:value-type="float">
            <text:p>0.02326</text:p>
          </table:table-cell>
          <table:table-cell office:value-type="string" calcext:value-type="string">
            <text:p>Uncal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0.86374" calcext:value-type="float">
            <text:p>0.86374</text:p>
          </table:table-cell>
          <table:table-cell office:value-type="float" office:value="0.89935" calcext:value-type="float">
            <text:p>0.89935</text:p>
          </table:table-cell>
          <table:table-cell office:value-type="float" office:value="0.90178" calcext:value-type="float">
            <text:p>0.90178</text:p>
          </table:table-cell>
          <table:table-cell office:value-type="float" office:value="0.88588" calcext:value-type="float">
            <text:p>0.88588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87576" calcext:value-type="float">
            <text:p>0.87576</text:p>
          </table:table-cell>
          <table:table-cell office:value-type="float" office:value="0.99372" calcext:value-type="float">
            <text:p>0.99372</text:p>
          </table:table-cell>
          <table:table-cell office:value-type="float" office:value="1.02988" calcext:value-type="float">
            <text:p>1.02988</text:p>
          </table:table-cell>
          <table:table-cell office:value-type="float" office:value="1.04166" calcext:value-type="float">
            <text:p>1.04166</text:p>
          </table:table-cell>
          <table:table-cell office:value-type="float" office:value="1.06438" calcext:value-type="float">
            <text:p>1.06438</text:p>
          </table:table-cell>
          <table:table-cell office:value-type="float" office:value="1.04683" calcext:value-type="float">
            <text:p>1.04683</text:p>
          </table:table-cell>
          <table:table-cell office:value-type="float" office:value="1.02645" calcext:value-type="float">
            <text:p>1.02645</text:p>
          </table:table-cell>
          <table:table-cell office:value-type="string" calcext:value-type="string">
            <text:p>0.00697 u</text:p>
          </table:table-cell>
          <table:table-cell office:value-type="string" calcext:value-type="string">
            <text:p>0.00774 u</text:p>
          </table:table-cell>
          <table:table-cell office:value-type="string" calcext:value-type="string">
            <text:p>0.00661 u</text:p>
          </table:table-cell>
          <table:table-cell office:value-type="string" calcext:value-type="string">
            <text:p>0.00447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09461" calcext:value-type="float">
            <text:p>0.09461</text:p>
          </table:table-cell>
          <table:table-cell office:value-type="float" office:value="0.23344" calcext:value-type="float">
            <text:p>0.23344</text:p>
          </table:table-cell>
          <table:table-cell office:value-type="string" calcext:value-type="string">
            <text:p>-0.16411 u</text:p>
          </table:table-cell>
          <table:table-cell office:value-type="string" calcext:value-type="string">
            <text:p>0.000132 u</text:p>
          </table:table-cell>
          <table:table-cell office:value-type="string" calcext:value-type="string">
            <text:p>Uncal</text:p>
          </table:table-cell>
          <table:table-cell office:value-type="float" office:value="0.16792" calcext:value-type="float">
            <text:p>0.16792</text:p>
          </table:table-cell>
          <table:table-cell office:value-type="float" office:value="0.16677" calcext:value-type="float">
            <text:p>0.16677</text:p>
          </table:table-cell>
          <table:table-cell office:value-type="float" office:value="0.16742" calcext:value-type="float">
            <text:p>0.16742</text:p>
          </table:table-cell>
          <table:table-cell office:value-type="float" office:value="0.19587" calcext:value-type="float">
            <text:p>0.19587</text:p>
          </table:table-cell>
          <table:table-cell office:value-type="float" office:value="0.19775" calcext:value-type="float">
            <text:p>0.19775</text:p>
          </table:table-cell>
          <table:table-cell office:value-type="float" office:value="0.19583" calcext:value-type="float">
            <text:p>0.19583</text:p>
          </table:table-cell>
          <table:table-cell office:value-type="string" calcext:value-type="string">
            <text:p>0.00391 u</text:p>
          </table:table-cell>
          <table:table-cell office:value-type="string" calcext:value-type="string">
            <text:p>0.00387 u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94" calcext:value-type="float">
            <text:p>0.00394</text:p>
          </table:table-cell>
          <table:table-cell office:value-type="string" calcext:value-type="string">
            <text:p>Uncal</text:p>
          </table:table-cell>
          <table:table-cell office:value-type="float" office:value="0.84691" calcext:value-type="float">
            <text:p>0.84691</text:p>
          </table:table-cell>
          <table:table-cell office:value-type="float" office:value="0.86209" calcext:value-type="float">
            <text:p>0.86209</text:p>
          </table:table-cell>
          <table:table-cell office:value-type="string" calcext:value-type="string">
            <text:p>Uncal</text:p>
          </table:table-cell>
          <table:table-cell office:value-type="float" office:value="0.96372" calcext:value-type="float">
            <text:p>0.96372</text:p>
          </table:table-cell>
          <table:table-cell office:value-type="float" office:value="1.03537" calcext:value-type="float">
            <text:p>1.03537</text:p>
          </table:table-cell>
          <table:table-cell office:value-type="string" calcext:value-type="string">
            <text:p>0.95928 u</text:p>
          </table:table-cell>
          <table:table-cell office:value-type="string" calcext:value-type="string">
            <text:p>0.97691 u</text:p>
          </table:table-cell>
          <table:table-cell office:value-type="float" office:value="1.08674" calcext:value-type="float">
            <text:p>1.08674</text:p>
          </table:table-cell>
          <table:table-cell office:value-type="float" office:value="1.12693" calcext:value-type="float">
            <text:p>1.12693</text:p>
          </table:table-cell>
          <table:table-cell office:value-type="float" office:value="0.43604" calcext:value-type="float">
            <text:p>0.43604</text:p>
          </table:table-cell>
          <table:table-cell office:value-type="float" office:value="0.43945" calcext:value-type="float">
            <text:p>0.43945</text:p>
          </table:table-cell>
          <table:table-cell office:value-type="float" office:value="0.45502" calcext:value-type="float">
            <text:p>0.45502</text:p>
          </table:table-cell>
          <table:table-cell office:value-type="float" office:value="0.45133" calcext:value-type="float">
            <text:p>0.45133</text:p>
          </table:table-cell>
          <table:table-cell office:value-type="float" office:value="0.47495" calcext:value-type="float">
            <text:p>0.47495</text:p>
          </table:table-cell>
          <table:table-cell office:value-type="float" office:value="0.51934" calcext:value-type="float">
            <text:p>0.51934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2178" calcext:value-type="float">
            <text:p>0.02178</text:p>
          </table:table-cell>
          <table:table-cell office:value-type="float" office:value="0.02562" calcext:value-type="float">
            <text:p>0.02562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office:value-type="float" office:value="0.02966" calcext:value-type="float">
            <text:p>0.02966</text:p>
          </table:table-cell>
          <table:table-cell office:value-type="float" office:value="0.02988" calcext:value-type="float">
            <text:p>0.02988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311" calcext:value-type="float">
            <text:p>0.01311</text:p>
          </table:table-cell>
          <table:table-cell office:value-type="string" calcext:value-type="string">
            <text:p>Uncal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1355" calcext:value-type="float">
            <text:p>0.01355</text:p>
          </table:table-cell>
          <table:table-cell office:value-type="float" office:value="9.33741" calcext:value-type="float">
            <text:p>9.33741</text:p>
          </table:table-cell>
          <table:table-cell office:value-type="float" office:value="9.39807" calcext:value-type="float">
            <text:p>9.39807</text:p>
          </table:table-cell>
          <table:table-cell office:value-type="float" office:value="9.39023" calcext:value-type="float">
            <text:p>9.39023</text:p>
          </table:table-cell>
          <table:table-cell office:value-type="string" calcext:value-type="string">
            <text:p>8.44996 o</text:p>
          </table:table-cell>
          <table:table-cell office:value-type="float" office:value="9.16559" calcext:value-type="float">
            <text:p>9.16559</text:p>
          </table:table-cell>
          <table:table-cell office:value-type="float" office:value="9.12899" calcext:value-type="float">
            <text:p>9.12899</text:p>
          </table:table-cell>
          <table:table-cell office:value-type="float" office:value="9.24443" calcext:value-type="float">
            <text:p>9.24443</text:p>
          </table:table-cell>
          <table:table-cell office:value-type="float" office:value="9.40375" calcext:value-type="float">
            <text:p>9.40375</text:p>
          </table:table-cell>
          <table:table-cell office:value-type="float" office:value="9.37787" calcext:value-type="float">
            <text:p>9.37787</text:p>
          </table:table-cell>
          <table:table-cell office:value-type="float" office:value="9.34855" calcext:value-type="float">
            <text:p>9.34855</text:p>
          </table:table-cell>
          <table:table-cell office:value-type="float" office:value="9.15922" calcext:value-type="float">
            <text:p>9.15922</text:p>
          </table:table-cell>
          <table:table-cell office:value-type="float" office:value="9.07615" calcext:value-type="float">
            <text:p>9.07615</text:p>
          </table:table-cell>
          <table:table-cell office:value-type="float" office:value="0.07653" calcext:value-type="float">
            <text:p>0.07653</text:p>
          </table:table-cell>
          <table:table-cell office:value-type="float" office:value="0.07718" calcext:value-type="float">
            <text:p>0.07718</text:p>
          </table:table-cell>
          <table:table-cell office:value-type="float" office:value="0.07768" calcext:value-type="float">
            <text:p>0.07768</text:p>
          </table:table-cell>
          <table:table-cell office:value-type="float" office:value="0.0783" calcext:value-type="float">
            <text:p>0.0783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71951" calcext:value-type="float">
            <text:p>0.71951</text:p>
          </table:table-cell>
          <table:table-cell office:value-type="float" office:value="0.70146" calcext:value-type="float">
            <text:p>0.70146</text:p>
          </table:table-cell>
          <table:table-cell office:value-type="float" office:value="0.70895" calcext:value-type="float">
            <text:p>0.70895</text:p>
          </table:table-cell>
          <table:table-cell office:value-type="float" office:value="0.60406" calcext:value-type="float">
            <text:p>0.60406</text:p>
          </table:table-cell>
          <table:table-cell office:value-type="float" office:value="0.000686" calcext:value-type="float">
            <text:p>0.000686</text:p>
          </table:table-cell>
          <table:table-cell office:value-type="string" calcext:value-type="string">
            <text:p>Uncal</text:p>
          </table:table-cell>
          <table:table-cell office:value-type="float" office:value="2.23733" calcext:value-type="float">
            <text:p>2.23733</text:p>
          </table:table-cell>
          <table:table-cell office:value-type="float" office:value="2.23045" calcext:value-type="float">
            <text:p>2.23045</text:p>
          </table:table-cell>
          <table:table-cell office:value-type="float" office:value="2.28364" calcext:value-type="float">
            <text:p>2.28364</text:p>
          </table:table-cell>
          <table:table-cell office:value-type="float" office:value="2.27562" calcext:value-type="float">
            <text:p>2.27562</text:p>
          </table:table-cell>
          <table:table-cell office:value-type="float" office:value="2.28367" calcext:value-type="float">
            <text:p>2.28367</text:p>
          </table:table-cell>
          <table:table-cell office:value-type="float" office:value="2.25525" calcext:value-type="float">
            <text:p>2.25525</text:p>
          </table:table-cell>
          <table:table-cell table:number-columns-repeated="2" office:value-type="float" office:value="0.00203" calcext:value-type="float">
            <text:p>0.00203</text:p>
          </table:table-cell>
          <table:table-cell office:value-type="string" calcext:value-type="string">
            <text:p>0.00104 u</text:p>
          </table:table-cell>
          <table:table-cell office:value-type="string" calcext:value-type="string">
            <text:p>0.00167 u</text:p>
          </table:table-cell>
          <table:table-cell office:value-type="string" calcext:value-type="string">
            <text:p>Uncal</text:p>
          </table:table-cell>
          <table:table-cell office:value-type="float" office:value="2.93789" calcext:value-type="float">
            <text:p>2.93789</text:p>
          </table:table-cell>
          <table:table-cell office:value-type="float" office:value="2.96425" calcext:value-type="float">
            <text:p>2.96425</text:p>
          </table:table-cell>
          <table:table-cell office:value-type="string" calcext:value-type="string">
            <text:p>Uncal</text:p>
          </table:table-cell>
          <table:table-cell office:value-type="float" office:value="2.8126" calcext:value-type="float">
            <text:p>2.8126</text:p>
          </table:table-cell>
          <table:table-cell office:value-type="float" office:value="2.88846" calcext:value-type="float">
            <text:p>2.88846</text:p>
          </table:table-cell>
          <table:table-cell office:value-type="float" office:value="2.28987" calcext:value-type="float">
            <text:p>2.28987</text:p>
          </table:table-cell>
          <table:table-cell office:value-type="float" office:value="2.22934" calcext:value-type="float">
            <text:p>2.22934</text:p>
          </table:table-cell>
          <table:table-cell office:value-type="float" office:value="2.00022" calcext:value-type="float">
            <text:p>2.00022</text:p>
          </table:table-cell>
          <table:table-cell office:value-type="float" office:value="2.03356" calcext:value-type="float">
            <text:p>2.03356</text:p>
          </table:table-cell>
          <table:table-cell office:value-type="float" office:value="2.35954" calcext:value-type="float">
            <text:p>2.35954</text:p>
          </table:table-cell>
          <table:table-cell office:value-type="float" office:value="2.36238" calcext:value-type="float">
            <text:p>2.36238</text:p>
          </table:table-cell>
          <table:table-cell office:value-type="float" office:value="2.44214" calcext:value-type="float">
            <text:p>2.44214</text:p>
          </table:table-cell>
          <table:table-cell office:value-type="float" office:value="2.32821" calcext:value-type="float">
            <text:p>2.32821</text:p>
          </table:table-cell>
          <table:table-cell office:value-type="float" office:value="2.36375" calcext:value-type="float">
            <text:p>2.36375</text:p>
          </table:table-cell>
          <table:table-cell office:value-type="float" office:value="2.44989" calcext:value-type="float">
            <text:p>2.44989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4254" calcext:value-type="float">
            <text:p>0.04254</text:p>
          </table:table-cell>
          <table:table-cell office:value-type="float" office:value="0.04259" calcext:value-type="float">
            <text:p>0.04259</text:p>
          </table:table-cell>
          <table:table-cell office:value-type="float" office:value="0.04284" calcext:value-type="float">
            <text:p>0.04284</text:p>
          </table:table-cell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Cam-Tap-Water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5486" calcext:value-type="float">
            <text:p>0.05486</text:p>
          </table:table-cell>
          <table:table-cell office:value-type="float" office:value="0.05413" calcext:value-type="float">
            <text:p>0.05413</text:p>
          </table:table-cell>
          <table:table-cell office:value-type="float" office:value="0.05421" calcext:value-type="float">
            <text:p>0.05421</text:p>
          </table:table-cell>
          <table:table-cell office:value-type="float" office:value="0.05342" calcext:value-type="float">
            <text:p>0.05342</text:p>
          </table:table-cell>
          <table:table-cell office:value-type="float" office:value="0.05815" calcext:value-type="float">
            <text:p>0.05815</text:p>
          </table:table-cell>
          <table:table-cell office:value-type="string" calcext:value-type="string">
            <text:p>Uncal</text:p>
          </table:table-cell>
          <table:table-cell office:value-type="float" office:value="0.05539" calcext:value-type="float">
            <text:p>0.05539</text:p>
          </table:table-cell>
          <table:table-cell office:value-type="float" office:value="0.0553" calcext:value-type="float">
            <text:p>0.0553</text:p>
          </table:table-cell>
          <table:table-cell office:value-type="string" calcext:value-type="string">
            <text:p>114.07810 o</text:p>
          </table:table-cell>
          <table:table-cell office:value-type="string" calcext:value-type="string">
            <text:p>116.13069 o</text:p>
          </table:table-cell>
          <table:table-cell office:value-type="string" calcext:value-type="string">
            <text:p>117.24583 o</text:p>
          </table:table-cell>
          <table:table-cell office:value-type="string" calcext:value-type="string">
            <text:p>38.57185 o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93.44199 o</text:p>
          </table:table-cell>
          <table:table-cell office:value-type="string" calcext:value-type="string">
            <text:p>111.63280 o</text:p>
          </table:table-cell>
          <table:table-cell office:value-type="string" calcext:value-type="string">
            <text:p>115.15781 o</text:p>
          </table:table-cell>
          <table:table-cell office:value-type="string" calcext:value-type="string">
            <text:p>113.73824 o</text:p>
          </table:table-cell>
          <table:table-cell office:value-type="string" calcext:value-type="string">
            <text:p>102.89395 o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110.04356 o</text:p>
          </table:table-cell>
          <table:table-cell office:value-type="string" calcext:value-type="string">
            <text:p>-0.00135 u</text:p>
          </table:table-cell>
          <table:table-cell office:value-type="string" calcext:value-type="string">
            <text:p>-0.00092 u</text:p>
          </table:table-cell>
          <table:table-cell office:value-type="string" calcext:value-type="string">
            <text:p>-0.00273 u</text:p>
          </table:table-cell>
          <table:table-cell office:value-type="string" calcext:value-type="string">
            <text:p>-0.00114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79454" calcext:value-type="float">
            <text:p>2.79454</text:p>
          </table:table-cell>
          <table:table-cell office:value-type="float" office:value="2.65103" calcext:value-type="float">
            <text:p>2.65103</text:p>
          </table:table-cell>
          <table:table-cell office:value-type="float" office:value="2.25592" calcext:value-type="float">
            <text:p>2.25592</text:p>
          </table:table-cell>
          <table:table-cell office:value-type="float" office:value="2.04508" calcext:value-type="float">
            <text:p>2.04508</text:p>
          </table:table-cell>
          <table:table-cell office:value-type="float" office:value="0.013336" calcext:value-type="float">
            <text:p>0.013336</text:p>
          </table:table-cell>
          <table:table-cell office:value-type="string" calcext:value-type="string">
            <text:p>Uncal</text:p>
          </table:table-cell>
          <table:table-cell office:value-type="float" office:value="3.49741" calcext:value-type="float">
            <text:p>3.49741</text:p>
          </table:table-cell>
          <table:table-cell office:value-type="float" office:value="3.48277" calcext:value-type="float">
            <text:p>3.48277</text:p>
          </table:table-cell>
          <table:table-cell office:value-type="float" office:value="3.6849" calcext:value-type="float">
            <text:p>3.6849</text:p>
          </table:table-cell>
          <table:table-cell office:value-type="float" office:value="3.67434" calcext:value-type="float">
            <text:p>3.67434</text:p>
          </table:table-cell>
          <table:table-cell office:value-type="float" office:value="3.68995" calcext:value-type="float">
            <text:p>3.68995</text:p>
          </table:table-cell>
          <table:table-cell office:value-type="float" office:value="3.69543" calcext:value-type="float">
            <text:p>3.69543</text:p>
          </table:table-cell>
          <table:table-cell office:value-type="string" calcext:value-type="string">
            <text:p>0.00004 u</text:p>
          </table:table-cell>
          <table:table-cell office:value-type="string" calcext:value-type="string">
            <text:p>-0.00014 u</text:p>
          </table:table-cell>
          <table:table-cell office:value-type="string" calcext:value-type="string">
            <text:p>-0.00120 u</text:p>
          </table:table-cell>
          <table:table-cell office:value-type="string" calcext:value-type="string">
            <text:p>-0.00050 u</text:p>
          </table:table-cell>
          <table:table-cell office:value-type="string" calcext:value-type="string">
            <text:p>Uncal</text:p>
          </table:table-cell>
          <table:table-cell office:value-type="float" office:value="12.47505" calcext:value-type="float">
            <text:p>12.47505</text:p>
          </table:table-cell>
          <table:table-cell office:value-type="float" office:value="12.46342" calcext:value-type="float">
            <text:p>12.46342</text:p>
          </table:table-cell>
          <table:table-cell office:value-type="string" calcext:value-type="string">
            <text:p>Uncal</text:p>
          </table:table-cell>
          <table:table-cell office:value-type="float" office:value="10.92862" calcext:value-type="float">
            <text:p>10.92862</text:p>
          </table:table-cell>
          <table:table-cell office:value-type="float" office:value="10.96433" calcext:value-type="float">
            <text:p>10.96433</text:p>
          </table:table-cell>
          <table:table-cell office:value-type="string" calcext:value-type="string">
            <text:p>11.52566 o</text:p>
          </table:table-cell>
          <table:table-cell office:value-type="float" office:value="10.38098" calcext:value-type="float">
            <text:p>10.38098</text:p>
          </table:table-cell>
          <table:table-cell office:value-type="float" office:value="9.78107" calcext:value-type="float">
            <text:p>9.78107</text:p>
          </table:table-cell>
          <table:table-cell office:value-type="float" office:value="9.58269" calcext:value-type="float">
            <text:p>9.58269</text:p>
          </table:table-cell>
          <table:table-cell office:value-type="float" office:value="8.11593" calcext:value-type="float">
            <text:p>8.11593</text:p>
          </table:table-cell>
          <table:table-cell office:value-type="float" office:value="8.05625" calcext:value-type="float">
            <text:p>8.05625</text:p>
          </table:table-cell>
          <table:table-cell office:value-type="float" office:value="8.38003" calcext:value-type="float">
            <text:p>8.38003</text:p>
          </table:table-cell>
          <table:table-cell office:value-type="float" office:value="8.2589" calcext:value-type="float">
            <text:p>8.2589</text:p>
          </table:table-cell>
          <table:table-cell office:value-type="float" office:value="8.25678" calcext:value-type="float">
            <text:p>8.25678</text:p>
          </table:table-cell>
          <table:table-cell office:value-type="float" office:value="8.41347" calcext:value-type="float">
            <text:p>8.41347</text:p>
          </table:table-cell>
          <table:table-cell office:value-type="float" office:value="0.42335" calcext:value-type="float">
            <text:p>0.42335</text:p>
          </table:table-cell>
          <table:table-cell office:value-type="float" office:value="0.42728" calcext:value-type="float">
            <text:p>0.42728</text:p>
          </table:table-cell>
          <table:table-cell office:value-type="float" office:value="0.42055" calcext:value-type="float">
            <text:p>0.42055</text:p>
          </table:table-cell>
          <table:table-cell office:value-type="float" office:value="0.4247" calcext:value-type="float">
            <text:p>0.4247</text:p>
          </table:table-cell>
        </table:table-row>
        <table:table-row table:style-name="ro1"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MKS-9</text:p>
          </table:table-cell>
          <table:table-cell office:value-type="string" calcext:value-type="string">
            <text:p>0.00443 u</text:p>
          </table:table-cell>
          <table:table-cell office:value-type="string" calcext:value-type="string">
            <text:p>0.00299 u</text:p>
          </table:table-cell>
          <table:table-cell office:value-type="string" calcext:value-type="string">
            <text:p>0.00217 u</text:p>
          </table:table-cell>
          <table:table-cell office:value-type="string" calcext:value-type="string">
            <text:p>0.00205 u</text:p>
          </table:table-cell>
          <table:table-cell office:value-type="string" calcext:value-type="string">
            <text:p>0.00243 u</text:p>
          </table:table-cell>
          <table:table-cell office:value-type="string" calcext:value-type="string">
            <text:p>0.00248 u</text:p>
          </table:table-cell>
          <table:table-cell office:value-type="string" calcext:value-type="string">
            <text:p>0.00097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195 u</text:p>
          </table:table-cell>
          <table:table-cell office:value-type="string" calcext:value-type="string">
            <text:p>0.00166 u</text:p>
          </table:table-cell>
          <table:table-cell office:value-type="float" office:value="3.08854" calcext:value-type="float">
            <text:p>3.08854</text:p>
          </table:table-cell>
          <table:table-cell office:value-type="float" office:value="3.14638" calcext:value-type="float">
            <text:p>3.14638</text:p>
          </table:table-cell>
          <table:table-cell office:value-type="float" office:value="3.12022" calcext:value-type="float">
            <text:p>3.12022</text:p>
          </table:table-cell>
          <table:table-cell office:value-type="float" office:value="3.03181" calcext:value-type="float">
            <text:p>3.03181</text:p>
          </table:table-cell>
          <table:table-cell office:value-type="float" office:value="3.05978" calcext:value-type="float">
            <text:p>3.05978</text:p>
          </table:table-cell>
          <table:table-cell office:value-type="float" office:value="3.07607" calcext:value-type="float">
            <text:p>3.07607</text:p>
          </table:table-cell>
          <table:table-cell office:value-type="float" office:value="2.90934" calcext:value-type="float">
            <text:p>2.90934</text:p>
          </table:table-cell>
          <table:table-cell office:value-type="float" office:value="2.92779" calcext:value-type="float">
            <text:p>2.92779</text:p>
          </table:table-cell>
          <table:table-cell office:value-type="float" office:value="2.957" calcext:value-type="float">
            <text:p>2.957</text:p>
          </table:table-cell>
          <table:table-cell office:value-type="float" office:value="2.90484" calcext:value-type="float">
            <text:p>2.90484</text:p>
          </table:table-cell>
          <table:table-cell office:value-type="float" office:value="2.86185" calcext:value-type="float">
            <text:p>2.86185</text:p>
          </table:table-cell>
          <table:table-cell office:value-type="float" office:value="2.84009" calcext:value-type="float">
            <text:p>2.84009</text:p>
          </table:table-cell>
          <table:table-cell office:value-type="string" calcext:value-type="string">
            <text:p>-0.00073 u</text:p>
          </table:table-cell>
          <table:table-cell office:value-type="string" calcext:value-type="string">
            <text:p>0.00018 u</text:p>
          </table:table-cell>
          <table:table-cell office:value-type="string" calcext:value-type="string">
            <text:p>-0.00127 u</text:p>
          </table:table-cell>
          <table:table-cell office:value-type="string" calcext:value-type="string">
            <text:p>-0.00714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73367" calcext:value-type="float">
            <text:p>0.73367</text:p>
          </table:table-cell>
          <table:table-cell office:value-type="float" office:value="0.70982" calcext:value-type="float">
            <text:p>0.70982</text:p>
          </table:table-cell>
          <table:table-cell office:value-type="float" office:value="0.74371" calcext:value-type="float">
            <text:p>0.74371</text:p>
          </table:table-cell>
          <table:table-cell office:value-type="float" office:value="0.56452" calcext:value-type="float">
            <text:p>0.56452</text:p>
          </table:table-cell>
          <table:table-cell office:value-type="float" office:value="0.000332" calcext:value-type="float">
            <text:p>0.000332</text:p>
          </table:table-cell>
          <table:table-cell office:value-type="string" calcext:value-type="string">
            <text:p>Uncal</text:p>
          </table:table-cell>
          <table:table-cell office:value-type="float" office:value="0.35121" calcext:value-type="float">
            <text:p>0.35121</text:p>
          </table:table-cell>
          <table:table-cell office:value-type="float" office:value="0.34801" calcext:value-type="float">
            <text:p>0.34801</text:p>
          </table:table-cell>
          <table:table-cell office:value-type="float" office:value="0.35547" calcext:value-type="float">
            <text:p>0.35547</text:p>
          </table:table-cell>
          <table:table-cell office:value-type="float" office:value="0.35529" calcext:value-type="float">
            <text:p>0.35529</text:p>
          </table:table-cell>
          <table:table-cell office:value-type="float" office:value="0.35572" calcext:value-type="float">
            <text:p>0.35572</text:p>
          </table:table-cell>
          <table:table-cell office:value-type="float" office:value="0.3514" calcext:value-type="float">
            <text:p>0.3514</text:p>
          </table:table-cell>
          <table:table-cell office:value-type="string" calcext:value-type="string">
            <text:p>0.00008 u</text:p>
          </table:table-cell>
          <table:table-cell office:value-type="string" calcext:value-type="string">
            <text:p>0.00001 u</text:p>
          </table:table-cell>
          <table:table-cell office:value-type="string" calcext:value-type="string">
            <text:p>-0.00133 u</text:p>
          </table:table-cell>
          <table:table-cell office:value-type="string" calcext:value-type="string">
            <text:p>-0.00078 u</text:p>
          </table:table-cell>
          <table:table-cell office:value-type="string" calcext:value-type="string">
            <text:p>Uncal</text:p>
          </table:table-cell>
          <table:table-cell office:value-type="float" office:value="4.11744" calcext:value-type="float">
            <text:p>4.11744</text:p>
          </table:table-cell>
          <table:table-cell office:value-type="float" office:value="4.19822" calcext:value-type="float">
            <text:p>4.19822</text:p>
          </table:table-cell>
          <table:table-cell office:value-type="string" calcext:value-type="string">
            <text:p>Uncal</text:p>
          </table:table-cell>
          <table:table-cell office:value-type="float" office:value="4.13766" calcext:value-type="float">
            <text:p>4.13766</text:p>
          </table:table-cell>
          <table:table-cell office:value-type="float" office:value="4.18168" calcext:value-type="float">
            <text:p>4.18168</text:p>
          </table:table-cell>
          <table:table-cell office:value-type="string" calcext:value-type="string">
            <text:p>0.13035 u</text:p>
          </table:table-cell>
          <table:table-cell office:value-type="float" office:value="0.07452" calcext:value-type="float">
            <text:p>0.07452</text:p>
          </table:table-cell>
          <table:table-cell office:value-type="string" calcext:value-type="string">
            <text:p>0.14064 u</text:p>
          </table:table-cell>
          <table:table-cell office:value-type="string" calcext:value-type="string">
            <text:p>0.05824 u</text:p>
          </table:table-cell>
          <table:table-cell office:value-type="float" office:value="8.50571" calcext:value-type="float">
            <text:p>8.50571</text:p>
          </table:table-cell>
          <table:table-cell office:value-type="float" office:value="8.45327" calcext:value-type="float">
            <text:p>8.45327</text:p>
          </table:table-cell>
          <table:table-cell office:value-type="float" office:value="8.78291" calcext:value-type="float">
            <text:p>8.78291</text:p>
          </table:table-cell>
          <table:table-cell office:value-type="float" office:value="8.47499" calcext:value-type="float">
            <text:p>8.47499</text:p>
          </table:table-cell>
          <table:table-cell office:value-type="float" office:value="8.5105" calcext:value-type="float">
            <text:p>8.5105</text:p>
          </table:table-cell>
          <table:table-cell office:value-type="float" office:value="8.67866" calcext:value-type="float">
            <text:p>8.67866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2937" calcext:value-type="float">
            <text:p>0.02937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2902" calcext:value-type="float">
            <text:p>0.02902</text:p>
          </table:table-cell>
        </table:table-row>
        <table:table-row table:style-name="ro1"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MKS-9B</text:p>
          </table:table-cell>
          <table:table-cell office:value-type="float" office:value="0.00122" calcext:value-type="float">
            <text:p>0.00122</text:p>
          </table:table-cell>
          <table:table-cell office:value-type="string" calcext:value-type="string">
            <text:p>0.00493 u</text:p>
          </table:table-cell>
          <table:table-cell office:value-type="string" calcext:value-type="string">
            <text:p>0.00364 u</text:p>
          </table:table-cell>
          <table:table-cell office:value-type="string" calcext:value-type="string">
            <text:p>0.00322 u</text:p>
          </table:table-cell>
          <table:table-cell office:value-type="string" calcext:value-type="string">
            <text:p>0.00361 u</text:p>
          </table:table-cell>
          <table:table-cell office:value-type="string" calcext:value-type="string">
            <text:p>0.00366 u</text:p>
          </table:table-cell>
          <table:table-cell office:value-type="string" calcext:value-type="string">
            <text:p>0.00236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344 u</text:p>
          </table:table-cell>
          <table:table-cell office:value-type="string" calcext:value-type="string">
            <text:p>0.00312 u</text:p>
          </table:table-cell>
          <table:table-cell office:value-type="float" office:value="3.04082" calcext:value-type="float">
            <text:p>3.04082</text:p>
          </table:table-cell>
          <table:table-cell office:value-type="float" office:value="3.09715" calcext:value-type="float">
            <text:p>3.09715</text:p>
          </table:table-cell>
          <table:table-cell office:value-type="float" office:value="3.07661" calcext:value-type="float">
            <text:p>3.07661</text:p>
          </table:table-cell>
          <table:table-cell office:value-type="float" office:value="2.94726" calcext:value-type="float">
            <text:p>2.94726</text:p>
          </table:table-cell>
          <table:table-cell office:value-type="float" office:value="2.99406" calcext:value-type="float">
            <text:p>2.99406</text:p>
          </table:table-cell>
          <table:table-cell office:value-type="float" office:value="3.03926" calcext:value-type="float">
            <text:p>3.03926</text:p>
          </table:table-cell>
          <table:table-cell office:value-type="float" office:value="3.06329" calcext:value-type="float">
            <text:p>3.06329</text:p>
          </table:table-cell>
          <table:table-cell office:value-type="float" office:value="3.0847" calcext:value-type="float">
            <text:p>3.0847</text:p>
          </table:table-cell>
          <table:table-cell office:value-type="float" office:value="3.07686" calcext:value-type="float">
            <text:p>3.07686</text:p>
          </table:table-cell>
          <table:table-cell office:value-type="float" office:value="3.04352" calcext:value-type="float">
            <text:p>3.04352</text:p>
          </table:table-cell>
          <table:table-cell office:value-type="float" office:value="2.98517" calcext:value-type="float">
            <text:p>2.98517</text:p>
          </table:table-cell>
          <table:table-cell office:value-type="float" office:value="2.97496" calcext:value-type="float">
            <text:p>2.97496</text:p>
          </table:table-cell>
          <table:table-cell office:value-type="string" calcext:value-type="string">
            <text:p>-0.00121 u</text:p>
          </table:table-cell>
          <table:table-cell office:value-type="string" calcext:value-type="string">
            <text:p>0.00035 u</text:p>
          </table:table-cell>
          <table:table-cell office:value-type="string" calcext:value-type="string">
            <text:p>-0.00099 u</text:p>
          </table:table-cell>
          <table:table-cell office:value-type="string" calcext:value-type="string">
            <text:p>-0.00387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76318" calcext:value-type="float">
            <text:p>0.76318</text:p>
          </table:table-cell>
          <table:table-cell office:value-type="float" office:value="0.74056" calcext:value-type="float">
            <text:p>0.74056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5214" calcext:value-type="float">
            <text:p>0.65214</text:p>
          </table:table-cell>
          <table:table-cell office:value-type="float" office:value="0.000435" calcext:value-type="float">
            <text:p>0.000435</text:p>
          </table:table-cell>
          <table:table-cell office:value-type="string" calcext:value-type="string">
            <text:p>Uncal</text:p>
          </table:table-cell>
          <table:table-cell office:value-type="float" office:value="0.37125" calcext:value-type="float">
            <text:p>0.37125</text:p>
          </table:table-cell>
          <table:table-cell office:value-type="float" office:value="0.36793" calcext:value-type="float">
            <text:p>0.36793</text:p>
          </table:table-cell>
          <table:table-cell office:value-type="float" office:value="0.37575" calcext:value-type="float">
            <text:p>0.37575</text:p>
          </table:table-cell>
          <table:table-cell office:value-type="float" office:value="0.37471" calcext:value-type="float">
            <text:p>0.37471</text:p>
          </table:table-cell>
          <table:table-cell office:value-type="float" office:value="0.37575" calcext:value-type="float">
            <text:p>0.37575</text:p>
          </table:table-cell>
          <table:table-cell office:value-type="float" office:value="0.37045" calcext:value-type="float">
            <text:p>0.37045</text:p>
          </table:table-cell>
          <table:table-cell office:value-type="float" office:value="0.00023" calcext:value-type="float">
            <text:p>0.00023</text:p>
          </table:table-cell>
          <table:table-cell office:value-type="string" calcext:value-type="string">
            <text:p>0.00005 u</text:p>
          </table:table-cell>
          <table:table-cell office:value-type="string" calcext:value-type="string">
            <text:p>-0.00102 u</text:p>
          </table:table-cell>
          <table:table-cell office:value-type="string" calcext:value-type="string">
            <text:p>-0.00050 u</text:p>
          </table:table-cell>
          <table:table-cell office:value-type="string" calcext:value-type="string">
            <text:p>Uncal</text:p>
          </table:table-cell>
          <table:table-cell office:value-type="float" office:value="4.34307" calcext:value-type="float">
            <text:p>4.34307</text:p>
          </table:table-cell>
          <table:table-cell office:value-type="float" office:value="4.41281" calcext:value-type="float">
            <text:p>4.41281</text:p>
          </table:table-cell>
          <table:table-cell office:value-type="string" calcext:value-type="string">
            <text:p>Uncal</text:p>
          </table:table-cell>
          <table:table-cell office:value-type="float" office:value="4.32445" calcext:value-type="float">
            <text:p>4.32445</text:p>
          </table:table-cell>
          <table:table-cell office:value-type="float" office:value="4.35953" calcext:value-type="float">
            <text:p>4.35953</text:p>
          </table:table-cell>
          <table:table-cell office:value-type="string" calcext:value-type="string">
            <text:p>0.13433 u</text:p>
          </table:table-cell>
          <table:table-cell office:value-type="float" office:value="0.05385" calcext:value-type="float">
            <text:p>0.05385</text:p>
          </table:table-cell>
          <table:table-cell office:value-type="string" calcext:value-type="string">
            <text:p>0.00542 u</text:p>
          </table:table-cell>
          <table:table-cell office:value-type="string" calcext:value-type="string">
            <text:p>0.06995 u</text:p>
          </table:table-cell>
          <table:table-cell office:value-type="float" office:value="9.24505" calcext:value-type="float">
            <text:p>9.24505</text:p>
          </table:table-cell>
          <table:table-cell office:value-type="float" office:value="9.19802" calcext:value-type="float">
            <text:p>9.19802</text:p>
          </table:table-cell>
          <table:table-cell office:value-type="float" office:value="9.57847" calcext:value-type="float">
            <text:p>9.57847</text:p>
          </table:table-cell>
          <table:table-cell office:value-type="float" office:value="9.14423" calcext:value-type="float">
            <text:p>9.14423</text:p>
          </table:table-cell>
          <table:table-cell office:value-type="float" office:value="9.20075" calcext:value-type="float">
            <text:p>9.20075</text:p>
          </table:table-cell>
          <table:table-cell office:value-type="float" office:value="9.37471" calcext:value-type="float">
            <text:p>9.37471</text:p>
          </table:table-cell>
          <table:table-cell office:value-type="float" office:value="0.03055" calcext:value-type="float">
            <text:p>0.03055</text:p>
          </table:table-cell>
          <table:table-cell office:value-type="float" office:value="0.03073" calcext:value-type="float">
            <text:p>0.03073</text:p>
          </table:table-cell>
          <table:table-cell office:value-type="float" office:value="0.03082" calcext:value-type="float">
            <text:p>0.03082</text:p>
          </table:table-cell>
          <table:table-cell office:value-type="float" office:value="0.03068" calcext:value-type="float">
            <text:p>0.03068</text:p>
          </table:table-cell>
        </table:table-row>
        <table:table-row table:style-name="ro1"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MKS-14</text:p>
          </table:table-cell>
          <table:table-cell office:value-type="string" calcext:value-type="string">
            <text:p>0.14905 o</text:p>
          </table:table-cell>
          <table:table-cell office:value-type="string" calcext:value-type="string">
            <text:p>0.14983 o</text:p>
          </table:table-cell>
          <table:table-cell office:value-type="string" calcext:value-type="string">
            <text:p>0.00319 u</text:p>
          </table:table-cell>
          <table:table-cell office:value-type="string" calcext:value-type="string">
            <text:p>0.00271 u</text:p>
          </table:table-cell>
          <table:table-cell office:value-type="string" calcext:value-type="string">
            <text:p>0.00310 u</text:p>
          </table:table-cell>
          <table:table-cell office:value-type="string" calcext:value-type="string">
            <text:p>0.00315 u</text:p>
          </table:table-cell>
          <table:table-cell office:value-type="string" calcext:value-type="string">
            <text:p>0.00099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287 u</text:p>
          </table:table-cell>
          <table:table-cell office:value-type="string" calcext:value-type="string">
            <text:p>0.00267 u</text:p>
          </table:table-cell>
          <table:table-cell office:value-type="float" office:value="1.14076" calcext:value-type="float">
            <text:p>1.14076</text:p>
          </table:table-cell>
          <table:table-cell office:value-type="float" office:value="1.18258" calcext:value-type="float">
            <text:p>1.18258</text:p>
          </table:table-cell>
          <table:table-cell office:value-type="float" office:value="1.18141" calcext:value-type="float">
            <text:p>1.18141</text:p>
          </table:table-cell>
          <table:table-cell office:value-type="float" office:value="1.14625" calcext:value-type="float">
            <text:p>1.14625</text:p>
          </table:table-cell>
          <table:table-cell office:value-type="float" office:value="1.15146" calcext:value-type="float">
            <text:p>1.15146</text:p>
          </table:table-cell>
          <table:table-cell office:value-type="float" office:value="1.14244" calcext:value-type="float">
            <text:p>1.14244</text:p>
          </table:table-cell>
          <table:table-cell office:value-type="float" office:value="1.17006" calcext:value-type="float">
            <text:p>1.17006</text:p>
          </table:table-cell>
          <table:table-cell office:value-type="float" office:value="1.18665" calcext:value-type="float">
            <text:p>1.18665</text:p>
          </table:table-cell>
          <table:table-cell office:value-type="float" office:value="1.1922" calcext:value-type="float">
            <text:p>1.1922</text:p>
          </table:table-cell>
          <table:table-cell office:value-type="float" office:value="1.183" calcext:value-type="float">
            <text:p>1.183</text:p>
          </table:table-cell>
          <table:table-cell office:value-type="float" office:value="1.16386" calcext:value-type="float">
            <text:p>1.16386</text:p>
          </table:table-cell>
          <table:table-cell office:value-type="float" office:value="1.14686" calcext:value-type="float">
            <text:p>1.14686</text:p>
          </table:table-cell>
          <table:table-cell office:value-type="string" calcext:value-type="string">
            <text:p>0.14247 o</text:p>
          </table:table-cell>
          <table:table-cell office:value-type="string" calcext:value-type="string">
            <text:p>0.14459 o</text:p>
          </table:table-cell>
          <table:table-cell office:value-type="string" calcext:value-type="string">
            <text:p>0.14579 o</text:p>
          </table:table-cell>
          <table:table-cell office:value-type="string" calcext:value-type="string">
            <text:p>0.14125 o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64385" calcext:value-type="float">
            <text:p>0.64385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68788" calcext:value-type="float">
            <text:p>0.68788</text:p>
          </table:table-cell>
          <table:table-cell office:value-type="float" office:value="0.45484" calcext:value-type="float">
            <text:p>0.45484</text:p>
          </table:table-cell>
          <table:table-cell office:value-type="float" office:value="0.000304" calcext:value-type="float">
            <text:p>0.000304</text:p>
          </table:table-cell>
          <table:table-cell office:value-type="string" calcext:value-type="string">
            <text:p>Uncal</text:p>
          </table:table-cell>
          <table:table-cell office:value-type="float" office:value="0.29497" calcext:value-type="float">
            <text:p>0.29497</text:p>
          </table:table-cell>
          <table:table-cell office:value-type="float" office:value="0.29232" calcext:value-type="float">
            <text:p>0.29232</text:p>
          </table:table-cell>
          <table:table-cell office:value-type="float" office:value="0.29753" calcext:value-type="float">
            <text:p>0.29753</text:p>
          </table:table-cell>
          <table:table-cell office:value-type="float" office:value="0.29919" calcext:value-type="float">
            <text:p>0.29919</text:p>
          </table:table-cell>
          <table:table-cell office:value-type="float" office:value="0.30039" calcext:value-type="float">
            <text:p>0.30039</text:p>
          </table:table-cell>
          <table:table-cell office:value-type="float" office:value="0.29663" calcext:value-type="float">
            <text:p>0.29663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1137" calcext:value-type="float">
            <text:p>0.0113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173" calcext:value-type="float">
            <text:p>0.01173</text:p>
          </table:table-cell>
          <table:table-cell office:value-type="string" calcext:value-type="string">
            <text:p>Uncal</text:p>
          </table:table-cell>
          <table:table-cell office:value-type="float" office:value="1.20218" calcext:value-type="float">
            <text:p>1.20218</text:p>
          </table:table-cell>
          <table:table-cell office:value-type="float" office:value="1.21398" calcext:value-type="float">
            <text:p>1.21398</text:p>
          </table:table-cell>
          <table:table-cell office:value-type="string" calcext:value-type="string">
            <text:p>Uncal</text:p>
          </table:table-cell>
          <table:table-cell office:value-type="float" office:value="1.17588" calcext:value-type="float">
            <text:p>1.17588</text:p>
          </table:table-cell>
          <table:table-cell office:value-type="float" office:value="1.20898" calcext:value-type="float">
            <text:p>1.20898</text:p>
          </table:table-cell>
          <table:table-cell office:value-type="string" calcext:value-type="string">
            <text:p>0.08614 u</text:p>
          </table:table-cell>
          <table:table-cell office:value-type="float" office:value="0.05642" calcext:value-type="float">
            <text:p>0.05642</text:p>
          </table:table-cell>
          <table:table-cell office:value-type="string" calcext:value-type="string">
            <text:p>0.13029 u</text:p>
          </table:table-cell>
          <table:table-cell office:value-type="string" calcext:value-type="string">
            <text:p>0.06266 u</text:p>
          </table:table-cell>
          <table:table-cell office:value-type="float" office:value="4.60889" calcext:value-type="float">
            <text:p>4.60889</text:p>
          </table:table-cell>
          <table:table-cell office:value-type="float" office:value="4.6149" calcext:value-type="float">
            <text:p>4.6149</text:p>
          </table:table-cell>
          <table:table-cell office:value-type="float" office:value="4.77228" calcext:value-type="float">
            <text:p>4.77228</text:p>
          </table:table-cell>
          <table:table-cell office:value-type="float" office:value="4.60149" calcext:value-type="float">
            <text:p>4.60149</text:p>
          </table:table-cell>
          <table:table-cell office:value-type="float" office:value="4.65001" calcext:value-type="float">
            <text:p>4.65001</text:p>
          </table:table-cell>
          <table:table-cell office:value-type="float" office:value="4.76133" calcext:value-type="float">
            <text:p>4.76133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1265" calcext:value-type="float">
            <text:p>0.01265</text:p>
          </table:table-cell>
        </table:table-row>
        <table:table-row table:style-name="ro1"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MKS-18</text:p>
          </table:table-cell>
          <table:table-cell office:value-type="float" office:value="0.00215" calcext:value-type="float">
            <text:p>0.00215</text:p>
          </table:table-cell>
          <table:table-cell office:value-type="string" calcext:value-type="string">
            <text:p>0.00383 u</text:p>
          </table:table-cell>
          <table:table-cell office:value-type="string" calcext:value-type="string">
            <text:p>0.00232 u</text:p>
          </table:table-cell>
          <table:table-cell office:value-type="string" calcext:value-type="string">
            <text:p>0.00227 u</text:p>
          </table:table-cell>
          <table:table-cell office:value-type="string" calcext:value-type="string">
            <text:p>0.00257 u</text:p>
          </table:table-cell>
          <table:table-cell office:value-type="string" calcext:value-type="string">
            <text:p>0.00261 u</text:p>
          </table:table-cell>
          <table:table-cell office:value-type="string" calcext:value-type="string">
            <text:p>0.00198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237 u</text:p>
          </table:table-cell>
          <table:table-cell office:value-type="string" calcext:value-type="string">
            <text:p>0.00213 u</text:p>
          </table:table-cell>
          <table:table-cell office:value-type="float" office:value="2.48706" calcext:value-type="float">
            <text:p>2.48706</text:p>
          </table:table-cell>
          <table:table-cell office:value-type="float" office:value="2.54244" calcext:value-type="float">
            <text:p>2.54244</text:p>
          </table:table-cell>
          <table:table-cell office:value-type="float" office:value="2.52802" calcext:value-type="float">
            <text:p>2.52802</text:p>
          </table:table-cell>
          <table:table-cell office:value-type="float" office:value="2.44671" calcext:value-type="float">
            <text:p>2.44671</text:p>
          </table:table-cell>
          <table:table-cell office:value-type="float" office:value="2.48829" calcext:value-type="float">
            <text:p>2.48829</text:p>
          </table:table-cell>
          <table:table-cell office:value-type="float" office:value="2.45889" calcext:value-type="float">
            <text:p>2.45889</text:p>
          </table:table-cell>
          <table:table-cell office:value-type="float" office:value="2.49641" calcext:value-type="float">
            <text:p>2.49641</text:p>
          </table:table-cell>
          <table:table-cell office:value-type="float" office:value="2.52911" calcext:value-type="float">
            <text:p>2.52911</text:p>
          </table:table-cell>
          <table:table-cell office:value-type="float" office:value="2.52622" calcext:value-type="float">
            <text:p>2.52622</text:p>
          </table:table-cell>
          <table:table-cell office:value-type="float" office:value="2.55276" calcext:value-type="float">
            <text:p>2.55276</text:p>
          </table:table-cell>
          <table:table-cell office:value-type="float" office:value="2.47919" calcext:value-type="float">
            <text:p>2.47919</text:p>
          </table:table-cell>
          <table:table-cell office:value-type="float" office:value="2.4533" calcext:value-type="float">
            <text:p>2.4533</text:p>
          </table:table-cell>
          <table:table-cell office:value-type="string" calcext:value-type="string">
            <text:p>0.00093 u</text:p>
          </table:table-cell>
          <table:table-cell office:value-type="string" calcext:value-type="string">
            <text:p>0.00147 u</text:p>
          </table:table-cell>
          <table:table-cell office:value-type="string" calcext:value-type="string">
            <text:p>-0.00001 u</text:p>
          </table:table-cell>
          <table:table-cell office:value-type="string" calcext:value-type="string">
            <text:p>-0.00237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1.05082" calcext:value-type="float">
            <text:p>1.05082</text:p>
          </table:table-cell>
          <table:table-cell office:value-type="float" office:value="1.01461" calcext:value-type="float">
            <text:p>1.01461</text:p>
          </table:table-cell>
          <table:table-cell office:value-type="float" office:value="1.06649" calcext:value-type="float">
            <text:p>1.06649</text:p>
          </table:table-cell>
          <table:table-cell office:value-type="float" office:value="0.90298" calcext:value-type="float">
            <text:p>0.90298</text:p>
          </table:table-cell>
          <table:table-cell office:value-type="string" calcext:value-type="string">
            <text:p>0.000226 u</text:p>
          </table:table-cell>
          <table:table-cell office:value-type="string" calcext:value-type="string">
            <text:p>Uncal</text:p>
          </table:table-cell>
          <table:table-cell office:value-type="float" office:value="0.41654" calcext:value-type="float">
            <text:p>0.41654</text:p>
          </table:table-cell>
          <table:table-cell office:value-type="float" office:value="0.41297" calcext:value-type="float">
            <text:p>0.41297</text:p>
          </table:table-cell>
          <table:table-cell office:value-type="float" office:value="0.42097" calcext:value-type="float">
            <text:p>0.42097</text:p>
          </table:table-cell>
          <table:table-cell office:value-type="float" office:value="0.42047" calcext:value-type="float">
            <text:p>0.42047</text:p>
          </table:table-cell>
          <table:table-cell office:value-type="float" office:value="0.42152" calcext:value-type="float">
            <text:p>0.42152</text:p>
          </table:table-cell>
          <table:table-cell office:value-type="float" office:value="0.41866" calcext:value-type="float">
            <text:p>0.41866</text:p>
          </table:table-cell>
          <table:table-cell office:value-type="float" office:value="0.00014" calcext:value-type="float">
            <text:p>0.00014</text:p>
          </table:table-cell>
          <table:table-cell office:value-type="string" calcext:value-type="string">
            <text:p>-0.00001 u</text:p>
          </table:table-cell>
          <table:table-cell office:value-type="string" calcext:value-type="string">
            <text:p>-0.00116 u</text:p>
          </table:table-cell>
          <table:table-cell office:value-type="string" calcext:value-type="string">
            <text:p>-0.00052 u</text:p>
          </table:table-cell>
          <table:table-cell office:value-type="string" calcext:value-type="string">
            <text:p>Uncal</text:p>
          </table:table-cell>
          <table:table-cell office:value-type="float" office:value="2.23012" calcext:value-type="float">
            <text:p>2.23012</text:p>
          </table:table-cell>
          <table:table-cell office:value-type="float" office:value="2.24917" calcext:value-type="float">
            <text:p>2.24917</text:p>
          </table:table-cell>
          <table:table-cell office:value-type="string" calcext:value-type="string">
            <text:p>Uncal</text:p>
          </table:table-cell>
          <table:table-cell office:value-type="float" office:value="2.18917" calcext:value-type="float">
            <text:p>2.18917</text:p>
          </table:table-cell>
          <table:table-cell office:value-type="float" office:value="2.22534" calcext:value-type="float">
            <text:p>2.22534</text:p>
          </table:table-cell>
          <table:table-cell office:value-type="string" calcext:value-type="string">
            <text:p>0.09443 u</text:p>
          </table:table-cell>
          <table:table-cell office:value-type="string" calcext:value-type="string">
            <text:p>0.02151 u</text:p>
          </table:table-cell>
          <table:table-cell office:value-type="string" calcext:value-type="string">
            <text:p>0.05589 u</text:p>
          </table:table-cell>
          <table:table-cell office:value-type="string" calcext:value-type="string">
            <text:p>0.04928 u</text:p>
          </table:table-cell>
          <table:table-cell office:value-type="float" office:value="7.25139" calcext:value-type="float">
            <text:p>7.25139</text:p>
          </table:table-cell>
          <table:table-cell office:value-type="float" office:value="7.21011" calcext:value-type="float">
            <text:p>7.21011</text:p>
          </table:table-cell>
          <table:table-cell office:value-type="float" office:value="7.47351" calcext:value-type="float">
            <text:p>7.47351</text:p>
          </table:table-cell>
          <table:table-cell office:value-type="float" office:value="7.17991" calcext:value-type="float">
            <text:p>7.17991</text:p>
          </table:table-cell>
          <table:table-cell office:value-type="float" office:value="7.24895" calcext:value-type="float">
            <text:p>7.24895</text:p>
          </table:table-cell>
          <table:table-cell office:value-type="float" office:value="7.36982" calcext:value-type="float">
            <text:p>7.36982</text:p>
          </table:table-cell>
          <table:table-cell office:value-type="float" office:value="0.02414" calcext:value-type="float">
            <text:p>0.02414</text:p>
          </table:table-cell>
          <table:table-cell office:value-type="float" office:value="0.02435" calcext:value-type="float">
            <text:p>0.02435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02427" calcext:value-type="float">
            <text:p>0.02427</text:p>
          </table:table-cell>
        </table:table-row>
        <table:table-row table:style-name="ro1"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MKS-18B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762" calcext:value-type="float">
            <text:p>0.00762</text:p>
          </table:table-cell>
          <table:table-cell office:value-type="string" calcext:value-type="string">
            <text:p>0.00242 u</text:p>
          </table:table-cell>
          <table:table-cell office:value-type="string" calcext:value-type="string">
            <text:p>0.00237 u</text:p>
          </table:table-cell>
          <table:table-cell office:value-type="string" calcext:value-type="string">
            <text:p>0.00280 u</text:p>
          </table:table-cell>
          <table:table-cell office:value-type="string" calcext:value-type="string">
            <text:p>0.00284 u</text:p>
          </table:table-cell>
          <table:table-cell office:value-type="string" calcext:value-type="string">
            <text:p>0.00030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267 u</text:p>
          </table:table-cell>
          <table:table-cell office:value-type="string" calcext:value-type="string">
            <text:p>0.00223 u</text:p>
          </table:table-cell>
          <table:table-cell office:value-type="float" office:value="2.4547" calcext:value-type="float">
            <text:p>2.4547</text:p>
          </table:table-cell>
          <table:table-cell office:value-type="float" office:value="2.51298" calcext:value-type="float">
            <text:p>2.51298</text:p>
          </table:table-cell>
          <table:table-cell office:value-type="float" office:value="2.49782" calcext:value-type="float">
            <text:p>2.49782</text:p>
          </table:table-cell>
          <table:table-cell office:value-type="float" office:value="2.40779" calcext:value-type="float">
            <text:p>2.40779</text:p>
          </table:table-cell>
          <table:table-cell office:value-type="float" office:value="2.44681" calcext:value-type="float">
            <text:p>2.44681</text:p>
          </table:table-cell>
          <table:table-cell office:value-type="float" office:value="2.43749" calcext:value-type="float">
            <text:p>2.43749</text:p>
          </table:table-cell>
          <table:table-cell office:value-type="float" office:value="2.47806" calcext:value-type="float">
            <text:p>2.47806</text:p>
          </table:table-cell>
          <table:table-cell office:value-type="float" office:value="2.50323" calcext:value-type="float">
            <text:p>2.50323</text:p>
          </table:table-cell>
          <table:table-cell office:value-type="float" office:value="2.51007" calcext:value-type="float">
            <text:p>2.51007</text:p>
          </table:table-cell>
          <table:table-cell office:value-type="float" office:value="2.52623" calcext:value-type="float">
            <text:p>2.52623</text:p>
          </table:table-cell>
          <table:table-cell office:value-type="float" office:value="2.44432" calcext:value-type="float">
            <text:p>2.44432</text:p>
          </table:table-cell>
          <table:table-cell office:value-type="float" office:value="2.42613" calcext:value-type="float">
            <text:p>2.42613</text:p>
          </table:table-cell>
          <table:table-cell office:value-type="string" calcext:value-type="string">
            <text:p>-0.00010 u</text:p>
          </table:table-cell>
          <table:table-cell office:value-type="string" calcext:value-type="string">
            <text:p>0.00104 u</text:p>
          </table:table-cell>
          <table:table-cell office:value-type="string" calcext:value-type="string">
            <text:p>-0.00117 u</text:p>
          </table:table-cell>
          <table:table-cell office:value-type="string" calcext:value-type="string">
            <text:p>-0.00325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1.14389" calcext:value-type="float">
            <text:p>1.14389</text:p>
          </table:table-cell>
          <table:table-cell office:value-type="float" office:value="1.09995" calcext:value-type="float">
            <text:p>1.09995</text:p>
          </table:table-cell>
          <table:table-cell office:value-type="float" office:value="1.15738" calcext:value-type="float">
            <text:p>1.15738</text:p>
          </table:table-cell>
          <table:table-cell office:value-type="float" office:value="1.00542" calcext:value-type="float">
            <text:p>1.00542</text:p>
          </table:table-cell>
          <table:table-cell office:value-type="string" calcext:value-type="string">
            <text:p>0.000264 u</text:p>
          </table:table-cell>
          <table:table-cell office:value-type="string" calcext:value-type="string">
            <text:p>Uncal</text:p>
          </table:table-cell>
          <table:table-cell office:value-type="float" office:value="0.41931" calcext:value-type="float">
            <text:p>0.41931</text:p>
          </table:table-cell>
          <table:table-cell office:value-type="float" office:value="0.41556" calcext:value-type="float">
            <text:p>0.41556</text:p>
          </table:table-cell>
          <table:table-cell office:value-type="float" office:value="0.42406" calcext:value-type="float">
            <text:p>0.42406</text:p>
          </table:table-cell>
          <table:table-cell office:value-type="float" office:value="0.42344" calcext:value-type="float">
            <text:p>0.42344</text:p>
          </table:table-cell>
          <table:table-cell office:value-type="float" office:value="0.42326" calcext:value-type="float">
            <text:p>0.42326</text:p>
          </table:table-cell>
          <table:table-cell office:value-type="float" office:value="0.42027" calcext:value-type="float">
            <text:p>0.4202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-0.00044 u</text:p>
          </table:table-cell>
          <table:table-cell office:value-type="string" calcext:value-type="string">
            <text:p>0.00008 u</text:p>
          </table:table-cell>
          <table:table-cell office:value-type="string" calcext:value-type="string">
            <text:p>Uncal</text:p>
          </table:table-cell>
          <table:table-cell office:value-type="float" office:value="2.40974" calcext:value-type="float">
            <text:p>2.40974</text:p>
          </table:table-cell>
          <table:table-cell office:value-type="float" office:value="2.42971" calcext:value-type="float">
            <text:p>2.42971</text:p>
          </table:table-cell>
          <table:table-cell office:value-type="string" calcext:value-type="string">
            <text:p>Uncal</text:p>
          </table:table-cell>
          <table:table-cell office:value-type="float" office:value="2.36829" calcext:value-type="float">
            <text:p>2.36829</text:p>
          </table:table-cell>
          <table:table-cell office:value-type="float" office:value="2.41816" calcext:value-type="float">
            <text:p>2.41816</text:p>
          </table:table-cell>
          <table:table-cell office:value-type="string" calcext:value-type="string">
            <text:p>0.05327 u</text:p>
          </table:table-cell>
          <table:table-cell office:value-type="string" calcext:value-type="string">
            <text:p>0.00104 u</text:p>
          </table:table-cell>
          <table:table-cell office:value-type="string" calcext:value-type="string">
            <text:p>0.08867 u</text:p>
          </table:table-cell>
          <table:table-cell office:value-type="string" calcext:value-type="string">
            <text:p>0.01735 u</text:p>
          </table:table-cell>
          <table:table-cell office:value-type="float" office:value="7.34896" calcext:value-type="float">
            <text:p>7.34896</text:p>
          </table:table-cell>
          <table:table-cell office:value-type="float" office:value="7.32433" calcext:value-type="float">
            <text:p>7.32433</text:p>
          </table:table-cell>
          <table:table-cell office:value-type="float" office:value="7.58519" calcext:value-type="float">
            <text:p>7.58519</text:p>
          </table:table-cell>
          <table:table-cell office:value-type="float" office:value="7.23895" calcext:value-type="float">
            <text:p>7.23895</text:p>
          </table:table-cell>
          <table:table-cell office:value-type="float" office:value="7.36404" calcext:value-type="float">
            <text:p>7.36404</text:p>
          </table:table-cell>
          <table:table-cell office:value-type="float" office:value="7.49245" calcext:value-type="float">
            <text:p>7.49245</text:p>
          </table:table-cell>
          <table:table-cell office:value-type="float" office:value="0.02367" calcext:value-type="float">
            <text:p>0.02367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2388" calcext:value-type="float">
            <text:p>0.02388</text:p>
          </table:table-cell>
          <table:table-cell office:value-type="float" office:value="0.02377" calcext:value-type="float">
            <text:p>0.02377</text:p>
          </table:table-cell>
        </table:table-row>
        <table:table-row table:style-name="ro1"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MKS-22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548" calcext:value-type="float">
            <text:p>0.00548</text:p>
          </table:table-cell>
          <table:table-cell office:value-type="string" calcext:value-type="string">
            <text:p>0.00050 u</text:p>
          </table:table-cell>
          <table:table-cell office:value-type="string" calcext:value-type="string">
            <text:p>0.00049 u</text:p>
          </table:table-cell>
          <table:table-cell office:value-type="string" calcext:value-type="string">
            <text:p>0.00078 u</text:p>
          </table:table-cell>
          <table:table-cell office:value-type="string" calcext:value-type="string">
            <text:p>0.00087 u</text:p>
          </table:table-cell>
          <table:table-cell office:value-type="string" calcext:value-type="string">
            <text:p>-0.00011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054 u</text:p>
          </table:table-cell>
          <table:table-cell office:value-type="string" calcext:value-type="string">
            <text:p>0.00031 u</text:p>
          </table:table-cell>
          <table:table-cell office:value-type="float" office:value="1.3573" calcext:value-type="float">
            <text:p>1.3573</text:p>
          </table:table-cell>
          <table:table-cell office:value-type="float" office:value="1.40261" calcext:value-type="float">
            <text:p>1.40261</text:p>
          </table:table-cell>
          <table:table-cell office:value-type="float" office:value="1.40118" calcext:value-type="float">
            <text:p>1.40118</text:p>
          </table:table-cell>
          <table:table-cell office:value-type="float" office:value="1.35786" calcext:value-type="float">
            <text:p>1.35786</text:p>
          </table:table-cell>
          <table:table-cell office:value-type="float" office:value="1.36783" calcext:value-type="float">
            <text:p>1.36783</text:p>
          </table:table-cell>
          <table:table-cell office:value-type="float" office:value="1.36242" calcext:value-type="float">
            <text:p>1.36242</text:p>
          </table:table-cell>
          <table:table-cell office:value-type="float" office:value="1.37709" calcext:value-type="float">
            <text:p>1.37709</text:p>
          </table:table-cell>
          <table:table-cell office:value-type="float" office:value="1.40112" calcext:value-type="float">
            <text:p>1.40112</text:p>
          </table:table-cell>
          <table:table-cell office:value-type="float" office:value="1.40911" calcext:value-type="float">
            <text:p>1.40911</text:p>
          </table:table-cell>
          <table:table-cell office:value-type="float" office:value="1.40511" calcext:value-type="float">
            <text:p>1.40511</text:p>
          </table:table-cell>
          <table:table-cell office:value-type="float" office:value="1.37431" calcext:value-type="float">
            <text:p>1.37431</text:p>
          </table:table-cell>
          <table:table-cell office:value-type="float" office:value="1.34676" calcext:value-type="float">
            <text:p>1.34676</text:p>
          </table:table-cell>
          <table:table-cell office:value-type="string" calcext:value-type="string">
            <text:p>-0.00029 u</text:p>
          </table:table-cell>
          <table:table-cell office:value-type="string" calcext:value-type="string">
            <text:p>0.00010 u</text:p>
          </table:table-cell>
          <table:table-cell office:value-type="string" calcext:value-type="string">
            <text:p>-0.00136 u</text:p>
          </table:table-cell>
          <table:table-cell office:value-type="string" calcext:value-type="string">
            <text:p>-0.01224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74308" calcext:value-type="float">
            <text:p>0.74308</text:p>
          </table:table-cell>
          <table:table-cell office:value-type="float" office:value="0.71962" calcext:value-type="float">
            <text:p>0.71962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57459" calcext:value-type="float">
            <text:p>0.57459</text:p>
          </table:table-cell>
          <table:table-cell office:value-type="string" calcext:value-type="string">
            <text:p>0.000260 u</text:p>
          </table:table-cell>
          <table:table-cell office:value-type="string" calcext:value-type="string">
            <text:p>Uncal</text:p>
          </table:table-cell>
          <table:table-cell office:value-type="float" office:value="0.30501" calcext:value-type="float">
            <text:p>0.30501</text:p>
          </table:table-cell>
          <table:table-cell office:value-type="float" office:value="0.30274" calcext:value-type="float">
            <text:p>0.30274</text:p>
          </table:table-cell>
          <table:table-cell office:value-type="float" office:value="0.30837" calcext:value-type="float">
            <text:p>0.30837</text:p>
          </table:table-cell>
          <table:table-cell office:value-type="float" office:value="0.30658" calcext:value-type="float">
            <text:p>0.30658</text:p>
          </table:table-cell>
          <table:table-cell office:value-type="float" office:value="0.30604" calcext:value-type="float">
            <text:p>0.30604</text:p>
          </table:table-cell>
          <table:table-cell office:value-type="float" office:value="0.30352" calcext:value-type="float">
            <text:p>0.30352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00000 u</text:p>
          </table:table-cell>
          <table:table-cell office:value-type="string" calcext:value-type="string">
            <text:p>-0.00117 u</text:p>
          </table:table-cell>
          <table:table-cell office:value-type="string" calcext:value-type="string">
            <text:p>-0.00027 u</text:p>
          </table:table-cell>
          <table:table-cell office:value-type="string" calcext:value-type="string">
            <text:p>Uncal</text:p>
          </table:table-cell>
          <table:table-cell office:value-type="float" office:value="1.46673" calcext:value-type="float">
            <text:p>1.46673</text:p>
          </table:table-cell>
          <table:table-cell office:value-type="float" office:value="1.48032" calcext:value-type="float">
            <text:p>1.48032</text:p>
          </table:table-cell>
          <table:table-cell office:value-type="string" calcext:value-type="string">
            <text:p>Uncal</text:p>
          </table:table-cell>
          <table:table-cell office:value-type="float" office:value="1.43189" calcext:value-type="float">
            <text:p>1.43189</text:p>
          </table:table-cell>
          <table:table-cell office:value-type="float" office:value="1.46013" calcext:value-type="float">
            <text:p>1.46013</text:p>
          </table:table-cell>
          <table:table-cell office:value-type="string" calcext:value-type="string">
            <text:p>0.12603 u</text:p>
          </table:table-cell>
          <table:table-cell office:value-type="float" office:value="0.11251" calcext:value-type="float">
            <text:p>0.11251</text:p>
          </table:table-cell>
          <table:table-cell office:value-type="string" calcext:value-type="string">
            <text:p>0.11733 u</text:p>
          </table:table-cell>
          <table:table-cell office:value-type="string" calcext:value-type="string">
            <text:p>0.08844 u</text:p>
          </table:table-cell>
          <table:table-cell office:value-type="float" office:value="5.63407" calcext:value-type="float">
            <text:p>5.63407</text:p>
          </table:table-cell>
          <table:table-cell office:value-type="float" office:value="5.6052" calcext:value-type="float">
            <text:p>5.6052</text:p>
          </table:table-cell>
          <table:table-cell office:value-type="float" office:value="5.81837" calcext:value-type="float">
            <text:p>5.81837</text:p>
          </table:table-cell>
          <table:table-cell office:value-type="float" office:value="5.57966" calcext:value-type="float">
            <text:p>5.57966</text:p>
          </table:table-cell>
          <table:table-cell office:value-type="float" office:value="5.60416" calcext:value-type="float">
            <text:p>5.60416</text:p>
          </table:table-cell>
          <table:table-cell office:value-type="float" office:value="5.71786" calcext:value-type="float">
            <text:p>5.71786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35" calcext:value-type="float">
            <text:p>0.01635</text:p>
          </table:table-cell>
        </table:table-row>
        <table:table-row table:style-name="ro1"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MKS-22B</text:p>
          </table:table-cell>
          <table:table-cell office:value-type="string" calcext:value-type="string">
            <text:p>0.00001 u</text:p>
          </table:table-cell>
          <table:table-cell office:value-type="float" office:value="0.00786" calcext:value-type="float">
            <text:p>0.00786</text:p>
          </table:table-cell>
          <table:table-cell office:value-type="string" calcext:value-type="string">
            <text:p>0.00147 u</text:p>
          </table:table-cell>
          <table:table-cell office:value-type="string" calcext:value-type="string">
            <text:p>0.00140 u</text:p>
          </table:table-cell>
          <table:table-cell office:value-type="string" calcext:value-type="string">
            <text:p>0.00179 u</text:p>
          </table:table-cell>
          <table:table-cell office:value-type="string" calcext:value-type="string">
            <text:p>0.00184 u</text:p>
          </table:table-cell>
          <table:table-cell office:value-type="string" calcext:value-type="string">
            <text:p>0.00098 u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00159 u</text:p>
          </table:table-cell>
          <table:table-cell office:value-type="string" calcext:value-type="string">
            <text:p>0.00108 u</text:p>
          </table:table-cell>
          <table:table-cell office:value-type="float" office:value="1.40864" calcext:value-type="float">
            <text:p>1.40864</text:p>
          </table:table-cell>
          <table:table-cell office:value-type="float" office:value="1.45882" calcext:value-type="float">
            <text:p>1.45882</text:p>
          </table:table-cell>
          <table:table-cell office:value-type="float" office:value="1.44667" calcext:value-type="float">
            <text:p>1.44667</text:p>
          </table:table-cell>
          <table:table-cell office:value-type="float" office:value="1.40691" calcext:value-type="float">
            <text:p>1.40691</text:p>
          </table:table-cell>
          <table:table-cell office:value-type="float" office:value="1.41792" calcext:value-type="float">
            <text:p>1.41792</text:p>
          </table:table-cell>
          <table:table-cell office:value-type="float" office:value="1.40886" calcext:value-type="float">
            <text:p>1.40886</text:p>
          </table:table-cell>
          <table:table-cell office:value-type="float" office:value="1.44854" calcext:value-type="float">
            <text:p>1.44854</text:p>
          </table:table-cell>
          <table:table-cell office:value-type="float" office:value="1.46009" calcext:value-type="float">
            <text:p>1.46009</text:p>
          </table:table-cell>
          <table:table-cell office:value-type="float" office:value="1.46492" calcext:value-type="float">
            <text:p>1.46492</text:p>
          </table:table-cell>
          <table:table-cell office:value-type="float" office:value="1.4518" calcext:value-type="float">
            <text:p>1.4518</text:p>
          </table:table-cell>
          <table:table-cell office:value-type="float" office:value="1.42329" calcext:value-type="float">
            <text:p>1.42329</text:p>
          </table:table-cell>
          <table:table-cell office:value-type="float" office:value="1.40241" calcext:value-type="float">
            <text:p>1.40241</text:p>
          </table:table-cell>
          <table:table-cell office:value-type="string" calcext:value-type="string">
            <text:p>-0.00124 u</text:p>
          </table:table-cell>
          <table:table-cell office:value-type="string" calcext:value-type="string">
            <text:p>-0.00054 u</text:p>
          </table:table-cell>
          <table:table-cell office:value-type="string" calcext:value-type="string">
            <text:p>-0.00201 u</text:p>
          </table:table-cell>
          <table:table-cell office:value-type="string" calcext:value-type="string">
            <text:p>-0.00412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70768" calcext:value-type="float">
            <text:p>0.70768</text:p>
          </table:table-cell>
          <table:table-cell office:value-type="float" office:value="0.69122" calcext:value-type="float">
            <text:p>0.6912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62108" calcext:value-type="float">
            <text:p>0.62108</text:p>
          </table:table-cell>
          <table:table-cell office:value-type="float" office:value="0.000331" calcext:value-type="float">
            <text:p>0.000331</text:p>
          </table:table-cell>
          <table:table-cell office:value-type="string" calcext:value-type="string">
            <text:p>Uncal</text:p>
          </table:table-cell>
          <table:table-cell office:value-type="float" office:value="0.30261" calcext:value-type="float">
            <text:p>0.30261</text:p>
          </table:table-cell>
          <table:table-cell office:value-type="float" office:value="0.30051" calcext:value-type="float">
            <text:p>0.30051</text:p>
          </table:table-cell>
          <table:table-cell office:value-type="float" office:value="0.30546" calcext:value-type="float">
            <text:p>0.30546</text:p>
          </table:table-cell>
          <table:table-cell office:value-type="float" office:value="0.30539" calcext:value-type="float">
            <text:p>0.30539</text:p>
          </table:table-cell>
          <table:table-cell office:value-type="float" office:value="0.30617" calcext:value-type="float">
            <text:p>0.30617</text:p>
          </table:table-cell>
          <table:table-cell office:value-type="float" office:value="0.30168" calcext:value-type="float">
            <text:p>0.30168</text:p>
          </table:table-cell>
          <table:table-cell office:value-type="float" office:value="0.00011" calcext:value-type="float">
            <text:p>0.00011</text:p>
          </table:table-cell>
          <table:table-cell office:value-type="string" calcext:value-type="string">
            <text:p>0.00001 u</text:p>
          </table:table-cell>
          <table:table-cell office:value-type="string" calcext:value-type="string">
            <text:p>-0.00112 u</text:p>
          </table:table-cell>
          <table:table-cell office:value-type="string" calcext:value-type="string">
            <text:p>-0.00092 u</text:p>
          </table:table-cell>
          <table:table-cell office:value-type="string" calcext:value-type="string">
            <text:p>Uncal</text:p>
          </table:table-cell>
          <table:table-cell office:value-type="float" office:value="1.36806" calcext:value-type="float">
            <text:p>1.36806</text:p>
          </table:table-cell>
          <table:table-cell office:value-type="float" office:value="1.38094" calcext:value-type="float">
            <text:p>1.38094</text:p>
          </table:table-cell>
          <table:table-cell office:value-type="string" calcext:value-type="string">
            <text:p>Uncal</text:p>
          </table:table-cell>
          <table:table-cell office:value-type="float" office:value="1.34125" calcext:value-type="float">
            <text:p>1.34125</text:p>
          </table:table-cell>
          <table:table-cell office:value-type="float" office:value="1.36375" calcext:value-type="float">
            <text:p>1.36375</text:p>
          </table:table-cell>
          <table:table-cell office:value-type="string" calcext:value-type="string">
            <text:p>0.15657 u</text:p>
          </table:table-cell>
          <table:table-cell office:value-type="float" office:value="0.10036" calcext:value-type="float">
            <text:p>0.10036</text:p>
          </table:table-cell>
          <table:table-cell office:value-type="string" calcext:value-type="string">
            <text:p>0.11928 u</text:p>
          </table:table-cell>
          <table:table-cell office:value-type="string" calcext:value-type="string">
            <text:p>0.11978 u</text:p>
          </table:table-cell>
          <table:table-cell office:value-type="float" office:value="5.49287" calcext:value-type="float">
            <text:p>5.49287</text:p>
          </table:table-cell>
          <table:table-cell office:value-type="float" office:value="5.47572" calcext:value-type="float">
            <text:p>5.47572</text:p>
          </table:table-cell>
          <table:table-cell office:value-type="float" office:value="5.67067" calcext:value-type="float">
            <text:p>5.67067</text:p>
          </table:table-cell>
          <table:table-cell office:value-type="float" office:value="5.48197" calcext:value-type="float">
            <text:p>5.48197</text:p>
          </table:table-cell>
          <table:table-cell office:value-type="float" office:value="5.49079" calcext:value-type="float">
            <text:p>5.49079</text:p>
          </table:table-cell>
          <table:table-cell office:value-type="float" office:value="5.61408" calcext:value-type="float">
            <text:p>5.61408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1682" calcext:value-type="float">
            <text:p>0.01682</text:p>
          </table:table-cell>
        </table:table-row>
        <table:table-row table:style-name="ro1"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MKS-24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941" calcext:value-type="float">
            <text:p>0.00941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1526" calcext:value-type="float">
            <text:p>0.01526</text:p>
          </table:table-cell>
          <table:table-cell office:value-type="string" calcext:value-type="string">
            <text:p>Uncal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6" calcext:value-type="float">
            <text:p>0.0146</text:p>
          </table:table-cell>
          <table:table-cell office:value-type="float" office:value="42.58211" calcext:value-type="float">
            <text:p>42.58211</text:p>
          </table:table-cell>
          <table:table-cell office:value-type="float" office:value="43.22297" calcext:value-type="float">
            <text:p>43.22297</text:p>
          </table:table-cell>
          <table:table-cell office:value-type="float" office:value="42.94306" calcext:value-type="float">
            <text:p>42.94306</text:p>
          </table:table-cell>
          <table:table-cell office:value-type="string" calcext:value-type="string">
            <text:p>25.34962 o</text:p>
          </table:table-cell>
          <table:table-cell office:value-type="string" calcext:value-type="string">
            <text:p>####</text:p>
          </table:table-cell>
          <table:table-cell office:value-type="float" office:value="39.67776" calcext:value-type="float">
            <text:p>39.67776</text:p>
          </table:table-cell>
          <table:table-cell office:value-type="float" office:value="41.55103" calcext:value-type="float">
            <text:p>41.55103</text:p>
          </table:table-cell>
          <table:table-cell office:value-type="float" office:value="42.50238" calcext:value-type="float">
            <text:p>42.50238</text:p>
          </table:table-cell>
          <table:table-cell office:value-type="float" office:value="42.468" calcext:value-type="float">
            <text:p>42.468</text:p>
          </table:table-cell>
          <table:table-cell office:value-type="float" office:value="42.79329" calcext:value-type="float">
            <text:p>42.79329</text:p>
          </table:table-cell>
          <table:table-cell office:value-type="float" office:value="41.47052" calcext:value-type="float">
            <text:p>41.47052</text:p>
          </table:table-cell>
          <table:table-cell office:value-type="float" office:value="41.04965" calcext:value-type="float">
            <text:p>41.04965</text:p>
          </table:table-cell>
          <table:table-cell office:value-type="string" calcext:value-type="string">
            <text:p>0.00229 u</text:p>
          </table:table-cell>
          <table:table-cell office:value-type="float" office:value="0.00236" calcext:value-type="float">
            <text:p>0.00236</text:p>
          </table:table-cell>
          <table:table-cell office:value-type="string" calcext:value-type="string">
            <text:p>-0.00027 u</text:p>
          </table:table-cell>
          <table:table-cell office:value-type="string" calcext:value-type="string">
            <text:p>-0.00101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4.1349" calcext:value-type="float">
            <text:p>4.1349</text:p>
          </table:table-cell>
          <table:table-cell office:value-type="float" office:value="3.93342" calcext:value-type="float">
            <text:p>3.93342</text:p>
          </table:table-cell>
          <table:table-cell office:value-type="float" office:value="3.77258" calcext:value-type="float">
            <text:p>3.77258</text:p>
          </table:table-cell>
          <table:table-cell office:value-type="float" office:value="3.36915" calcext:value-type="float">
            <text:p>3.36915</text:p>
          </table:table-cell>
          <table:table-cell office:value-type="float" office:value="0.004017" calcext:value-type="float">
            <text:p>0.004017</text:p>
          </table:table-cell>
          <table:table-cell office:value-type="string" calcext:value-type="string">
            <text:p>Uncal</text:p>
          </table:table-cell>
          <table:table-cell office:value-type="float" office:value="4.29597" calcext:value-type="float">
            <text:p>4.29597</text:p>
          </table:table-cell>
          <table:table-cell office:value-type="float" office:value="4.28223" calcext:value-type="float">
            <text:p>4.28223</text:p>
          </table:table-cell>
          <table:table-cell office:value-type="float" office:value="4.41736" calcext:value-type="float">
            <text:p>4.41736</text:p>
          </table:table-cell>
          <table:table-cell office:value-type="float" office:value="4.41666" calcext:value-type="float">
            <text:p>4.41666</text:p>
          </table:table-cell>
          <table:table-cell office:value-type="float" office:value="4.43512" calcext:value-type="float">
            <text:p>4.43512</text:p>
          </table:table-cell>
          <table:table-cell office:value-type="float" office:value="4.39794" calcext:value-type="float">
            <text:p>4.39794</text:p>
          </table:table-cell>
          <table:table-cell office:value-type="string" calcext:value-type="string">
            <text:p>0.00006 u</text:p>
          </table:table-cell>
          <table:table-cell office:value-type="string" calcext:value-type="string">
            <text:p>-0.00017 u</text:p>
          </table:table-cell>
          <table:table-cell office:value-type="string" calcext:value-type="string">
            <text:p>-0.00129 u</text:p>
          </table:table-cell>
          <table:table-cell office:value-type="string" calcext:value-type="string">
            <text:p>-0.00081 u</text:p>
          </table:table-cell>
          <table:table-cell office:value-type="string" calcext:value-type="string">
            <text:p>Uncal</text:p>
          </table:table-cell>
          <table:table-cell office:value-type="float" office:value="10.24896" calcext:value-type="float">
            <text:p>10.24896</text:p>
          </table:table-cell>
          <table:table-cell office:value-type="float" office:value="10.22925" calcext:value-type="float">
            <text:p>10.22925</text:p>
          </table:table-cell>
          <table:table-cell office:value-type="string" calcext:value-type="string">
            <text:p>Uncal</text:p>
          </table:table-cell>
          <table:table-cell office:value-type="float" office:value="9.57917" calcext:value-type="float">
            <text:p>9.57917</text:p>
          </table:table-cell>
          <table:table-cell office:value-type="float" office:value="9.55786" calcext:value-type="float">
            <text:p>9.55786</text:p>
          </table:table-cell>
          <table:table-cell office:value-type="float" office:value="5.99765" calcext:value-type="float">
            <text:p>5.99765</text:p>
          </table:table-cell>
          <table:table-cell office:value-type="float" office:value="5.55616" calcext:value-type="float">
            <text:p>5.55616</text:p>
          </table:table-cell>
          <table:table-cell office:value-type="float" office:value="5.20156" calcext:value-type="float">
            <text:p>5.20156</text:p>
          </table:table-cell>
          <table:table-cell office:value-type="float" office:value="5.09178" calcext:value-type="float">
            <text:p>5.09178</text:p>
          </table:table-cell>
          <table:table-cell office:value-type="float" office:value="16.37632" calcext:value-type="float">
            <text:p>16.37632</text:p>
          </table:table-cell>
          <table:table-cell office:value-type="float" office:value="16.24937" calcext:value-type="float">
            <text:p>16.24937</text:p>
          </table:table-cell>
          <table:table-cell office:value-type="float" office:value="16.93479" calcext:value-type="float">
            <text:p>16.93479</text:p>
          </table:table-cell>
          <table:table-cell office:value-type="float" office:value="16.15291" calcext:value-type="float">
            <text:p>16.15291</text:p>
          </table:table-cell>
          <table:table-cell office:value-type="float" office:value="16.21493" calcext:value-type="float">
            <text:p>16.21493</text:p>
          </table:table-cell>
          <table:table-cell office:value-type="float" office:value="16.52877" calcext:value-type="float">
            <text:p>16.52877</text:p>
          </table:table-cell>
          <table:table-cell office:value-type="float" office:value="0.04717" calcext:value-type="float">
            <text:p>0.04717</text:p>
          </table:table-cell>
          <table:table-cell office:value-type="float" office:value="0.04927" calcext:value-type="float">
            <text:p>0.04927</text:p>
          </table:table-cell>
          <table:table-cell office:value-type="float" office:value="0.04749" calcext:value-type="float">
            <text:p>0.04749</text:p>
          </table:table-cell>
          <table:table-cell office:value-type="float" office:value="0.05022" calcext:value-type="float">
            <text:p>0.05022</text:p>
          </table:table-cell>
        </table:table-row>
        <table:table-row table:style-name="ro1"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END OF RUN</text:p>
          </table:table-cell>
          <table:table-cell table:number-columns-repeated="64"/>
        </table:table-row>
        <table:table-row table:style-name="ro1"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END OF RUN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-10%</text:p>
          </table:table-cell>
          <table:table-cell office:value-type="float" office:value="0.02111" calcext:value-type="float">
            <text:p>0.02111</text:p>
          </table:table-cell>
          <table:table-cell office:value-type="float" office:value="0.02699" calcext:value-type="float">
            <text:p>0.02699</text:p>
          </table:table-cell>
          <table:table-cell office:value-type="float" office:value="0.02317" calcext:value-type="float">
            <text:p>0.02317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306" calcext:value-type="float">
            <text:p>0.02306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0.02265" calcext:value-type="float">
            <text:p>0.02265</text:p>
          </table:table-cell>
          <table:table-cell office:value-type="string" calcext:value-type="string">
            <text:p>Uncal</text:p>
          </table:table-cell>
          <table:table-cell office:value-type="float" office:value="0.02311" calcext:value-type="float">
            <text:p>0.02311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1.00508" calcext:value-type="float">
            <text:p>1.00508</text:p>
          </table:table-cell>
          <table:table-cell office:value-type="float" office:value="1.05353" calcext:value-type="float">
            <text:p>1.05353</text:p>
          </table:table-cell>
          <table:table-cell office:value-type="float" office:value="1.05897" calcext:value-type="float">
            <text:p>1.05897</text:p>
          </table:table-cell>
          <table:table-cell office:value-type="float" office:value="1.05252" calcext:value-type="float">
            <text:p>1.05252</text:p>
          </table:table-cell>
          <table:table-cell office:value-type="float" office:value="1.0555" calcext:value-type="float">
            <text:p>1.0555</text:p>
          </table:table-cell>
          <table:table-cell office:value-type="float" office:value="1.03032" calcext:value-type="float">
            <text:p>1.03032</text:p>
          </table:table-cell>
          <table:table-cell office:value-type="float" office:value="1.00341" calcext:value-type="float">
            <text:p>1.00341</text:p>
          </table:table-cell>
          <table:table-cell office:value-type="float" office:value="1.03847" calcext:value-type="float">
            <text:p>1.03847</text:p>
          </table:table-cell>
          <table:table-cell office:value-type="float" office:value="1.05346" calcext:value-type="float">
            <text:p>1.05346</text:p>
          </table:table-cell>
          <table:table-cell office:value-type="float" office:value="1.06848" calcext:value-type="float">
            <text:p>1.06848</text:p>
          </table:table-cell>
          <table:table-cell office:value-type="float" office:value="1.05101" calcext:value-type="float">
            <text:p>1.05101</text:p>
          </table:table-cell>
          <table:table-cell office:value-type="float" office:value="1.03061" calcext:value-type="float">
            <text:p>1.03061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00983" calcext:value-type="float">
            <text:p>0.00983</text:p>
          </table:table-cell>
          <table:table-cell office:value-type="float" office:value="0.00905" calcext:value-type="float">
            <text:p>0.00905</text:p>
          </table:table-cell>
          <table:table-cell office:value-type="string" calcext:value-type="string">
            <text:p>0.00498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10108" calcext:value-type="float">
            <text:p>0.10108</text:p>
          </table:table-cell>
          <table:table-cell office:value-type="float" office:value="0.09473" calcext:value-type="float">
            <text:p>0.09473</text:p>
          </table:table-cell>
          <table:table-cell office:value-type="float" office:value="0.21822" calcext:value-type="float">
            <text:p>0.21822</text:p>
          </table:table-cell>
          <table:table-cell office:value-type="string" calcext:value-type="string">
            <text:p>0.03940 u</text:p>
          </table:table-cell>
          <table:table-cell office:value-type="string" calcext:value-type="string">
            <text:p>-0.000149 u</text:p>
          </table:table-cell>
          <table:table-cell office:value-type="string" calcext:value-type="string">
            <text:p>Uncal</text:p>
          </table:table-cell>
          <table:table-cell office:value-type="float" office:value="0.19688" calcext:value-type="float">
            <text:p>0.19688</text:p>
          </table:table-cell>
          <table:table-cell office:value-type="float" office:value="0.19529" calcext:value-type="float">
            <text:p>0.19529</text:p>
          </table:table-cell>
          <table:table-cell office:value-type="float" office:value="0.19666" calcext:value-type="float">
            <text:p>0.19666</text:p>
          </table:table-cell>
          <table:table-cell office:value-type="float" office:value="0.19709" calcext:value-type="float">
            <text:p>0.19709</text:p>
          </table:table-cell>
          <table:table-cell office:value-type="float" office:value="0.19711" calcext:value-type="float">
            <text:p>0.19711</text:p>
          </table:table-cell>
          <table:table-cell office:value-type="float" office:value="0.19773" calcext:value-type="float">
            <text:p>0.19773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.0046" calcext:value-type="float">
            <text:p>0.0046</text:p>
          </table:table-cell>
          <table:table-cell table:number-columns-repeated="2" office:value-type="float" office:value="0.00389" calcext:value-type="float">
            <text:p>0.00389</text:p>
          </table:table-cell>
          <table:table-cell office:value-type="string" calcext:value-type="string">
            <text:p>Uncal</text:p>
          </table:table-cell>
          <table:table-cell office:value-type="float" office:value="0.98559" calcext:value-type="float">
            <text:p>0.98559</text:p>
          </table:table-cell>
          <table:table-cell office:value-type="float" office:value="1.00621" calcext:value-type="float">
            <text:p>1.00621</text:p>
          </table:table-cell>
          <table:table-cell office:value-type="string" calcext:value-type="string">
            <text:p>Uncal</text:p>
          </table:table-cell>
          <table:table-cell office:value-type="float" office:value="0.97702" calcext:value-type="float">
            <text:p>0.97702</text:p>
          </table:table-cell>
          <table:table-cell office:value-type="float" office:value="1.03834" calcext:value-type="float">
            <text:p>1.03834</text:p>
          </table:table-cell>
          <table:table-cell office:value-type="float" office:value="1.1168" calcext:value-type="float">
            <text:p>1.1168</text:p>
          </table:table-cell>
          <table:table-cell office:value-type="float" office:value="1.18065" calcext:value-type="float">
            <text:p>1.18065</text:p>
          </table:table-cell>
          <table:table-cell office:value-type="float" office:value="1.06673" calcext:value-type="float">
            <text:p>1.06673</text:p>
          </table:table-cell>
          <table:table-cell office:value-type="float" office:value="1.12427" calcext:value-type="float">
            <text:p>1.12427</text:p>
          </table:table-cell>
          <table:table-cell office:value-type="float" office:value="0.49193" calcext:value-type="float">
            <text:p>0.49193</text:p>
          </table:table-cell>
          <table:table-cell office:value-type="float" office:value="0.50142" calcext:value-type="float">
            <text:p>0.50142</text:p>
          </table:table-cell>
          <table:table-cell office:value-type="float" office:value="0.52151" calcext:value-type="float">
            <text:p>0.52151</text:p>
          </table:table-cell>
          <table:table-cell office:value-type="float" office:value="0.47568" calcext:value-type="float">
            <text:p>0.47568</text:p>
          </table:table-cell>
          <table:table-cell office:value-type="float" office:value="0.47011" calcext:value-type="float">
            <text:p>0.47011</text:p>
          </table:table-cell>
          <table:table-cell office:value-type="float" office:value="0.51911" calcext:value-type="float">
            <text:p>0.51911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2538" calcext:value-type="float">
            <text:p>0.02538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02537" calcext:value-type="float">
            <text:p>0.02537</text:p>
          </table:table-cell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office:value-type="float" office:value="0.02968" calcext:value-type="float">
            <text:p>0.02968</text:p>
          </table:table-cell>
          <table:table-cell office:value-type="float" office:value="0.03286" calcext:value-type="float">
            <text:p>0.03286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296" calcext:value-type="float">
            <text:p>0.01296</text:p>
          </table:table-cell>
          <table:table-cell office:value-type="string" calcext:value-type="string">
            <text:p>Uncal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9.36024" calcext:value-type="float">
            <text:p>9.36024</text:p>
          </table:table-cell>
          <table:table-cell office:value-type="float" office:value="9.43522" calcext:value-type="float">
            <text:p>9.43522</text:p>
          </table:table-cell>
          <table:table-cell office:value-type="float" office:value="9.42283" calcext:value-type="float">
            <text:p>9.42283</text:p>
          </table:table-cell>
          <table:table-cell office:value-type="string" calcext:value-type="string">
            <text:p>8.47201 o</text:p>
          </table:table-cell>
          <table:table-cell office:value-type="float" office:value="9.17338" calcext:value-type="float">
            <text:p>9.17338</text:p>
          </table:table-cell>
          <table:table-cell office:value-type="float" office:value="9.15595" calcext:value-type="float">
            <text:p>9.15595</text:p>
          </table:table-cell>
          <table:table-cell office:value-type="float" office:value="9.33675" calcext:value-type="float">
            <text:p>9.33675</text:p>
          </table:table-cell>
          <table:table-cell office:value-type="float" office:value="9.47646" calcext:value-type="float">
            <text:p>9.47646</text:p>
          </table:table-cell>
          <table:table-cell office:value-type="float" office:value="9.47321" calcext:value-type="float">
            <text:p>9.47321</text:p>
          </table:table-cell>
          <table:table-cell office:value-type="float" office:value="9.43027" calcext:value-type="float">
            <text:p>9.43027</text:p>
          </table:table-cell>
          <table:table-cell office:value-type="float" office:value="9.25994" calcext:value-type="float">
            <text:p>9.25994</text:p>
          </table:table-cell>
          <table:table-cell office:value-type="float" office:value="9.15272" calcext:value-type="float">
            <text:p>9.15272</text:p>
          </table:table-cell>
          <table:table-cell office:value-type="float" office:value="0.07599" calcext:value-type="float">
            <text:p>0.07599</text:p>
          </table:table-cell>
          <table:table-cell office:value-type="float" office:value="0.07739" calcext:value-type="float">
            <text:p>0.07739</text:p>
          </table:table-cell>
          <table:table-cell office:value-type="float" office:value="0.07684" calcext:value-type="float">
            <text:p>0.07684</text:p>
          </table:table-cell>
          <table:table-cell office:value-type="float" office:value="0.07932" calcext:value-type="float">
            <text:p>0.07932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0.72133" calcext:value-type="float">
            <text:p>0.72133</text:p>
          </table:table-cell>
          <table:table-cell office:value-type="float" office:value="0.70341" calcext:value-type="float">
            <text:p>0.70341</text:p>
          </table:table-cell>
          <table:table-cell office:value-type="float" office:value="0.71367" calcext:value-type="float">
            <text:p>0.71367</text:p>
          </table:table-cell>
          <table:table-cell office:value-type="float" office:value="0.62832" calcext:value-type="float">
            <text:p>0.62832</text:p>
          </table:table-cell>
          <table:table-cell office:value-type="float" office:value="0.00069" calcext:value-type="float">
            <text:p>0.00069</text:p>
          </table:table-cell>
          <table:table-cell office:value-type="string" calcext:value-type="string">
            <text:p>Uncal</text:p>
          </table:table-cell>
          <table:table-cell office:value-type="float" office:value="2.24728" calcext:value-type="float">
            <text:p>2.24728</text:p>
          </table:table-cell>
          <table:table-cell office:value-type="float" office:value="2.23885" calcext:value-type="float">
            <text:p>2.23885</text:p>
          </table:table-cell>
          <table:table-cell office:value-type="float" office:value="2.28776" calcext:value-type="float">
            <text:p>2.28776</text:p>
          </table:table-cell>
          <table:table-cell office:value-type="float" office:value="2.28054" calcext:value-type="float">
            <text:p>2.28054</text:p>
          </table:table-cell>
          <table:table-cell office:value-type="float" office:value="2.30055" calcext:value-type="float">
            <text:p>2.30055</text:p>
          </table:table-cell>
          <table:table-cell office:value-type="float" office:value="2.26895" calcext:value-type="float">
            <text:p>2.26895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205" calcext:value-type="float">
            <text:p>0.00205</text:p>
          </table:table-cell>
          <table:table-cell office:value-type="string" calcext:value-type="string">
            <text:p>0.00117 u</text:p>
          </table:table-cell>
          <table:table-cell office:value-type="string" calcext:value-type="string">
            <text:p>0.00171 u</text:p>
          </table:table-cell>
          <table:table-cell office:value-type="string" calcext:value-type="string">
            <text:p>Uncal</text:p>
          </table:table-cell>
          <table:table-cell office:value-type="float" office:value="2.94482" calcext:value-type="float">
            <text:p>2.94482</text:p>
          </table:table-cell>
          <table:table-cell office:value-type="float" office:value="2.96772" calcext:value-type="float">
            <text:p>2.96772</text:p>
          </table:table-cell>
          <table:table-cell office:value-type="string" calcext:value-type="string">
            <text:p>Uncal</text:p>
          </table:table-cell>
          <table:table-cell office:value-type="float" office:value="2.81559" calcext:value-type="float">
            <text:p>2.81559</text:p>
          </table:table-cell>
          <table:table-cell office:value-type="float" office:value="2.90607" calcext:value-type="float">
            <text:p>2.90607</text:p>
          </table:table-cell>
          <table:table-cell office:value-type="float" office:value="2.36432" calcext:value-type="float">
            <text:p>2.36432</text:p>
          </table:table-cell>
          <table:table-cell office:value-type="float" office:value="2.23438" calcext:value-type="float">
            <text:p>2.23438</text:p>
          </table:table-cell>
          <table:table-cell office:value-type="float" office:value="2.07293" calcext:value-type="float">
            <text:p>2.07293</text:p>
          </table:table-cell>
          <table:table-cell office:value-type="float" office:value="2.07953" calcext:value-type="float">
            <text:p>2.07953</text:p>
          </table:table-cell>
          <table:table-cell office:value-type="float" office:value="2.38501" calcext:value-type="float">
            <text:p>2.38501</text:p>
          </table:table-cell>
          <table:table-cell office:value-type="float" office:value="2.35609" calcext:value-type="float">
            <text:p>2.35609</text:p>
          </table:table-cell>
          <table:table-cell office:value-type="float" office:value="2.45115" calcext:value-type="float">
            <text:p>2.45115</text:p>
          </table:table-cell>
          <table:table-cell office:value-type="float" office:value="2.36475" calcext:value-type="float">
            <text:p>2.36475</text:p>
          </table:table-cell>
          <table:table-cell office:value-type="float" office:value="2.40744" calcext:value-type="float">
            <text:p>2.40744</text:p>
          </table:table-cell>
          <table:table-cell office:value-type="float" office:value="2.46495" calcext:value-type="float">
            <text:p>2.46495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0.04288" calcext:value-type="float">
            <text:p>0.04288</text:p>
          </table:table-cell>
          <table:table-cell office:value-type="float" office:value="0.04316" calcext:value-type="float">
            <text:p>0.04316</text:p>
          </table:table-cell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Cam-Tap-Water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.02357" calcext:value-type="float">
            <text:p>0.02357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05486" calcext:value-type="float">
            <text:p>0.05486</text:p>
          </table:table-cell>
          <table:table-cell office:value-type="float" office:value="0.05465" calcext:value-type="float">
            <text:p>0.05465</text:p>
          </table:table-cell>
          <table:table-cell office:value-type="float" office:value="0.05377" calcext:value-type="float">
            <text:p>0.05377</text:p>
          </table:table-cell>
          <table:table-cell office:value-type="float" office:value="0.05761" calcext:value-type="float">
            <text:p>0.05761</text:p>
          </table:table-cell>
          <table:table-cell office:value-type="string" calcext:value-type="string">
            <text:p>Uncal</text:p>
          </table:table-cell>
          <table:table-cell office:value-type="float" office:value="0.05596" calcext:value-type="float">
            <text:p>0.05596</text:p>
          </table:table-cell>
          <table:table-cell office:value-type="float" office:value="0.05568" calcext:value-type="float">
            <text:p>0.05568</text:p>
          </table:table-cell>
          <table:table-cell office:value-type="string" calcext:value-type="string">
            <text:p>114.92501 o</text:p>
          </table:table-cell>
          <table:table-cell office:value-type="string" calcext:value-type="string">
            <text:p>117.16045 o</text:p>
          </table:table-cell>
          <table:table-cell office:value-type="string" calcext:value-type="string">
            <text:p>118.41039 o</text:p>
          </table:table-cell>
          <table:table-cell office:value-type="string" calcext:value-type="string">
            <text:p>38.92831 o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94.00978 o</text:p>
          </table:table-cell>
          <table:table-cell office:value-type="string" calcext:value-type="string">
            <text:p>112.23943 o</text:p>
          </table:table-cell>
          <table:table-cell office:value-type="string" calcext:value-type="string">
            <text:p>115.99224 o</text:p>
          </table:table-cell>
          <table:table-cell office:value-type="string" calcext:value-type="string">
            <text:p>114.54157 o</text:p>
          </table:table-cell>
          <table:table-cell office:value-type="string" calcext:value-type="string">
            <text:p>104.88956 o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110.89876 o</text:p>
          </table:table-cell>
          <table:table-cell office:value-type="string" calcext:value-type="string">
            <text:p>-0.00130 u</text:p>
          </table:table-cell>
          <table:table-cell office:value-type="string" calcext:value-type="string">
            <text:p>-0.00048 u</text:p>
          </table:table-cell>
          <table:table-cell office:value-type="string" calcext:value-type="string">
            <text:p>-0.00242 u</text:p>
          </table:table-cell>
          <table:table-cell office:value-type="string" calcext:value-type="string">
            <text:p>-0.01282 u</text:p>
          </table:table-cell>
          <table:table-cell table:number-columns-repeated="2" office:value-type="string" calcext:value-type="string">
            <text:p>Uncal</text:p>
          </table:table-cell>
          <table:table-cell office:value-type="float" office:value="2.81983" calcext:value-type="float">
            <text:p>2.81983</text:p>
          </table:table-cell>
          <table:table-cell office:value-type="float" office:value="2.67683" calcext:value-type="float">
            <text:p>2.67683</text:p>
          </table:table-cell>
          <table:table-cell office:value-type="float" office:value="2.29142" calcext:value-type="float">
            <text:p>2.29142</text:p>
          </table:table-cell>
          <table:table-cell office:value-type="float" office:value="2.1161" calcext:value-type="float">
            <text:p>2.1161</text:p>
          </table:table-cell>
          <table:table-cell office:value-type="float" office:value="0.013413" calcext:value-type="float">
            <text:p>0.013413</text:p>
          </table:table-cell>
          <table:table-cell office:value-type="string" calcext:value-type="string">
            <text:p>Uncal</text:p>
          </table:table-cell>
          <table:table-cell office:value-type="float" office:value="3.52171" calcext:value-type="float">
            <text:p>3.52171</text:p>
          </table:table-cell>
          <table:table-cell office:value-type="float" office:value="3.50516" calcext:value-type="float">
            <text:p>3.50516</text:p>
          </table:table-cell>
          <table:table-cell office:value-type="float" office:value="3.70852" calcext:value-type="float">
            <text:p>3.70852</text:p>
          </table:table-cell>
          <table:table-cell office:value-type="float" office:value="3.68928" calcext:value-type="float">
            <text:p>3.68928</text:p>
          </table:table-cell>
          <table:table-cell office:value-type="float" office:value="3.70972" calcext:value-type="float">
            <text:p>3.70972</text:p>
          </table:table-cell>
          <table:table-cell office:value-type="float" office:value="3.72186" calcext:value-type="float">
            <text:p>3.72186</text:p>
          </table:table-cell>
          <table:table-cell office:value-type="string" calcext:value-type="string">
            <text:p>0.00003 u</text:p>
          </table:table-cell>
          <table:table-cell office:value-type="string" calcext:value-type="string">
            <text:p>0.00009 u</text:p>
          </table:table-cell>
          <table:table-cell office:value-type="string" calcext:value-type="string">
            <text:p>-0.00114 u</text:p>
          </table:table-cell>
          <table:table-cell office:value-type="string" calcext:value-type="string">
            <text:p>-0.00076 u</text:p>
          </table:table-cell>
          <table:table-cell office:value-type="string" calcext:value-type="string">
            <text:p>Uncal</text:p>
          </table:table-cell>
          <table:table-cell office:value-type="float" office:value="12.6107" calcext:value-type="float">
            <text:p>12.6107</text:p>
          </table:table-cell>
          <table:table-cell office:value-type="float" office:value="12.54396" calcext:value-type="float">
            <text:p>12.54396</text:p>
          </table:table-cell>
          <table:table-cell office:value-type="string" calcext:value-type="string">
            <text:p>Uncal</text:p>
          </table:table-cell>
          <table:table-cell office:value-type="float" office:value="11.04963" calcext:value-type="float">
            <text:p>11.04963</text:p>
          </table:table-cell>
          <table:table-cell office:value-type="float" office:value="11.05682" calcext:value-type="float">
            <text:p>11.05682</text:p>
          </table:table-cell>
          <table:table-cell office:value-type="string" calcext:value-type="string">
            <text:p>11.63005 o</text:p>
          </table:table-cell>
          <table:table-cell office:value-type="float" office:value="10.49723" calcext:value-type="float">
            <text:p>10.49723</text:p>
          </table:table-cell>
          <table:table-cell office:value-type="float" office:value="9.93296" calcext:value-type="float">
            <text:p>9.93296</text:p>
          </table:table-cell>
          <table:table-cell office:value-type="float" office:value="9.62455" calcext:value-type="float">
            <text:p>9.62455</text:p>
          </table:table-cell>
          <table:table-cell office:value-type="float" office:value="8.17485" calcext:value-type="float">
            <text:p>8.17485</text:p>
          </table:table-cell>
          <table:table-cell office:value-type="float" office:value="8.10202" calcext:value-type="float">
            <text:p>8.10202</text:p>
          </table:table-cell>
          <table:table-cell office:value-type="float" office:value="8.4393" calcext:value-type="float">
            <text:p>8.4393</text:p>
          </table:table-cell>
          <table:table-cell office:value-type="float" office:value="8.31948" calcext:value-type="float">
            <text:p>8.31948</text:p>
          </table:table-cell>
          <table:table-cell office:value-type="float" office:value="8.30264" calcext:value-type="float">
            <text:p>8.30264</text:p>
          </table:table-cell>
          <table:table-cell office:value-type="float" office:value="8.47684" calcext:value-type="float">
            <text:p>8.47684</text:p>
          </table:table-cell>
          <table:table-cell office:value-type="float" office:value="0.42717" calcext:value-type="float">
            <text:p>0.42717</text:p>
          </table:table-cell>
          <table:table-cell office:value-type="float" office:value="0.42948" calcext:value-type="float">
            <text:p>0.42948</text:p>
          </table:table-cell>
          <table:table-cell office:value-type="float" office:value="0.42348" calcext:value-type="float">
            <text:p>0.42348</text:p>
          </table:table-cell>
          <table:table-cell office:value-type="float" office:value="0.42743" calcext:value-type="float">
            <text:p>0.42743</text:p>
          </table:table-cell>
        </table:table-row>
        <table:table-row table:style-name="ro1">
          <table:table-cell office:value-type="time" office:time-value="PT02H02M00S" calcext:value-type="time">
            <text:p>02:02:00</text:p>
          </table:table-cell>
          <table:table-cell office:value-type="string" calcext:value-type="string">
            <text:p>Thalo 02 October</text:p>
          </table:table-cell>
          <table:table-cell table:number-columns-repeated="64"/>
        </table:table-row>
        <table:table-row table:style-name="ro1"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Kyul 05 May</text:p>
          </table:table-cell>
          <table:table-cell table:number-columns-repeated="64"/>
        </table:table-row>
        <table:table-row table:style-name="ro1"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Kyul 15 May</text:p>
          </table:table-cell>
          <table:table-cell table:number-columns-repeated="64"/>
        </table:table-row>
        <table:table-row table:style-name="ro1"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Kyul 29 May</text:p>
          </table:table-cell>
          <table:table-cell table:number-columns-repeated="64"/>
        </table:table-row>
        <table:table-row table:style-name="ro1"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Kyul 16 June</text:p>
          </table:table-cell>
          <table:table-cell table:number-columns-repeated="64"/>
        </table:table-row>
        <table:table-row table:style-name="ro1"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Kyul 30 June</text:p>
          </table:table-cell>
          <table:table-cell table:number-columns-repeated="64"/>
        </table:table-row>
        <table:table-row table:style-name="ro1">
          <table:table-cell office:value-type="time" office:time-value="PT02H08M00S" calcext:value-type="time">
            <text:p>02:08:00</text:p>
          </table:table-cell>
          <table:table-cell office:value-type="string" calcext:value-type="string">
            <text:p>Kyul 17 July</text:p>
          </table:table-cell>
          <table:table-cell table:number-columns-repeated="64"/>
        </table:table-row>
        <table:table-row table:style-name="ro1"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Kyul 31 July</text:p>
          </table:table-cell>
          <table:table-cell table:number-columns-repeated="64"/>
        </table:table-row>
        <table:table-row table:style-name="ro1">
          <table:table-cell office:value-type="time" office:time-value="PT02H10M00S" calcext:value-type="time">
            <text:p>02:10:00</text:p>
          </table:table-cell>
          <table:table-cell office:value-type="string" calcext:value-type="string">
            <text:p>Kyul 18 August</text:p>
          </table:table-cell>
          <table:table-cell table:number-columns-repeated="64"/>
        </table:table-row>
        <table:table-row table:style-name="ro1">
          <table:table-cell office:value-type="time" office:time-value="PT02H11M00S" calcext:value-type="time">
            <text:p>02:11:00</text:p>
          </table:table-cell>
          <table:table-cell office:value-type="string" calcext:value-type="string">
            <text:p>Kyul 01 September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-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IST1640a</text:p>
          </table:table-cell>
          <table:table-cell table:number-columns-repeated="64"/>
        </table:table-row>
        <table:table-row table:style-name="ro1">
          <table:table-cell office:value-type="time" office:time-value="PT02H12M00S" calcext:value-type="time">
            <text:p>02:12:00</text:p>
          </table:table-cell>
          <table:table-cell office:value-type="string" calcext:value-type="string">
            <text:p>Kyul 18 September</text:p>
          </table:table-cell>
          <table:table-cell table:number-columns-repeated="64"/>
        </table:table-row>
        <table:table-row table:style-name="ro1">
          <table:table-cell office:value-type="time" office:time-value="PT02H13M00S" calcext:value-type="time">
            <text:p>02:13:00</text:p>
          </table:table-cell>
          <table:table-cell office:value-type="string" calcext:value-type="string">
            <text:p>Kyul 02 October</text:p>
          </table:table-cell>
          <table:table-cell table:number-columns-repeated="64"/>
        </table:table-row>
        <table:table-row table:style-name="ro1">
          <table:table-cell office:value-type="time" office:time-value="PT02H14M00S" calcext:value-type="time">
            <text:p>02:14:00</text:p>
          </table:table-cell>
          <table:table-cell office:value-type="string" calcext:value-type="string">
            <text:p>Nep23-101R</text:p>
          </table:table-cell>
          <table:table-cell table:number-columns-repeated="64"/>
        </table:table-row>
        <table:table-row table:style-name="ro1"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Nep23-110R</text:p>
          </table:table-cell>
          <table:table-cell table:number-columns-repeated="64"/>
        </table:table-row>
        <table:table-row table:style-name="ro1">
          <table:table-cell office:value-type="time" office:time-value="PT02H16M00S" calcext:value-type="time">
            <text:p>02:16:00</text:p>
          </table:table-cell>
          <table:table-cell office:value-type="string" calcext:value-type="string">
            <text:p>Nep23-120R</text:p>
          </table:table-cell>
          <table:table-cell table:number-columns-repeated="64"/>
        </table:table-row>
        <table:table-row table:style-name="ro1">
          <table:table-cell office:value-type="time" office:time-value="PT02H17M00S" calcext:value-type="time">
            <text:p>02:17:00</text:p>
          </table:table-cell>
          <table:table-cell office:value-type="string" calcext:value-type="string">
            <text:p>Nep23-130R</text:p>
          </table:table-cell>
          <table:table-cell table:number-columns-repeated="64"/>
        </table:table-row>
        <table:table-row table:style-name="ro1">
          <table:table-cell office:value-type="time" office:time-value="PT02H18M00S" calcext:value-type="time">
            <text:p>02:18:00</text:p>
          </table:table-cell>
          <table:table-cell office:value-type="string" calcext:value-type="string">
            <text:p>Nep23-140R</text:p>
          </table:table-cell>
          <table:table-cell table:number-columns-repeated="64"/>
        </table:table-row>
        <table:table-row table:style-name="ro1"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Nep23-110R</text:p>
          </table:table-cell>
          <table:table-cell table:number-columns-repeated="64"/>
        </table:table-row>
        <table:table-row table:style-name="ro1">
          <table:table-cell office:value-type="time" office:time-value="PT02H20M00S" calcext:value-type="time">
            <text:p>02:20:00</text:p>
          </table:table-cell>
          <table:table-cell office:value-type="string" calcext:value-type="string">
            <text:p>Nep23-111R</text:p>
          </table:table-cell>
          <table:table-cell table:number-columns-repeated="64"/>
        </table:table-row>
        <table:table-row table:style-name="ro1"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Nep23-132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-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IST1640a</text:p>
          </table:table-cell>
          <table:table-cell table:number-columns-repeated="64"/>
        </table:table-row>
        <table:table-row table:style-name="ro1">
          <table:table-cell office:value-type="time" office:time-value="PT01H01M00S" calcext:value-type="time">
            <text:p>01:01:00</text:p>
          </table:table-cell>
          <table:table-cell office:value-type="string" calcext:value-type="string">
            <text:p>Nep23-123R</text:p>
          </table:table-cell>
          <table:table-cell table:number-columns-repeated="64"/>
        </table:table-row>
        <table:table-row table:style-name="ro1">
          <table:table-cell office:value-type="time" office:time-value="PT01H02M00S" calcext:value-type="time">
            <text:p>01:02:00</text:p>
          </table:table-cell>
          <table:table-cell office:value-type="string" calcext:value-type="string">
            <text:p>Sea2007-07</text:p>
          </table:table-cell>
          <table:table-cell table:number-columns-repeated="64"/>
        </table:table-row>
        <table:table-row table:style-name="ro1">
          <table:table-cell office:value-type="time" office:time-value="PT01H03M00S" calcext:value-type="time">
            <text:p>01:03:00</text:p>
          </table:table-cell>
          <table:table-cell office:value-type="string" calcext:value-type="string">
            <text:p>Sea2007-08</text:p>
          </table:table-cell>
          <table:table-cell table:number-columns-repeated="64"/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Sea2007-09</text:p>
          </table:table-cell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21T12:55:41.866000000</meta:creation-date>
    <dc:date>2024-11-21T12:56:14.248000000</dc:date>
    <meta:editing-duration>PT32S</meta:editing-duration>
    <meta:editing-cycles>1</meta:editing-cycles>
    <meta:document-statistic meta:table-count="1" meta:cell-count="4948" meta:object-count="0"/>
    <meta:generator>LibreOffice/6.4.5.2$Windows_X86_64 LibreOffice_project/a726b36747cf2001e06b58ad5db1aa3a9a1872d6</meta:generator>
  </office:meta>
</office:document-meta>
</file>